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5" style:family="table-cell" style:parent-style-name="Default" style:data-style-name="N36">
      <style:table-cell-properties style:vertical-align="top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/>
    </style:style>
    <style:style style:name="ce7" style:family="table-cell" style:parent-style-name="Default" style:data-style-name="N36"/>
    <style:style style:name="ce8" style:family="table-cell" style:parent-style-name="Standaard_32_4" style:data-style-name="N30">
      <style:table-cell-properties style:vertical-align="top" fo:background-color="transparent" style:cell-protect="none" style:repeat-content="false"/>
      <style:paragraph-properties fo:text-align="start" fo:margin-left="0cm"/>
      <style:text-properties style:font-name="Calibri" style:font-name-asian="Calibri" style:font-name-complex="Calibri" fo:font-size="11pt" style:font-size-asian="11pt" style:font-size-complex="11pt"/>
    </style:style>
    <style:style style:name="ce9" style:family="table-cell" style:parent-style-name="Standaard_32_4" style:data-style-name="N30">
      <style:table-cell-properties style:vertical-align="top" fo:background-color="transparent" style:cell-protect="none" style:repeat-content="false"/>
      <style:paragraph-properties fo:text-align="start" fo:margin-left="0cm"/>
      <style:text-properties style:font-name="Arial" style:font-name-asian="Arial" style:font-name-complex="Arial" fo:font-size="8pt" style:font-size-asian="8pt" style:font-size-complex="8pt"/>
    </style:style>
    <style:style style:name="ce10" style:family="table-cell" style:parent-style-name="Default" style:data-style-name="N36">
      <style:table-cell-properties fo:background-color="#FFFFFF"/>
    </style:style>
    <style:style style:name="ce11" style:family="table-cell" style:parent-style-name="Default" style:data-style-name="N37"/>
    <style:style style:name="ce12" style:family="table-cell" style:parent-style-name="Default" style:data-style-name="N36">
      <style:table-cell-properties fo:background-color="transparent"/>
    </style:style>
    <style:style style:name="ce13" style:family="table-cell" style:parent-style-name="Ongeldig" style:data-style-name="N0">
      <style:table-cell-properties fo:background-color="#FFC7CE"/>
      <style:text-properties fo:color="#9C0006"/>
    </style:style>
    <style:style style:name="ce14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5.664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4.33916666666667cm"/>
    </style:style>
    <style:style style:name="co5" style:family="table-column">
      <style:table-column-properties fo:break-before="auto" style:column-width="4.048125cm"/>
    </style:style>
    <style:style style:name="co6" style:family="table-column">
      <style:table-column-properties fo:break-before="auto" style:column-width="8.255cm" style:use-optimal-column-width="true"/>
    </style:style>
    <style:style style:name="co7" style:family="table-column">
      <style:table-column-properties fo:break-before="auto" style:column-width="13.096875cm"/>
    </style:style>
    <style:style style:name="co8" style:family="table-column">
      <style:table-column-properties fo:break-before="auto" style:column-width="4.57729166666667cm"/>
    </style:style>
    <style:style style:name="co9" style:family="table-column">
      <style:table-column-properties fo:break-before="auto" style:column-width="2.96333333333333cm"/>
    </style:style>
    <style:style style:name="co10" style:family="table-column">
      <style:table-column-properties fo:break-before="auto" style:column-width="4.63020833333333cm"/>
    </style:style>
    <style:style style:name="co11" style:family="table-column">
      <style:table-column-properties fo:break-before="auto" style:column-width="4.47145833333333cm"/>
    </style:style>
    <style:style style:name="co12" style:family="table-column">
      <style:table-column-properties fo:break-before="auto" style:column-width="14.525625cm"/>
    </style:style>
    <style:style style:name="ro1" style:family="table-row">
      <style:table-row-properties style:row-height="180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5.2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Toelichting" table:style-name="ta1">
        <table:table-column table:style-name="co1" table:default-cell-style-name="ce1"/>
        <table:table-column table:style-name="co2" table:number-columns-repeated="12" table:default-cell-style-name="ce3"/>
        <table:table-column table:style-name="co2" table:number-columns-repeated="16371" table:default-cell-style-name="ce1"/>
        <table:table-row table:style-name="ro1">
          <table:table-cell office:value-type="string" table:style-name="ce2">
            <text:p>Vanaf 1 november 2018 is een verbeterde versie van de testdatabase van de proefomgevingen van GBA-V en de Beheervoorziening BSN beschikbaar.<text:s/></text:p>
            <text:p>Er is een reeks BSN’s gemarkeerd in de Beheervoorziening BSN zodat die BSN’s nooit in een productieomgeving gebruikt kunnen worden. Een zelfde actie is uitgevoerd in de Beheervoorziening van het A-nummer. Met deze twee reeksen hebben we de A-nummers en BSN’s in de testdatabases “omgenummerd”.<text:s/></text:p>
            <text:p>Op beide tabbladen staat een kolom Oude en Nieuwe waarde. Dit is om aan te geven welke BSN'S of Anummer omgenummerd zijn.<text:s/></text:p>
            <text:p><text:s/></text:p>
            <text:p>Als u zelf testgevallen moet maken en daarvoor zijn BSN’s nodig, gebruik dan de BSN’s uit de omnummertabel. Dan weet u zeker dat die BSN’s nooit aan bestaande personen <text:s/>gekoppeld kunnen zijn. Gebruik voor algemene testdoeleinden de BSN’s in de omnummertabel die beginnen met “99999” (Test-BSN 910 t/m 1840). De BSN’s die beginnen met “0000” zijn bedoeld voor specifieke tests met voorloopnullen.<text:s/></text:p>
            <text:p/>
            <text:p>Onder deze toelichting wordt versiebeheer bijgehouden. Op dit tabblad wordt de datum vermeld. Op het tabblad "Test-BSN's" zal de daadwerkelijke aanpassing (toegevoegd, gewijzigd, verwijderd) worden aangegeven in de kolom "Versiebeheer".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7-11-2018: PL-en aangepast en toegevoeg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1-12-2018: PL adres Lelystad toegevoeg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8-2-2019: Jeugdige Pl-en met nationaliteiten toegevoegd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5-3-2019: PL Midden Assen + 5 PL-en met afwijkende geboorte datum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8-3-2019: Te lange PL ingelezen op LAP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3-5-2019: Reservering voor RNI LAP gemaakt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4-5-2019: PL voor specimen de Bruijn<text:s/>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1-11-2019: Ouders en kinderen 2019 UWV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4-3-2020: Reisdocumenten ENIK toegevoegd aan PL-en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26-5-2020: PL-en Logius RNI</text:p>
          </table:table-cell>
          <table:table-cell table:number-columns-repeated="16383"/>
        </table:table-row>
        <table:table-row table:style-name="ro2">
          <table:table-cell office:value-type="string" table:style-name="ce1">
            <text:p>17-6-2020: SZW - ICTU set aangepast en toegevoegd</text:p>
          </table:table-cell>
          <table:table-cell table:number-columns-repeated="16383"/>
        </table:table-row>
        <table:table-row table:number-rows-repeated="1048564" table:style-name="ro2">
          <table:table-cell table:number-columns-repeated="16384"/>
        </table:table-row>
      </table:table>
      <table:table table:name="Test-BSN's" table:style-name="ta2">
        <table:table-column table:style-name="co3" table:default-cell-style-name="ce1"/>
        <table:table-column table:style-name="co4" table:default-cell-style-name="ce7"/>
        <table:table-column table:style-name="co5" table:default-cell-style-name="ce7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2" table:default-cell-style-name="ce1"/>
        <table:table-column table:style-name="co9" table:default-cell-style-name="ce1"/>
        <table:table-column table:style-name="co2" table:number-columns-repeated="16375" table:default-cell-style-name="ce1"/>
        <table:table-row table:style-name="ro3">
          <table:table-cell office:value-type="string" table:style-name="ce4">
            <text:p>Beschrijving<text:s/></text:p>
          </table:table-cell>
          <table:table-cell office:value-type="string" table:style-name="ce5">
            <text:p>Waarde Test-BSN</text:p>
            <text:p><text:s/>(vanaf 1 november 2018)</text:p>
          </table:table-cell>
          <table:table-cell office:value-type="string" table:style-name="ce5">
            <text:p>Oude waarde</text:p>
            <text:p>(t/m 31 oktober 2018)</text:p>
          </table:table-cell>
          <table:table-cell office:value-type="string" table:style-name="ce4">
            <text:p>In gebruik?</text:p>
          </table:table-cell>
          <table:table-cell office:value-type="string" table:style-name="ce4">
            <text:p>Doel PL in Proefomgeving</text:p>
          </table:table-cell>
          <table:table-cell office:value-type="string" table:style-name="ce4">
            <text:p>Versiebeheer</text:p>
          </table:table-cell>
          <table:table-cell table:number-columns-repeated="16378" table:style-name="ce6"/>
        </table:table-row>
        <table:table-row table:style-name="ro2">
          <table:table-cell office:value-type="string" table:style-name="ce1">
            <text:p>Test-BSN 1</text:p>
          </table:table-cell>
          <table:table-cell office:value-type="float" office:value="12" table:style-name="ce7">
            <text:p>00000001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2</text:p>
          </table:table-cell>
          <table:table-cell office:value-type="float" office:value="24" table:style-name="ce7">
            <text:p>00000002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3</text:p>
          </table:table-cell>
          <table:table-cell office:value-type="float" office:value="36" table:style-name="ce7">
            <text:p>000000036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4</text:p>
          </table:table-cell>
          <table:table-cell office:value-type="float" office:value="48" table:style-name="ce7">
            <text:p>000000048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5</text:p>
          </table:table-cell>
          <table:table-cell office:value-type="float" office:value="61" table:style-name="ce7">
            <text:p>000000061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6</text:p>
          </table:table-cell>
          <table:table-cell office:value-type="float" office:value="73" table:style-name="ce7">
            <text:p>00000007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7</text:p>
          </table:table-cell>
          <table:table-cell office:value-type="float" office:value="85" table:style-name="ce7">
            <text:p>00000008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</text:p>
          </table:table-cell>
          <table:table-cell office:value-type="float" office:value="97" table:style-name="ce7">
            <text:p>00000009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9</text:p>
          </table:table-cell>
          <table:table-cell office:value-type="float" office:value="103" table:style-name="ce7">
            <text:p>00000010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0</text:p>
          </table:table-cell>
          <table:table-cell office:value-type="float" office:value="115" table:style-name="ce7">
            <text:p>00000011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1</text:p>
          </table:table-cell>
          <table:table-cell office:value-type="float" office:value="127" table:style-name="ce7">
            <text:p>00000012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2</text:p>
          </table:table-cell>
          <table:table-cell office:value-type="float" office:value="139" table:style-name="ce7">
            <text:p>000000139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3</text:p>
          </table:table-cell>
          <table:table-cell office:value-type="float" office:value="140" table:style-name="ce7">
            <text:p>000000140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4</text:p>
          </table:table-cell>
          <table:table-cell office:value-type="float" office:value="152" table:style-name="ce7">
            <text:p>00000015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5</text:p>
          </table:table-cell>
          <table:table-cell office:value-type="float" office:value="164" table:style-name="ce7">
            <text:p>00000016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</text:p>
          </table:table-cell>
          <table:table-cell office:value-type="float" office:value="176" table:style-name="ce7">
            <text:p>0000001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</text:p>
          </table:table-cell>
          <table:table-cell office:value-type="float" office:value="188" table:style-name="ce7">
            <text:p>0000001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</text:p>
          </table:table-cell>
          <table:table-cell office:value-type="float" office:value="206" table:style-name="ce7">
            <text:p>0000002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</text:p>
          </table:table-cell>
          <table:table-cell office:value-type="float" office:value="218" table:style-name="ce7">
            <text:p>0000002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</text:p>
          </table:table-cell>
          <table:table-cell office:value-type="float" office:value="231" table:style-name="ce7">
            <text:p>0000002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</text:p>
          </table:table-cell>
          <table:table-cell office:value-type="float" office:value="243" table:style-name="ce7">
            <text:p>0000002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</text:p>
          </table:table-cell>
          <table:table-cell office:value-type="float" office:value="255" table:style-name="ce7">
            <text:p>0000002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</text:p>
          </table:table-cell>
          <table:table-cell office:value-type="float" office:value="267" table:style-name="ce7">
            <text:p>0000002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</text:p>
          </table:table-cell>
          <table:table-cell office:value-type="float" office:value="279" table:style-name="ce7">
            <text:p>0000002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</text:p>
          </table:table-cell>
          <table:table-cell office:value-type="float" office:value="280" table:style-name="ce7">
            <text:p>0000002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</text:p>
          </table:table-cell>
          <table:table-cell office:value-type="float" office:value="292" table:style-name="ce7">
            <text:p>0000002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</text:p>
          </table:table-cell>
          <table:table-cell office:value-type="float" office:value="309" table:style-name="ce7">
            <text:p>0000003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</text:p>
          </table:table-cell>
          <table:table-cell office:value-type="float" office:value="310" table:style-name="ce7">
            <text:p>0000003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</text:p>
          </table:table-cell>
          <table:table-cell office:value-type="float" office:value="322" table:style-name="ce7">
            <text:p>0000003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</text:p>
          </table:table-cell>
          <table:table-cell office:value-type="float" office:value="334" table:style-name="ce7">
            <text:p>0000003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</text:p>
          </table:table-cell>
          <table:table-cell office:value-type="float" office:value="346" table:style-name="ce7">
            <text:p>0000003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</text:p>
          </table:table-cell>
          <table:table-cell office:value-type="float" office:value="358" table:style-name="ce7">
            <text:p>0000003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</text:p>
          </table:table-cell>
          <table:table-cell office:value-type="float" office:value="371" table:style-name="ce7">
            <text:p>0000003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</text:p>
          </table:table-cell>
          <table:table-cell office:value-type="float" office:value="383" table:style-name="ce7">
            <text:p>0000003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</text:p>
          </table:table-cell>
          <table:table-cell office:value-type="float" office:value="395" table:style-name="ce7">
            <text:p>0000003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</text:p>
          </table:table-cell>
          <table:table-cell office:value-type="float" office:value="401" table:style-name="ce7">
            <text:p>0000004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</text:p>
          </table:table-cell>
          <table:table-cell office:value-type="float" office:value="413" table:style-name="ce7">
            <text:p>0000004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</text:p>
          </table:table-cell>
          <table:table-cell office:value-type="float" office:value="425" table:style-name="ce7">
            <text:p>000000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</text:p>
          </table:table-cell>
          <table:table-cell office:value-type="float" office:value="437" table:style-name="ce7">
            <text:p>0000004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</text:p>
          </table:table-cell>
          <table:table-cell office:value-type="float" office:value="449" table:style-name="ce7">
            <text:p>0000004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</text:p>
          </table:table-cell>
          <table:table-cell office:value-type="float" office:value="450" table:style-name="ce7">
            <text:p>0000004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</text:p>
          </table:table-cell>
          <table:table-cell office:value-type="float" office:value="462" table:style-name="ce7">
            <text:p>0000004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</text:p>
          </table:table-cell>
          <table:table-cell office:value-type="float" office:value="474" table:style-name="ce7">
            <text:p>0000004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</text:p>
          </table:table-cell>
          <table:table-cell office:value-type="float" office:value="486" table:style-name="ce7">
            <text:p>0000004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</text:p>
          </table:table-cell>
          <table:table-cell office:value-type="float" office:value="498" table:style-name="ce7">
            <text:p>0000004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</text:p>
          </table:table-cell>
          <table:table-cell office:value-type="float" office:value="504" table:style-name="ce7">
            <text:p>0000005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</text:p>
          </table:table-cell>
          <table:table-cell office:value-type="float" office:value="516" table:style-name="ce7">
            <text:p>000000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</text:p>
          </table:table-cell>
          <table:table-cell office:value-type="float" office:value="528" table:style-name="ce7">
            <text:p>0000005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</text:p>
          </table:table-cell>
          <table:table-cell office:value-type="float" office:value="541" table:style-name="ce7">
            <text:p>0000005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</text:p>
          </table:table-cell>
          <table:table-cell office:value-type="float" office:value="553" table:style-name="ce7">
            <text:p>0000005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</text:p>
          </table:table-cell>
          <table:table-cell office:value-type="float" office:value="565" table:style-name="ce7">
            <text:p>0000005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</text:p>
          </table:table-cell>
          <table:table-cell office:value-type="float" office:value="577" table:style-name="ce7">
            <text:p>0000005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</text:p>
          </table:table-cell>
          <table:table-cell office:value-type="float" office:value="589" table:style-name="ce7">
            <text:p>0000005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</text:p>
          </table:table-cell>
          <table:table-cell office:value-type="float" office:value="590" table:style-name="ce7">
            <text:p>0000005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</text:p>
          </table:table-cell>
          <table:table-cell office:value-type="float" office:value="607" table:style-name="ce7">
            <text:p>0000006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</text:p>
          </table:table-cell>
          <table:table-cell office:value-type="float" office:value="619" table:style-name="ce7">
            <text:p>0000006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</text:p>
          </table:table-cell>
          <table:table-cell office:value-type="float" office:value="620" table:style-name="ce7">
            <text:p>0000006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</text:p>
          </table:table-cell>
          <table:table-cell office:value-type="float" office:value="632" table:style-name="ce7">
            <text:p>0000006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</text:p>
          </table:table-cell>
          <table:table-cell office:value-type="float" office:value="644" table:style-name="ce7">
            <text:p>0000006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</text:p>
          </table:table-cell>
          <table:table-cell office:value-type="float" office:value="656" table:style-name="ce7">
            <text:p>0000006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</text:p>
          </table:table-cell>
          <table:table-cell office:value-type="float" office:value="668" table:style-name="ce7">
            <text:p>0000006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</text:p>
          </table:table-cell>
          <table:table-cell office:value-type="float" office:value="681" table:style-name="ce7">
            <text:p>0000006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</text:p>
          </table:table-cell>
          <table:table-cell office:value-type="float" office:value="693" table:style-name="ce7">
            <text:p>0000006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</text:p>
          </table:table-cell>
          <table:table-cell office:value-type="float" office:value="711" table:style-name="ce7">
            <text:p>0000007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</text:p>
          </table:table-cell>
          <table:table-cell office:value-type="float" office:value="723" table:style-name="ce7">
            <text:p>0000007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</text:p>
          </table:table-cell>
          <table:table-cell office:value-type="float" office:value="735" table:style-name="ce7">
            <text:p>0000007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</text:p>
          </table:table-cell>
          <table:table-cell office:value-type="float" office:value="747" table:style-name="ce7">
            <text:p>0000007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</text:p>
          </table:table-cell>
          <table:table-cell office:value-type="float" office:value="759" table:style-name="ce7">
            <text:p>0000007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</text:p>
          </table:table-cell>
          <table:table-cell office:value-type="float" office:value="760" table:style-name="ce7">
            <text:p>0000007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</text:p>
          </table:table-cell>
          <table:table-cell office:value-type="float" office:value="772" table:style-name="ce7">
            <text:p>0000007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</text:p>
          </table:table-cell>
          <table:table-cell office:value-type="float" office:value="784" table:style-name="ce7">
            <text:p>0000007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</text:p>
          </table:table-cell>
          <table:table-cell office:value-type="float" office:value="796" table:style-name="ce7">
            <text:p>0000007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</text:p>
          </table:table-cell>
          <table:table-cell office:value-type="float" office:value="802" table:style-name="ce7">
            <text:p>0000008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</text:p>
          </table:table-cell>
          <table:table-cell office:value-type="float" office:value="814" table:style-name="ce7">
            <text:p>0000008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</text:p>
          </table:table-cell>
          <table:table-cell office:value-type="float" office:value="826" table:style-name="ce7">
            <text:p>0000008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</text:p>
          </table:table-cell>
          <table:table-cell office:value-type="float" office:value="838" table:style-name="ce7">
            <text:p>0000008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</text:p>
          </table:table-cell>
          <table:table-cell office:value-type="float" office:value="851" table:style-name="ce7">
            <text:p>0000008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</text:p>
          </table:table-cell>
          <table:table-cell office:value-type="float" office:value="863" table:style-name="ce7">
            <text:p>0000008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</text:p>
          </table:table-cell>
          <table:table-cell office:value-type="float" office:value="875" table:style-name="ce7">
            <text:p>0000008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</text:p>
          </table:table-cell>
          <table:table-cell office:value-type="float" office:value="887" table:style-name="ce7">
            <text:p>0000008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</text:p>
          </table:table-cell>
          <table:table-cell office:value-type="float" office:value="899" table:style-name="ce7">
            <text:p>0000008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</text:p>
          </table:table-cell>
          <table:table-cell office:value-type="float" office:value="905" table:style-name="ce7">
            <text:p>0000009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</text:p>
          </table:table-cell>
          <table:table-cell office:value-type="float" office:value="917" table:style-name="ce7">
            <text:p>0000009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</text:p>
          </table:table-cell>
          <table:table-cell office:value-type="float" office:value="929" table:style-name="ce7">
            <text:p>0000009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</text:p>
          </table:table-cell>
          <table:table-cell office:value-type="float" office:value="930" table:style-name="ce7">
            <text:p>0000009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</text:p>
          </table:table-cell>
          <table:table-cell office:value-type="float" office:value="942" table:style-name="ce7">
            <text:p>0000009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</text:p>
          </table:table-cell>
          <table:table-cell office:value-type="float" office:value="954" table:style-name="ce7">
            <text:p>0000009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8</text:p>
          </table:table-cell>
          <table:table-cell office:value-type="float" office:value="966" table:style-name="ce7">
            <text:p>0000009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9</text:p>
          </table:table-cell>
          <table:table-cell office:value-type="float" office:value="978" table:style-name="ce7">
            <text:p>0000009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0</text:p>
          </table:table-cell>
          <table:table-cell office:value-type="float" office:value="991" table:style-name="ce7">
            <text:p>0000009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1</text:p>
          </table:table-cell>
          <table:table-cell office:value-type="float" office:value="1004" table:style-name="ce7">
            <text:p>0000010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2</text:p>
          </table:table-cell>
          <table:table-cell office:value-type="float" office:value="1016" table:style-name="ce7">
            <text:p>0000010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3</text:p>
          </table:table-cell>
          <table:table-cell office:value-type="float" office:value="1028" table:style-name="ce7">
            <text:p>0000010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4</text:p>
          </table:table-cell>
          <table:table-cell office:value-type="float" office:value="1041" table:style-name="ce7">
            <text:p>0000010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5</text:p>
          </table:table-cell>
          <table:table-cell office:value-type="float" office:value="1053" table:style-name="ce7">
            <text:p>0000010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6</text:p>
          </table:table-cell>
          <table:table-cell office:value-type="float" office:value="1065" table:style-name="ce7">
            <text:p>0000010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7</text:p>
          </table:table-cell>
          <table:table-cell office:value-type="float" office:value="1077" table:style-name="ce7">
            <text:p>0000010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8</text:p>
          </table:table-cell>
          <table:table-cell office:value-type="float" office:value="1089" table:style-name="ce7">
            <text:p>0000010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99</text:p>
          </table:table-cell>
          <table:table-cell office:value-type="float" office:value="1090" table:style-name="ce7">
            <text:p>0000010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0</text:p>
          </table:table-cell>
          <table:table-cell office:value-type="float" office:value="1107" table:style-name="ce7">
            <text:p>0000011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1</text:p>
          </table:table-cell>
          <table:table-cell office:value-type="float" office:value="1119" table:style-name="ce7">
            <text:p>0000011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2</text:p>
          </table:table-cell>
          <table:table-cell office:value-type="float" office:value="1120" table:style-name="ce7">
            <text:p>0000011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3</text:p>
          </table:table-cell>
          <table:table-cell office:value-type="float" office:value="1132" table:style-name="ce7">
            <text:p>0000011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4</text:p>
          </table:table-cell>
          <table:table-cell office:value-type="float" office:value="1144" table:style-name="ce7">
            <text:p>0000011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5</text:p>
          </table:table-cell>
          <table:table-cell office:value-type="float" office:value="1156" table:style-name="ce7">
            <text:p>0000011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6</text:p>
          </table:table-cell>
          <table:table-cell office:value-type="float" office:value="1168" table:style-name="ce7">
            <text:p>0000011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7</text:p>
          </table:table-cell>
          <table:table-cell office:value-type="float" office:value="1181" table:style-name="ce7">
            <text:p>0000011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8</text:p>
          </table:table-cell>
          <table:table-cell office:value-type="float" office:value="1193" table:style-name="ce7">
            <text:p>0000011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09</text:p>
          </table:table-cell>
          <table:table-cell office:value-type="float" office:value="1211" table:style-name="ce7">
            <text:p>0000012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0</text:p>
          </table:table-cell>
          <table:table-cell office:value-type="float" office:value="1223" table:style-name="ce7">
            <text:p>0000012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1</text:p>
          </table:table-cell>
          <table:table-cell office:value-type="float" office:value="1235" table:style-name="ce7">
            <text:p>0000012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2</text:p>
          </table:table-cell>
          <table:table-cell office:value-type="float" office:value="1247" table:style-name="ce7">
            <text:p>0000012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3</text:p>
          </table:table-cell>
          <table:table-cell office:value-type="float" office:value="1259" table:style-name="ce7">
            <text:p>0000012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4</text:p>
          </table:table-cell>
          <table:table-cell office:value-type="float" office:value="1260" table:style-name="ce7">
            <text:p>0000012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5</text:p>
          </table:table-cell>
          <table:table-cell office:value-type="float" office:value="1272" table:style-name="ce7">
            <text:p>0000012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6</text:p>
          </table:table-cell>
          <table:table-cell office:value-type="float" office:value="1284" table:style-name="ce7">
            <text:p>0000012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7</text:p>
          </table:table-cell>
          <table:table-cell office:value-type="float" office:value="1296" table:style-name="ce7">
            <text:p>0000012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8</text:p>
          </table:table-cell>
          <table:table-cell office:value-type="float" office:value="1302" table:style-name="ce7">
            <text:p>0000013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19</text:p>
          </table:table-cell>
          <table:table-cell office:value-type="float" office:value="1314" table:style-name="ce7">
            <text:p>0000013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0</text:p>
          </table:table-cell>
          <table:table-cell office:value-type="float" office:value="1326" table:style-name="ce7">
            <text:p>0000013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1</text:p>
          </table:table-cell>
          <table:table-cell office:value-type="float" office:value="1338" table:style-name="ce7">
            <text:p>0000013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2</text:p>
          </table:table-cell>
          <table:table-cell office:value-type="float" office:value="1351" table:style-name="ce7">
            <text:p>0000013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3</text:p>
          </table:table-cell>
          <table:table-cell office:value-type="float" office:value="1363" table:style-name="ce7">
            <text:p>0000013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4</text:p>
          </table:table-cell>
          <table:table-cell office:value-type="float" office:value="1375" table:style-name="ce7">
            <text:p>0000013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5</text:p>
          </table:table-cell>
          <table:table-cell office:value-type="float" office:value="1387" table:style-name="ce7">
            <text:p>0000013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6</text:p>
          </table:table-cell>
          <table:table-cell office:value-type="float" office:value="1399" table:style-name="ce7">
            <text:p>0000013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7</text:p>
          </table:table-cell>
          <table:table-cell office:value-type="float" office:value="1405" table:style-name="ce7">
            <text:p>0000014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8</text:p>
          </table:table-cell>
          <table:table-cell office:value-type="float" office:value="1417" table:style-name="ce7">
            <text:p>0000014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29</text:p>
          </table:table-cell>
          <table:table-cell office:value-type="float" office:value="1429" table:style-name="ce7">
            <text:p>0000014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0</text:p>
          </table:table-cell>
          <table:table-cell office:value-type="float" office:value="1430" table:style-name="ce7">
            <text:p>0000014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1</text:p>
          </table:table-cell>
          <table:table-cell office:value-type="float" office:value="1442" table:style-name="ce7">
            <text:p>0000014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2</text:p>
          </table:table-cell>
          <table:table-cell office:value-type="float" office:value="1454" table:style-name="ce7">
            <text:p>0000014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3</text:p>
          </table:table-cell>
          <table:table-cell office:value-type="float" office:value="1466" table:style-name="ce7">
            <text:p>0000014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4</text:p>
          </table:table-cell>
          <table:table-cell office:value-type="float" office:value="1478" table:style-name="ce7">
            <text:p>0000014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5</text:p>
          </table:table-cell>
          <table:table-cell office:value-type="float" office:value="1491" table:style-name="ce7">
            <text:p>0000014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6</text:p>
          </table:table-cell>
          <table:table-cell office:value-type="float" office:value="1508" table:style-name="ce7">
            <text:p>000001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7</text:p>
          </table:table-cell>
          <table:table-cell office:value-type="float" office:value="1521" table:style-name="ce7">
            <text:p>0000015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8</text:p>
          </table:table-cell>
          <table:table-cell office:value-type="float" office:value="1533" table:style-name="ce7">
            <text:p>0000015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39</text:p>
          </table:table-cell>
          <table:table-cell office:value-type="float" office:value="1545" table:style-name="ce7">
            <text:p>0000015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0</text:p>
          </table:table-cell>
          <table:table-cell office:value-type="float" office:value="1557" table:style-name="ce7">
            <text:p>0000015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1</text:p>
          </table:table-cell>
          <table:table-cell office:value-type="float" office:value="1569" table:style-name="ce7">
            <text:p>000001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2</text:p>
          </table:table-cell>
          <table:table-cell office:value-type="float" office:value="1570" table:style-name="ce7">
            <text:p>0000015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3</text:p>
          </table:table-cell>
          <table:table-cell office:value-type="float" office:value="1582" table:style-name="ce7">
            <text:p>0000015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4</text:p>
          </table:table-cell>
          <table:table-cell office:value-type="float" office:value="1594" table:style-name="ce7">
            <text:p>0000015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5</text:p>
          </table:table-cell>
          <table:table-cell office:value-type="float" office:value="1600" table:style-name="ce7">
            <text:p>0000016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6</text:p>
          </table:table-cell>
          <table:table-cell office:value-type="float" office:value="1612" table:style-name="ce7">
            <text:p>0000016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7</text:p>
          </table:table-cell>
          <table:table-cell office:value-type="float" office:value="1624" table:style-name="ce7">
            <text:p>0000016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8</text:p>
          </table:table-cell>
          <table:table-cell office:value-type="float" office:value="1636" table:style-name="ce7">
            <text:p>0000016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49</text:p>
          </table:table-cell>
          <table:table-cell office:value-type="float" office:value="1648" table:style-name="ce7">
            <text:p>0000016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0</text:p>
          </table:table-cell>
          <table:table-cell office:value-type="float" office:value="1661" table:style-name="ce7">
            <text:p>0000016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1</text:p>
          </table:table-cell>
          <table:table-cell office:value-type="float" office:value="1673" table:style-name="ce7">
            <text:p>0000016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2</text:p>
          </table:table-cell>
          <table:table-cell office:value-type="float" office:value="1685" table:style-name="ce7">
            <text:p>0000016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3</text:p>
          </table:table-cell>
          <table:table-cell office:value-type="float" office:value="1697" table:style-name="ce7">
            <text:p>0000016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4</text:p>
          </table:table-cell>
          <table:table-cell office:value-type="float" office:value="1703" table:style-name="ce7">
            <text:p>000001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5</text:p>
          </table:table-cell>
          <table:table-cell office:value-type="float" office:value="1715" table:style-name="ce7">
            <text:p>0000017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6</text:p>
          </table:table-cell>
          <table:table-cell office:value-type="float" office:value="1727" table:style-name="ce7">
            <text:p>0000017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7</text:p>
          </table:table-cell>
          <table:table-cell office:value-type="float" office:value="1739" table:style-name="ce7">
            <text:p>0000017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8</text:p>
          </table:table-cell>
          <table:table-cell office:value-type="float" office:value="1740" table:style-name="ce7">
            <text:p>0000017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59</text:p>
          </table:table-cell>
          <table:table-cell office:value-type="float" office:value="1752" table:style-name="ce7">
            <text:p>0000017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0</text:p>
          </table:table-cell>
          <table:table-cell office:value-type="float" office:value="1764" table:style-name="ce7">
            <text:p>0000017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1</text:p>
          </table:table-cell>
          <table:table-cell office:value-type="float" office:value="1776" table:style-name="ce7">
            <text:p>0000017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2</text:p>
          </table:table-cell>
          <table:table-cell office:value-type="float" office:value="1788" table:style-name="ce7">
            <text:p>0000017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3</text:p>
          </table:table-cell>
          <table:table-cell office:value-type="float" office:value="1806" table:style-name="ce7">
            <text:p>0000018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4</text:p>
          </table:table-cell>
          <table:table-cell office:value-type="float" office:value="1818" table:style-name="ce7">
            <text:p>0000018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5</text:p>
          </table:table-cell>
          <table:table-cell office:value-type="float" office:value="1831" table:style-name="ce7">
            <text:p>0000018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6</text:p>
          </table:table-cell>
          <table:table-cell office:value-type="float" office:value="1843" table:style-name="ce7">
            <text:p>0000018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7</text:p>
          </table:table-cell>
          <table:table-cell office:value-type="float" office:value="1855" table:style-name="ce7">
            <text:p>0000018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8</text:p>
          </table:table-cell>
          <table:table-cell office:value-type="float" office:value="1867" table:style-name="ce7">
            <text:p>0000018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69</text:p>
          </table:table-cell>
          <table:table-cell office:value-type="float" office:value="1879" table:style-name="ce7">
            <text:p>0000018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0</text:p>
          </table:table-cell>
          <table:table-cell office:value-type="float" office:value="1880" table:style-name="ce7">
            <text:p>0000018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1</text:p>
          </table:table-cell>
          <table:table-cell office:value-type="float" office:value="1892" table:style-name="ce7">
            <text:p>0000018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2</text:p>
          </table:table-cell>
          <table:table-cell office:value-type="float" office:value="1909" table:style-name="ce7">
            <text:p>0000019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3</text:p>
          </table:table-cell>
          <table:table-cell office:value-type="float" office:value="1910" table:style-name="ce7">
            <text:p>0000019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4</text:p>
          </table:table-cell>
          <table:table-cell office:value-type="float" office:value="1922" table:style-name="ce7">
            <text:p>0000019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5</text:p>
          </table:table-cell>
          <table:table-cell office:value-type="float" office:value="1934" table:style-name="ce7">
            <text:p>0000019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6</text:p>
          </table:table-cell>
          <table:table-cell office:value-type="float" office:value="1946" table:style-name="ce7">
            <text:p>0000019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7</text:p>
          </table:table-cell>
          <table:table-cell office:value-type="float" office:value="1958" table:style-name="ce7">
            <text:p>0000019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8</text:p>
          </table:table-cell>
          <table:table-cell office:value-type="float" office:value="1971" table:style-name="ce7">
            <text:p>0000019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79</text:p>
          </table:table-cell>
          <table:table-cell office:value-type="float" office:value="1983" table:style-name="ce7">
            <text:p>0000019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0</text:p>
          </table:table-cell>
          <table:table-cell office:value-type="float" office:value="1995" table:style-name="ce7">
            <text:p>0000019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1</text:p>
          </table:table-cell>
          <table:table-cell office:value-type="float" office:value="2008" table:style-name="ce7">
            <text:p>0000020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2</text:p>
          </table:table-cell>
          <table:table-cell office:value-type="float" office:value="2021" table:style-name="ce7">
            <text:p>0000020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3</text:p>
          </table:table-cell>
          <table:table-cell office:value-type="float" office:value="2033" table:style-name="ce7">
            <text:p>0000020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4</text:p>
          </table:table-cell>
          <table:table-cell office:value-type="float" office:value="2045" table:style-name="ce7">
            <text:p>0000020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5</text:p>
          </table:table-cell>
          <table:table-cell office:value-type="float" office:value="2057" table:style-name="ce7">
            <text:p>0000020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6</text:p>
          </table:table-cell>
          <table:table-cell office:value-type="float" office:value="2069" table:style-name="ce7">
            <text:p>0000020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7</text:p>
          </table:table-cell>
          <table:table-cell office:value-type="float" office:value="2070" table:style-name="ce7">
            <text:p>0000020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8</text:p>
          </table:table-cell>
          <table:table-cell office:value-type="float" office:value="2082" table:style-name="ce7">
            <text:p>0000020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89</text:p>
          </table:table-cell>
          <table:table-cell office:value-type="float" office:value="2094" table:style-name="ce7">
            <text:p>0000020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0</text:p>
          </table:table-cell>
          <table:table-cell office:value-type="float" office:value="2100" table:style-name="ce7">
            <text:p>0000021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1</text:p>
          </table:table-cell>
          <table:table-cell office:value-type="float" office:value="2112" table:style-name="ce7">
            <text:p>0000021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2</text:p>
          </table:table-cell>
          <table:table-cell office:value-type="float" office:value="2124" table:style-name="ce7">
            <text:p>0000021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3</text:p>
          </table:table-cell>
          <table:table-cell office:value-type="float" office:value="2136" table:style-name="ce7">
            <text:p>0000021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4</text:p>
          </table:table-cell>
          <table:table-cell office:value-type="float" office:value="2148" table:style-name="ce7">
            <text:p>0000021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5</text:p>
          </table:table-cell>
          <table:table-cell office:value-type="float" office:value="2161" table:style-name="ce7">
            <text:p>0000021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6</text:p>
          </table:table-cell>
          <table:table-cell office:value-type="float" office:value="2173" table:style-name="ce7">
            <text:p>0000021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7</text:p>
          </table:table-cell>
          <table:table-cell office:value-type="float" office:value="2185" table:style-name="ce7">
            <text:p>0000021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8</text:p>
          </table:table-cell>
          <table:table-cell office:value-type="float" office:value="2197" table:style-name="ce7">
            <text:p>0000021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199</text:p>
          </table:table-cell>
          <table:table-cell office:value-type="float" office:value="2203" table:style-name="ce7">
            <text:p>0000022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0</text:p>
          </table:table-cell>
          <table:table-cell office:value-type="float" office:value="2215" table:style-name="ce7">
            <text:p>0000022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1</text:p>
          </table:table-cell>
          <table:table-cell office:value-type="float" office:value="2227" table:style-name="ce7">
            <text:p>0000022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2</text:p>
          </table:table-cell>
          <table:table-cell office:value-type="float" office:value="2239" table:style-name="ce7">
            <text:p>0000022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3</text:p>
          </table:table-cell>
          <table:table-cell office:value-type="float" office:value="2240" table:style-name="ce7">
            <text:p>0000022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4</text:p>
          </table:table-cell>
          <table:table-cell office:value-type="float" office:value="2252" table:style-name="ce7">
            <text:p>0000022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5</text:p>
          </table:table-cell>
          <table:table-cell office:value-type="float" office:value="2264" table:style-name="ce7">
            <text:p>0000022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6</text:p>
          </table:table-cell>
          <table:table-cell office:value-type="float" office:value="2276" table:style-name="ce7">
            <text:p>0000022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7</text:p>
          </table:table-cell>
          <table:table-cell office:value-type="float" office:value="2288" table:style-name="ce7">
            <text:p>0000022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8</text:p>
          </table:table-cell>
          <table:table-cell office:value-type="float" office:value="2306" table:style-name="ce7">
            <text:p>0000023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09</text:p>
          </table:table-cell>
          <table:table-cell office:value-type="float" office:value="2318" table:style-name="ce7">
            <text:p>0000023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0</text:p>
          </table:table-cell>
          <table:table-cell office:value-type="float" office:value="2331" table:style-name="ce7">
            <text:p>0000023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1</text:p>
          </table:table-cell>
          <table:table-cell office:value-type="float" office:value="2343" table:style-name="ce7">
            <text:p>0000023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2</text:p>
          </table:table-cell>
          <table:table-cell office:value-type="float" office:value="2355" table:style-name="ce7">
            <text:p>0000023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3</text:p>
          </table:table-cell>
          <table:table-cell office:value-type="float" office:value="2367" table:style-name="ce7">
            <text:p>0000023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4</text:p>
          </table:table-cell>
          <table:table-cell office:value-type="float" office:value="2379" table:style-name="ce7">
            <text:p>0000023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5</text:p>
          </table:table-cell>
          <table:table-cell office:value-type="float" office:value="2380" table:style-name="ce7">
            <text:p>0000023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6</text:p>
          </table:table-cell>
          <table:table-cell office:value-type="float" office:value="2392" table:style-name="ce7">
            <text:p>0000023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7</text:p>
          </table:table-cell>
          <table:table-cell office:value-type="float" office:value="2409" table:style-name="ce7">
            <text:p>0000024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8</text:p>
          </table:table-cell>
          <table:table-cell office:value-type="float" office:value="2410" table:style-name="ce7">
            <text:p>0000024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19</text:p>
          </table:table-cell>
          <table:table-cell office:value-type="float" office:value="2422" table:style-name="ce7">
            <text:p>0000024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0</text:p>
          </table:table-cell>
          <table:table-cell office:value-type="float" office:value="2434" table:style-name="ce7">
            <text:p>0000024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1</text:p>
          </table:table-cell>
          <table:table-cell office:value-type="float" office:value="2446" table:style-name="ce7">
            <text:p>0000024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2</text:p>
          </table:table-cell>
          <table:table-cell office:value-type="float" office:value="2458" table:style-name="ce7">
            <text:p>0000024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3</text:p>
          </table:table-cell>
          <table:table-cell office:value-type="float" office:value="2471" table:style-name="ce7">
            <text:p>0000024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4</text:p>
          </table:table-cell>
          <table:table-cell office:value-type="float" office:value="2483" table:style-name="ce7">
            <text:p>0000024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5</text:p>
          </table:table-cell>
          <table:table-cell office:value-type="float" office:value="2495" table:style-name="ce7">
            <text:p>0000024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6</text:p>
          </table:table-cell>
          <table:table-cell office:value-type="float" office:value="2501" table:style-name="ce7">
            <text:p>0000025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7</text:p>
          </table:table-cell>
          <table:table-cell office:value-type="float" office:value="2513" table:style-name="ce7">
            <text:p>000002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8</text:p>
          </table:table-cell>
          <table:table-cell office:value-type="float" office:value="2525" table:style-name="ce7">
            <text:p>0000025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29</text:p>
          </table:table-cell>
          <table:table-cell office:value-type="float" office:value="2537" table:style-name="ce7">
            <text:p>0000025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0</text:p>
          </table:table-cell>
          <table:table-cell office:value-type="float" office:value="2549" table:style-name="ce7">
            <text:p>0000025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1</text:p>
          </table:table-cell>
          <table:table-cell office:value-type="float" office:value="2550" table:style-name="ce7">
            <text:p>0000025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2</text:p>
          </table:table-cell>
          <table:table-cell office:value-type="float" office:value="2562" table:style-name="ce7">
            <text:p>0000025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3</text:p>
          </table:table-cell>
          <table:table-cell office:value-type="float" office:value="2574" table:style-name="ce7">
            <text:p>0000025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4</text:p>
          </table:table-cell>
          <table:table-cell office:value-type="float" office:value="2586" table:style-name="ce7">
            <text:p>0000025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5</text:p>
          </table:table-cell>
          <table:table-cell office:value-type="float" office:value="2598" table:style-name="ce7">
            <text:p>0000025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6</text:p>
          </table:table-cell>
          <table:table-cell office:value-type="float" office:value="2604" table:style-name="ce7">
            <text:p>0000026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7</text:p>
          </table:table-cell>
          <table:table-cell office:value-type="float" office:value="2616" table:style-name="ce7">
            <text:p>0000026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8</text:p>
          </table:table-cell>
          <table:table-cell office:value-type="float" office:value="2628" table:style-name="ce7">
            <text:p>0000026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39</text:p>
          </table:table-cell>
          <table:table-cell office:value-type="float" office:value="2641" table:style-name="ce7">
            <text:p>0000026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0</text:p>
          </table:table-cell>
          <table:table-cell office:value-type="float" office:value="2653" table:style-name="ce7">
            <text:p>0000026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1</text:p>
          </table:table-cell>
          <table:table-cell office:value-type="float" office:value="2665" table:style-name="ce7">
            <text:p>0000026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2</text:p>
          </table:table-cell>
          <table:table-cell office:value-type="float" office:value="2677" table:style-name="ce7">
            <text:p>0000026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3</text:p>
          </table:table-cell>
          <table:table-cell office:value-type="float" office:value="2689" table:style-name="ce7">
            <text:p>0000026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4</text:p>
          </table:table-cell>
          <table:table-cell office:value-type="float" office:value="2690" table:style-name="ce7">
            <text:p>0000026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5</text:p>
          </table:table-cell>
          <table:table-cell office:value-type="float" office:value="2707" table:style-name="ce7">
            <text:p>0000027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6</text:p>
          </table:table-cell>
          <table:table-cell office:value-type="float" office:value="2719" table:style-name="ce7">
            <text:p>0000027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7</text:p>
          </table:table-cell>
          <table:table-cell office:value-type="float" office:value="2720" table:style-name="ce7">
            <text:p>0000027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8</text:p>
          </table:table-cell>
          <table:table-cell office:value-type="float" office:value="2732" table:style-name="ce7">
            <text:p>0000027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49</text:p>
          </table:table-cell>
          <table:table-cell office:value-type="float" office:value="2744" table:style-name="ce7">
            <text:p>0000027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0</text:p>
          </table:table-cell>
          <table:table-cell office:value-type="float" office:value="2756" table:style-name="ce7">
            <text:p>0000027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1</text:p>
          </table:table-cell>
          <table:table-cell office:value-type="float" office:value="2768" table:style-name="ce7">
            <text:p>0000027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2</text:p>
          </table:table-cell>
          <table:table-cell office:value-type="float" office:value="2781" table:style-name="ce7">
            <text:p>0000027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3</text:p>
          </table:table-cell>
          <table:table-cell office:value-type="float" office:value="2793" table:style-name="ce7">
            <text:p>0000027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4</text:p>
          </table:table-cell>
          <table:table-cell office:value-type="float" office:value="2811" table:style-name="ce7">
            <text:p>0000028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5</text:p>
          </table:table-cell>
          <table:table-cell office:value-type="float" office:value="2823" table:style-name="ce7">
            <text:p>0000028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6</text:p>
          </table:table-cell>
          <table:table-cell office:value-type="float" office:value="2835" table:style-name="ce7">
            <text:p>0000028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7</text:p>
          </table:table-cell>
          <table:table-cell office:value-type="float" office:value="2847" table:style-name="ce7">
            <text:p>0000028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8</text:p>
          </table:table-cell>
          <table:table-cell office:value-type="float" office:value="2859" table:style-name="ce7">
            <text:p>0000028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59</text:p>
          </table:table-cell>
          <table:table-cell office:value-type="float" office:value="2860" table:style-name="ce7">
            <text:p>0000028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0</text:p>
          </table:table-cell>
          <table:table-cell office:value-type="float" office:value="2872" table:style-name="ce7">
            <text:p>0000028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1</text:p>
          </table:table-cell>
          <table:table-cell office:value-type="float" office:value="2884" table:style-name="ce7">
            <text:p>0000028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2</text:p>
          </table:table-cell>
          <table:table-cell office:value-type="float" office:value="2896" table:style-name="ce7">
            <text:p>0000028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3</text:p>
          </table:table-cell>
          <table:table-cell office:value-type="float" office:value="2902" table:style-name="ce7">
            <text:p>0000029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4</text:p>
          </table:table-cell>
          <table:table-cell office:value-type="float" office:value="2914" table:style-name="ce7">
            <text:p>0000029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5</text:p>
          </table:table-cell>
          <table:table-cell office:value-type="float" office:value="2926" table:style-name="ce7">
            <text:p>0000029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6</text:p>
          </table:table-cell>
          <table:table-cell office:value-type="float" office:value="2938" table:style-name="ce7">
            <text:p>0000029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7</text:p>
          </table:table-cell>
          <table:table-cell office:value-type="float" office:value="2951" table:style-name="ce7">
            <text:p>0000029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8</text:p>
          </table:table-cell>
          <table:table-cell office:value-type="float" office:value="2963" table:style-name="ce7">
            <text:p>0000029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69</text:p>
          </table:table-cell>
          <table:table-cell office:value-type="float" office:value="2975" table:style-name="ce7">
            <text:p>0000029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0</text:p>
          </table:table-cell>
          <table:table-cell office:value-type="float" office:value="2987" table:style-name="ce7">
            <text:p>0000029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1</text:p>
          </table:table-cell>
          <table:table-cell office:value-type="float" office:value="2999" table:style-name="ce7">
            <text:p>0000029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2</text:p>
          </table:table-cell>
          <table:table-cell office:value-type="float" office:value="3001" table:style-name="ce7">
            <text:p>0000030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3</text:p>
          </table:table-cell>
          <table:table-cell office:value-type="float" office:value="3013" table:style-name="ce7">
            <text:p>0000030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4</text:p>
          </table:table-cell>
          <table:table-cell office:value-type="float" office:value="3025" table:style-name="ce7">
            <text:p>0000030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5</text:p>
          </table:table-cell>
          <table:table-cell office:value-type="float" office:value="3037" table:style-name="ce7">
            <text:p>0000030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6</text:p>
          </table:table-cell>
          <table:table-cell office:value-type="float" office:value="3049" table:style-name="ce7">
            <text:p>0000030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7</text:p>
          </table:table-cell>
          <table:table-cell office:value-type="float" office:value="3050" table:style-name="ce7">
            <text:p>0000030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8</text:p>
          </table:table-cell>
          <table:table-cell office:value-type="float" office:value="3062" table:style-name="ce7">
            <text:p>0000030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79</text:p>
          </table:table-cell>
          <table:table-cell office:value-type="float" office:value="3074" table:style-name="ce7">
            <text:p>0000030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0</text:p>
          </table:table-cell>
          <table:table-cell office:value-type="float" office:value="3086" table:style-name="ce7">
            <text:p>0000030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1</text:p>
          </table:table-cell>
          <table:table-cell office:value-type="float" office:value="3098" table:style-name="ce7">
            <text:p>0000030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2</text:p>
          </table:table-cell>
          <table:table-cell office:value-type="float" office:value="3104" table:style-name="ce7">
            <text:p>0000031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3</text:p>
          </table:table-cell>
          <table:table-cell office:value-type="float" office:value="3116" table:style-name="ce7">
            <text:p>0000031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4</text:p>
          </table:table-cell>
          <table:table-cell office:value-type="float" office:value="3128" table:style-name="ce7">
            <text:p>0000031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5</text:p>
          </table:table-cell>
          <table:table-cell office:value-type="float" office:value="3141" table:style-name="ce7">
            <text:p>0000031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6</text:p>
          </table:table-cell>
          <table:table-cell office:value-type="float" office:value="3153" table:style-name="ce7">
            <text:p>0000031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7</text:p>
          </table:table-cell>
          <table:table-cell office:value-type="float" office:value="3165" table:style-name="ce7">
            <text:p>0000031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8</text:p>
          </table:table-cell>
          <table:table-cell office:value-type="float" office:value="3177" table:style-name="ce7">
            <text:p>0000031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89</text:p>
          </table:table-cell>
          <table:table-cell office:value-type="float" office:value="3189" table:style-name="ce7">
            <text:p>0000031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0</text:p>
          </table:table-cell>
          <table:table-cell office:value-type="float" office:value="3190" table:style-name="ce7">
            <text:p>0000031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1</text:p>
          </table:table-cell>
          <table:table-cell office:value-type="float" office:value="3207" table:style-name="ce7">
            <text:p>0000032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2</text:p>
          </table:table-cell>
          <table:table-cell office:value-type="float" office:value="3219" table:style-name="ce7">
            <text:p>0000032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3</text:p>
          </table:table-cell>
          <table:table-cell office:value-type="float" office:value="3220" table:style-name="ce7">
            <text:p>0000032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4</text:p>
          </table:table-cell>
          <table:table-cell office:value-type="float" office:value="3232" table:style-name="ce7">
            <text:p>0000032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5</text:p>
          </table:table-cell>
          <table:table-cell office:value-type="float" office:value="3244" table:style-name="ce7">
            <text:p>0000032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6</text:p>
          </table:table-cell>
          <table:table-cell office:value-type="float" office:value="3256" table:style-name="ce7">
            <text:p>0000032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7</text:p>
          </table:table-cell>
          <table:table-cell office:value-type="float" office:value="3268" table:style-name="ce7">
            <text:p>0000032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8</text:p>
          </table:table-cell>
          <table:table-cell office:value-type="float" office:value="3281" table:style-name="ce7">
            <text:p>0000032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299</text:p>
          </table:table-cell>
          <table:table-cell office:value-type="float" office:value="3293" table:style-name="ce7">
            <text:p>0000032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0</text:p>
          </table:table-cell>
          <table:table-cell office:value-type="float" office:value="3311" table:style-name="ce7">
            <text:p>0000033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1</text:p>
          </table:table-cell>
          <table:table-cell office:value-type="float" office:value="3323" table:style-name="ce7">
            <text:p>0000033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2</text:p>
          </table:table-cell>
          <table:table-cell office:value-type="float" office:value="3335" table:style-name="ce7">
            <text:p>0000033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3</text:p>
          </table:table-cell>
          <table:table-cell office:value-type="float" office:value="3347" table:style-name="ce7">
            <text:p>0000033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4</text:p>
          </table:table-cell>
          <table:table-cell office:value-type="float" office:value="3359" table:style-name="ce7">
            <text:p>0000033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5</text:p>
          </table:table-cell>
          <table:table-cell office:value-type="float" office:value="3360" table:style-name="ce7">
            <text:p>0000033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6</text:p>
          </table:table-cell>
          <table:table-cell office:value-type="float" office:value="3372" table:style-name="ce7">
            <text:p>0000033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7</text:p>
          </table:table-cell>
          <table:table-cell office:value-type="float" office:value="3384" table:style-name="ce7">
            <text:p>0000033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8</text:p>
          </table:table-cell>
          <table:table-cell office:value-type="float" office:value="3396" table:style-name="ce7">
            <text:p>0000033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09</text:p>
          </table:table-cell>
          <table:table-cell office:value-type="float" office:value="3402" table:style-name="ce7">
            <text:p>0000034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0</text:p>
          </table:table-cell>
          <table:table-cell office:value-type="float" office:value="3414" table:style-name="ce7">
            <text:p>0000034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1</text:p>
          </table:table-cell>
          <table:table-cell office:value-type="float" office:value="3426" table:style-name="ce7">
            <text:p>0000034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2</text:p>
          </table:table-cell>
          <table:table-cell office:value-type="float" office:value="3438" table:style-name="ce7">
            <text:p>0000034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3</text:p>
          </table:table-cell>
          <table:table-cell office:value-type="float" office:value="3451" table:style-name="ce7">
            <text:p>0000034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4</text:p>
          </table:table-cell>
          <table:table-cell office:value-type="float" office:value="3463" table:style-name="ce7">
            <text:p>0000034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5</text:p>
          </table:table-cell>
          <table:table-cell office:value-type="float" office:value="3475" table:style-name="ce7">
            <text:p>000003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6</text:p>
          </table:table-cell>
          <table:table-cell office:value-type="float" office:value="3487" table:style-name="ce7">
            <text:p>0000034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7</text:p>
          </table:table-cell>
          <table:table-cell office:value-type="float" office:value="3499" table:style-name="ce7">
            <text:p>0000034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8</text:p>
          </table:table-cell>
          <table:table-cell office:value-type="float" office:value="3505" table:style-name="ce7">
            <text:p>0000035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19</text:p>
          </table:table-cell>
          <table:table-cell office:value-type="float" office:value="3517" table:style-name="ce7">
            <text:p>0000035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0</text:p>
          </table:table-cell>
          <table:table-cell office:value-type="float" office:value="3529" table:style-name="ce7">
            <text:p>000003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1</text:p>
          </table:table-cell>
          <table:table-cell office:value-type="float" office:value="3530" table:style-name="ce7">
            <text:p>000003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2</text:p>
          </table:table-cell>
          <table:table-cell office:value-type="float" office:value="3542" table:style-name="ce7">
            <text:p>0000035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3</text:p>
          </table:table-cell>
          <table:table-cell office:value-type="float" office:value="3554" table:style-name="ce7">
            <text:p>0000035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4</text:p>
          </table:table-cell>
          <table:table-cell office:value-type="float" office:value="3566" table:style-name="ce7">
            <text:p>0000035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5</text:p>
          </table:table-cell>
          <table:table-cell office:value-type="float" office:value="3578" table:style-name="ce7">
            <text:p>0000035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6</text:p>
          </table:table-cell>
          <table:table-cell office:value-type="float" office:value="3591" table:style-name="ce7">
            <text:p>0000035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7</text:p>
          </table:table-cell>
          <table:table-cell office:value-type="float" office:value="3608" table:style-name="ce7">
            <text:p>0000036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8</text:p>
          </table:table-cell>
          <table:table-cell office:value-type="float" office:value="3621" table:style-name="ce7">
            <text:p>0000036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29</text:p>
          </table:table-cell>
          <table:table-cell office:value-type="float" office:value="3633" table:style-name="ce7">
            <text:p>0000036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0</text:p>
          </table:table-cell>
          <table:table-cell office:value-type="float" office:value="3645" table:style-name="ce7">
            <text:p>0000036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1</text:p>
          </table:table-cell>
          <table:table-cell office:value-type="float" office:value="3657" table:style-name="ce7">
            <text:p>0000036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2</text:p>
          </table:table-cell>
          <table:table-cell office:value-type="float" office:value="3669" table:style-name="ce7">
            <text:p>0000036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3</text:p>
          </table:table-cell>
          <table:table-cell office:value-type="float" office:value="3670" table:style-name="ce7">
            <text:p>0000036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4</text:p>
          </table:table-cell>
          <table:table-cell office:value-type="float" office:value="3682" table:style-name="ce7">
            <text:p>0000036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5</text:p>
          </table:table-cell>
          <table:table-cell office:value-type="float" office:value="3694" table:style-name="ce7">
            <text:p>0000036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6</text:p>
          </table:table-cell>
          <table:table-cell office:value-type="float" office:value="3700" table:style-name="ce7">
            <text:p>0000037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7</text:p>
          </table:table-cell>
          <table:table-cell office:value-type="float" office:value="3712" table:style-name="ce7">
            <text:p>0000037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8</text:p>
          </table:table-cell>
          <table:table-cell office:value-type="float" office:value="3724" table:style-name="ce7">
            <text:p>0000037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39</text:p>
          </table:table-cell>
          <table:table-cell office:value-type="float" office:value="3736" table:style-name="ce7">
            <text:p>0000037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0</text:p>
          </table:table-cell>
          <table:table-cell office:value-type="float" office:value="3748" table:style-name="ce7">
            <text:p>0000037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1</text:p>
          </table:table-cell>
          <table:table-cell office:value-type="float" office:value="3761" table:style-name="ce7">
            <text:p>0000037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2</text:p>
          </table:table-cell>
          <table:table-cell office:value-type="float" office:value="3773" table:style-name="ce7">
            <text:p>0000037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3</text:p>
          </table:table-cell>
          <table:table-cell office:value-type="float" office:value="3785" table:style-name="ce7">
            <text:p>000003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4</text:p>
          </table:table-cell>
          <table:table-cell office:value-type="float" office:value="3797" table:style-name="ce7">
            <text:p>0000037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5</text:p>
          </table:table-cell>
          <table:table-cell office:value-type="float" office:value="3803" table:style-name="ce7">
            <text:p>0000038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6</text:p>
          </table:table-cell>
          <table:table-cell office:value-type="float" office:value="3815" table:style-name="ce7">
            <text:p>0000038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7</text:p>
          </table:table-cell>
          <table:table-cell office:value-type="float" office:value="3827" table:style-name="ce7">
            <text:p>0000038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8</text:p>
          </table:table-cell>
          <table:table-cell office:value-type="float" office:value="3839" table:style-name="ce7">
            <text:p>0000038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49</text:p>
          </table:table-cell>
          <table:table-cell office:value-type="float" office:value="3840" table:style-name="ce7">
            <text:p>0000038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0</text:p>
          </table:table-cell>
          <table:table-cell office:value-type="float" office:value="3852" table:style-name="ce7">
            <text:p>0000038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1</text:p>
          </table:table-cell>
          <table:table-cell office:value-type="float" office:value="3864" table:style-name="ce7">
            <text:p>0000038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2</text:p>
          </table:table-cell>
          <table:table-cell office:value-type="float" office:value="3876" table:style-name="ce7">
            <text:p>0000038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3</text:p>
          </table:table-cell>
          <table:table-cell office:value-type="float" office:value="3888" table:style-name="ce7">
            <text:p>0000038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4</text:p>
          </table:table-cell>
          <table:table-cell office:value-type="float" office:value="3906" table:style-name="ce7">
            <text:p>0000039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5</text:p>
          </table:table-cell>
          <table:table-cell office:value-type="float" office:value="3918" table:style-name="ce7">
            <text:p>0000039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6</text:p>
          </table:table-cell>
          <table:table-cell office:value-type="float" office:value="3931" table:style-name="ce7">
            <text:p>0000039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7</text:p>
          </table:table-cell>
          <table:table-cell office:value-type="float" office:value="3943" table:style-name="ce7">
            <text:p>0000039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8</text:p>
          </table:table-cell>
          <table:table-cell office:value-type="float" office:value="3955" table:style-name="ce7">
            <text:p>0000039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59</text:p>
          </table:table-cell>
          <table:table-cell office:value-type="float" office:value="3967" table:style-name="ce7">
            <text:p>0000039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0</text:p>
          </table:table-cell>
          <table:table-cell office:value-type="float" office:value="3979" table:style-name="ce7">
            <text:p>0000039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1</text:p>
          </table:table-cell>
          <table:table-cell office:value-type="float" office:value="3980" table:style-name="ce7">
            <text:p>0000039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2</text:p>
          </table:table-cell>
          <table:table-cell office:value-type="float" office:value="3992" table:style-name="ce7">
            <text:p>0000039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3</text:p>
          </table:table-cell>
          <table:table-cell office:value-type="float" office:value="4005" table:style-name="ce7">
            <text:p>0000040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4</text:p>
          </table:table-cell>
          <table:table-cell office:value-type="float" office:value="4017" table:style-name="ce7">
            <text:p>0000040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5</text:p>
          </table:table-cell>
          <table:table-cell office:value-type="float" office:value="4029" table:style-name="ce7">
            <text:p>0000040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6</text:p>
          </table:table-cell>
          <table:table-cell office:value-type="float" office:value="4030" table:style-name="ce7">
            <text:p>0000040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7</text:p>
          </table:table-cell>
          <table:table-cell office:value-type="float" office:value="4042" table:style-name="ce7">
            <text:p>0000040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8</text:p>
          </table:table-cell>
          <table:table-cell office:value-type="float" office:value="4054" table:style-name="ce7">
            <text:p>0000040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69</text:p>
          </table:table-cell>
          <table:table-cell office:value-type="float" office:value="4066" table:style-name="ce7">
            <text:p>0000040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0</text:p>
          </table:table-cell>
          <table:table-cell office:value-type="float" office:value="4078" table:style-name="ce7">
            <text:p>0000040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1</text:p>
          </table:table-cell>
          <table:table-cell office:value-type="float" office:value="4091" table:style-name="ce7">
            <text:p>0000040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2</text:p>
          </table:table-cell>
          <table:table-cell office:value-type="float" office:value="4108" table:style-name="ce7">
            <text:p>0000041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3</text:p>
          </table:table-cell>
          <table:table-cell office:value-type="float" office:value="4121" table:style-name="ce7">
            <text:p>0000041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4</text:p>
          </table:table-cell>
          <table:table-cell office:value-type="float" office:value="4133" table:style-name="ce7">
            <text:p>0000041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5</text:p>
          </table:table-cell>
          <table:table-cell office:value-type="float" office:value="4145" table:style-name="ce7">
            <text:p>0000041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6</text:p>
          </table:table-cell>
          <table:table-cell office:value-type="float" office:value="4157" table:style-name="ce7">
            <text:p>0000041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7</text:p>
          </table:table-cell>
          <table:table-cell office:value-type="float" office:value="4169" table:style-name="ce7">
            <text:p>0000041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8</text:p>
          </table:table-cell>
          <table:table-cell office:value-type="float" office:value="4170" table:style-name="ce7">
            <text:p>0000041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79</text:p>
          </table:table-cell>
          <table:table-cell office:value-type="float" office:value="4182" table:style-name="ce7">
            <text:p>0000041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0</text:p>
          </table:table-cell>
          <table:table-cell office:value-type="float" office:value="4194" table:style-name="ce7">
            <text:p>0000041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1</text:p>
          </table:table-cell>
          <table:table-cell office:value-type="float" office:value="4200" table:style-name="ce7">
            <text:p>0000042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2</text:p>
          </table:table-cell>
          <table:table-cell office:value-type="float" office:value="4212" table:style-name="ce7">
            <text:p>0000042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3</text:p>
          </table:table-cell>
          <table:table-cell office:value-type="float" office:value="4224" table:style-name="ce7">
            <text:p>0000042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4</text:p>
          </table:table-cell>
          <table:table-cell office:value-type="float" office:value="4236" table:style-name="ce7">
            <text:p>0000042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5</text:p>
          </table:table-cell>
          <table:table-cell office:value-type="float" office:value="4248" table:style-name="ce7">
            <text:p>0000042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6</text:p>
          </table:table-cell>
          <table:table-cell office:value-type="float" office:value="4261" table:style-name="ce7">
            <text:p>0000042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7</text:p>
          </table:table-cell>
          <table:table-cell office:value-type="float" office:value="4273" table:style-name="ce7">
            <text:p>0000042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8</text:p>
          </table:table-cell>
          <table:table-cell office:value-type="float" office:value="4285" table:style-name="ce7">
            <text:p>0000042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89</text:p>
          </table:table-cell>
          <table:table-cell office:value-type="float" office:value="4297" table:style-name="ce7">
            <text:p>0000042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0</text:p>
          </table:table-cell>
          <table:table-cell office:value-type="float" office:value="4303" table:style-name="ce7">
            <text:p>0000043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1</text:p>
          </table:table-cell>
          <table:table-cell office:value-type="float" office:value="4315" table:style-name="ce7">
            <text:p>000004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2</text:p>
          </table:table-cell>
          <table:table-cell office:value-type="float" office:value="4327" table:style-name="ce7">
            <text:p>0000043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3</text:p>
          </table:table-cell>
          <table:table-cell office:value-type="float" office:value="4339" table:style-name="ce7">
            <text:p>0000043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4</text:p>
          </table:table-cell>
          <table:table-cell office:value-type="float" office:value="4340" table:style-name="ce7">
            <text:p>0000043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5</text:p>
          </table:table-cell>
          <table:table-cell office:value-type="float" office:value="4352" table:style-name="ce7">
            <text:p>0000043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6</text:p>
          </table:table-cell>
          <table:table-cell office:value-type="float" office:value="4364" table:style-name="ce7">
            <text:p>000004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7</text:p>
          </table:table-cell>
          <table:table-cell office:value-type="float" office:value="4376" table:style-name="ce7">
            <text:p>0000043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8</text:p>
          </table:table-cell>
          <table:table-cell office:value-type="float" office:value="4388" table:style-name="ce7">
            <text:p>0000043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399</text:p>
          </table:table-cell>
          <table:table-cell office:value-type="float" office:value="4406" table:style-name="ce7">
            <text:p>000004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0</text:p>
          </table:table-cell>
          <table:table-cell office:value-type="float" office:value="4418" table:style-name="ce7">
            <text:p>0000044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1</text:p>
          </table:table-cell>
          <table:table-cell office:value-type="float" office:value="4431" table:style-name="ce7">
            <text:p>0000044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2</text:p>
          </table:table-cell>
          <table:table-cell office:value-type="float" office:value="4443" table:style-name="ce7">
            <text:p>0000044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3</text:p>
          </table:table-cell>
          <table:table-cell office:value-type="float" office:value="4455" table:style-name="ce7">
            <text:p>0000044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4</text:p>
          </table:table-cell>
          <table:table-cell office:value-type="float" office:value="4467" table:style-name="ce7">
            <text:p>0000044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5</text:p>
          </table:table-cell>
          <table:table-cell office:value-type="float" office:value="4479" table:style-name="ce7">
            <text:p>0000044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6</text:p>
          </table:table-cell>
          <table:table-cell office:value-type="float" office:value="4480" table:style-name="ce7">
            <text:p>0000044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7</text:p>
          </table:table-cell>
          <table:table-cell office:value-type="float" office:value="4492" table:style-name="ce7">
            <text:p>0000044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8</text:p>
          </table:table-cell>
          <table:table-cell office:value-type="float" office:value="4509" table:style-name="ce7">
            <text:p>0000045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09</text:p>
          </table:table-cell>
          <table:table-cell office:value-type="float" office:value="4510" table:style-name="ce7">
            <text:p>0000045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0</text:p>
          </table:table-cell>
          <table:table-cell office:value-type="float" office:value="4522" table:style-name="ce7">
            <text:p>0000045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1</text:p>
          </table:table-cell>
          <table:table-cell office:value-type="float" office:value="4534" table:style-name="ce7">
            <text:p>0000045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2</text:p>
          </table:table-cell>
          <table:table-cell office:value-type="float" office:value="4546" table:style-name="ce7">
            <text:p>0000045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3</text:p>
          </table:table-cell>
          <table:table-cell office:value-type="float" office:value="4558" table:style-name="ce7">
            <text:p>0000045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4</text:p>
          </table:table-cell>
          <table:table-cell office:value-type="float" office:value="4571" table:style-name="ce7">
            <text:p>000004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5</text:p>
          </table:table-cell>
          <table:table-cell office:value-type="float" office:value="4583" table:style-name="ce7">
            <text:p>0000045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6</text:p>
          </table:table-cell>
          <table:table-cell office:value-type="float" office:value="4595" table:style-name="ce7">
            <text:p>0000045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7</text:p>
          </table:table-cell>
          <table:table-cell office:value-type="float" office:value="4601" table:style-name="ce7">
            <text:p>0000046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8</text:p>
          </table:table-cell>
          <table:table-cell office:value-type="float" office:value="4613" table:style-name="ce7">
            <text:p>0000046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19</text:p>
          </table:table-cell>
          <table:table-cell office:value-type="float" office:value="4625" table:style-name="ce7">
            <text:p>0000046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0</text:p>
          </table:table-cell>
          <table:table-cell office:value-type="float" office:value="4637" table:style-name="ce7">
            <text:p>0000046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1</text:p>
          </table:table-cell>
          <table:table-cell office:value-type="float" office:value="4649" table:style-name="ce7">
            <text:p>0000046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2</text:p>
          </table:table-cell>
          <table:table-cell office:value-type="float" office:value="4650" table:style-name="ce7">
            <text:p>0000046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3</text:p>
          </table:table-cell>
          <table:table-cell office:value-type="float" office:value="4662" table:style-name="ce7">
            <text:p>0000046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4</text:p>
          </table:table-cell>
          <table:table-cell office:value-type="float" office:value="4674" table:style-name="ce7">
            <text:p>0000046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5</text:p>
          </table:table-cell>
          <table:table-cell office:value-type="float" office:value="4686" table:style-name="ce7">
            <text:p>0000046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6</text:p>
          </table:table-cell>
          <table:table-cell office:value-type="float" office:value="4698" table:style-name="ce7">
            <text:p>000004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7</text:p>
          </table:table-cell>
          <table:table-cell office:value-type="float" office:value="4704" table:style-name="ce7">
            <text:p>0000047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8</text:p>
          </table:table-cell>
          <table:table-cell office:value-type="float" office:value="4716" table:style-name="ce7">
            <text:p>0000047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29</text:p>
          </table:table-cell>
          <table:table-cell office:value-type="float" office:value="4728" table:style-name="ce7">
            <text:p>0000047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0</text:p>
          </table:table-cell>
          <table:table-cell office:value-type="float" office:value="4741" table:style-name="ce7">
            <text:p>0000047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1</text:p>
          </table:table-cell>
          <table:table-cell office:value-type="float" office:value="4753" table:style-name="ce7">
            <text:p>0000047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2</text:p>
          </table:table-cell>
          <table:table-cell office:value-type="float" office:value="4765" table:style-name="ce7">
            <text:p>0000047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3</text:p>
          </table:table-cell>
          <table:table-cell office:value-type="float" office:value="4777" table:style-name="ce7">
            <text:p>0000047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4</text:p>
          </table:table-cell>
          <table:table-cell office:value-type="float" office:value="4789" table:style-name="ce7">
            <text:p>0000047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5</text:p>
          </table:table-cell>
          <table:table-cell office:value-type="float" office:value="4790" table:style-name="ce7">
            <text:p>0000047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6</text:p>
          </table:table-cell>
          <table:table-cell office:value-type="float" office:value="4807" table:style-name="ce7">
            <text:p>0000048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7</text:p>
          </table:table-cell>
          <table:table-cell office:value-type="float" office:value="4819" table:style-name="ce7">
            <text:p>0000048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8</text:p>
          </table:table-cell>
          <table:table-cell office:value-type="float" office:value="4820" table:style-name="ce7">
            <text:p>0000048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39</text:p>
          </table:table-cell>
          <table:table-cell office:value-type="float" office:value="4832" table:style-name="ce7">
            <text:p>0000048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0</text:p>
          </table:table-cell>
          <table:table-cell office:value-type="float" office:value="4844" table:style-name="ce7">
            <text:p>0000048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1</text:p>
          </table:table-cell>
          <table:table-cell office:value-type="float" office:value="4856" table:style-name="ce7">
            <text:p>0000048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2</text:p>
          </table:table-cell>
          <table:table-cell office:value-type="float" office:value="4868" table:style-name="ce7">
            <text:p>0000048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3</text:p>
          </table:table-cell>
          <table:table-cell office:value-type="float" office:value="4881" table:style-name="ce7">
            <text:p>0000048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4</text:p>
          </table:table-cell>
          <table:table-cell office:value-type="float" office:value="4893" table:style-name="ce7">
            <text:p>0000048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5</text:p>
          </table:table-cell>
          <table:table-cell office:value-type="float" office:value="4911" table:style-name="ce7">
            <text:p>0000049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6</text:p>
          </table:table-cell>
          <table:table-cell office:value-type="float" office:value="4923" table:style-name="ce7">
            <text:p>0000049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7</text:p>
          </table:table-cell>
          <table:table-cell office:value-type="float" office:value="4935" table:style-name="ce7">
            <text:p>0000049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8</text:p>
          </table:table-cell>
          <table:table-cell office:value-type="float" office:value="4947" table:style-name="ce7">
            <text:p>0000049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49</text:p>
          </table:table-cell>
          <table:table-cell office:value-type="float" office:value="4959" table:style-name="ce7">
            <text:p>0000049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0</text:p>
          </table:table-cell>
          <table:table-cell office:value-type="float" office:value="4960" table:style-name="ce7">
            <text:p>0000049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1</text:p>
          </table:table-cell>
          <table:table-cell office:value-type="float" office:value="4972" table:style-name="ce7">
            <text:p>0000049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2</text:p>
          </table:table-cell>
          <table:table-cell office:value-type="float" office:value="4984" table:style-name="ce7">
            <text:p>0000049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3</text:p>
          </table:table-cell>
          <table:table-cell office:value-type="float" office:value="4996" table:style-name="ce7">
            <text:p>0000049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4</text:p>
          </table:table-cell>
          <table:table-cell office:value-type="float" office:value="5009" table:style-name="ce7">
            <text:p>0000050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5</text:p>
          </table:table-cell>
          <table:table-cell office:value-type="float" office:value="5010" table:style-name="ce7">
            <text:p>0000050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6</text:p>
          </table:table-cell>
          <table:table-cell office:value-type="float" office:value="5022" table:style-name="ce7">
            <text:p>0000050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7</text:p>
          </table:table-cell>
          <table:table-cell office:value-type="float" office:value="5034" table:style-name="ce7">
            <text:p>0000050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8</text:p>
          </table:table-cell>
          <table:table-cell office:value-type="float" office:value="5046" table:style-name="ce7">
            <text:p>0000050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59</text:p>
          </table:table-cell>
          <table:table-cell office:value-type="float" office:value="5058" table:style-name="ce7">
            <text:p>0000050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0</text:p>
          </table:table-cell>
          <table:table-cell office:value-type="float" office:value="5071" table:style-name="ce7">
            <text:p>0000050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1</text:p>
          </table:table-cell>
          <table:table-cell office:value-type="float" office:value="5083" table:style-name="ce7">
            <text:p>0000050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2</text:p>
          </table:table-cell>
          <table:table-cell office:value-type="float" office:value="5095" table:style-name="ce7">
            <text:p>0000050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3</text:p>
          </table:table-cell>
          <table:table-cell office:value-type="float" office:value="5101" table:style-name="ce7">
            <text:p>0000051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4</text:p>
          </table:table-cell>
          <table:table-cell office:value-type="float" office:value="5113" table:style-name="ce7">
            <text:p>0000051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5</text:p>
          </table:table-cell>
          <table:table-cell office:value-type="float" office:value="5125" table:style-name="ce7">
            <text:p>0000051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6</text:p>
          </table:table-cell>
          <table:table-cell office:value-type="float" office:value="5137" table:style-name="ce7">
            <text:p>0000051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7</text:p>
          </table:table-cell>
          <table:table-cell office:value-type="float" office:value="5149" table:style-name="ce7">
            <text:p>0000051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8</text:p>
          </table:table-cell>
          <table:table-cell office:value-type="float" office:value="5150" table:style-name="ce7">
            <text:p>0000051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69</text:p>
          </table:table-cell>
          <table:table-cell office:value-type="float" office:value="5162" table:style-name="ce7">
            <text:p>000005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0</text:p>
          </table:table-cell>
          <table:table-cell office:value-type="float" office:value="5174" table:style-name="ce7">
            <text:p>0000051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1</text:p>
          </table:table-cell>
          <table:table-cell office:value-type="float" office:value="5186" table:style-name="ce7">
            <text:p>0000051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2</text:p>
          </table:table-cell>
          <table:table-cell office:value-type="float" office:value="5198" table:style-name="ce7">
            <text:p>0000051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3</text:p>
          </table:table-cell>
          <table:table-cell office:value-type="float" office:value="5204" table:style-name="ce7">
            <text:p>0000052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4</text:p>
          </table:table-cell>
          <table:table-cell office:value-type="float" office:value="5216" table:style-name="ce7">
            <text:p>0000052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5</text:p>
          </table:table-cell>
          <table:table-cell office:value-type="float" office:value="5228" table:style-name="ce7">
            <text:p>0000052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6</text:p>
          </table:table-cell>
          <table:table-cell office:value-type="float" office:value="5241" table:style-name="ce7">
            <text:p>0000052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7</text:p>
          </table:table-cell>
          <table:table-cell office:value-type="float" office:value="5253" table:style-name="ce7">
            <text:p>0000052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8</text:p>
          </table:table-cell>
          <table:table-cell office:value-type="float" office:value="5265" table:style-name="ce7">
            <text:p>0000052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79</text:p>
          </table:table-cell>
          <table:table-cell office:value-type="float" office:value="5277" table:style-name="ce7">
            <text:p>0000052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0</text:p>
          </table:table-cell>
          <table:table-cell office:value-type="float" office:value="5289" table:style-name="ce7">
            <text:p>0000052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1</text:p>
          </table:table-cell>
          <table:table-cell office:value-type="float" office:value="5290" table:style-name="ce7">
            <text:p>0000052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2</text:p>
          </table:table-cell>
          <table:table-cell office:value-type="float" office:value="5307" table:style-name="ce7">
            <text:p>0000053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3</text:p>
          </table:table-cell>
          <table:table-cell office:value-type="float" office:value="5319" table:style-name="ce7">
            <text:p>0000053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4</text:p>
          </table:table-cell>
          <table:table-cell office:value-type="float" office:value="5320" table:style-name="ce7">
            <text:p>0000053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5</text:p>
          </table:table-cell>
          <table:table-cell office:value-type="float" office:value="5332" table:style-name="ce7">
            <text:p>0000053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6</text:p>
          </table:table-cell>
          <table:table-cell office:value-type="float" office:value="5344" table:style-name="ce7">
            <text:p>0000053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7</text:p>
          </table:table-cell>
          <table:table-cell office:value-type="float" office:value="5356" table:style-name="ce7">
            <text:p>0000053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8</text:p>
          </table:table-cell>
          <table:table-cell office:value-type="float" office:value="5368" table:style-name="ce7">
            <text:p>0000053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89</text:p>
          </table:table-cell>
          <table:table-cell office:value-type="float" office:value="5381" table:style-name="ce7">
            <text:p>0000053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0</text:p>
          </table:table-cell>
          <table:table-cell office:value-type="float" office:value="5393" table:style-name="ce7">
            <text:p>0000053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1</text:p>
          </table:table-cell>
          <table:table-cell office:value-type="float" office:value="5411" table:style-name="ce7">
            <text:p>0000054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2</text:p>
          </table:table-cell>
          <table:table-cell office:value-type="float" office:value="5423" table:style-name="ce7">
            <text:p>0000054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3</text:p>
          </table:table-cell>
          <table:table-cell office:value-type="float" office:value="5435" table:style-name="ce7">
            <text:p>0000054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4</text:p>
          </table:table-cell>
          <table:table-cell office:value-type="float" office:value="5447" table:style-name="ce7">
            <text:p>0000054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5</text:p>
          </table:table-cell>
          <table:table-cell office:value-type="float" office:value="5459" table:style-name="ce7">
            <text:p>0000054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6</text:p>
          </table:table-cell>
          <table:table-cell office:value-type="float" office:value="5460" table:style-name="ce7">
            <text:p>0000054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7</text:p>
          </table:table-cell>
          <table:table-cell office:value-type="float" office:value="5472" table:style-name="ce7">
            <text:p>0000054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8</text:p>
          </table:table-cell>
          <table:table-cell office:value-type="float" office:value="5484" table:style-name="ce7">
            <text:p>0000054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499</text:p>
          </table:table-cell>
          <table:table-cell office:value-type="float" office:value="5496" table:style-name="ce7">
            <text:p>0000054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0</text:p>
          </table:table-cell>
          <table:table-cell office:value-type="float" office:value="5502" table:style-name="ce7">
            <text:p>0000055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1</text:p>
          </table:table-cell>
          <table:table-cell office:value-type="float" office:value="5514" table:style-name="ce7">
            <text:p>0000055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2</text:p>
          </table:table-cell>
          <table:table-cell office:value-type="float" office:value="5526" table:style-name="ce7">
            <text:p>000005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3</text:p>
          </table:table-cell>
          <table:table-cell office:value-type="float" office:value="5538" table:style-name="ce7">
            <text:p>0000055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4</text:p>
          </table:table-cell>
          <table:table-cell office:value-type="float" office:value="5551" table:style-name="ce7">
            <text:p>0000055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5</text:p>
          </table:table-cell>
          <table:table-cell office:value-type="float" office:value="5563" table:style-name="ce7">
            <text:p>0000055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6</text:p>
          </table:table-cell>
          <table:table-cell office:value-type="float" office:value="5575" table:style-name="ce7">
            <text:p>0000055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7</text:p>
          </table:table-cell>
          <table:table-cell office:value-type="float" office:value="5587" table:style-name="ce7">
            <text:p>0000055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8</text:p>
          </table:table-cell>
          <table:table-cell office:value-type="float" office:value="5599" table:style-name="ce7">
            <text:p>0000055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09</text:p>
          </table:table-cell>
          <table:table-cell office:value-type="float" office:value="5605" table:style-name="ce7">
            <text:p>0000056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0</text:p>
          </table:table-cell>
          <table:table-cell office:value-type="float" office:value="5617" table:style-name="ce7">
            <text:p>0000056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1</text:p>
          </table:table-cell>
          <table:table-cell office:value-type="float" office:value="5629" table:style-name="ce7">
            <text:p>0000056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2</text:p>
          </table:table-cell>
          <table:table-cell office:value-type="float" office:value="5630" table:style-name="ce7">
            <text:p>0000056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3</text:p>
          </table:table-cell>
          <table:table-cell office:value-type="float" office:value="5642" table:style-name="ce7">
            <text:p>0000056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4</text:p>
          </table:table-cell>
          <table:table-cell office:value-type="float" office:value="5654" table:style-name="ce7">
            <text:p>0000056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5</text:p>
          </table:table-cell>
          <table:table-cell office:value-type="float" office:value="5666" table:style-name="ce7">
            <text:p>0000056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6</text:p>
          </table:table-cell>
          <table:table-cell office:value-type="float" office:value="5678" table:style-name="ce7">
            <text:p>000005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7</text:p>
          </table:table-cell>
          <table:table-cell office:value-type="float" office:value="5691" table:style-name="ce7">
            <text:p>0000056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8</text:p>
          </table:table-cell>
          <table:table-cell office:value-type="float" office:value="5708" table:style-name="ce7">
            <text:p>0000057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19</text:p>
          </table:table-cell>
          <table:table-cell office:value-type="float" office:value="5721" table:style-name="ce7">
            <text:p>0000057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0</text:p>
          </table:table-cell>
          <table:table-cell office:value-type="float" office:value="5733" table:style-name="ce7">
            <text:p>0000057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1</text:p>
          </table:table-cell>
          <table:table-cell office:value-type="float" office:value="5745" table:style-name="ce7">
            <text:p>0000057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2</text:p>
          </table:table-cell>
          <table:table-cell office:value-type="float" office:value="5757" table:style-name="ce7">
            <text:p>0000057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3</text:p>
          </table:table-cell>
          <table:table-cell office:value-type="float" office:value="5769" table:style-name="ce7">
            <text:p>0000057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4</text:p>
          </table:table-cell>
          <table:table-cell office:value-type="float" office:value="5770" table:style-name="ce7">
            <text:p>0000057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5</text:p>
          </table:table-cell>
          <table:table-cell office:value-type="float" office:value="5782" table:style-name="ce7">
            <text:p>0000057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6</text:p>
          </table:table-cell>
          <table:table-cell office:value-type="float" office:value="5794" table:style-name="ce7">
            <text:p>0000057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7</text:p>
          </table:table-cell>
          <table:table-cell office:value-type="float" office:value="5800" table:style-name="ce7">
            <text:p>0000058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8</text:p>
          </table:table-cell>
          <table:table-cell office:value-type="float" office:value="5812" table:style-name="ce7">
            <text:p>0000058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29</text:p>
          </table:table-cell>
          <table:table-cell office:value-type="float" office:value="5824" table:style-name="ce7">
            <text:p>0000058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0</text:p>
          </table:table-cell>
          <table:table-cell office:value-type="float" office:value="5836" table:style-name="ce7">
            <text:p>0000058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1</text:p>
          </table:table-cell>
          <table:table-cell office:value-type="float" office:value="5848" table:style-name="ce7">
            <text:p>0000058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2</text:p>
          </table:table-cell>
          <table:table-cell office:value-type="float" office:value="5861" table:style-name="ce7">
            <text:p>0000058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3</text:p>
          </table:table-cell>
          <table:table-cell office:value-type="float" office:value="5873" table:style-name="ce7">
            <text:p>0000058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4</text:p>
          </table:table-cell>
          <table:table-cell office:value-type="float" office:value="5885" table:style-name="ce7">
            <text:p>0000058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5</text:p>
          </table:table-cell>
          <table:table-cell office:value-type="float" office:value="5897" table:style-name="ce7">
            <text:p>0000058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6</text:p>
          </table:table-cell>
          <table:table-cell office:value-type="float" office:value="5903" table:style-name="ce7">
            <text:p>0000059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7</text:p>
          </table:table-cell>
          <table:table-cell office:value-type="float" office:value="5915" table:style-name="ce7">
            <text:p>0000059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8</text:p>
          </table:table-cell>
          <table:table-cell office:value-type="float" office:value="5927" table:style-name="ce7">
            <text:p>0000059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39</text:p>
          </table:table-cell>
          <table:table-cell office:value-type="float" office:value="5939" table:style-name="ce7">
            <text:p>0000059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0</text:p>
          </table:table-cell>
          <table:table-cell office:value-type="float" office:value="5940" table:style-name="ce7">
            <text:p>0000059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1</text:p>
          </table:table-cell>
          <table:table-cell office:value-type="float" office:value="5952" table:style-name="ce7">
            <text:p>0000059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2</text:p>
          </table:table-cell>
          <table:table-cell office:value-type="float" office:value="5964" table:style-name="ce7">
            <text:p>000005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3</text:p>
          </table:table-cell>
          <table:table-cell office:value-type="float" office:value="5976" table:style-name="ce7">
            <text:p>0000059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4</text:p>
          </table:table-cell>
          <table:table-cell office:value-type="float" office:value="5988" table:style-name="ce7">
            <text:p>0000059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5</text:p>
          </table:table-cell>
          <table:table-cell office:value-type="float" office:value="6002" table:style-name="ce7">
            <text:p>0000060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6</text:p>
          </table:table-cell>
          <table:table-cell office:value-type="float" office:value="6014" table:style-name="ce7">
            <text:p>0000060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7</text:p>
          </table:table-cell>
          <table:table-cell office:value-type="float" office:value="6026" table:style-name="ce7">
            <text:p>0000060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8</text:p>
          </table:table-cell>
          <table:table-cell office:value-type="float" office:value="6038" table:style-name="ce7">
            <text:p>0000060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49</text:p>
          </table:table-cell>
          <table:table-cell office:value-type="float" office:value="6051" table:style-name="ce7">
            <text:p>0000060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0</text:p>
          </table:table-cell>
          <table:table-cell office:value-type="float" office:value="6063" table:style-name="ce7">
            <text:p>0000060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1</text:p>
          </table:table-cell>
          <table:table-cell office:value-type="float" office:value="6075" table:style-name="ce7">
            <text:p>0000060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2</text:p>
          </table:table-cell>
          <table:table-cell office:value-type="float" office:value="6087" table:style-name="ce7">
            <text:p>0000060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3</text:p>
          </table:table-cell>
          <table:table-cell office:value-type="float" office:value="6099" table:style-name="ce7">
            <text:p>0000060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4</text:p>
          </table:table-cell>
          <table:table-cell office:value-type="float" office:value="6105" table:style-name="ce7">
            <text:p>0000061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5</text:p>
          </table:table-cell>
          <table:table-cell office:value-type="float" office:value="6117" table:style-name="ce7">
            <text:p>0000061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6</text:p>
          </table:table-cell>
          <table:table-cell office:value-type="float" office:value="6129" table:style-name="ce7">
            <text:p>0000061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7</text:p>
          </table:table-cell>
          <table:table-cell office:value-type="float" office:value="6130" table:style-name="ce7">
            <text:p>0000061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8</text:p>
          </table:table-cell>
          <table:table-cell office:value-type="float" office:value="6142" table:style-name="ce7">
            <text:p>0000061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59</text:p>
          </table:table-cell>
          <table:table-cell office:value-type="float" office:value="6154" table:style-name="ce7">
            <text:p>0000061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0</text:p>
          </table:table-cell>
          <table:table-cell office:value-type="float" office:value="6166" table:style-name="ce7">
            <text:p>0000061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1</text:p>
          </table:table-cell>
          <table:table-cell office:value-type="float" office:value="6178" table:style-name="ce7">
            <text:p>0000061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2</text:p>
          </table:table-cell>
          <table:table-cell office:value-type="float" office:value="6191" table:style-name="ce7">
            <text:p>0000061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3</text:p>
          </table:table-cell>
          <table:table-cell office:value-type="float" office:value="6208" table:style-name="ce7">
            <text:p>0000062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4</text:p>
          </table:table-cell>
          <table:table-cell office:value-type="float" office:value="6221" table:style-name="ce7">
            <text:p>0000062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5</text:p>
          </table:table-cell>
          <table:table-cell office:value-type="float" office:value="6233" table:style-name="ce7">
            <text:p>0000062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6</text:p>
          </table:table-cell>
          <table:table-cell office:value-type="float" office:value="6245" table:style-name="ce7">
            <text:p>0000062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7</text:p>
          </table:table-cell>
          <table:table-cell office:value-type="float" office:value="6257" table:style-name="ce7">
            <text:p>0000062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8</text:p>
          </table:table-cell>
          <table:table-cell office:value-type="float" office:value="6269" table:style-name="ce7">
            <text:p>0000062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69</text:p>
          </table:table-cell>
          <table:table-cell office:value-type="float" office:value="6270" table:style-name="ce7">
            <text:p>0000062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0</text:p>
          </table:table-cell>
          <table:table-cell office:value-type="float" office:value="6282" table:style-name="ce7">
            <text:p>0000062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1</text:p>
          </table:table-cell>
          <table:table-cell office:value-type="float" office:value="6294" table:style-name="ce7">
            <text:p>0000062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2</text:p>
          </table:table-cell>
          <table:table-cell office:value-type="float" office:value="6300" table:style-name="ce7">
            <text:p>0000063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3</text:p>
          </table:table-cell>
          <table:table-cell office:value-type="float" office:value="6312" table:style-name="ce7">
            <text:p>0000063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4</text:p>
          </table:table-cell>
          <table:table-cell office:value-type="float" office:value="6324" table:style-name="ce7">
            <text:p>0000063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5</text:p>
          </table:table-cell>
          <table:table-cell office:value-type="float" office:value="6336" table:style-name="ce7">
            <text:p>0000063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6</text:p>
          </table:table-cell>
          <table:table-cell office:value-type="float" office:value="6348" table:style-name="ce7">
            <text:p>0000063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7</text:p>
          </table:table-cell>
          <table:table-cell office:value-type="float" office:value="6361" table:style-name="ce7">
            <text:p>0000063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8</text:p>
          </table:table-cell>
          <table:table-cell office:value-type="float" office:value="6373" table:style-name="ce7">
            <text:p>0000063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79</text:p>
          </table:table-cell>
          <table:table-cell office:value-type="float" office:value="6385" table:style-name="ce7">
            <text:p>0000063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0</text:p>
          </table:table-cell>
          <table:table-cell office:value-type="float" office:value="6397" table:style-name="ce7">
            <text:p>0000063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1</text:p>
          </table:table-cell>
          <table:table-cell office:value-type="float" office:value="6403" table:style-name="ce7">
            <text:p>0000064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2</text:p>
          </table:table-cell>
          <table:table-cell office:value-type="float" office:value="6415" table:style-name="ce7">
            <text:p>0000064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3</text:p>
          </table:table-cell>
          <table:table-cell office:value-type="float" office:value="6427" table:style-name="ce7">
            <text:p>0000064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4</text:p>
          </table:table-cell>
          <table:table-cell office:value-type="float" office:value="6439" table:style-name="ce7">
            <text:p>0000064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5</text:p>
          </table:table-cell>
          <table:table-cell office:value-type="float" office:value="6440" table:style-name="ce7">
            <text:p>0000064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6</text:p>
          </table:table-cell>
          <table:table-cell office:value-type="float" office:value="6452" table:style-name="ce7">
            <text:p>0000064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7</text:p>
          </table:table-cell>
          <table:table-cell office:value-type="float" office:value="6464" table:style-name="ce7">
            <text:p>0000064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8</text:p>
          </table:table-cell>
          <table:table-cell office:value-type="float" office:value="6476" table:style-name="ce7">
            <text:p>0000064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89</text:p>
          </table:table-cell>
          <table:table-cell office:value-type="float" office:value="6488" table:style-name="ce7">
            <text:p>0000064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0</text:p>
          </table:table-cell>
          <table:table-cell office:value-type="float" office:value="6506" table:style-name="ce7">
            <text:p>0000065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1</text:p>
          </table:table-cell>
          <table:table-cell office:value-type="float" office:value="6518" table:style-name="ce7">
            <text:p>0000065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2</text:p>
          </table:table-cell>
          <table:table-cell office:value-type="float" office:value="6531" table:style-name="ce7">
            <text:p>0000065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3</text:p>
          </table:table-cell>
          <table:table-cell office:value-type="float" office:value="6543" table:style-name="ce7">
            <text:p>0000065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4</text:p>
          </table:table-cell>
          <table:table-cell office:value-type="float" office:value="6555" table:style-name="ce7">
            <text:p>0000065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5</text:p>
          </table:table-cell>
          <table:table-cell office:value-type="float" office:value="6567" table:style-name="ce7">
            <text:p>0000065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6</text:p>
          </table:table-cell>
          <table:table-cell office:value-type="float" office:value="6579" table:style-name="ce7">
            <text:p>0000065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7</text:p>
          </table:table-cell>
          <table:table-cell office:value-type="float" office:value="6580" table:style-name="ce7">
            <text:p>0000065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8</text:p>
          </table:table-cell>
          <table:table-cell office:value-type="float" office:value="6592" table:style-name="ce7">
            <text:p>0000065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599</text:p>
          </table:table-cell>
          <table:table-cell office:value-type="float" office:value="6609" table:style-name="ce7">
            <text:p>0000066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0</text:p>
          </table:table-cell>
          <table:table-cell office:value-type="float" office:value="6610" table:style-name="ce7">
            <text:p>0000066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1</text:p>
          </table:table-cell>
          <table:table-cell office:value-type="float" office:value="6622" table:style-name="ce7">
            <text:p>0000066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2</text:p>
          </table:table-cell>
          <table:table-cell office:value-type="float" office:value="6634" table:style-name="ce7">
            <text:p>0000066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3</text:p>
          </table:table-cell>
          <table:table-cell office:value-type="float" office:value="6646" table:style-name="ce7">
            <text:p>0000066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4</text:p>
          </table:table-cell>
          <table:table-cell office:value-type="float" office:value="6658" table:style-name="ce7">
            <text:p>0000066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5</text:p>
          </table:table-cell>
          <table:table-cell office:value-type="float" office:value="6671" table:style-name="ce7">
            <text:p>0000066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6</text:p>
          </table:table-cell>
          <table:table-cell office:value-type="float" office:value="6683" table:style-name="ce7">
            <text:p>0000066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7</text:p>
          </table:table-cell>
          <table:table-cell office:value-type="float" office:value="6695" table:style-name="ce7">
            <text:p>0000066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8</text:p>
          </table:table-cell>
          <table:table-cell office:value-type="float" office:value="6701" table:style-name="ce7">
            <text:p>0000067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09</text:p>
          </table:table-cell>
          <table:table-cell office:value-type="float" office:value="6713" table:style-name="ce7">
            <text:p>0000067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0</text:p>
          </table:table-cell>
          <table:table-cell office:value-type="float" office:value="6725" table:style-name="ce7">
            <text:p>0000067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1</text:p>
          </table:table-cell>
          <table:table-cell office:value-type="float" office:value="6737" table:style-name="ce7">
            <text:p>0000067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2</text:p>
          </table:table-cell>
          <table:table-cell office:value-type="float" office:value="6749" table:style-name="ce7">
            <text:p>0000067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3</text:p>
          </table:table-cell>
          <table:table-cell office:value-type="float" office:value="6750" table:style-name="ce7">
            <text:p>0000067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4</text:p>
          </table:table-cell>
          <table:table-cell office:value-type="float" office:value="6762" table:style-name="ce7">
            <text:p>0000067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5</text:p>
          </table:table-cell>
          <table:table-cell office:value-type="float" office:value="6774" table:style-name="ce7">
            <text:p>0000067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6</text:p>
          </table:table-cell>
          <table:table-cell office:value-type="float" office:value="6786" table:style-name="ce7">
            <text:p>0000067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7</text:p>
          </table:table-cell>
          <table:table-cell office:value-type="float" office:value="6798" table:style-name="ce7">
            <text:p>0000067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8</text:p>
          </table:table-cell>
          <table:table-cell office:value-type="float" office:value="6804" table:style-name="ce7">
            <text:p>0000068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19</text:p>
          </table:table-cell>
          <table:table-cell office:value-type="float" office:value="6816" table:style-name="ce7">
            <text:p>0000068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0</text:p>
          </table:table-cell>
          <table:table-cell office:value-type="float" office:value="6828" table:style-name="ce7">
            <text:p>0000068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1</text:p>
          </table:table-cell>
          <table:table-cell office:value-type="float" office:value="6841" table:style-name="ce7">
            <text:p>0000068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2</text:p>
          </table:table-cell>
          <table:table-cell office:value-type="float" office:value="6853" table:style-name="ce7">
            <text:p>0000068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3</text:p>
          </table:table-cell>
          <table:table-cell office:value-type="float" office:value="6865" table:style-name="ce7">
            <text:p>000006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4</text:p>
          </table:table-cell>
          <table:table-cell office:value-type="float" office:value="6877" table:style-name="ce7">
            <text:p>0000068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5</text:p>
          </table:table-cell>
          <table:table-cell office:value-type="float" office:value="6889" table:style-name="ce7">
            <text:p>0000068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6</text:p>
          </table:table-cell>
          <table:table-cell office:value-type="float" office:value="6890" table:style-name="ce7">
            <text:p>0000068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7</text:p>
          </table:table-cell>
          <table:table-cell office:value-type="float" office:value="6907" table:style-name="ce7">
            <text:p>0000069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8</text:p>
          </table:table-cell>
          <table:table-cell office:value-type="float" office:value="6919" table:style-name="ce7">
            <text:p>0000069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29</text:p>
          </table:table-cell>
          <table:table-cell office:value-type="float" office:value="6920" table:style-name="ce7">
            <text:p>000006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0</text:p>
          </table:table-cell>
          <table:table-cell office:value-type="float" office:value="6932" table:style-name="ce7">
            <text:p>0000069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1</text:p>
          </table:table-cell>
          <table:table-cell office:value-type="float" office:value="6944" table:style-name="ce7">
            <text:p>0000069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2</text:p>
          </table:table-cell>
          <table:table-cell office:value-type="float" office:value="6956" table:style-name="ce7">
            <text:p>0000069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3</text:p>
          </table:table-cell>
          <table:table-cell office:value-type="float" office:value="6968" table:style-name="ce7">
            <text:p>0000069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4</text:p>
          </table:table-cell>
          <table:table-cell office:value-type="float" office:value="6981" table:style-name="ce7">
            <text:p>0000069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5</text:p>
          </table:table-cell>
          <table:table-cell office:value-type="float" office:value="6993" table:style-name="ce7">
            <text:p>0000069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6</text:p>
          </table:table-cell>
          <table:table-cell office:value-type="float" office:value="7006" table:style-name="ce7">
            <text:p>0000070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7</text:p>
          </table:table-cell>
          <table:table-cell office:value-type="float" office:value="7018" table:style-name="ce7">
            <text:p>0000070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8</text:p>
          </table:table-cell>
          <table:table-cell office:value-type="float" office:value="7031" table:style-name="ce7">
            <text:p>0000070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39</text:p>
          </table:table-cell>
          <table:table-cell office:value-type="float" office:value="7043" table:style-name="ce7">
            <text:p>0000070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0</text:p>
          </table:table-cell>
          <table:table-cell office:value-type="float" office:value="7055" table:style-name="ce7">
            <text:p>0000070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1</text:p>
          </table:table-cell>
          <table:table-cell office:value-type="float" office:value="7067" table:style-name="ce7">
            <text:p>0000070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2</text:p>
          </table:table-cell>
          <table:table-cell office:value-type="float" office:value="7079" table:style-name="ce7">
            <text:p>0000070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3</text:p>
          </table:table-cell>
          <table:table-cell office:value-type="float" office:value="7080" table:style-name="ce7">
            <text:p>0000070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4</text:p>
          </table:table-cell>
          <table:table-cell office:value-type="float" office:value="7092" table:style-name="ce7">
            <text:p>0000070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5</text:p>
          </table:table-cell>
          <table:table-cell office:value-type="float" office:value="7109" table:style-name="ce7">
            <text:p>0000071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6</text:p>
          </table:table-cell>
          <table:table-cell office:value-type="float" office:value="7110" table:style-name="ce7">
            <text:p>0000071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7</text:p>
          </table:table-cell>
          <table:table-cell office:value-type="float" office:value="7122" table:style-name="ce7">
            <text:p>0000071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8</text:p>
          </table:table-cell>
          <table:table-cell office:value-type="float" office:value="7134" table:style-name="ce7">
            <text:p>0000071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49</text:p>
          </table:table-cell>
          <table:table-cell office:value-type="float" office:value="7146" table:style-name="ce7">
            <text:p>0000071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0</text:p>
          </table:table-cell>
          <table:table-cell office:value-type="float" office:value="7158" table:style-name="ce7">
            <text:p>0000071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1</text:p>
          </table:table-cell>
          <table:table-cell office:value-type="float" office:value="7171" table:style-name="ce7">
            <text:p>0000071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2</text:p>
          </table:table-cell>
          <table:table-cell office:value-type="float" office:value="7183" table:style-name="ce7">
            <text:p>0000071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3</text:p>
          </table:table-cell>
          <table:table-cell office:value-type="float" office:value="7195" table:style-name="ce7">
            <text:p>0000071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4</text:p>
          </table:table-cell>
          <table:table-cell office:value-type="float" office:value="7201" table:style-name="ce7">
            <text:p>0000072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5</text:p>
          </table:table-cell>
          <table:table-cell office:value-type="float" office:value="7213" table:style-name="ce7">
            <text:p>0000072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6</text:p>
          </table:table-cell>
          <table:table-cell office:value-type="float" office:value="7225" table:style-name="ce7">
            <text:p>0000072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7</text:p>
          </table:table-cell>
          <table:table-cell office:value-type="float" office:value="7237" table:style-name="ce7">
            <text:p>0000072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8</text:p>
          </table:table-cell>
          <table:table-cell office:value-type="float" office:value="7249" table:style-name="ce7">
            <text:p>0000072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59</text:p>
          </table:table-cell>
          <table:table-cell office:value-type="float" office:value="7250" table:style-name="ce7">
            <text:p>0000072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0</text:p>
          </table:table-cell>
          <table:table-cell office:value-type="float" office:value="7262" table:style-name="ce7">
            <text:p>0000072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1</text:p>
          </table:table-cell>
          <table:table-cell office:value-type="float" office:value="7274" table:style-name="ce7">
            <text:p>0000072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2</text:p>
          </table:table-cell>
          <table:table-cell office:value-type="float" office:value="7286" table:style-name="ce7">
            <text:p>0000072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3</text:p>
          </table:table-cell>
          <table:table-cell office:value-type="float" office:value="7298" table:style-name="ce7">
            <text:p>0000072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4</text:p>
          </table:table-cell>
          <table:table-cell office:value-type="float" office:value="7304" table:style-name="ce7">
            <text:p>0000073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5</text:p>
          </table:table-cell>
          <table:table-cell office:value-type="float" office:value="7316" table:style-name="ce7">
            <text:p>0000073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6</text:p>
          </table:table-cell>
          <table:table-cell office:value-type="float" office:value="7328" table:style-name="ce7">
            <text:p>0000073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7</text:p>
          </table:table-cell>
          <table:table-cell office:value-type="float" office:value="7341" table:style-name="ce7">
            <text:p>0000073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8</text:p>
          </table:table-cell>
          <table:table-cell office:value-type="float" office:value="7353" table:style-name="ce7">
            <text:p>000007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69</text:p>
          </table:table-cell>
          <table:table-cell office:value-type="float" office:value="7365" table:style-name="ce7">
            <text:p>0000073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0</text:p>
          </table:table-cell>
          <table:table-cell office:value-type="float" office:value="7377" table:style-name="ce7">
            <text:p>0000073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1</text:p>
          </table:table-cell>
          <table:table-cell office:value-type="float" office:value="7389" table:style-name="ce7">
            <text:p>0000073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2</text:p>
          </table:table-cell>
          <table:table-cell office:value-type="float" office:value="7390" table:style-name="ce7">
            <text:p>0000073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3</text:p>
          </table:table-cell>
          <table:table-cell office:value-type="float" office:value="7407" table:style-name="ce7">
            <text:p>0000074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4</text:p>
          </table:table-cell>
          <table:table-cell office:value-type="float" office:value="7419" table:style-name="ce7">
            <text:p>0000074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5</text:p>
          </table:table-cell>
          <table:table-cell office:value-type="float" office:value="7420" table:style-name="ce7">
            <text:p>0000074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6</text:p>
          </table:table-cell>
          <table:table-cell office:value-type="float" office:value="7432" table:style-name="ce7">
            <text:p>0000074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7</text:p>
          </table:table-cell>
          <table:table-cell office:value-type="float" office:value="7444" table:style-name="ce7">
            <text:p>0000074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8</text:p>
          </table:table-cell>
          <table:table-cell office:value-type="float" office:value="7456" table:style-name="ce7">
            <text:p>0000074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79</text:p>
          </table:table-cell>
          <table:table-cell office:value-type="float" office:value="7468" table:style-name="ce7">
            <text:p>0000074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0</text:p>
          </table:table-cell>
          <table:table-cell office:value-type="float" office:value="7481" table:style-name="ce7">
            <text:p>0000074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1</text:p>
          </table:table-cell>
          <table:table-cell office:value-type="float" office:value="7493" table:style-name="ce7">
            <text:p>0000074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2</text:p>
          </table:table-cell>
          <table:table-cell office:value-type="float" office:value="7511" table:style-name="ce7">
            <text:p>0000075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3</text:p>
          </table:table-cell>
          <table:table-cell office:value-type="float" office:value="7523" table:style-name="ce7">
            <text:p>0000075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4</text:p>
          </table:table-cell>
          <table:table-cell office:value-type="float" office:value="7535" table:style-name="ce7">
            <text:p>0000075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5</text:p>
          </table:table-cell>
          <table:table-cell office:value-type="float" office:value="7547" table:style-name="ce7">
            <text:p>0000075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6</text:p>
          </table:table-cell>
          <table:table-cell office:value-type="float" office:value="7559" table:style-name="ce7">
            <text:p>0000075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7</text:p>
          </table:table-cell>
          <table:table-cell office:value-type="float" office:value="7560" table:style-name="ce7">
            <text:p>0000075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8</text:p>
          </table:table-cell>
          <table:table-cell office:value-type="float" office:value="7572" table:style-name="ce7">
            <text:p>0000075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89</text:p>
          </table:table-cell>
          <table:table-cell office:value-type="float" office:value="7584" table:style-name="ce7">
            <text:p>0000075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0</text:p>
          </table:table-cell>
          <table:table-cell office:value-type="float" office:value="7596" table:style-name="ce7">
            <text:p>0000075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1</text:p>
          </table:table-cell>
          <table:table-cell office:value-type="float" office:value="7602" table:style-name="ce7">
            <text:p>0000076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2</text:p>
          </table:table-cell>
          <table:table-cell office:value-type="float" office:value="7614" table:style-name="ce7">
            <text:p>0000076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3</text:p>
          </table:table-cell>
          <table:table-cell office:value-type="float" office:value="7626" table:style-name="ce7">
            <text:p>0000076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4</text:p>
          </table:table-cell>
          <table:table-cell office:value-type="float" office:value="7638" table:style-name="ce7">
            <text:p>0000076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5</text:p>
          </table:table-cell>
          <table:table-cell office:value-type="float" office:value="7651" table:style-name="ce7">
            <text:p>0000076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6</text:p>
          </table:table-cell>
          <table:table-cell office:value-type="float" office:value="7663" table:style-name="ce7">
            <text:p>0000076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7</text:p>
          </table:table-cell>
          <table:table-cell office:value-type="float" office:value="7675" table:style-name="ce7">
            <text:p>0000076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8</text:p>
          </table:table-cell>
          <table:table-cell office:value-type="float" office:value="7687" table:style-name="ce7">
            <text:p>0000076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699</text:p>
          </table:table-cell>
          <table:table-cell office:value-type="float" office:value="7699" table:style-name="ce7">
            <text:p>0000076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0</text:p>
          </table:table-cell>
          <table:table-cell office:value-type="float" office:value="7705" table:style-name="ce7">
            <text:p>0000077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1</text:p>
          </table:table-cell>
          <table:table-cell office:value-type="float" office:value="7717" table:style-name="ce7">
            <text:p>0000077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2</text:p>
          </table:table-cell>
          <table:table-cell office:value-type="float" office:value="7729" table:style-name="ce7">
            <text:p>0000077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3</text:p>
          </table:table-cell>
          <table:table-cell office:value-type="float" office:value="7730" table:style-name="ce7">
            <text:p>0000077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4</text:p>
          </table:table-cell>
          <table:table-cell office:value-type="float" office:value="7742" table:style-name="ce7">
            <text:p>0000077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5</text:p>
          </table:table-cell>
          <table:table-cell office:value-type="float" office:value="7754" table:style-name="ce7">
            <text:p>0000077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6</text:p>
          </table:table-cell>
          <table:table-cell office:value-type="float" office:value="7766" table:style-name="ce7">
            <text:p>0000077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7</text:p>
          </table:table-cell>
          <table:table-cell office:value-type="float" office:value="7778" table:style-name="ce7">
            <text:p>0000077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8</text:p>
          </table:table-cell>
          <table:table-cell office:value-type="float" office:value="7791" table:style-name="ce7">
            <text:p>000007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09</text:p>
          </table:table-cell>
          <table:table-cell office:value-type="float" office:value="7808" table:style-name="ce7">
            <text:p>0000078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0</text:p>
          </table:table-cell>
          <table:table-cell office:value-type="float" office:value="7821" table:style-name="ce7">
            <text:p>0000078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1</text:p>
          </table:table-cell>
          <table:table-cell office:value-type="float" office:value="7833" table:style-name="ce7">
            <text:p>0000078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2</text:p>
          </table:table-cell>
          <table:table-cell office:value-type="float" office:value="7845" table:style-name="ce7">
            <text:p>0000078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3</text:p>
          </table:table-cell>
          <table:table-cell office:value-type="float" office:value="7857" table:style-name="ce7">
            <text:p>0000078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4</text:p>
          </table:table-cell>
          <table:table-cell office:value-type="float" office:value="7869" table:style-name="ce7">
            <text:p>0000078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5</text:p>
          </table:table-cell>
          <table:table-cell office:value-type="float" office:value="7870" table:style-name="ce7">
            <text:p>0000078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6</text:p>
          </table:table-cell>
          <table:table-cell office:value-type="float" office:value="7882" table:style-name="ce7">
            <text:p>0000078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7</text:p>
          </table:table-cell>
          <table:table-cell office:value-type="float" office:value="7894" table:style-name="ce7">
            <text:p>0000078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8</text:p>
          </table:table-cell>
          <table:table-cell office:value-type="float" office:value="7900" table:style-name="ce7">
            <text:p>0000079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19</text:p>
          </table:table-cell>
          <table:table-cell office:value-type="float" office:value="7912" table:style-name="ce7">
            <text:p>0000079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0</text:p>
          </table:table-cell>
          <table:table-cell office:value-type="float" office:value="7924" table:style-name="ce7">
            <text:p>0000079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1</text:p>
          </table:table-cell>
          <table:table-cell office:value-type="float" office:value="7936" table:style-name="ce7">
            <text:p>0000079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2</text:p>
          </table:table-cell>
          <table:table-cell office:value-type="float" office:value="7948" table:style-name="ce7">
            <text:p>0000079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3</text:p>
          </table:table-cell>
          <table:table-cell office:value-type="float" office:value="7961" table:style-name="ce7">
            <text:p>0000079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4</text:p>
          </table:table-cell>
          <table:table-cell office:value-type="float" office:value="7973" table:style-name="ce7">
            <text:p>0000079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5</text:p>
          </table:table-cell>
          <table:table-cell office:value-type="float" office:value="7985" table:style-name="ce7">
            <text:p>0000079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6</text:p>
          </table:table-cell>
          <table:table-cell office:value-type="float" office:value="7997" table:style-name="ce7">
            <text:p>0000079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7</text:p>
          </table:table-cell>
          <table:table-cell office:value-type="float" office:value="8011" table:style-name="ce7">
            <text:p>0000080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8</text:p>
          </table:table-cell>
          <table:table-cell office:value-type="float" office:value="8023" table:style-name="ce7">
            <text:p>0000080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29</text:p>
          </table:table-cell>
          <table:table-cell office:value-type="float" office:value="8035" table:style-name="ce7">
            <text:p>0000080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0</text:p>
          </table:table-cell>
          <table:table-cell office:value-type="float" office:value="8047" table:style-name="ce7">
            <text:p>0000080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1</text:p>
          </table:table-cell>
          <table:table-cell office:value-type="float" office:value="8059" table:style-name="ce7">
            <text:p>0000080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2</text:p>
          </table:table-cell>
          <table:table-cell office:value-type="float" office:value="8060" table:style-name="ce7">
            <text:p>0000080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3</text:p>
          </table:table-cell>
          <table:table-cell office:value-type="float" office:value="8072" table:style-name="ce7">
            <text:p>0000080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4</text:p>
          </table:table-cell>
          <table:table-cell office:value-type="float" office:value="8084" table:style-name="ce7">
            <text:p>000008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5</text:p>
          </table:table-cell>
          <table:table-cell office:value-type="float" office:value="8096" table:style-name="ce7">
            <text:p>0000080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6</text:p>
          </table:table-cell>
          <table:table-cell office:value-type="float" office:value="8102" table:style-name="ce7">
            <text:p>0000081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7</text:p>
          </table:table-cell>
          <table:table-cell office:value-type="float" office:value="8114" table:style-name="ce7">
            <text:p>0000081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8</text:p>
          </table:table-cell>
          <table:table-cell office:value-type="float" office:value="8126" table:style-name="ce7">
            <text:p>0000081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39</text:p>
          </table:table-cell>
          <table:table-cell office:value-type="float" office:value="8138" table:style-name="ce7">
            <text:p>0000081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0</text:p>
          </table:table-cell>
          <table:table-cell office:value-type="float" office:value="8151" table:style-name="ce7">
            <text:p>0000081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1</text:p>
          </table:table-cell>
          <table:table-cell office:value-type="float" office:value="8163" table:style-name="ce7">
            <text:p>0000081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2</text:p>
          </table:table-cell>
          <table:table-cell office:value-type="float" office:value="8175" table:style-name="ce7">
            <text:p>0000081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3</text:p>
          </table:table-cell>
          <table:table-cell office:value-type="float" office:value="8187" table:style-name="ce7">
            <text:p>0000081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4</text:p>
          </table:table-cell>
          <table:table-cell office:value-type="float" office:value="8199" table:style-name="ce7">
            <text:p>00000819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5</text:p>
          </table:table-cell>
          <table:table-cell office:value-type="float" office:value="8205" table:style-name="ce7">
            <text:p>0000082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6</text:p>
          </table:table-cell>
          <table:table-cell office:value-type="float" office:value="8217" table:style-name="ce7">
            <text:p>0000082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7</text:p>
          </table:table-cell>
          <table:table-cell office:value-type="float" office:value="8229" table:style-name="ce7">
            <text:p>0000082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8</text:p>
          </table:table-cell>
          <table:table-cell office:value-type="float" office:value="8230" table:style-name="ce7">
            <text:p>0000082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49</text:p>
          </table:table-cell>
          <table:table-cell office:value-type="float" office:value="8242" table:style-name="ce7">
            <text:p>0000082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0</text:p>
          </table:table-cell>
          <table:table-cell office:value-type="float" office:value="8254" table:style-name="ce7">
            <text:p>0000082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1</text:p>
          </table:table-cell>
          <table:table-cell office:value-type="float" office:value="8266" table:style-name="ce7">
            <text:p>00000826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2</text:p>
          </table:table-cell>
          <table:table-cell office:value-type="float" office:value="8278" table:style-name="ce7">
            <text:p>000008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3</text:p>
          </table:table-cell>
          <table:table-cell office:value-type="float" office:value="8291" table:style-name="ce7">
            <text:p>0000082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4</text:p>
          </table:table-cell>
          <table:table-cell office:value-type="float" office:value="8308" table:style-name="ce7">
            <text:p>0000083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5</text:p>
          </table:table-cell>
          <table:table-cell office:value-type="float" office:value="8321" table:style-name="ce7">
            <text:p>0000083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6</text:p>
          </table:table-cell>
          <table:table-cell office:value-type="float" office:value="8333" table:style-name="ce7">
            <text:p>00000833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7</text:p>
          </table:table-cell>
          <table:table-cell office:value-type="float" office:value="8345" table:style-name="ce7">
            <text:p>0000083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8</text:p>
          </table:table-cell>
          <table:table-cell office:value-type="float" office:value="8357" table:style-name="ce7">
            <text:p>0000083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59</text:p>
          </table:table-cell>
          <table:table-cell office:value-type="float" office:value="8369" table:style-name="ce7">
            <text:p>0000083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0</text:p>
          </table:table-cell>
          <table:table-cell office:value-type="float" office:value="8370" table:style-name="ce7">
            <text:p>0000083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1</text:p>
          </table:table-cell>
          <table:table-cell office:value-type="float" office:value="8382" table:style-name="ce7">
            <text:p>0000083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2</text:p>
          </table:table-cell>
          <table:table-cell office:value-type="float" office:value="8394" table:style-name="ce7">
            <text:p>0000083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3</text:p>
          </table:table-cell>
          <table:table-cell office:value-type="float" office:value="8400" table:style-name="ce7">
            <text:p>00000840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4</text:p>
          </table:table-cell>
          <table:table-cell office:value-type="float" office:value="8412" table:style-name="ce7">
            <text:p>0000084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5</text:p>
          </table:table-cell>
          <table:table-cell office:value-type="float" office:value="8424" table:style-name="ce7">
            <text:p>0000084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6</text:p>
          </table:table-cell>
          <table:table-cell office:value-type="float" office:value="8436" table:style-name="ce7">
            <text:p>0000084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7</text:p>
          </table:table-cell>
          <table:table-cell office:value-type="float" office:value="8448" table:style-name="ce7">
            <text:p>0000084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8</text:p>
          </table:table-cell>
          <table:table-cell office:value-type="float" office:value="8461" table:style-name="ce7">
            <text:p>0000084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69</text:p>
          </table:table-cell>
          <table:table-cell office:value-type="float" office:value="8473" table:style-name="ce7">
            <text:p>0000084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0</text:p>
          </table:table-cell>
          <table:table-cell office:value-type="float" office:value="8485" table:style-name="ce7">
            <text:p>0000084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1</text:p>
          </table:table-cell>
          <table:table-cell office:value-type="float" office:value="8497" table:style-name="ce7">
            <text:p>0000084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2</text:p>
          </table:table-cell>
          <table:table-cell office:value-type="float" office:value="8503" table:style-name="ce7">
            <text:p>0000085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3</text:p>
          </table:table-cell>
          <table:table-cell office:value-type="float" office:value="8515" table:style-name="ce7">
            <text:p>0000085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4</text:p>
          </table:table-cell>
          <table:table-cell office:value-type="float" office:value="8527" table:style-name="ce7">
            <text:p>0000085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5</text:p>
          </table:table-cell>
          <table:table-cell office:value-type="float" office:value="8539" table:style-name="ce7">
            <text:p>0000085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6</text:p>
          </table:table-cell>
          <table:table-cell office:value-type="float" office:value="8540" table:style-name="ce7">
            <text:p>0000085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7</text:p>
          </table:table-cell>
          <table:table-cell office:value-type="float" office:value="8552" table:style-name="ce7">
            <text:p>0000085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8</text:p>
          </table:table-cell>
          <table:table-cell office:value-type="float" office:value="8564" table:style-name="ce7">
            <text:p>0000085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79</text:p>
          </table:table-cell>
          <table:table-cell office:value-type="float" office:value="8576" table:style-name="ce7">
            <text:p>0000085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0</text:p>
          </table:table-cell>
          <table:table-cell office:value-type="float" office:value="8588" table:style-name="ce7">
            <text:p>0000085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1</text:p>
          </table:table-cell>
          <table:table-cell office:value-type="float" office:value="8606" table:style-name="ce7">
            <text:p>0000086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2</text:p>
          </table:table-cell>
          <table:table-cell office:value-type="float" office:value="8618" table:style-name="ce7">
            <text:p>0000086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3</text:p>
          </table:table-cell>
          <table:table-cell office:value-type="float" office:value="8631" table:style-name="ce7">
            <text:p>0000086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4</text:p>
          </table:table-cell>
          <table:table-cell office:value-type="float" office:value="8643" table:style-name="ce7">
            <text:p>0000086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5</text:p>
          </table:table-cell>
          <table:table-cell office:value-type="float" office:value="8655" table:style-name="ce7">
            <text:p>0000086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6</text:p>
          </table:table-cell>
          <table:table-cell office:value-type="float" office:value="8667" table:style-name="ce7">
            <text:p>0000086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7</text:p>
          </table:table-cell>
          <table:table-cell office:value-type="float" office:value="8679" table:style-name="ce7">
            <text:p>0000086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8</text:p>
          </table:table-cell>
          <table:table-cell office:value-type="float" office:value="8680" table:style-name="ce7">
            <text:p>0000086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89</text:p>
          </table:table-cell>
          <table:table-cell office:value-type="float" office:value="8692" table:style-name="ce7">
            <text:p>0000086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0</text:p>
          </table:table-cell>
          <table:table-cell office:value-type="float" office:value="8709" table:style-name="ce7">
            <text:p>0000087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1</text:p>
          </table:table-cell>
          <table:table-cell office:value-type="float" office:value="8710" table:style-name="ce7">
            <text:p>0000087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2</text:p>
          </table:table-cell>
          <table:table-cell office:value-type="float" office:value="8722" table:style-name="ce7">
            <text:p>0000087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3</text:p>
          </table:table-cell>
          <table:table-cell office:value-type="float" office:value="8734" table:style-name="ce7">
            <text:p>0000087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4</text:p>
          </table:table-cell>
          <table:table-cell office:value-type="float" office:value="8746" table:style-name="ce7">
            <text:p>0000087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5</text:p>
          </table:table-cell>
          <table:table-cell office:value-type="float" office:value="8758" table:style-name="ce7">
            <text:p>0000087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6</text:p>
          </table:table-cell>
          <table:table-cell office:value-type="float" office:value="8771" table:style-name="ce7">
            <text:p>0000087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7</text:p>
          </table:table-cell>
          <table:table-cell office:value-type="float" office:value="8783" table:style-name="ce7">
            <text:p>000008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8</text:p>
          </table:table-cell>
          <table:table-cell office:value-type="float" office:value="8795" table:style-name="ce7">
            <text:p>0000087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799</text:p>
          </table:table-cell>
          <table:table-cell office:value-type="float" office:value="8801" table:style-name="ce7">
            <text:p>0000088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0</text:p>
          </table:table-cell>
          <table:table-cell office:value-type="float" office:value="8813" table:style-name="ce7">
            <text:p>0000088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1</text:p>
          </table:table-cell>
          <table:table-cell office:value-type="float" office:value="8825" table:style-name="ce7">
            <text:p>0000088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2</text:p>
          </table:table-cell>
          <table:table-cell office:value-type="float" office:value="8837" table:style-name="ce7">
            <text:p>0000088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3</text:p>
          </table:table-cell>
          <table:table-cell office:value-type="float" office:value="8849" table:style-name="ce7">
            <text:p>0000088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4</text:p>
          </table:table-cell>
          <table:table-cell office:value-type="float" office:value="8850" table:style-name="ce7">
            <text:p>0000088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5</text:p>
          </table:table-cell>
          <table:table-cell office:value-type="float" office:value="8862" table:style-name="ce7">
            <text:p>0000088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6</text:p>
          </table:table-cell>
          <table:table-cell office:value-type="float" office:value="8874" table:style-name="ce7">
            <text:p>0000088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7</text:p>
          </table:table-cell>
          <table:table-cell office:value-type="float" office:value="8886" table:style-name="ce7">
            <text:p>0000088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8</text:p>
          </table:table-cell>
          <table:table-cell office:value-type="float" office:value="8898" table:style-name="ce7">
            <text:p>0000088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09</text:p>
          </table:table-cell>
          <table:table-cell office:value-type="float" office:value="8904" table:style-name="ce7">
            <text:p>0000089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0</text:p>
          </table:table-cell>
          <table:table-cell office:value-type="float" office:value="8916" table:style-name="ce7">
            <text:p>0000089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1</text:p>
          </table:table-cell>
          <table:table-cell office:value-type="float" office:value="8928" table:style-name="ce7">
            <text:p>0000089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2</text:p>
          </table:table-cell>
          <table:table-cell office:value-type="float" office:value="8941" table:style-name="ce7">
            <text:p>0000089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3</text:p>
          </table:table-cell>
          <table:table-cell office:value-type="float" office:value="8953" table:style-name="ce7">
            <text:p>0000089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4</text:p>
          </table:table-cell>
          <table:table-cell office:value-type="float" office:value="8965" table:style-name="ce7">
            <text:p>000008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5</text:p>
          </table:table-cell>
          <table:table-cell office:value-type="float" office:value="8977" table:style-name="ce7">
            <text:p>0000089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6</text:p>
          </table:table-cell>
          <table:table-cell office:value-type="float" office:value="8989" table:style-name="ce7">
            <text:p>0000089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7</text:p>
          </table:table-cell>
          <table:table-cell office:value-type="float" office:value="8990" table:style-name="ce7">
            <text:p>0000089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8</text:p>
          </table:table-cell>
          <table:table-cell office:value-type="float" office:value="9003" table:style-name="ce7">
            <text:p>0000090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19</text:p>
          </table:table-cell>
          <table:table-cell office:value-type="float" office:value="9015" table:style-name="ce7">
            <text:p>0000090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0</text:p>
          </table:table-cell>
          <table:table-cell office:value-type="float" office:value="9027" table:style-name="ce7">
            <text:p>0000090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1</text:p>
          </table:table-cell>
          <table:table-cell office:value-type="float" office:value="9039" table:style-name="ce7">
            <text:p>0000090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2</text:p>
          </table:table-cell>
          <table:table-cell office:value-type="float" office:value="9040" table:style-name="ce7">
            <text:p>000009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3</text:p>
          </table:table-cell>
          <table:table-cell office:value-type="float" office:value="9052" table:style-name="ce7">
            <text:p>0000090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4</text:p>
          </table:table-cell>
          <table:table-cell office:value-type="float" office:value="9064" table:style-name="ce7">
            <text:p>0000090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5</text:p>
          </table:table-cell>
          <table:table-cell office:value-type="float" office:value="9076" table:style-name="ce7">
            <text:p>0000090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6</text:p>
          </table:table-cell>
          <table:table-cell office:value-type="float" office:value="9088" table:style-name="ce7">
            <text:p>00000908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7</text:p>
          </table:table-cell>
          <table:table-cell office:value-type="float" office:value="9106" table:style-name="ce7">
            <text:p>0000091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8</text:p>
          </table:table-cell>
          <table:table-cell office:value-type="float" office:value="9118" table:style-name="ce7">
            <text:p>0000091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29</text:p>
          </table:table-cell>
          <table:table-cell office:value-type="float" office:value="9131" table:style-name="ce7">
            <text:p>0000091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0</text:p>
          </table:table-cell>
          <table:table-cell office:value-type="float" office:value="9143" table:style-name="ce7">
            <text:p>0000091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1</text:p>
          </table:table-cell>
          <table:table-cell office:value-type="float" office:value="9155" table:style-name="ce7">
            <text:p>00000915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2</text:p>
          </table:table-cell>
          <table:table-cell office:value-type="float" office:value="9167" table:style-name="ce7">
            <text:p>0000091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3</text:p>
          </table:table-cell>
          <table:table-cell office:value-type="float" office:value="9179" table:style-name="ce7">
            <text:p>0000091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4</text:p>
          </table:table-cell>
          <table:table-cell office:value-type="float" office:value="9180" table:style-name="ce7">
            <text:p>0000091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5</text:p>
          </table:table-cell>
          <table:table-cell office:value-type="float" office:value="9192" table:style-name="ce7">
            <text:p>0000091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6</text:p>
          </table:table-cell>
          <table:table-cell office:value-type="float" office:value="9209" table:style-name="ce7">
            <text:p>0000092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7</text:p>
          </table:table-cell>
          <table:table-cell office:value-type="float" office:value="9210" table:style-name="ce7">
            <text:p>0000092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8</text:p>
          </table:table-cell>
          <table:table-cell office:value-type="float" office:value="9222" table:style-name="ce7">
            <text:p>00000922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39</text:p>
          </table:table-cell>
          <table:table-cell office:value-type="float" office:value="9234" table:style-name="ce7">
            <text:p>0000092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0</text:p>
          </table:table-cell>
          <table:table-cell office:value-type="float" office:value="9246" table:style-name="ce7">
            <text:p>0000092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1</text:p>
          </table:table-cell>
          <table:table-cell office:value-type="float" office:value="9258" table:style-name="ce7">
            <text:p>0000092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2</text:p>
          </table:table-cell>
          <table:table-cell office:value-type="float" office:value="9271" table:style-name="ce7">
            <text:p>0000092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3</text:p>
          </table:table-cell>
          <table:table-cell office:value-type="float" office:value="9283" table:style-name="ce7">
            <text:p>0000092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4</text:p>
          </table:table-cell>
          <table:table-cell office:value-type="float" office:value="9295" table:style-name="ce7">
            <text:p>0000092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5</text:p>
          </table:table-cell>
          <table:table-cell office:value-type="float" office:value="9301" table:style-name="ce7">
            <text:p>0000093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6</text:p>
          </table:table-cell>
          <table:table-cell office:value-type="float" office:value="9313" table:style-name="ce7">
            <text:p>0000093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7</text:p>
          </table:table-cell>
          <table:table-cell office:value-type="float" office:value="9325" table:style-name="ce7">
            <text:p>0000093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8</text:p>
          </table:table-cell>
          <table:table-cell office:value-type="float" office:value="9337" table:style-name="ce7">
            <text:p>0000093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49</text:p>
          </table:table-cell>
          <table:table-cell office:value-type="float" office:value="9349" table:style-name="ce7">
            <text:p>0000093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0</text:p>
          </table:table-cell>
          <table:table-cell office:value-type="float" office:value="9350" table:style-name="ce7">
            <text:p>0000093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1</text:p>
          </table:table-cell>
          <table:table-cell office:value-type="float" office:value="9362" table:style-name="ce7">
            <text:p>0000093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2</text:p>
          </table:table-cell>
          <table:table-cell office:value-type="float" office:value="9374" table:style-name="ce7">
            <text:p>0000093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3</text:p>
          </table:table-cell>
          <table:table-cell office:value-type="float" office:value="9386" table:style-name="ce7">
            <text:p>0000093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4</text:p>
          </table:table-cell>
          <table:table-cell office:value-type="float" office:value="9398" table:style-name="ce7">
            <text:p>0000093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5</text:p>
          </table:table-cell>
          <table:table-cell office:value-type="float" office:value="9404" table:style-name="ce7">
            <text:p>0000094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6</text:p>
          </table:table-cell>
          <table:table-cell office:value-type="float" office:value="9416" table:style-name="ce7">
            <text:p>0000094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7</text:p>
          </table:table-cell>
          <table:table-cell office:value-type="float" office:value="9428" table:style-name="ce7">
            <text:p>0000094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8</text:p>
          </table:table-cell>
          <table:table-cell office:value-type="float" office:value="9441" table:style-name="ce7">
            <text:p>0000094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59</text:p>
          </table:table-cell>
          <table:table-cell office:value-type="float" office:value="9453" table:style-name="ce7">
            <text:p>0000094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0</text:p>
          </table:table-cell>
          <table:table-cell office:value-type="float" office:value="9465" table:style-name="ce7">
            <text:p>0000094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1</text:p>
          </table:table-cell>
          <table:table-cell office:value-type="float" office:value="9477" table:style-name="ce7">
            <text:p>00000947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2</text:p>
          </table:table-cell>
          <table:table-cell office:value-type="float" office:value="9489" table:style-name="ce7">
            <text:p>0000094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3</text:p>
          </table:table-cell>
          <table:table-cell office:value-type="float" office:value="9490" table:style-name="ce7">
            <text:p>0000094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4</text:p>
          </table:table-cell>
          <table:table-cell office:value-type="float" office:value="9507" table:style-name="ce7">
            <text:p>0000095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5</text:p>
          </table:table-cell>
          <table:table-cell office:value-type="float" office:value="9519" table:style-name="ce7">
            <text:p>0000095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6</text:p>
          </table:table-cell>
          <table:table-cell office:value-type="float" office:value="9520" table:style-name="ce7">
            <text:p>0000095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7</text:p>
          </table:table-cell>
          <table:table-cell office:value-type="float" office:value="9532" table:style-name="ce7">
            <text:p>0000095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8</text:p>
          </table:table-cell>
          <table:table-cell office:value-type="float" office:value="9544" table:style-name="ce7">
            <text:p>00000954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69</text:p>
          </table:table-cell>
          <table:table-cell office:value-type="float" office:value="9556" table:style-name="ce7">
            <text:p>0000095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0</text:p>
          </table:table-cell>
          <table:table-cell office:value-type="float" office:value="9568" table:style-name="ce7">
            <text:p>0000095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1</text:p>
          </table:table-cell>
          <table:table-cell office:value-type="float" office:value="9581" table:style-name="ce7">
            <text:p>0000095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2</text:p>
          </table:table-cell>
          <table:table-cell office:value-type="float" office:value="9593" table:style-name="ce7">
            <text:p>0000095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3</text:p>
          </table:table-cell>
          <table:table-cell office:value-type="float" office:value="9611" table:style-name="ce7">
            <text:p>00000961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4</text:p>
          </table:table-cell>
          <table:table-cell office:value-type="float" office:value="9623" table:style-name="ce7">
            <text:p>0000096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5</text:p>
          </table:table-cell>
          <table:table-cell office:value-type="float" office:value="9635" table:style-name="ce7">
            <text:p>0000096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6</text:p>
          </table:table-cell>
          <table:table-cell office:value-type="float" office:value="9647" table:style-name="ce7">
            <text:p>0000096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7</text:p>
          </table:table-cell>
          <table:table-cell office:value-type="float" office:value="9659" table:style-name="ce7">
            <text:p>0000096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8</text:p>
          </table:table-cell>
          <table:table-cell office:value-type="float" office:value="9660" table:style-name="ce7">
            <text:p>0000096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79</text:p>
          </table:table-cell>
          <table:table-cell office:value-type="float" office:value="9672" table:style-name="ce7">
            <text:p>0000096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BSN 880</text:p>
          </table:table-cell>
          <table:table-cell office:value-type="float" office:value="9684" table:style-name="ce7">
            <text:p>00000968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1</text:p>
          </table:table-cell>
          <table:table-cell office:value-type="float" office:value="9696" table:style-name="ce7">
            <text:p>000009696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2</text:p>
          </table:table-cell>
          <table:table-cell office:value-type="float" office:value="9702" table:style-name="ce7">
            <text:p>00000970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3</text:p>
          </table:table-cell>
          <table:table-cell office:value-type="float" office:value="9714" table:style-name="ce7">
            <text:p>00000971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4</text:p>
          </table:table-cell>
          <table:table-cell office:value-type="float" office:value="9726" table:style-name="ce7">
            <text:p>000009726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5</text:p>
          </table:table-cell>
          <table:table-cell office:value-type="float" office:value="9738" table:style-name="ce7">
            <text:p>000009738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6</text:p>
          </table:table-cell>
          <table:table-cell office:value-type="float" office:value="9751" table:style-name="ce7">
            <text:p>000009751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7</text:p>
          </table:table-cell>
          <table:table-cell office:value-type="float" office:value="9763" table:style-name="ce7">
            <text:p>00000976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8</text:p>
          </table:table-cell>
          <table:table-cell office:value-type="float" office:value="9775" table:style-name="ce7">
            <text:p>00000977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89</text:p>
          </table:table-cell>
          <table:table-cell office:value-type="float" office:value="9787" table:style-name="ce7">
            <text:p>00000978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0</text:p>
          </table:table-cell>
          <table:table-cell office:value-type="float" office:value="9799" table:style-name="ce7">
            <text:p>000009799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1</text:p>
          </table:table-cell>
          <table:table-cell office:value-type="float" office:value="9805" table:style-name="ce7">
            <text:p>00000980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2</text:p>
          </table:table-cell>
          <table:table-cell office:value-type="float" office:value="9817" table:style-name="ce7">
            <text:p>00000981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3</text:p>
          </table:table-cell>
          <table:table-cell office:value-type="float" office:value="9829" table:style-name="ce7">
            <text:p>000009829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894</text:p>
          </table:table-cell>
          <table:table-cell office:value-type="float" office:value="9830" table:style-name="ce7">
            <text:p>000009830</text:p>
          </table:table-cell>
          <table:table-cell office:value-type="float" office:value="697989276" table:style-name="ce7">
            <text:p>6979892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895</text:p>
          </table:table-cell>
          <table:table-cell office:value-type="float" office:value="9842" table:style-name="ce7">
            <text:p>000009842</text:p>
          </table:table-cell>
          <table:table-cell office:value-type="float" office:value="300110479" table:style-name="ce7">
            <text:p>3001104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896</text:p>
          </table:table-cell>
          <table:table-cell office:value-type="float" office:value="9854" table:style-name="ce7">
            <text:p>000009854</text:p>
          </table:table-cell>
          <table:table-cell office:value-type="float" office:value="305863927" table:style-name="ce7">
            <text:p>305863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897</text:p>
          </table:table-cell>
          <table:table-cell office:value-type="float" office:value="9866" table:style-name="ce7">
            <text:p>000009866</text:p>
          </table:table-cell>
          <table:table-cell office:value-type="float" office:value="111111134" table:style-name="ce7">
            <text:p>11111113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898</text:p>
          </table:table-cell>
          <table:table-cell office:value-type="float" office:value="9878" table:style-name="ce7">
            <text:p>000009878</text:p>
          </table:table-cell>
          <table:table-cell office:value-type="float" office:value="302979827" table:style-name="ce7">
            <text:p>302979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899</text:p>
          </table:table-cell>
          <table:table-cell office:value-type="float" office:value="9891" table:style-name="ce7">
            <text:p>000009891</text:p>
          </table:table-cell>
          <table:table-cell office:value-type="float" office:value="300837938" table:style-name="ce7">
            <text:p>30083793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Test-BSN 900</text:p>
          </table:table-cell>
          <table:table-cell office:value-type="float" office:value="9908" table:style-name="ce7">
            <text:p>000009908</text:p>
          </table:table-cell>
          <table:table-cell office:value-type="float" office:value="950046590" table:style-name="ce7">
            <text:p>95004659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1</text:p>
          </table:table-cell>
          <table:table-cell office:value-type="float" office:value="9921" table:style-name="ce7">
            <text:p>000009921</text:p>
          </table:table-cell>
          <table:table-cell office:value-type="float" office:value="308945827" table:style-name="ce7">
            <text:p>308945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2</text:p>
          </table:table-cell>
          <table:table-cell office:value-type="float" office:value="9933" table:style-name="ce7">
            <text:p>000009933</text:p>
          </table:table-cell>
          <table:table-cell office:value-type="float" office:value="302857928" table:style-name="ce7">
            <text:p>302857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3</text:p>
          </table:table-cell>
          <table:table-cell office:value-type="float" office:value="9945" table:style-name="ce7">
            <text:p>000009945</text:p>
          </table:table-cell>
          <table:table-cell office:value-type="float" office:value="912345615" table:style-name="ce7">
            <text:p>91234561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4</text:p>
          </table:table-cell>
          <table:table-cell office:value-type="float" office:value="9957" table:style-name="ce7">
            <text:p>000009957</text:p>
          </table:table-cell>
          <table:table-cell office:value-type="float" office:value="42632961" table:style-name="ce7">
            <text:p>04263296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5</text:p>
          </table:table-cell>
          <table:table-cell office:value-type="float" office:value="9969" table:style-name="ce7">
            <text:p>000009969</text:p>
          </table:table-cell>
          <table:table-cell office:value-type="float" office:value="181651038" table:style-name="ce7">
            <text:p>1816510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6</text:p>
          </table:table-cell>
          <table:table-cell office:value-type="float" office:value="9970" table:style-name="ce7">
            <text:p>000009970</text:p>
          </table:table-cell>
          <table:table-cell office:value-type="float" office:value="302857837" table:style-name="ce7">
            <text:p>302857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7</text:p>
          </table:table-cell>
          <table:table-cell office:value-type="float" office:value="9982" table:style-name="ce7">
            <text:p>000009982</text:p>
          </table:table-cell>
          <table:table-cell office:value-type="float" office:value="301863817" table:style-name="ce7">
            <text:p>301863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8</text:p>
          </table:table-cell>
          <table:table-cell office:value-type="float" office:value="9994" table:style-name="ce7">
            <text:p>000009994</text:p>
          </table:table-cell>
          <table:table-cell office:value-type="float" office:value="912345688" table:style-name="ce7">
            <text:p>91234568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09</text:p>
          </table:table-cell>
          <table:table-cell office:value-type="float" office:value="10082426" table:style-name="ce7">
            <text:p>010082426</text:p>
          </table:table-cell>
          <table:table-cell office:value-type="float" office:value="900095155" table:style-name="ce7">
            <text:p>900095155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1 Voorloopnul; 11 proef gemaakt</text:p>
          </table:table-cell>
          <table:table-cell office:value-type="string" table:style-name="ce1">
            <text:p>7-11-2018 gewijzi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910</text:p>
          </table:table-cell>
          <table:table-cell office:value-type="float" office:value="999990019" table:style-name="ce7">
            <text:p>999990019</text:p>
          </table:table-cell>
          <table:table-cell office:value-type="float" office:value="690018745" table:style-name="ce7">
            <text:p>69001874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11</text:p>
          </table:table-cell>
          <table:table-cell office:value-type="float" office:value="999990020" table:style-name="ce7">
            <text:p>999990020</text:p>
          </table:table-cell>
          <table:table-cell office:value-type="float" office:value="301975917" table:style-name="ce7">
            <text:p>301975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12</text:p>
          </table:table-cell>
          <table:table-cell office:value-type="float" office:value="999990032" table:style-name="ce7">
            <text:p>999990032</text:p>
          </table:table-cell>
          <table:table-cell office:value-type="float" office:value="465760478" table:style-name="ce7">
            <text:p>4657604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3</text:p>
          </table:table-cell>
          <table:table-cell office:value-type="float" office:value="999990044" table:style-name="ce7">
            <text:p>999990044</text:p>
          </table:table-cell>
          <table:table-cell office:value-type="float" office:value="302871937" table:style-name="ce7">
            <text:p>302871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4</text:p>
          </table:table-cell>
          <table:table-cell office:value-type="float" office:value="999990056" table:style-name="ce7">
            <text:p>999990056</text:p>
          </table:table-cell>
          <table:table-cell office:value-type="float" office:value="300931918" table:style-name="ce7">
            <text:p>300931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5</text:p>
          </table:table-cell>
          <table:table-cell office:value-type="float" office:value="999990068" table:style-name="ce7">
            <text:p>999990068</text:p>
          </table:table-cell>
          <table:table-cell office:value-type="float" office:value="304661818" table:style-name="ce7">
            <text:p>304661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6</text:p>
          </table:table-cell>
          <table:table-cell office:value-type="float" office:value="999990081" table:style-name="ce7">
            <text:p>999990081</text:p>
          </table:table-cell>
          <table:table-cell office:value-type="float" office:value="283133429" table:style-name="ce7">
            <text:p>2831334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7</text:p>
          </table:table-cell>
          <table:table-cell office:value-type="float" office:value="999990093" table:style-name="ce7">
            <text:p>999990093</text:p>
          </table:table-cell>
          <table:table-cell office:value-type="float" office:value="300531928" table:style-name="ce7">
            <text:p>30053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8</text:p>
          </table:table-cell>
          <table:table-cell office:value-type="float" office:value="999990111" table:style-name="ce7">
            <text:p>999990111</text:p>
          </table:table-cell>
          <table:table-cell office:value-type="float" office:value="282479776" table:style-name="ce7">
            <text:p>2824797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19</text:p>
          </table:table-cell>
          <table:table-cell office:value-type="float" office:value="999990123" table:style-name="ce7">
            <text:p>999990123</text:p>
          </table:table-cell>
          <table:table-cell office:value-type="float" office:value="302933827" table:style-name="ce7">
            <text:p>30293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0</text:p>
          </table:table-cell>
          <table:table-cell office:value-type="float" office:value="999990135" table:style-name="ce7">
            <text:p>999990135</text:p>
          </table:table-cell>
          <table:table-cell office:value-type="float" office:value="301975838" table:style-name="ce7">
            <text:p>301975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1</text:p>
          </table:table-cell>
          <table:table-cell office:value-type="float" office:value="999990147" table:style-name="ce7">
            <text:p>999990147</text:p>
          </table:table-cell>
          <table:table-cell office:value-type="float" office:value="309943917" table:style-name="ce7">
            <text:p>309943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2</text:p>
          </table:table-cell>
          <table:table-cell office:value-type="float" office:value="999990159" table:style-name="ce7">
            <text:p>999990159</text:p>
          </table:table-cell>
          <table:table-cell office:value-type="float" office:value="282078964" table:style-name="ce7">
            <text:p>2820789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3</text:p>
          </table:table-cell>
          <table:table-cell office:value-type="float" office:value="999990160" table:style-name="ce7">
            <text:p>999990160</text:p>
          </table:table-cell>
          <table:table-cell office:value-type="float" office:value="102600004" table:style-name="ce7">
            <text:p>1026000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4</text:p>
          </table:table-cell>
          <table:table-cell office:value-type="float" office:value="999990172" table:style-name="ce7">
            <text:p>999990172</text:p>
          </table:table-cell>
          <table:table-cell office:value-type="float" office:value="187928733" table:style-name="ce7">
            <text:p>18792873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5</text:p>
          </table:table-cell>
          <table:table-cell office:value-type="float" office:value="999990184" table:style-name="ce7">
            <text:p>999990184</text:p>
          </table:table-cell>
          <table:table-cell office:value-type="float" office:value="300635837" table:style-name="ce7">
            <text:p>300635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6</text:p>
          </table:table-cell>
          <table:table-cell office:value-type="float" office:value="999990196" table:style-name="ce7">
            <text:p>999990196</text:p>
          </table:table-cell>
          <table:table-cell office:value-type="float" office:value="302973837" table:style-name="ce7">
            <text:p>302973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7</text:p>
          </table:table-cell>
          <table:table-cell office:value-type="float" office:value="999990202" table:style-name="ce7">
            <text:p>999990202</text:p>
          </table:table-cell>
          <table:table-cell office:value-type="float" office:value="123459850" table:style-name="ce7">
            <text:p>1234598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8</text:p>
          </table:table-cell>
          <table:table-cell office:value-type="float" office:value="999990214" table:style-name="ce7">
            <text:p>999990214</text:p>
          </table:table-cell>
          <table:table-cell office:value-type="float" office:value="361728542" table:style-name="ce7">
            <text:p>3617285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29</text:p>
          </table:table-cell>
          <table:table-cell office:value-type="float" office:value="999990226" table:style-name="ce7">
            <text:p>999990226</text:p>
          </table:table-cell>
          <table:table-cell office:value-type="float" office:value="309963928" table:style-name="ce7">
            <text:p>30996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0</text:p>
          </table:table-cell>
          <table:table-cell office:value-type="float" office:value="999990238" table:style-name="ce7">
            <text:p>999990238</text:p>
          </table:table-cell>
          <table:table-cell office:value-type="float" office:value="212486810" table:style-name="ce7">
            <text:p>2124868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1</text:p>
          </table:table-cell>
          <table:table-cell office:value-type="float" office:value="999990251" table:style-name="ce7">
            <text:p>999990251</text:p>
          </table:table-cell>
          <table:table-cell office:value-type="float" office:value="302941927" table:style-name="ce7">
            <text:p>302941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2</text:p>
          </table:table-cell>
          <table:table-cell office:value-type="float" office:value="999990263" table:style-name="ce7">
            <text:p>999990263</text:p>
          </table:table-cell>
          <table:table-cell office:value-type="float" office:value="900095222" table:style-name="ce7">
            <text:p>90009522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3</text:p>
          </table:table-cell>
          <table:table-cell office:value-type="float" office:value="999990275" table:style-name="ce7">
            <text:p>999990275</text:p>
          </table:table-cell>
          <table:table-cell office:value-type="float" office:value="300763827" table:style-name="ce7">
            <text:p>30076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4</text:p>
          </table:table-cell>
          <table:table-cell office:value-type="float" office:value="999990287" table:style-name="ce7">
            <text:p>999990287</text:p>
          </table:table-cell>
          <table:table-cell office:value-type="float" office:value="950053569" table:style-name="ce7">
            <text:p>9500535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5</text:p>
          </table:table-cell>
          <table:table-cell office:value-type="float" office:value="999990299" table:style-name="ce7">
            <text:p>999990299</text:p>
          </table:table-cell>
          <table:table-cell office:value-type="float" office:value="300537918" table:style-name="ce7">
            <text:p>300537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6</text:p>
          </table:table-cell>
          <table:table-cell office:value-type="float" office:value="999990305" table:style-name="ce7">
            <text:p>999990305</text:p>
          </table:table-cell>
          <table:table-cell office:value-type="float" office:value="301559818" table:style-name="ce7">
            <text:p>301559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7</text:p>
          </table:table-cell>
          <table:table-cell office:value-type="float" office:value="999990317" table:style-name="ce7">
            <text:p>999990317</text:p>
          </table:table-cell>
          <table:table-cell office:value-type="float" office:value="302953917" table:style-name="ce7">
            <text:p>302953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8</text:p>
          </table:table-cell>
          <table:table-cell office:value-type="float" office:value="999990329" table:style-name="ce7">
            <text:p>999990329</text:p>
          </table:table-cell>
          <table:table-cell office:value-type="float" office:value="281812731" table:style-name="ce7">
            <text:p>2818127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39</text:p>
          </table:table-cell>
          <table:table-cell office:value-type="float" office:value="999990330" table:style-name="ce7">
            <text:p>999990330</text:p>
          </table:table-cell>
          <table:table-cell office:value-type="float" office:value="201479035" table:style-name="ce7">
            <text:p>2014790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0</text:p>
          </table:table-cell>
          <table:table-cell office:value-type="float" office:value="999990342" table:style-name="ce7">
            <text:p>999990342</text:p>
          </table:table-cell>
          <table:table-cell office:value-type="float" office:value="301867938" table:style-name="ce7">
            <text:p>301867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1</text:p>
          </table:table-cell>
          <table:table-cell office:value-type="float" office:value="999990354" table:style-name="ce7">
            <text:p>999990354</text:p>
          </table:table-cell>
          <table:table-cell office:value-type="float" office:value="435178489" table:style-name="ce7">
            <text:p>4351784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2</text:p>
          </table:table-cell>
          <table:table-cell office:value-type="float" office:value="999990366" table:style-name="ce7">
            <text:p>999990366</text:p>
          </table:table-cell>
          <table:table-cell office:value-type="float" office:value="300653827" table:style-name="ce7">
            <text:p>30065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3</text:p>
          </table:table-cell>
          <table:table-cell office:value-type="float" office:value="999990378" table:style-name="ce7">
            <text:p>999990378</text:p>
          </table:table-cell>
          <table:table-cell office:value-type="float" office:value="308847817" table:style-name="ce7">
            <text:p>308847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44</text:p>
          </table:table-cell>
          <table:table-cell office:value-type="float" office:value="999990391" table:style-name="ce7">
            <text:p>999990391</text:p>
          </table:table-cell>
          <table:table-cell office:value-type="float" office:value="521580353" table:style-name="ce7">
            <text:p>52158035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5</text:p>
          </table:table-cell>
          <table:table-cell office:value-type="float" office:value="999990408" table:style-name="ce7">
            <text:p>999990408</text:p>
          </table:table-cell>
          <table:table-cell office:value-type="float" office:value="690011246" table:style-name="ce7">
            <text:p>69001124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6</text:p>
          </table:table-cell>
          <table:table-cell office:value-type="float" office:value="999990421" table:style-name="ce7">
            <text:p>999990421</text:p>
          </table:table-cell>
          <table:table-cell office:value-type="float" office:value="301945937" table:style-name="ce7">
            <text:p>301945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7</text:p>
          </table:table-cell>
          <table:table-cell office:value-type="float" office:value="999990433" table:style-name="ce7">
            <text:p>999990433</text:p>
          </table:table-cell>
          <table:table-cell office:value-type="float" office:value="716807348" table:style-name="ce7">
            <text:p>71680734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8</text:p>
          </table:table-cell>
          <table:table-cell office:value-type="float" office:value="999990445" table:style-name="ce7">
            <text:p>999990445</text:p>
          </table:table-cell>
          <table:table-cell office:value-type="float" office:value="900008143" table:style-name="ce7">
            <text:p>90000814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49</text:p>
          </table:table-cell>
          <table:table-cell office:value-type="float" office:value="999990457" table:style-name="ce7">
            <text:p>999990457</text:p>
          </table:table-cell>
          <table:table-cell office:value-type="float" office:value="301541917" table:style-name="ce7">
            <text:p>301541917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950</text:p>
          </table:table-cell>
          <table:table-cell office:value-type="float" office:value="999990469" table:style-name="ce7">
            <text:p>999990469</text:p>
          </table:table-cell>
          <table:table-cell office:value-type="float" office:value="780921902" table:style-name="ce7">
            <text:p>78092190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1</text:p>
          </table:table-cell>
          <table:table-cell office:value-type="float" office:value="999990470" table:style-name="ce7">
            <text:p>999990470</text:p>
          </table:table-cell>
          <table:table-cell office:value-type="float" office:value="302935927" table:style-name="ce7">
            <text:p>302935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2</text:p>
          </table:table-cell>
          <table:table-cell office:value-type="float" office:value="999990482" table:style-name="ce7">
            <text:p>999990482</text:p>
          </table:table-cell>
          <table:table-cell office:value-type="float" office:value="693003789" table:style-name="ce7">
            <text:p>69300378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3</text:p>
          </table:table-cell>
          <table:table-cell office:value-type="float" office:value="999990494" table:style-name="ce7">
            <text:p>999990494</text:p>
          </table:table-cell>
          <table:table-cell office:value-type="float" office:value="690010527" table:style-name="ce7">
            <text:p>6900105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4</text:p>
          </table:table-cell>
          <table:table-cell office:value-type="float" office:value="999990500" table:style-name="ce7">
            <text:p>999990500</text:p>
          </table:table-cell>
          <table:table-cell office:value-type="float" office:value="303937828" table:style-name="ce7">
            <text:p>303937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5</text:p>
          </table:table-cell>
          <table:table-cell office:value-type="float" office:value="999990512" table:style-name="ce7">
            <text:p>999990512</text:p>
          </table:table-cell>
          <table:table-cell office:value-type="float" office:value="309777938" table:style-name="ce7">
            <text:p>309777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6</text:p>
          </table:table-cell>
          <table:table-cell office:value-type="float" office:value="999990524" table:style-name="ce7">
            <text:p>999990524</text:p>
          </table:table-cell>
          <table:table-cell office:value-type="float" office:value="11" table:style-name="ce7">
            <text:p>00000001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7</text:p>
          </table:table-cell>
          <table:table-cell office:value-type="float" office:value="999990536" table:style-name="ce7">
            <text:p>999990536</text:p>
          </table:table-cell>
          <table:table-cell office:value-type="float" office:value="123460013" table:style-name="ce7">
            <text:p>12346001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8</text:p>
          </table:table-cell>
          <table:table-cell office:value-type="float" office:value="999990548" table:style-name="ce7">
            <text:p>999990548</text:p>
          </table:table-cell>
          <table:table-cell office:value-type="float" office:value="301853927" table:style-name="ce7">
            <text:p>301853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59</text:p>
          </table:table-cell>
          <table:table-cell office:value-type="float" office:value="999990561" table:style-name="ce7">
            <text:p>999990561</text:p>
          </table:table-cell>
          <table:table-cell office:value-type="float" office:value="698051087" table:style-name="ce7">
            <text:p>69805108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0</text:p>
          </table:table-cell>
          <table:table-cell office:value-type="float" office:value="999990573" table:style-name="ce7">
            <text:p>999990573</text:p>
          </table:table-cell>
          <table:table-cell office:value-type="float" office:value="302869827" table:style-name="ce7">
            <text:p>302869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1</text:p>
          </table:table-cell>
          <table:table-cell office:value-type="float" office:value="999990585" table:style-name="ce7">
            <text:p>999990585</text:p>
          </table:table-cell>
          <table:table-cell office:value-type="float" office:value="690022116" table:style-name="ce7">
            <text:p>69002211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2</text:p>
          </table:table-cell>
          <table:table-cell office:value-type="float" office:value="999990597" table:style-name="ce7">
            <text:p>999990597</text:p>
          </table:table-cell>
          <table:table-cell office:value-type="float" office:value="302637928" table:style-name="ce7">
            <text:p>302637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3</text:p>
          </table:table-cell>
          <table:table-cell office:value-type="float" office:value="999990603" table:style-name="ce7">
            <text:p>999990603</text:p>
          </table:table-cell>
          <table:table-cell office:value-type="float" office:value="950046607" table:style-name="ce7">
            <text:p>95004660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4</text:p>
          </table:table-cell>
          <table:table-cell office:value-type="float" office:value="999990615" table:style-name="ce7">
            <text:p>999990615</text:p>
          </table:table-cell>
          <table:table-cell office:value-type="float" office:value="306665827" table:style-name="ce7">
            <text:p>306665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5</text:p>
          </table:table-cell>
          <table:table-cell office:value-type="float" office:value="999990627" table:style-name="ce7">
            <text:p>999990627</text:p>
          </table:table-cell>
          <table:table-cell office:value-type="float" office:value="585818423" table:style-name="ce7">
            <text:p>58581842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6</text:p>
          </table:table-cell>
          <table:table-cell office:value-type="float" office:value="999990639" table:style-name="ce7">
            <text:p>999990639</text:p>
          </table:table-cell>
          <table:table-cell office:value-type="float" office:value="301837818" table:style-name="ce7">
            <text:p>301837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7</text:p>
          </table:table-cell>
          <table:table-cell office:value-type="float" office:value="999990640" table:style-name="ce7">
            <text:p>999990640</text:p>
          </table:table-cell>
          <table:table-cell office:value-type="float" office:value="690010394" table:style-name="ce7">
            <text:p>69001039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8</text:p>
          </table:table-cell>
          <table:table-cell office:value-type="float" office:value="999990652" table:style-name="ce7">
            <text:p>999990652</text:p>
          </table:table-cell>
          <table:table-cell office:value-type="float" office:value="847030106" table:style-name="ce7">
            <text:p>84703010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69</text:p>
          </table:table-cell>
          <table:table-cell office:value-type="float" office:value="999990664" table:style-name="ce7">
            <text:p>999990664</text:p>
          </table:table-cell>
          <table:table-cell office:value-type="float" office:value="300777917" table:style-name="ce7">
            <text:p>300777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0</text:p>
          </table:table-cell>
          <table:table-cell office:value-type="float" office:value="999990676" table:style-name="ce7">
            <text:p>999990676</text:p>
          </table:table-cell>
          <table:table-cell office:value-type="float" office:value="301943928" table:style-name="ce7">
            <text:p>301943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1</text:p>
          </table:table-cell>
          <table:table-cell office:value-type="float" office:value="999990688" table:style-name="ce7">
            <text:p>999990688</text:p>
          </table:table-cell>
          <table:table-cell office:value-type="float" office:value="300669938" table:style-name="ce7">
            <text:p>300669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2</text:p>
          </table:table-cell>
          <table:table-cell office:value-type="float" office:value="999990706" table:style-name="ce7">
            <text:p>999990706</text:p>
          </table:table-cell>
          <table:table-cell office:value-type="float" office:value="300757918" table:style-name="ce7">
            <text:p>300757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3</text:p>
          </table:table-cell>
          <table:table-cell office:value-type="float" office:value="999990718" table:style-name="ce7">
            <text:p>999990718</text:p>
          </table:table-cell>
          <table:table-cell office:value-type="float" office:value="308833818" table:style-name="ce7">
            <text:p>308833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4</text:p>
          </table:table-cell>
          <table:table-cell office:value-type="float" office:value="999990731" table:style-name="ce7">
            <text:p>999990731</text:p>
          </table:table-cell>
          <table:table-cell office:value-type="float" office:value="200908078" table:style-name="ce7">
            <text:p>20090807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975</text:p>
          </table:table-cell>
          <table:table-cell office:value-type="float" office:value="999990743" table:style-name="ce7">
            <text:p>999990743</text:p>
          </table:table-cell>
          <table:table-cell office:value-type="float" office:value="690024502" table:style-name="ce7">
            <text:p>690024502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Lang, diakri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976</text:p>
          </table:table-cell>
          <table:table-cell office:value-type="float" office:value="999990755" table:style-name="ce7">
            <text:p>999990755</text:p>
          </table:table-cell>
          <table:table-cell office:value-type="float" office:value="300743828" table:style-name="ce7">
            <text:p>300743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77</text:p>
          </table:table-cell>
          <table:table-cell office:value-type="float" office:value="999990767" table:style-name="ce7">
            <text:p>99999076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78</text:p>
          </table:table-cell>
          <table:table-cell office:value-type="float" office:value="999990779" table:style-name="ce7">
            <text:p>999990779</text:p>
          </table:table-cell>
          <table:table-cell office:value-type="float" office:value="187968706" table:style-name="ce7">
            <text:p>18796870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79</text:p>
          </table:table-cell>
          <table:table-cell office:value-type="float" office:value="999990780" table:style-name="ce7">
            <text:p>999990780</text:p>
          </table:table-cell>
          <table:table-cell office:value-type="float" office:value="301969917" table:style-name="ce7">
            <text:p>301969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0</text:p>
          </table:table-cell>
          <table:table-cell office:value-type="float" office:value="999990792" table:style-name="ce7">
            <text:p>999990792</text:p>
          </table:table-cell>
          <table:table-cell office:value-type="float" office:value="301571818" table:style-name="ce7">
            <text:p>301571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1</text:p>
          </table:table-cell>
          <table:table-cell office:value-type="float" office:value="999990809" table:style-name="ce7">
            <text:p>999990809</text:p>
          </table:table-cell>
          <table:table-cell office:value-type="float" office:value="123459965" table:style-name="ce7">
            <text:p>1234599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2</text:p>
          </table:table-cell>
          <table:table-cell office:value-type="float" office:value="999990810" table:style-name="ce7">
            <text:p>999990810</text:p>
          </table:table-cell>
          <table:table-cell office:value-type="float" office:value="912345664" table:style-name="ce7">
            <text:p>9123456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3</text:p>
          </table:table-cell>
          <table:table-cell office:value-type="float" office:value="999990822" table:style-name="ce7">
            <text:p>999990822</text:p>
          </table:table-cell>
          <table:table-cell office:value-type="float" office:value="301857817" table:style-name="ce7">
            <text:p>301857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4</text:p>
          </table:table-cell>
          <table:table-cell office:value-type="float" office:value="999990834" table:style-name="ce7">
            <text:p>999990834</text:p>
          </table:table-cell>
          <table:table-cell office:value-type="float" office:value="950046619" table:style-name="ce7">
            <text:p>9500466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5</text:p>
          </table:table-cell>
          <table:table-cell office:value-type="float" office:value="999990846" table:style-name="ce7">
            <text:p>999990846</text:p>
          </table:table-cell>
          <table:table-cell office:value-type="float" office:value="502097954" table:style-name="ce7">
            <text:p>5020979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6</text:p>
          </table:table-cell>
          <table:table-cell office:value-type="float" office:value="999990858" table:style-name="ce7">
            <text:p>999990858</text:p>
          </table:table-cell>
          <table:table-cell office:value-type="float" office:value="570957588" table:style-name="ce7">
            <text:p>57095758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7</text:p>
          </table:table-cell>
          <table:table-cell office:value-type="float" office:value="999990871" table:style-name="ce7">
            <text:p>999990871</text:p>
          </table:table-cell>
          <table:table-cell office:value-type="float" office:value="302641828" table:style-name="ce7">
            <text:p>302641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8</text:p>
          </table:table-cell>
          <table:table-cell office:value-type="float" office:value="999990883" table:style-name="ce7">
            <text:p>999990883</text:p>
          </table:table-cell>
          <table:table-cell office:value-type="float" office:value="308963817" table:style-name="ce7">
            <text:p>308963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89</text:p>
          </table:table-cell>
          <table:table-cell office:value-type="float" office:value="999990895" table:style-name="ce7">
            <text:p>999990895</text:p>
          </table:table-cell>
          <table:table-cell office:value-type="float" office:value="306395848" table:style-name="ce7">
            <text:p>3063958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0</text:p>
          </table:table-cell>
          <table:table-cell office:value-type="float" office:value="999990901" table:style-name="ce7">
            <text:p>999990901</text:p>
          </table:table-cell>
          <table:table-cell office:value-type="float" office:value="141254142" table:style-name="ce7">
            <text:p>1412541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1</text:p>
          </table:table-cell>
          <table:table-cell office:value-type="float" office:value="999990913" table:style-name="ce7">
            <text:p>999990913</text:p>
          </table:table-cell>
          <table:table-cell office:value-type="float" office:value="690582249" table:style-name="ce7">
            <text:p>6905822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2</text:p>
          </table:table-cell>
          <table:table-cell office:value-type="float" office:value="999990925" table:style-name="ce7">
            <text:p>999990925</text:p>
          </table:table-cell>
          <table:table-cell office:value-type="float" office:value="690487575" table:style-name="ce7">
            <text:p>6904875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3</text:p>
          </table:table-cell>
          <table:table-cell office:value-type="float" office:value="999990937" table:style-name="ce7">
            <text:p>999990937</text:p>
          </table:table-cell>
          <table:table-cell office:value-type="float" office:value="690013619" table:style-name="ce7">
            <text:p>6900136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4</text:p>
          </table:table-cell>
          <table:table-cell office:value-type="float" office:value="999990949" table:style-name="ce7">
            <text:p>999990949</text:p>
          </table:table-cell>
          <table:table-cell office:value-type="float" office:value="954516187" table:style-name="ce7">
            <text:p>9545161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5</text:p>
          </table:table-cell>
          <table:table-cell office:value-type="float" office:value="999990950" table:style-name="ce7">
            <text:p>999990950</text:p>
          </table:table-cell>
          <table:table-cell office:value-type="float" office:value="300755818" table:style-name="ce7">
            <text:p>300755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6</text:p>
          </table:table-cell>
          <table:table-cell office:value-type="float" office:value="999990962" table:style-name="ce7">
            <text:p>999990962</text:p>
          </table:table-cell>
          <table:table-cell office:value-type="float" office:value="302741938" table:style-name="ce7">
            <text:p>302741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7</text:p>
          </table:table-cell>
          <table:table-cell office:value-type="float" office:value="999990974" table:style-name="ce7">
            <text:p>999990974</text:p>
          </table:table-cell>
          <table:table-cell office:value-type="float" office:value="690015987" table:style-name="ce7">
            <text:p>6900159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8</text:p>
          </table:table-cell>
          <table:table-cell office:value-type="float" office:value="999990986" table:style-name="ce7">
            <text:p>999990986</text:p>
          </table:table-cell>
          <table:table-cell office:value-type="float" office:value="301845918" table:style-name="ce7">
            <text:p>301845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999</text:p>
          </table:table-cell>
          <table:table-cell office:value-type="float" office:value="999990998" table:style-name="ce7">
            <text:p>999990998</text:p>
          </table:table-cell>
          <table:table-cell office:value-type="float" office:value="302771827" table:style-name="ce7">
            <text:p>302771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0</text:p>
          </table:table-cell>
          <table:table-cell office:value-type="float" office:value="999991000" table:style-name="ce7">
            <text:p>999991000</text:p>
          </table:table-cell>
          <table:table-cell office:value-type="float" office:value="690206045" table:style-name="ce7">
            <text:p>6902060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1</text:p>
          </table:table-cell>
          <table:table-cell office:value-type="float" office:value="999991012" table:style-name="ce7">
            <text:p>999991012</text:p>
          </table:table-cell>
          <table:table-cell office:value-type="float" office:value="200908054" table:style-name="ce7">
            <text:p>2009080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2</text:p>
          </table:table-cell>
          <table:table-cell office:value-type="float" office:value="999991024" table:style-name="ce7">
            <text:p>999991024</text:p>
          </table:table-cell>
          <table:table-cell office:value-type="float" office:value="690011714" table:style-name="ce7">
            <text:p>6900117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3</text:p>
          </table:table-cell>
          <table:table-cell office:value-type="float" office:value="999991036" table:style-name="ce7">
            <text:p>999991036</text:p>
          </table:table-cell>
          <table:table-cell office:value-type="float" office:value="300835838" table:style-name="ce7">
            <text:p>300835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4</text:p>
          </table:table-cell>
          <table:table-cell office:value-type="float" office:value="999991048" table:style-name="ce7">
            <text:p>999991048</text:p>
          </table:table-cell>
          <table:table-cell office:value-type="float" office:value="300739928" table:style-name="ce7">
            <text:p>300739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5</text:p>
          </table:table-cell>
          <table:table-cell office:value-type="float" office:value="999991061" table:style-name="ce7">
            <text:p>999991061</text:p>
          </table:table-cell>
          <table:table-cell office:value-type="float" office:value="308951918" table:style-name="ce7">
            <text:p>308951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6</text:p>
          </table:table-cell>
          <table:table-cell office:value-type="float" office:value="999991073" table:style-name="ce7">
            <text:p>999991073</text:p>
          </table:table-cell>
          <table:table-cell office:value-type="float" office:value="301541838" table:style-name="ce7">
            <text:p>301541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7</text:p>
          </table:table-cell>
          <table:table-cell office:value-type="float" office:value="999991085" table:style-name="ce7">
            <text:p>999991085</text:p>
          </table:table-cell>
          <table:table-cell office:value-type="float" office:value="309969918" table:style-name="ce7">
            <text:p>309969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08</text:p>
          </table:table-cell>
          <table:table-cell office:value-type="float" office:value="999991097" table:style-name="ce7">
            <text:p>999991097</text:p>
          </table:table-cell>
          <table:table-cell office:value-type="float" office:value="300739837" table:style-name="ce7">
            <text:p>300739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09</text:p>
          </table:table-cell>
          <table:table-cell office:value-type="float" office:value="999991103" table:style-name="ce1">
            <text:p>999991103</text:p>
          </table:table-cell>
          <table:table-cell office:value-type="float" office:value="123459849" table:style-name="ce7">
            <text:p>12345984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0</text:p>
          </table:table-cell>
          <table:table-cell office:value-type="float" office:value="999991115" table:style-name="ce1">
            <text:p>999991115</text:p>
          </table:table-cell>
          <table:table-cell office:value-type="float" office:value="300759927" table:style-name="ce7">
            <text:p>300759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1</text:p>
          </table:table-cell>
          <table:table-cell office:value-type="float" office:value="999991127" table:style-name="ce7">
            <text:p>999991127</text:p>
          </table:table-cell>
          <table:table-cell office:value-type="float" office:value="690009823" table:style-name="ce7">
            <text:p>69000982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2</text:p>
          </table:table-cell>
          <table:table-cell office:value-type="float" office:value="999991139" table:style-name="ce7">
            <text:p>999991139</text:p>
          </table:table-cell>
          <table:table-cell office:value-type="float" office:value="111111110" table:style-name="ce7">
            <text:p>11111111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3</text:p>
          </table:table-cell>
          <table:table-cell office:value-type="float" office:value="999991140" table:style-name="ce7">
            <text:p>999991140</text:p>
          </table:table-cell>
          <table:table-cell office:value-type="float" office:value="300543918" table:style-name="ce7">
            <text:p>300543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4</text:p>
          </table:table-cell>
          <table:table-cell office:value-type="float" office:value="999991152" table:style-name="ce7">
            <text:p>999991152</text:p>
          </table:table-cell>
          <table:table-cell office:value-type="float" office:value="200908091" table:style-name="ce7">
            <text:p>20090809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5</text:p>
          </table:table-cell>
          <table:table-cell office:value-type="float" office:value="999991164" table:style-name="ce7">
            <text:p>999991164</text:p>
          </table:table-cell>
          <table:table-cell office:value-type="float" office:value="301565818" table:style-name="ce7">
            <text:p>301565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6</text:p>
          </table:table-cell>
          <table:table-cell office:value-type="float" office:value="999991176" table:style-name="ce7">
            <text:p>999991176</text:p>
          </table:table-cell>
          <table:table-cell office:value-type="float" office:value="49211699" table:style-name="ce7">
            <text:p>049211699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017</text:p>
          </table:table-cell>
          <table:table-cell office:value-type="float" office:value="999991188" table:style-name="ce7">
            <text:p>999991188</text:p>
          </table:table-cell>
          <table:table-cell office:value-type="float" office:value="923545943" table:style-name="ce7">
            <text:p>92354594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8</text:p>
          </table:table-cell>
          <table:table-cell office:value-type="float" office:value="999991206" table:style-name="ce7">
            <text:p>999991206</text:p>
          </table:table-cell>
          <table:table-cell office:value-type="float" office:value="900008167" table:style-name="ce7">
            <text:p>90000816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19</text:p>
          </table:table-cell>
          <table:table-cell office:value-type="float" office:value="999991218" table:style-name="ce7">
            <text:p>999991218</text:p>
          </table:table-cell>
          <table:table-cell office:value-type="float" office:value="300933927" table:style-name="ce7">
            <text:p>300933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0</text:p>
          </table:table-cell>
          <table:table-cell office:value-type="float" office:value="999991231" table:style-name="ce7">
            <text:p>999991231</text:p>
          </table:table-cell>
          <table:table-cell office:value-type="float" office:value="300675938" table:style-name="ce7">
            <text:p>300675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1</text:p>
          </table:table-cell>
          <table:table-cell office:value-type="float" office:value="999991243" table:style-name="ce7">
            <text:p>999991243</text:p>
          </table:table-cell>
          <table:table-cell office:value-type="float" office:value="300541818" table:style-name="ce7">
            <text:p>300541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2</text:p>
          </table:table-cell>
          <table:table-cell office:value-type="float" office:value="999991255" table:style-name="ce7">
            <text:p>999991255</text:p>
          </table:table-cell>
          <table:table-cell office:value-type="float" office:value="912345652" table:style-name="ce7">
            <text:p>91234565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3</text:p>
          </table:table-cell>
          <table:table-cell office:value-type="float" office:value="999991267" table:style-name="ce7">
            <text:p>999991267</text:p>
          </table:table-cell>
          <table:table-cell office:value-type="float" office:value="309775917" table:style-name="ce7">
            <text:p>309775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24</text:p>
          </table:table-cell>
          <table:table-cell office:value-type="float" office:value="999991279" table:style-name="ce7">
            <text:p>999991279</text:p>
          </table:table-cell>
          <table:table-cell office:value-type="float" office:value="306741817" table:style-name="ce7">
            <text:p>306741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5</text:p>
          </table:table-cell>
          <table:table-cell office:value-type="float" office:value="999991280" table:style-name="ce7">
            <text:p>999991280</text:p>
          </table:table-cell>
          <table:table-cell office:value-type="float" office:value="306555827" table:style-name="ce7">
            <text:p>306555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6</text:p>
          </table:table-cell>
          <table:table-cell office:value-type="float" office:value="999991292" table:style-name="ce7">
            <text:p>999991292</text:p>
          </table:table-cell>
          <table:table-cell office:value-type="float" office:value="302967837" table:style-name="ce7">
            <text:p>302967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7</text:p>
          </table:table-cell>
          <table:table-cell office:value-type="float" office:value="999991309" table:style-name="ce7">
            <text:p>999991309</text:p>
          </table:table-cell>
          <table:table-cell office:value-type="float" office:value="302951817" table:style-name="ce7">
            <text:p>302951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8</text:p>
          </table:table-cell>
          <table:table-cell office:value-type="float" office:value="999991310" table:style-name="ce7">
            <text:p>999991310</text:p>
          </table:table-cell>
          <table:table-cell office:value-type="float" office:value="697342189" table:style-name="ce7">
            <text:p>6973421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29</text:p>
          </table:table-cell>
          <table:table-cell office:value-type="float" office:value="999991322" table:style-name="ce7">
            <text:p>999991322</text:p>
          </table:table-cell>
          <table:table-cell office:value-type="float" office:value="306777927" table:style-name="ce7">
            <text:p>306777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0</text:p>
          </table:table-cell>
          <table:table-cell office:value-type="float" office:value="999991334" table:style-name="ce7">
            <text:p>999991334</text:p>
          </table:table-cell>
          <table:table-cell office:value-type="float" office:value="301575927" table:style-name="ce7">
            <text:p>301575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1</text:p>
          </table:table-cell>
          <table:table-cell office:value-type="float" office:value="999991346" table:style-name="ce7">
            <text:p>999991346</text:p>
          </table:table-cell>
          <table:table-cell office:value-type="float" office:value="300879817" table:style-name="ce7">
            <text:p>300879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2</text:p>
          </table:table-cell>
          <table:table-cell office:value-type="float" office:value="999991358" table:style-name="ce7">
            <text:p>999991358</text:p>
          </table:table-cell>
          <table:table-cell office:value-type="float" office:value="950046577" table:style-name="ce7">
            <text:p>95004657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3</text:p>
          </table:table-cell>
          <table:table-cell office:value-type="float" office:value="999991371" table:style-name="ce7">
            <text:p>999991371</text:p>
          </table:table-cell>
          <table:table-cell office:value-type="float" office:value="200908133" table:style-name="ce7">
            <text:p>20090813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4</text:p>
          </table:table-cell>
          <table:table-cell office:value-type="float" office:value="999991383" table:style-name="ce7">
            <text:p>999991383</text:p>
          </table:table-cell>
          <table:table-cell office:value-type="float" office:value="690014053" table:style-name="ce7">
            <text:p>6900140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5</text:p>
          </table:table-cell>
          <table:table-cell office:value-type="float" office:value="999991395" table:style-name="ce7">
            <text:p>999991395</text:p>
          </table:table-cell>
          <table:table-cell office:value-type="float" office:value="302533928" table:style-name="ce7">
            <text:p>30253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6</text:p>
          </table:table-cell>
          <table:table-cell office:value-type="float" office:value="999991401" table:style-name="ce7">
            <text:p>999991401</text:p>
          </table:table-cell>
          <table:table-cell office:value-type="float" office:value="302863928" table:style-name="ce7">
            <text:p>30286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7</text:p>
          </table:table-cell>
          <table:table-cell office:value-type="float" office:value="999991413" table:style-name="ce7">
            <text:p>999991413</text:p>
          </table:table-cell>
          <table:table-cell office:value-type="float" office:value="693315908" table:style-name="ce7">
            <text:p>6933159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8</text:p>
          </table:table-cell>
          <table:table-cell office:value-type="float" office:value="999991425" table:style-name="ce7">
            <text:p>999991425</text:p>
          </table:table-cell>
          <table:table-cell office:value-type="float" office:value="301953818" table:style-name="ce7">
            <text:p>301953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39</text:p>
          </table:table-cell>
          <table:table-cell office:value-type="float" office:value="999991437" table:style-name="ce7">
            <text:p>999991437</text:p>
          </table:table-cell>
          <table:table-cell office:value-type="float" office:value="300763918" table:style-name="ce7">
            <text:p>300763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40</text:p>
          </table:table-cell>
          <table:table-cell office:value-type="float" office:value="999991449" table:style-name="ce7">
            <text:p>999991449</text:p>
          </table:table-cell>
          <table:table-cell office:value-type="float" office:value="307677837" table:style-name="ce7">
            <text:p>307677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1</text:p>
          </table:table-cell>
          <table:table-cell office:value-type="float" office:value="999991450" table:style-name="ce7">
            <text:p>999991450</text:p>
          </table:table-cell>
          <table:table-cell office:value-type="float" office:value="300647827" table:style-name="ce7">
            <text:p>300647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2</text:p>
          </table:table-cell>
          <table:table-cell office:value-type="float" office:value="999991462" table:style-name="ce7">
            <text:p>999991462</text:p>
          </table:table-cell>
          <table:table-cell office:value-type="float" office:value="300535818" table:style-name="ce7">
            <text:p>300535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3</text:p>
          </table:table-cell>
          <table:table-cell office:value-type="float" office:value="999991474" table:style-name="ce7">
            <text:p>999991474</text:p>
          </table:table-cell>
          <table:table-cell office:value-type="float" office:value="123459941" table:style-name="ce7">
            <text:p>12345994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4</text:p>
          </table:table-cell>
          <table:table-cell office:value-type="float" office:value="999991486" table:style-name="ce7">
            <text:p>999991486</text:p>
          </table:table-cell>
          <table:table-cell office:value-type="float" office:value="301839827" table:style-name="ce7">
            <text:p>301839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5</text:p>
          </table:table-cell>
          <table:table-cell office:value-type="float" office:value="999991498" table:style-name="ce7">
            <text:p>999991498</text:p>
          </table:table-cell>
          <table:table-cell office:value-type="float" office:value="301841937" table:style-name="ce7">
            <text:p>301841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6</text:p>
          </table:table-cell>
          <table:table-cell office:value-type="float" office:value="999991504" table:style-name="ce7">
            <text:p>999991504</text:p>
          </table:table-cell>
          <table:table-cell office:value-type="float" office:value="301549928" table:style-name="ce7">
            <text:p>30154992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047</text:p>
          </table:table-cell>
          <table:table-cell office:value-type="float" office:value="999991516" table:style-name="ce7">
            <text:p>999991516</text:p>
          </table:table-cell>
          <table:table-cell office:value-type="float" office:value="302967928" table:style-name="ce7">
            <text:p>302967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8</text:p>
          </table:table-cell>
          <table:table-cell office:value-type="float" office:value="999991528" table:style-name="ce7">
            <text:p>999991528</text:p>
          </table:table-cell>
          <table:table-cell office:value-type="float" office:value="666666660" table:style-name="ce7">
            <text:p>66666666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49</text:p>
          </table:table-cell>
          <table:table-cell office:value-type="float" office:value="999991541" table:style-name="ce7">
            <text:p>999991541</text:p>
          </table:table-cell>
          <table:table-cell office:value-type="float" office:value="301871917" table:style-name="ce7">
            <text:p>301871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0</text:p>
          </table:table-cell>
          <table:table-cell office:value-type="float" office:value="999991553" table:style-name="ce7">
            <text:p>999991553</text:p>
          </table:table-cell>
          <table:table-cell office:value-type="float" office:value="783654248" table:style-name="ce7">
            <text:p>78365424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1</text:p>
          </table:table-cell>
          <table:table-cell office:value-type="float" office:value="999991565" table:style-name="ce7">
            <text:p>999991565</text:p>
          </table:table-cell>
          <table:table-cell office:value-type="float" office:value="123457348" table:style-name="ce7">
            <text:p>12345734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2</text:p>
          </table:table-cell>
          <table:table-cell office:value-type="float" office:value="999991577" table:style-name="ce7">
            <text:p>999991577</text:p>
          </table:table-cell>
          <table:table-cell office:value-type="float" office:value="690013711" table:style-name="ce7">
            <text:p>69001371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3</text:p>
          </table:table-cell>
          <table:table-cell office:value-type="float" office:value="999991589" table:style-name="ce7">
            <text:p>999991589</text:p>
          </table:table-cell>
          <table:table-cell office:value-type="float" office:value="301835937" table:style-name="ce7">
            <text:p>301835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4</text:p>
          </table:table-cell>
          <table:table-cell office:value-type="float" office:value="999991590" table:style-name="ce7">
            <text:p>999991590</text:p>
          </table:table-cell>
          <table:table-cell office:value-type="float" office:value="301949918" table:style-name="ce7">
            <text:p>301949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5</text:p>
          </table:table-cell>
          <table:table-cell office:value-type="float" office:value="999991607" table:style-name="ce7">
            <text:p>999991607</text:p>
          </table:table-cell>
          <table:table-cell office:value-type="float" office:value="300779938" table:style-name="ce7">
            <text:p>300779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056</text:p>
          </table:table-cell>
          <table:table-cell office:value-type="float" office:value="999991619" table:style-name="ce7">
            <text:p>999991619</text:p>
          </table:table-cell>
          <table:table-cell office:value-type="float" office:value="123459916" table:style-name="ce7">
            <text:p>1234599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57</text:p>
          </table:table-cell>
          <table:table-cell office:value-type="float" office:value="999991620" table:style-name="ce7">
            <text:p>999991620</text:p>
          </table:table-cell>
          <table:table-cell office:value-type="float" office:value="123456789" table:style-name="ce7">
            <text:p>1234567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58</text:p>
          </table:table-cell>
          <table:table-cell office:value-type="float" office:value="999991632" table:style-name="ce7">
            <text:p>999991632</text:p>
          </table:table-cell>
          <table:table-cell office:value-type="float" office:value="690020302" table:style-name="ce7">
            <text:p>6900203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59</text:p>
          </table:table-cell>
          <table:table-cell office:value-type="float" office:value="999991644" table:style-name="ce7">
            <text:p>999991644</text:p>
          </table:table-cell>
          <table:table-cell office:value-type="float" office:value="303697945" table:style-name="ce7">
            <text:p>3036979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0</text:p>
          </table:table-cell>
          <table:table-cell office:value-type="float" office:value="999991656" table:style-name="ce7">
            <text:p>999991656</text:p>
          </table:table-cell>
          <table:table-cell office:value-type="float" office:value="690018101" table:style-name="ce7">
            <text:p>6900181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1</text:p>
          </table:table-cell>
          <table:table-cell office:value-type="float" office:value="999991668" table:style-name="ce7">
            <text:p>999991668</text:p>
          </table:table-cell>
          <table:table-cell office:value-type="float" office:value="690017704" table:style-name="ce7">
            <text:p>6900177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2</text:p>
          </table:table-cell>
          <table:table-cell office:value-type="float" office:value="999991681" table:style-name="ce7">
            <text:p>999991681</text:p>
          </table:table-cell>
          <table:table-cell office:value-type="float" office:value="747874748" table:style-name="ce7">
            <text:p>7478747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3</text:p>
          </table:table-cell>
          <table:table-cell office:value-type="float" office:value="999991693" table:style-name="ce7">
            <text:p>999991693</text:p>
          </table:table-cell>
          <table:table-cell office:value-type="float" office:value="690021549" table:style-name="ce7">
            <text:p>6900215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4</text:p>
          </table:table-cell>
          <table:table-cell office:value-type="float" office:value="999991711" table:style-name="ce7">
            <text:p>999991711</text:p>
          </table:table-cell>
          <table:table-cell office:value-type="float" office:value="690014648" table:style-name="ce7">
            <text:p>6900146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5</text:p>
          </table:table-cell>
          <table:table-cell office:value-type="float" office:value="999991723" table:style-name="ce7">
            <text:p>999991723</text:p>
          </table:table-cell>
          <table:table-cell office:value-type="float" office:value="302843917" table:style-name="ce7">
            <text:p>302843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6</text:p>
          </table:table-cell>
          <table:table-cell office:value-type="float" office:value="999991735" table:style-name="ce7">
            <text:p>999991735</text:p>
          </table:table-cell>
          <table:table-cell office:value-type="float" office:value="302635828" table:style-name="ce7">
            <text:p>302635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7</text:p>
          </table:table-cell>
          <table:table-cell office:value-type="float" office:value="999991747" table:style-name="ce7">
            <text:p>999991747</text:p>
          </table:table-cell>
          <table:table-cell office:value-type="float" office:value="610681448" table:style-name="ce7">
            <text:p>6106814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8</text:p>
          </table:table-cell>
          <table:table-cell office:value-type="float" office:value="999991759" table:style-name="ce7">
            <text:p>999991759</text:p>
          </table:table-cell>
          <table:table-cell office:value-type="float" office:value="983257589" table:style-name="ce7">
            <text:p>9832575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69</text:p>
          </table:table-cell>
          <table:table-cell office:value-type="float" office:value="999991760" table:style-name="ce7">
            <text:p>999991760</text:p>
          </table:table-cell>
          <table:table-cell office:value-type="float" office:value="301961827" table:style-name="ce7">
            <text:p>301961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0</text:p>
          </table:table-cell>
          <table:table-cell office:value-type="float" office:value="999991772" table:style-name="ce7">
            <text:p>999991772</text:p>
          </table:table-cell>
          <table:table-cell office:value-type="float" office:value="302835817" table:style-name="ce7">
            <text:p>302835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1</text:p>
          </table:table-cell>
          <table:table-cell office:value-type="float" office:value="999991784" table:style-name="ce7">
            <text:p>999991784</text:p>
          </table:table-cell>
          <table:table-cell office:value-type="float" office:value="690019464" table:style-name="ce7">
            <text:p>6900194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2</text:p>
          </table:table-cell>
          <table:table-cell office:value-type="float" office:value="999991796" table:style-name="ce7">
            <text:p>999991796</text:p>
          </table:table-cell>
          <table:table-cell office:value-type="float" office:value="308965917" table:style-name="ce7">
            <text:p>308965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3</text:p>
          </table:table-cell>
          <table:table-cell office:value-type="float" office:value="999991802" table:style-name="ce7">
            <text:p>999991802</text:p>
          </table:table-cell>
          <table:table-cell office:value-type="float" office:value="900008179" table:style-name="ce7">
            <text:p>9000081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4</text:p>
          </table:table-cell>
          <table:table-cell office:value-type="float" office:value="999991814" table:style-name="ce7">
            <text:p>999991814</text:p>
          </table:table-cell>
          <table:table-cell office:value-type="float" office:value="302969937" table:style-name="ce7">
            <text:p>302969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5</text:p>
          </table:table-cell>
          <table:table-cell office:value-type="float" office:value="999991826" table:style-name="ce7">
            <text:p>999991826</text:p>
          </table:table-cell>
          <table:table-cell office:value-type="float" office:value="113731681" table:style-name="ce7">
            <text:p>1137316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6</text:p>
          </table:table-cell>
          <table:table-cell office:value-type="float" office:value="999991838" table:style-name="ce7">
            <text:p>999991838</text:p>
          </table:table-cell>
          <table:table-cell office:value-type="float" office:value="17168107" table:style-name="ce7">
            <text:p>0171681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7</text:p>
          </table:table-cell>
          <table:table-cell office:value-type="float" office:value="999991851" table:style-name="ce7">
            <text:p>999991851</text:p>
          </table:table-cell>
          <table:table-cell office:value-type="float" office:value="300873918" table:style-name="ce7">
            <text:p>300873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8</text:p>
          </table:table-cell>
          <table:table-cell office:value-type="float" office:value="999991863" table:style-name="ce7">
            <text:p>999991863</text:p>
          </table:table-cell>
          <table:table-cell office:value-type="float" office:value="912345639" table:style-name="ce7">
            <text:p>91234563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79</text:p>
          </table:table-cell>
          <table:table-cell office:value-type="float" office:value="999991875" table:style-name="ce7">
            <text:p>999991875</text:p>
          </table:table-cell>
          <table:table-cell office:value-type="float" office:value="900095234" table:style-name="ce7">
            <text:p>9000952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0</text:p>
          </table:table-cell>
          <table:table-cell office:value-type="float" office:value="999991887" table:style-name="ce7">
            <text:p>999991887</text:p>
          </table:table-cell>
          <table:table-cell office:value-type="float" office:value="300873827" table:style-name="ce7">
            <text:p>30087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1</text:p>
          </table:table-cell>
          <table:table-cell office:value-type="float" office:value="999991899" table:style-name="ce7">
            <text:p>999991899</text:p>
          </table:table-cell>
          <table:table-cell office:value-type="float" office:value="200908108" table:style-name="ce7">
            <text:p>2009081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2</text:p>
          </table:table-cell>
          <table:table-cell office:value-type="float" office:value="999991905" table:style-name="ce7">
            <text:p>999991905</text:p>
          </table:table-cell>
          <table:table-cell office:value-type="float" office:value="300601943" table:style-name="ce7">
            <text:p>3006019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3</text:p>
          </table:table-cell>
          <table:table-cell office:value-type="float" office:value="999991917" table:style-name="ce7">
            <text:p>999991917</text:p>
          </table:table-cell>
          <table:table-cell office:value-type="float" office:value="216581291" table:style-name="ce7">
            <text:p>21658129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4</text:p>
          </table:table-cell>
          <table:table-cell office:value-type="float" office:value="999991929" table:style-name="ce7">
            <text:p>999991929</text:p>
          </table:table-cell>
          <table:table-cell office:value-type="float" office:value="300737828" table:style-name="ce7">
            <text:p>300737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5</text:p>
          </table:table-cell>
          <table:table-cell office:value-type="float" office:value="999991930" table:style-name="ce7">
            <text:p>999991930</text:p>
          </table:table-cell>
          <table:table-cell office:value-type="float" office:value="300875927" table:style-name="ce7">
            <text:p>300875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6</text:p>
          </table:table-cell>
          <table:table-cell office:value-type="float" office:value="999991942" table:style-name="ce7">
            <text:p>999991942</text:p>
          </table:table-cell>
          <table:table-cell office:value-type="float" office:value="301847927" table:style-name="ce7">
            <text:p>301847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7</text:p>
          </table:table-cell>
          <table:table-cell office:value-type="float" office:value="999991954" table:style-name="ce7">
            <text:p>999991954</text:p>
          </table:table-cell>
          <table:table-cell office:value-type="float" office:value="300531837" table:style-name="ce7">
            <text:p>300531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8</text:p>
          </table:table-cell>
          <table:table-cell office:value-type="float" office:value="999991966" table:style-name="ce7">
            <text:p>999991966</text:p>
          </table:table-cell>
          <table:table-cell office:value-type="float" office:value="300653918" table:style-name="ce7">
            <text:p>300653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89</text:p>
          </table:table-cell>
          <table:table-cell office:value-type="float" office:value="999991978" table:style-name="ce7">
            <text:p>999991978</text:p>
          </table:table-cell>
          <table:table-cell office:value-type="float" office:value="301957927" table:style-name="ce7">
            <text:p>301957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0</text:p>
          </table:table-cell>
          <table:table-cell office:value-type="float" office:value="999991991" table:style-name="ce7">
            <text:p>999991991</text:p>
          </table:table-cell>
          <table:table-cell office:value-type="float" office:value="300647918" table:style-name="ce7">
            <text:p>300647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1</text:p>
          </table:table-cell>
          <table:table-cell office:value-type="float" office:value="999992004" table:style-name="ce7">
            <text:p>999992004</text:p>
          </table:table-cell>
          <table:table-cell office:value-type="float" office:value="695908674" table:style-name="ce7">
            <text:p>6959086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2</text:p>
          </table:table-cell>
          <table:table-cell office:value-type="float" office:value="999992016" table:style-name="ce7">
            <text:p>999992016</text:p>
          </table:table-cell>
          <table:table-cell office:value-type="float" office:value="303554149" table:style-name="ce7">
            <text:p>3035541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3</text:p>
          </table:table-cell>
          <table:table-cell office:value-type="float" office:value="999992028" table:style-name="ce7">
            <text:p>999992028</text:p>
          </table:table-cell>
          <table:table-cell office:value-type="float" office:value="302863837" table:style-name="ce7">
            <text:p>302863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4</text:p>
          </table:table-cell>
          <table:table-cell office:value-type="float" office:value="999992041" table:style-name="ce7">
            <text:p>999992041</text:p>
          </table:table-cell>
          <table:table-cell office:value-type="float" office:value="900094175" table:style-name="ce7">
            <text:p>9000941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5</text:p>
          </table:table-cell>
          <table:table-cell office:value-type="float" office:value="999992053" table:style-name="ce7">
            <text:p>999992053</text:p>
          </table:table-cell>
          <table:table-cell office:value-type="float" office:value="200908042" table:style-name="ce7">
            <text:p>2009080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6</text:p>
          </table:table-cell>
          <table:table-cell office:value-type="float" office:value="999992065" table:style-name="ce7">
            <text:p>999992065</text:p>
          </table:table-cell>
          <table:table-cell office:value-type="float" office:value="690013899" table:style-name="ce7">
            <text:p>69001389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7</text:p>
          </table:table-cell>
          <table:table-cell office:value-type="float" office:value="999992077" table:style-name="ce7">
            <text:p>999992077</text:p>
          </table:table-cell>
          <table:table-cell office:value-type="float" office:value="111218846" table:style-name="ce7">
            <text:p>1112188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8</text:p>
          </table:table-cell>
          <table:table-cell office:value-type="float" office:value="999992089" table:style-name="ce7">
            <text:p>999992089</text:p>
          </table:table-cell>
          <table:table-cell office:value-type="float" office:value="690011118" table:style-name="ce7">
            <text:p>6900111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099</text:p>
          </table:table-cell>
          <table:table-cell office:value-type="float" office:value="999992090" table:style-name="ce7">
            <text:p>999992090</text:p>
          </table:table-cell>
          <table:table-cell office:value-type="float" office:value="698586700" table:style-name="ce7">
            <text:p>69858670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0</text:p>
          </table:table-cell>
          <table:table-cell office:value-type="float" office:value="999992107" table:style-name="ce7">
            <text:p>999992107</text:p>
          </table:table-cell>
          <table:table-cell office:value-type="float" office:value="690009422" table:style-name="ce7">
            <text:p>69000942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1</text:p>
          </table:table-cell>
          <table:table-cell office:value-type="float" office:value="999992119" table:style-name="ce7">
            <text:p>999992119</text:p>
          </table:table-cell>
          <table:table-cell office:value-type="float" office:value="10035382" table:style-name="ce7">
            <text:p>0100353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2</text:p>
          </table:table-cell>
          <table:table-cell office:value-type="float" office:value="999992120" table:style-name="ce7">
            <text:p>999992120</text:p>
          </table:table-cell>
          <table:table-cell office:value-type="float" office:value="690009446" table:style-name="ce7">
            <text:p>6900094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3</text:p>
          </table:table-cell>
          <table:table-cell office:value-type="float" office:value="999992132" table:style-name="ce7">
            <text:p>999992132</text:p>
          </table:table-cell>
          <table:table-cell office:value-type="float" office:value="123460001" table:style-name="ce7">
            <text:p>1234600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4</text:p>
          </table:table-cell>
          <table:table-cell office:value-type="float" office:value="999992144" table:style-name="ce7">
            <text:p>999992144</text:p>
          </table:table-cell>
          <table:table-cell office:value-type="float" office:value="690015513" table:style-name="ce7">
            <text:p>6900155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5</text:p>
          </table:table-cell>
          <table:table-cell office:value-type="float" office:value="999992156" table:style-name="ce7">
            <text:p>999992156</text:p>
          </table:table-cell>
          <table:table-cell office:value-type="float" office:value="900094163" table:style-name="ce7">
            <text:p>9000941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6</text:p>
          </table:table-cell>
          <table:table-cell office:value-type="float" office:value="999992168" table:style-name="ce7">
            <text:p>999992168</text:p>
          </table:table-cell>
          <table:table-cell office:value-type="float" office:value="302845938" table:style-name="ce7">
            <text:p>302845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7</text:p>
          </table:table-cell>
          <table:table-cell office:value-type="float" office:value="999992181" table:style-name="ce7">
            <text:p>999992181</text:p>
          </table:table-cell>
          <table:table-cell office:value-type="float" office:value="302933918" table:style-name="ce7">
            <text:p>302933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8</text:p>
          </table:table-cell>
          <table:table-cell office:value-type="float" office:value="999992193" table:style-name="ce7">
            <text:p>999992193</text:p>
          </table:table-cell>
          <table:table-cell office:value-type="float" office:value="302953838" table:style-name="ce7">
            <text:p>302953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09</text:p>
          </table:table-cell>
          <table:table-cell office:value-type="float" office:value="999992211" table:style-name="ce7">
            <text:p>999992211</text:p>
          </table:table-cell>
          <table:table-cell office:value-type="float" office:value="950016251" table:style-name="ce7">
            <text:p>95001625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0</text:p>
          </table:table-cell>
          <table:table-cell office:value-type="float" office:value="999992223" table:style-name="ce7">
            <text:p>999992223</text:p>
          </table:table-cell>
          <table:table-cell office:value-type="float" office:value="300761818" table:style-name="ce7">
            <text:p>300761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1</text:p>
          </table:table-cell>
          <table:table-cell office:value-type="float" office:value="999992235" table:style-name="ce7">
            <text:p>999992235</text:p>
          </table:table-cell>
          <table:table-cell office:value-type="float" office:value="300639818" table:style-name="ce7">
            <text:p>300639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2</text:p>
          </table:table-cell>
          <table:table-cell office:value-type="float" office:value="999992247" table:style-name="ce7">
            <text:p>999992247</text:p>
          </table:table-cell>
          <table:table-cell office:value-type="float" office:value="300777838" table:style-name="ce7">
            <text:p>300777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3</text:p>
          </table:table-cell>
          <table:table-cell office:value-type="float" office:value="999992259" table:style-name="ce7">
            <text:p>999992259</text:p>
          </table:table-cell>
          <table:table-cell office:value-type="float" office:value="302837917" table:style-name="ce7">
            <text:p>302837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4</text:p>
          </table:table-cell>
          <table:table-cell office:value-type="float" office:value="999992260" table:style-name="ce7">
            <text:p>999992260</text:p>
          </table:table-cell>
          <table:table-cell office:value-type="float" office:value="308853817" table:style-name="ce7">
            <text:p>308853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5</text:p>
          </table:table-cell>
          <table:table-cell office:value-type="float" office:value="999992272" table:style-name="ce7">
            <text:p>999992272</text:p>
          </table:table-cell>
          <table:table-cell office:value-type="float" office:value="300731838" table:style-name="ce7">
            <text:p>300731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6</text:p>
          </table:table-cell>
          <table:table-cell office:value-type="float" office:value="999992284" table:style-name="ce7">
            <text:p>999992284</text:p>
          </table:table-cell>
          <table:table-cell office:value-type="float" office:value="707362842" table:style-name="ce7">
            <text:p>7073628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7</text:p>
          </table:table-cell>
          <table:table-cell office:value-type="float" office:value="999992296" table:style-name="ce7">
            <text:p>999992296</text:p>
          </table:table-cell>
          <table:table-cell office:value-type="float" office:value="300659817" table:style-name="ce7">
            <text:p>300659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8</text:p>
          </table:table-cell>
          <table:table-cell office:value-type="float" office:value="999992302" table:style-name="ce7">
            <text:p>999992302</text:p>
          </table:table-cell>
          <table:table-cell office:value-type="float" office:value="690017169" table:style-name="ce7">
            <text:p>6900171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19</text:p>
          </table:table-cell>
          <table:table-cell office:value-type="float" office:value="999992314" table:style-name="ce7">
            <text:p>999992314</text:p>
          </table:table-cell>
          <table:table-cell office:value-type="float" office:value="302639937" table:style-name="ce7">
            <text:p>302639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0</text:p>
          </table:table-cell>
          <table:table-cell office:value-type="float" office:value="999992326" table:style-name="ce7">
            <text:p>999992326</text:p>
          </table:table-cell>
          <table:table-cell office:value-type="float" office:value="690021987" table:style-name="ce7">
            <text:p>6900219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1</text:p>
          </table:table-cell>
          <table:table-cell office:value-type="float" office:value="999992338" table:style-name="ce7">
            <text:p>999992338</text:p>
          </table:table-cell>
          <table:table-cell office:value-type="float" office:value="302761937" table:style-name="ce7">
            <text:p>302761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2</text:p>
          </table:table-cell>
          <table:table-cell office:value-type="float" office:value="999992351" table:style-name="ce7">
            <text:p>999992351</text:p>
          </table:table-cell>
          <table:table-cell office:value-type="float" office:value="302767927" table:style-name="ce7">
            <text:p>302767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3</text:p>
          </table:table-cell>
          <table:table-cell office:value-type="float" office:value="999992363" table:style-name="ce7">
            <text:p>999992363</text:p>
          </table:table-cell>
          <table:table-cell office:value-type="float" office:value="301977938" table:style-name="ce7">
            <text:p>301977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4</text:p>
          </table:table-cell>
          <table:table-cell office:value-type="float" office:value="999992375" table:style-name="ce7">
            <text:p>999992375</text:p>
          </table:table-cell>
          <table:table-cell office:value-type="float" office:value="300537827" table:style-name="ce7">
            <text:p>300537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5</text:p>
          </table:table-cell>
          <table:table-cell office:value-type="float" office:value="999992387" table:style-name="ce7">
            <text:p>999992387</text:p>
          </table:table-cell>
          <table:table-cell office:value-type="float" office:value="300751837" table:style-name="ce7">
            <text:p>300751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6</text:p>
          </table:table-cell>
          <table:table-cell office:value-type="float" office:value="999992399" table:style-name="ce7">
            <text:p>999992399</text:p>
          </table:table-cell>
          <table:table-cell office:value-type="float" office:value="123459977" table:style-name="ce7">
            <text:p>12345997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7</text:p>
          </table:table-cell>
          <table:table-cell office:value-type="float" office:value="999992405" table:style-name="ce7">
            <text:p>999992405</text:p>
          </table:table-cell>
          <table:table-cell office:value-type="float" office:value="464306711" table:style-name="ce7">
            <text:p>46430671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8</text:p>
          </table:table-cell>
          <table:table-cell office:value-type="float" office:value="999992417" table:style-name="ce7">
            <text:p>999992417</text:p>
          </table:table-cell>
          <table:table-cell office:value-type="float" office:value="690020764" table:style-name="ce7">
            <text:p>6900207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29</text:p>
          </table:table-cell>
          <table:table-cell office:value-type="float" office:value="999992429" table:style-name="ce7">
            <text:p>999992429</text:p>
          </table:table-cell>
          <table:table-cell office:value-type="float" office:value="690018083" table:style-name="ce7">
            <text:p>6900180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0</text:p>
          </table:table-cell>
          <table:table-cell office:value-type="float" office:value="999992430" table:style-name="ce7">
            <text:p>999992430</text:p>
          </table:table-cell>
          <table:table-cell office:value-type="float" office:value="302861828" table:style-name="ce7">
            <text:p>302861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1</text:p>
          </table:table-cell>
          <table:table-cell office:value-type="float" office:value="999992442" table:style-name="ce7">
            <text:p>999992442</text:p>
          </table:table-cell>
          <table:table-cell office:value-type="float" office:value="300757827" table:style-name="ce7">
            <text:p>300757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2</text:p>
          </table:table-cell>
          <table:table-cell office:value-type="float" office:value="999992454" table:style-name="ce7">
            <text:p>999992454</text:p>
          </table:table-cell>
          <table:table-cell office:value-type="float" office:value="238096075" table:style-name="ce7">
            <text:p>2380960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3</text:p>
          </table:table-cell>
          <table:table-cell office:value-type="float" office:value="999992466" table:style-name="ce7">
            <text:p>999992466</text:p>
          </table:table-cell>
          <table:table-cell office:value-type="float" office:value="299020368" table:style-name="ce7">
            <text:p>2990203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4</text:p>
          </table:table-cell>
          <table:table-cell office:value-type="float" office:value="999992478" table:style-name="ce7">
            <text:p>999992478</text:p>
          </table:table-cell>
          <table:table-cell office:value-type="float" office:value="690018678" table:style-name="ce7">
            <text:p>6900186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5</text:p>
          </table:table-cell>
          <table:table-cell office:value-type="float" office:value="999992491" table:style-name="ce7">
            <text:p>999992491</text:p>
          </table:table-cell>
          <table:table-cell office:value-type="float" office:value="123458766" table:style-name="ce7">
            <text:p>12345876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6</text:p>
          </table:table-cell>
          <table:table-cell office:value-type="float" office:value="999992508" table:style-name="ce7">
            <text:p>999992508</text:p>
          </table:table-cell>
          <table:table-cell office:value-type="float" office:value="300641928" table:style-name="ce7">
            <text:p>30064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7</text:p>
          </table:table-cell>
          <table:table-cell office:value-type="float" office:value="999992521" table:style-name="ce7">
            <text:p>999992521</text:p>
          </table:table-cell>
          <table:table-cell office:value-type="float" office:value="917583218" table:style-name="ce7">
            <text:p>9175832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8</text:p>
          </table:table-cell>
          <table:table-cell office:value-type="float" office:value="999992533" table:style-name="ce7">
            <text:p>999992533</text:p>
          </table:table-cell>
          <table:table-cell office:value-type="float" office:value="690009872" table:style-name="ce7">
            <text:p>6900098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39</text:p>
          </table:table-cell>
          <table:table-cell office:value-type="float" office:value="999992545" table:style-name="ce7">
            <text:p>999992545</text:p>
          </table:table-cell>
          <table:table-cell office:value-type="float" office:value="300931827" table:style-name="ce7">
            <text:p>300931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0</text:p>
          </table:table-cell>
          <table:table-cell office:value-type="float" office:value="999992557" table:style-name="ce7">
            <text:p>999992557</text:p>
          </table:table-cell>
          <table:table-cell office:value-type="float" office:value="300533937" table:style-name="ce7">
            <text:p>300533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1</text:p>
          </table:table-cell>
          <table:table-cell office:value-type="float" office:value="999992569" table:style-name="ce7">
            <text:p>999992569</text:p>
          </table:table-cell>
          <table:table-cell office:value-type="float" office:value="302867818" table:style-name="ce7">
            <text:p>302867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2</text:p>
          </table:table-cell>
          <table:table-cell office:value-type="float" office:value="999992570" table:style-name="ce7">
            <text:p>999992570</text:p>
          </table:table-cell>
          <table:table-cell office:value-type="float" office:value="307755927" table:style-name="ce7">
            <text:p>307755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3</text:p>
          </table:table-cell>
          <table:table-cell office:value-type="float" office:value="999992582" table:style-name="ce7">
            <text:p>999992582</text:p>
          </table:table-cell>
          <table:table-cell office:value-type="float" office:value="690014247" table:style-name="ce7">
            <text:p>6900142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4</text:p>
          </table:table-cell>
          <table:table-cell office:value-type="float" office:value="999992594" table:style-name="ce7">
            <text:p>999992594</text:p>
          </table:table-cell>
          <table:table-cell office:value-type="float" office:value="300543827" table:style-name="ce7">
            <text:p>300543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5</text:p>
          </table:table-cell>
          <table:table-cell office:value-type="float" office:value="999992600" table:style-name="ce7">
            <text:p>999992600</text:p>
          </table:table-cell>
          <table:table-cell office:value-type="float" office:value="309775838" table:style-name="ce7">
            <text:p>309775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6</text:p>
          </table:table-cell>
          <table:table-cell office:value-type="float" office:value="999992612" table:style-name="ce7">
            <text:p>999992612</text:p>
          </table:table-cell>
          <table:table-cell office:value-type="float" office:value="300539927" table:style-name="ce7">
            <text:p>300539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7</text:p>
          </table:table-cell>
          <table:table-cell office:value-type="float" office:value="999992624" table:style-name="ce7">
            <text:p>999992624</text:p>
          </table:table-cell>
          <table:table-cell office:value-type="float" office:value="570626705" table:style-name="ce7">
            <text:p>57062670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8</text:p>
          </table:table-cell>
          <table:table-cell office:value-type="float" office:value="999992636" table:style-name="ce7">
            <text:p>999992636</text:p>
          </table:table-cell>
          <table:table-cell office:value-type="float" office:value="690013048" table:style-name="ce7">
            <text:p>6900130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49</text:p>
          </table:table-cell>
          <table:table-cell office:value-type="float" office:value="999992648" table:style-name="ce7">
            <text:p>999992648</text:p>
          </table:table-cell>
          <table:table-cell office:value-type="float" office:value="690018344" table:style-name="ce7">
            <text:p>69001834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50</text:p>
          </table:table-cell>
          <table:table-cell office:value-type="float" office:value="999992661" table:style-name="ce7">
            <text:p>999992661</text:p>
          </table:table-cell>
          <table:table-cell office:value-type="float" office:value="306867837" table:style-name="ce7">
            <text:p>306867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51</text:p>
          </table:table-cell>
          <table:table-cell office:value-type="float" office:value="999992673" table:style-name="ce7">
            <text:p>999992673</text:p>
          </table:table-cell>
          <table:table-cell office:value-type="float" office:value="301877828" table:style-name="ce7">
            <text:p>301877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52</text:p>
          </table:table-cell>
          <table:table-cell office:value-type="float" office:value="999992685" table:style-name="ce7">
            <text:p>999992685</text:p>
          </table:table-cell>
          <table:table-cell office:value-type="float" office:value="300637937" table:style-name="ce7">
            <text:p>300637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3</text:p>
          </table:table-cell>
          <table:table-cell office:value-type="float" office:value="999992697" table:style-name="ce7">
            <text:p>999992697</text:p>
          </table:table-cell>
          <table:table-cell office:value-type="float" office:value="690014764" table:style-name="ce7">
            <text:p>69001476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4</text:p>
          </table:table-cell>
          <table:table-cell office:value-type="float" office:value="999992703" table:style-name="ce7">
            <text:p>999992703</text:p>
          </table:table-cell>
          <table:table-cell office:value-type="float" office:value="301931938" table:style-name="ce7">
            <text:p>301931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5</text:p>
          </table:table-cell>
          <table:table-cell office:value-type="float" office:value="999992715" table:style-name="ce7">
            <text:p>999992715</text:p>
          </table:table-cell>
          <table:table-cell office:value-type="float" office:value="900094205" table:style-name="ce7">
            <text:p>90009420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6</text:p>
          </table:table-cell>
          <table:table-cell office:value-type="float" office:value="999992727" table:style-name="ce7">
            <text:p>999992727</text:p>
          </table:table-cell>
          <table:table-cell office:value-type="float" office:value="912345676" table:style-name="ce7">
            <text:p>91234567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7</text:p>
          </table:table-cell>
          <table:table-cell office:value-type="float" office:value="999992739" table:style-name="ce7">
            <text:p>999992739</text:p>
          </table:table-cell>
          <table:table-cell office:value-type="float" office:value="300871818" table:style-name="ce7">
            <text:p>300871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8</text:p>
          </table:table-cell>
          <table:table-cell office:value-type="float" office:value="999992740" table:style-name="ce7">
            <text:p>999992740</text:p>
          </table:table-cell>
          <table:table-cell office:value-type="float" office:value="690009963" table:style-name="ce7">
            <text:p>69000996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59</text:p>
          </table:table-cell>
          <table:table-cell office:value-type="float" office:value="999992752" table:style-name="ce7">
            <text:p>999992752</text:p>
          </table:table-cell>
          <table:table-cell office:value-type="float" office:value="300645818" table:style-name="ce7">
            <text:p>300645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0</text:p>
          </table:table-cell>
          <table:table-cell office:value-type="float" office:value="999992764" table:style-name="ce7">
            <text:p>999992764</text:p>
          </table:table-cell>
          <table:table-cell office:value-type="float" office:value="300841917" table:style-name="ce7">
            <text:p>300841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1</text:p>
          </table:table-cell>
          <table:table-cell office:value-type="float" office:value="999992776" table:style-name="ce7">
            <text:p>999992776</text:p>
          </table:table-cell>
          <table:table-cell office:value-type="float" office:value="92467489" table:style-name="ce7">
            <text:p>09246748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2</text:p>
          </table:table-cell>
          <table:table-cell office:value-type="float" office:value="999992788" table:style-name="ce7">
            <text:p>999992788</text:p>
          </table:table-cell>
          <table:table-cell office:value-type="float" office:value="302843838" table:style-name="ce7">
            <text:p>3028438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3</text:p>
          </table:table-cell>
          <table:table-cell office:value-type="float" office:value="999992806" table:style-name="ce7">
            <text:p>999992806</text:p>
          </table:table-cell>
          <table:table-cell office:value-type="float" office:value="111112485" table:style-name="ce7">
            <text:p>11111248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4</text:p>
          </table:table-cell>
          <table:table-cell office:value-type="float" office:value="999992818" table:style-name="ce7">
            <text:p>999992818</text:p>
          </table:table-cell>
          <table:table-cell office:value-type="float" office:value="300765927" table:style-name="ce7">
            <text:p>300765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5</text:p>
          </table:table-cell>
          <table:table-cell office:value-type="float" office:value="999992831" table:style-name="ce7">
            <text:p>999992831</text:p>
          </table:table-cell>
          <table:table-cell office:value-type="float" office:value="307561938" table:style-name="ce7">
            <text:p>307561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6</text:p>
          </table:table-cell>
          <table:table-cell office:value-type="float" office:value="999992843" table:style-name="ce7">
            <text:p>999992843</text:p>
          </table:table-cell>
          <table:table-cell office:value-type="float" office:value="690019774" table:style-name="ce7">
            <text:p>69001977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7</text:p>
          </table:table-cell>
          <table:table-cell office:value-type="float" office:value="999992855" table:style-name="ce7">
            <text:p>999992855</text:p>
          </table:table-cell>
          <table:table-cell office:value-type="float" office:value="301547828" table:style-name="ce7">
            <text:p>30154782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168</text:p>
          </table:table-cell>
          <table:table-cell office:value-type="float" office:value="999992867" table:style-name="ce7">
            <text:p>999992867</text:p>
          </table:table-cell>
          <table:table-cell office:value-type="float" office:value="690020648" table:style-name="ce7">
            <text:p>69002064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69</text:p>
          </table:table-cell>
          <table:table-cell office:value-type="float" office:value="999992879" table:style-name="ce7">
            <text:p>999992879</text:p>
          </table:table-cell>
          <table:table-cell office:value-type="float" office:value="460240638" table:style-name="ce7">
            <text:p>4602406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0</text:p>
          </table:table-cell>
          <table:table-cell office:value-type="float" office:value="999992880" table:style-name="ce7">
            <text:p>999992880</text:p>
          </table:table-cell>
          <table:table-cell office:value-type="float" office:value="302975937" table:style-name="ce7">
            <text:p>302975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1</text:p>
          </table:table-cell>
          <table:table-cell office:value-type="float" office:value="999992892" table:style-name="ce7">
            <text:p>999992892</text:p>
          </table:table-cell>
          <table:table-cell office:value-type="float" office:value="392706052" table:style-name="ce7">
            <text:p>39270605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2</text:p>
          </table:table-cell>
          <table:table-cell office:value-type="float" office:value="999992909" table:style-name="ce7">
            <text:p>999992909</text:p>
          </table:table-cell>
          <table:table-cell office:value-type="float" office:value="123460025" table:style-name="ce7">
            <text:p>12346002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3</text:p>
          </table:table-cell>
          <table:table-cell office:value-type="float" office:value="999992910" table:style-name="ce7">
            <text:p>999992910</text:p>
          </table:table-cell>
          <table:table-cell office:value-type="float" office:value="302759918" table:style-name="ce7">
            <text:p>302759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4</text:p>
          </table:table-cell>
          <table:table-cell office:value-type="float" office:value="999992922" table:style-name="ce7">
            <text:p>999992922</text:p>
          </table:table-cell>
          <table:table-cell office:value-type="float" office:value="999999989" table:style-name="ce7">
            <text:p>99999998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5</text:p>
          </table:table-cell>
          <table:table-cell office:value-type="float" office:value="999992934" table:style-name="ce7">
            <text:p>999992934</text:p>
          </table:table-cell>
          <table:table-cell office:value-type="float" office:value="900008155" table:style-name="ce7">
            <text:p>90000815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6</text:p>
          </table:table-cell>
          <table:table-cell office:value-type="float" office:value="999992946" table:style-name="ce7">
            <text:p>999992946</text:p>
          </table:table-cell>
          <table:table-cell office:value-type="float" office:value="372023435" table:style-name="ce7">
            <text:p>37202343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7</text:p>
          </table:table-cell>
          <table:table-cell office:value-type="float" office:value="999992958" table:style-name="ce7">
            <text:p>999992958</text:p>
          </table:table-cell>
          <table:table-cell office:value-type="float" office:value="12345672" table:style-name="ce7">
            <text:p>01234567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8</text:p>
          </table:table-cell>
          <table:table-cell office:value-type="float" office:value="999992971" table:style-name="ce7">
            <text:p>999992971</text:p>
          </table:table-cell>
          <table:table-cell office:value-type="float" office:value="300733938" table:style-name="ce7">
            <text:p>300733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79</text:p>
          </table:table-cell>
          <table:table-cell office:value-type="float" office:value="999992983" table:style-name="ce7">
            <text:p>999992983</text:p>
          </table:table-cell>
          <table:table-cell office:value-type="float" office:value="302859937" table:style-name="ce7">
            <text:p>302859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80</text:p>
          </table:table-cell>
          <table:table-cell office:value-type="float" office:value="999992995" table:style-name="ce7">
            <text:p>999992995</text:p>
          </table:table-cell>
          <table:table-cell office:value-type="float" office:value="123459928" table:style-name="ce7">
            <text:p>123459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81</text:p>
          </table:table-cell>
          <table:table-cell office:value-type="float" office:value="999993008" table:style-name="ce7">
            <text:p>999993008</text:p>
          </table:table-cell>
          <table:table-cell office:value-type="float" office:value="111111122" table:style-name="ce7">
            <text:p>11111112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82</text:p>
          </table:table-cell>
          <table:table-cell office:value-type="float" office:value="999993021" table:style-name="ce7">
            <text:p>999993021</text:p>
          </table:table-cell>
          <table:table-cell office:value-type="float" office:value="301973817" table:style-name="ce7">
            <text:p>301973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183</text:p>
          </table:table-cell>
          <table:table-cell office:value-type="float" office:value="999993033" table:style-name="ce7">
            <text:p>999993033</text:p>
          </table:table-cell>
          <table:table-cell office:value-type="float" office:value="301533817" table:style-name="ce7">
            <text:p>301533817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184</text:p>
          </table:table-cell>
          <table:table-cell office:value-type="float" office:value="999993045" table:style-name="ce7">
            <text:p>999993045</text:p>
          </table:table-cell>
          <table:table-cell office:value-type="float" office:value="300651818" table:style-name="ce7">
            <text:p>300651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5</text:p>
          </table:table-cell>
          <table:table-cell office:value-type="float" office:value="999993057" table:style-name="ce7">
            <text:p>999993057</text:p>
          </table:table-cell>
          <table:table-cell office:value-type="float" office:value="690019841" table:style-name="ce7">
            <text:p>6900198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6</text:p>
          </table:table-cell>
          <table:table-cell office:value-type="float" office:value="999993069" table:style-name="ce7">
            <text:p>999993069</text:p>
          </table:table-cell>
          <table:table-cell office:value-type="float" office:value="306665918" table:style-name="ce7">
            <text:p>306665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7</text:p>
          </table:table-cell>
          <table:table-cell office:value-type="float" office:value="999993070" table:style-name="ce7">
            <text:p>999993070</text:p>
          </table:table-cell>
          <table:table-cell office:value-type="float" office:value="300655927" table:style-name="ce7">
            <text:p>300655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8</text:p>
          </table:table-cell>
          <table:table-cell office:value-type="float" office:value="999993082" table:style-name="ce7">
            <text:p>999993082</text:p>
          </table:table-cell>
          <table:table-cell office:value-type="float" office:value="302855828" table:style-name="ce7">
            <text:p>302855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89</text:p>
          </table:table-cell>
          <table:table-cell office:value-type="float" office:value="999993094" table:style-name="ce7">
            <text:p>999993094</text:p>
          </table:table-cell>
          <table:table-cell office:value-type="float" office:value="302839938" table:style-name="ce7">
            <text:p>302839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0</text:p>
          </table:table-cell>
          <table:table-cell office:value-type="float" office:value="999993100" table:style-name="ce7">
            <text:p>999993100</text:p>
          </table:table-cell>
          <table:table-cell office:value-type="float" office:value="302939817" table:style-name="ce7">
            <text:p>302939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1</text:p>
          </table:table-cell>
          <table:table-cell office:value-type="float" office:value="999993112" table:style-name="ce7">
            <text:p>999993112</text:p>
          </table:table-cell>
          <table:table-cell office:value-type="float" office:value="307741928" table:style-name="ce7">
            <text:p>30774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2</text:p>
          </table:table-cell>
          <table:table-cell office:value-type="float" office:value="999993124" table:style-name="ce7">
            <text:p>999993124</text:p>
          </table:table-cell>
          <table:table-cell office:value-type="float" office:value="280805743" table:style-name="ce7">
            <text:p>2808057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3</text:p>
          </table:table-cell>
          <table:table-cell office:value-type="float" office:value="999993136" table:style-name="ce7">
            <text:p>999993136</text:p>
          </table:table-cell>
          <table:table-cell office:value-type="float" office:value="300747937" table:style-name="ce7">
            <text:p>300747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4</text:p>
          </table:table-cell>
          <table:table-cell office:value-type="float" office:value="999993148" table:style-name="ce7">
            <text:p>999993148</text:p>
          </table:table-cell>
          <table:table-cell office:value-type="float" office:value="301543938" table:style-name="ce7">
            <text:p>301543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5</text:p>
          </table:table-cell>
          <table:table-cell office:value-type="float" office:value="999993161" table:style-name="ce7">
            <text:p>999993161</text:p>
          </table:table-cell>
          <table:table-cell office:value-type="float" office:value="301951937" table:style-name="ce7">
            <text:p>301951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6</text:p>
          </table:table-cell>
          <table:table-cell office:value-type="float" office:value="999993173" table:style-name="ce7">
            <text:p>999993173</text:p>
          </table:table-cell>
          <table:table-cell office:value-type="float" office:value="900095192" table:style-name="ce7">
            <text:p>9000951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7</text:p>
          </table:table-cell>
          <table:table-cell office:value-type="float" office:value="999993185" table:style-name="ce7">
            <text:p>999993185</text:p>
          </table:table-cell>
          <table:table-cell office:value-type="float" office:value="300745837" table:style-name="ce7">
            <text:p>300745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8</text:p>
          </table:table-cell>
          <table:table-cell office:value-type="float" office:value="999993197" table:style-name="ce7">
            <text:p>999993197</text:p>
          </table:table-cell>
          <table:table-cell office:value-type="float" office:value="306555918" table:style-name="ce7">
            <text:p>306555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199</text:p>
          </table:table-cell>
          <table:table-cell office:value-type="float" office:value="999993203" table:style-name="ce7">
            <text:p>999993203</text:p>
          </table:table-cell>
          <table:table-cell office:value-type="float" office:value="912345627" table:style-name="ce7">
            <text:p>9123456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00</text:p>
          </table:table-cell>
          <table:table-cell office:value-type="float" office:value="999993215" table:style-name="ce7">
            <text:p>999993215</text:p>
          </table:table-cell>
          <table:table-cell office:value-type="float" office:value="302747928" table:style-name="ce7">
            <text:p>302747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1</text:p>
          </table:table-cell>
          <table:table-cell office:value-type="float" office:value="999993227" table:style-name="ce7">
            <text:p>999993227</text:p>
          </table:table-cell>
          <table:table-cell office:value-type="float" office:value="302959828" table:style-name="ce7">
            <text:p>302959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2</text:p>
          </table:table-cell>
          <table:table-cell office:value-type="float" office:value="999993239" table:style-name="ce7">
            <text:p>999993239</text:p>
          </table:table-cell>
          <table:table-cell office:value-type="float" office:value="301831828" table:style-name="ce7">
            <text:p>301831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3</text:p>
          </table:table-cell>
          <table:table-cell office:value-type="float" office:value="999993240" table:style-name="ce7">
            <text:p>999993240</text:p>
          </table:table-cell>
          <table:table-cell office:value-type="float" office:value="300545927" table:style-name="ce7">
            <text:p>300545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4</text:p>
          </table:table-cell>
          <table:table-cell office:value-type="float" office:value="999993252" table:style-name="ce7">
            <text:p>999993252</text:p>
          </table:table-cell>
          <table:table-cell office:value-type="float" office:value="302955938" table:style-name="ce7">
            <text:p>302955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5</text:p>
          </table:table-cell>
          <table:table-cell office:value-type="float" office:value="999993264" table:style-name="ce7">
            <text:p>999993264</text:p>
          </table:table-cell>
          <table:table-cell office:value-type="float" office:value="300667838" table:style-name="ce7">
            <text:p>3006678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6</text:p>
          </table:table-cell>
          <table:table-cell office:value-type="float" office:value="999993276" table:style-name="ce7">
            <text:p>999993276</text:p>
          </table:table-cell>
          <table:table-cell office:value-type="float" office:value="301851918" table:style-name="ce7">
            <text:p>301851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7</text:p>
          </table:table-cell>
          <table:table-cell office:value-type="float" office:value="999993288" table:style-name="ce7">
            <text:p>999993288</text:p>
          </table:table-cell>
          <table:table-cell office:value-type="float" office:value="696757710" table:style-name="ce7">
            <text:p>696757710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unt (.) als naa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08</text:p>
          </table:table-cell>
          <table:table-cell office:value-type="float" office:value="999993306" table:style-name="ce7">
            <text:p>999993306</text:p>
          </table:table-cell>
          <table:table-cell office:value-type="float" office:value="690011064" table:style-name="ce7">
            <text:p>69001106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09</text:p>
          </table:table-cell>
          <table:table-cell office:value-type="float" office:value="999993318" table:style-name="ce7">
            <text:p>999993318</text:p>
          </table:table-cell>
          <table:table-cell office:value-type="float" office:value="697228113" table:style-name="ce7">
            <text:p>697228113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unt (.) als naa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10</text:p>
          </table:table-cell>
          <table:table-cell office:value-type="float" office:value="999993331" table:style-name="ce7">
            <text:p>999993331</text:p>
          </table:table-cell>
          <table:table-cell office:value-type="float" office:value="693013278" table:style-name="ce7">
            <text:p>69301327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Lange naam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11</text:p>
          </table:table-cell>
          <table:table-cell office:value-type="float" office:value="999993343" table:style-name="ce7">
            <text:p>999993343</text:p>
          </table:table-cell>
          <table:table-cell office:value-type="float" office:value="912345640" table:style-name="ce7">
            <text:p>91234564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2</text:p>
          </table:table-cell>
          <table:table-cell office:value-type="float" office:value="999993355" table:style-name="ce7">
            <text:p>999993355</text:p>
          </table:table-cell>
          <table:table-cell office:value-type="float" office:value="191919068" table:style-name="ce7">
            <text:p>19191906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3</text:p>
          </table:table-cell>
          <table:table-cell office:value-type="float" office:value="999993367" table:style-name="ce7">
            <text:p>999993367</text:p>
          </table:table-cell>
          <table:table-cell office:value-type="float" office:value="301879837" table:style-name="ce7">
            <text:p>301879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4</text:p>
          </table:table-cell>
          <table:table-cell office:value-type="float" office:value="999993379" table:style-name="ce7">
            <text:p>999993379</text:p>
          </table:table-cell>
          <table:table-cell office:value-type="float" office:value="389740573" table:style-name="ce7">
            <text:p>38974057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5</text:p>
          </table:table-cell>
          <table:table-cell office:value-type="float" office:value="999993380" table:style-name="ce7">
            <text:p>999993380</text:p>
          </table:table-cell>
          <table:table-cell office:value-type="float" office:value="300635928" table:style-name="ce7">
            <text:p>300635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6</text:p>
          </table:table-cell>
          <table:table-cell office:value-type="float" office:value="999993392" table:style-name="ce7">
            <text:p>999993392</text:p>
          </table:table-cell>
          <table:table-cell office:value-type="float" office:value="301955918" table:style-name="ce7">
            <text:p>301955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7</text:p>
          </table:table-cell>
          <table:table-cell office:value-type="float" office:value="999993409" table:style-name="ce7">
            <text:p>999993409</text:p>
          </table:table-cell>
          <table:table-cell office:value-type="float" office:value="304535837" table:style-name="ce7">
            <text:p>304535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18</text:p>
          </table:table-cell>
          <table:table-cell office:value-type="float" office:value="999993410" table:style-name="ce7">
            <text:p>999993410</text:p>
          </table:table-cell>
          <table:table-cell office:value-type="float" office:value="301677827" table:style-name="ce7">
            <text:p>301677827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19</text:p>
          </table:table-cell>
          <table:table-cell office:value-type="float" office:value="999993422" table:style-name="ce7">
            <text:p>999993422</text:p>
          </table:table-cell>
          <table:table-cell office:value-type="float" office:value="303777837" table:style-name="ce7">
            <text:p>303777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0</text:p>
          </table:table-cell>
          <table:table-cell office:value-type="float" office:value="999993434" table:style-name="ce7">
            <text:p>999993434</text:p>
          </table:table-cell>
          <table:table-cell office:value-type="float" office:value="301677918" table:style-name="ce7">
            <text:p>30167791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21</text:p>
          </table:table-cell>
          <table:table-cell office:value-type="float" office:value="999993446" table:style-name="ce7">
            <text:p>999993446</text:p>
          </table:table-cell>
          <table:table-cell office:value-type="float" office:value="302971828" table:style-name="ce7">
            <text:p>302971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2</text:p>
          </table:table-cell>
          <table:table-cell office:value-type="float" office:value="999993458" table:style-name="ce7">
            <text:p>999993458</text:p>
          </table:table-cell>
          <table:table-cell office:value-type="float" office:value="900008180" table:style-name="ce7">
            <text:p>90000818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3</text:p>
          </table:table-cell>
          <table:table-cell office:value-type="float" office:value="999993471" table:style-name="ce7">
            <text:p>999993471</text:p>
          </table:table-cell>
          <table:table-cell office:value-type="float" office:value="300771927" table:style-name="ce7">
            <text:p>300771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4</text:p>
          </table:table-cell>
          <table:table-cell office:value-type="float" office:value="999993483" table:style-name="ce7">
            <text:p>999993483</text:p>
          </table:table-cell>
          <table:table-cell office:value-type="float" office:value="302947917" table:style-name="ce7">
            <text:p>3029479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5</text:p>
          </table:table-cell>
          <table:table-cell office:value-type="float" office:value="999993495" table:style-name="ce7">
            <text:p>999993495</text:p>
          </table:table-cell>
          <table:table-cell office:value-type="float" office:value="307565828" table:style-name="ce7">
            <text:p>307565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6</text:p>
          </table:table-cell>
          <table:table-cell office:value-type="float" office:value="999993501" table:style-name="ce7">
            <text:p>999993501</text:p>
          </table:table-cell>
          <table:table-cell office:value-type="float" office:value="690019968" table:style-name="ce7">
            <text:p>69001996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7</text:p>
          </table:table-cell>
          <table:table-cell office:value-type="float" office:value="999993513" table:style-name="ce7">
            <text:p>999993513</text:p>
          </table:table-cell>
          <table:table-cell office:value-type="float" office:value="184681777" table:style-name="ce7">
            <text:p>18468177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8</text:p>
          </table:table-cell>
          <table:table-cell office:value-type="float" office:value="999993525" table:style-name="ce7">
            <text:p>999993525</text:p>
          </table:table-cell>
          <table:table-cell office:value-type="float" office:value="287408164" table:style-name="ce7">
            <text:p>28740816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29</text:p>
          </table:table-cell>
          <table:table-cell office:value-type="float" office:value="999993537" table:style-name="ce7">
            <text:p>999993537</text:p>
          </table:table-cell>
          <table:table-cell office:value-type="float" office:value="690014612" table:style-name="ce7">
            <text:p>69001461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30</text:p>
          </table:table-cell>
          <table:table-cell office:value-type="float" office:value="999993549" table:style-name="ce7">
            <text:p>999993549</text:p>
          </table:table-cell>
          <table:table-cell office:value-type="float" office:value="126716705" table:style-name="ce7">
            <text:p>12671670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31</text:p>
          </table:table-cell>
          <table:table-cell office:value-type="float" office:value="999993550" table:style-name="ce7">
            <text:p>999993550</text:p>
          </table:table-cell>
          <table:table-cell office:value-type="float" office:value="950053533" table:style-name="ce7">
            <text:p>95005353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32</text:p>
          </table:table-cell>
          <table:table-cell office:value-type="float" office:value="999993562" table:style-name="ce7">
            <text:p>999993562</text:p>
          </table:table-cell>
          <table:table-cell office:value-type="float" office:value="690013449" table:style-name="ce7">
            <text:p>6900134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3</text:p>
          </table:table-cell>
          <table:table-cell office:value-type="float" office:value="999993574" table:style-name="ce7">
            <text:p>999993574</text:p>
          </table:table-cell>
          <table:table-cell office:value-type="float" office:value="147482203" table:style-name="ce7">
            <text:p>1474822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4</text:p>
          </table:table-cell>
          <table:table-cell office:value-type="float" office:value="999993586" table:style-name="ce7">
            <text:p>999993586</text:p>
          </table:table-cell>
          <table:table-cell office:value-type="float" office:value="306663818" table:style-name="ce7">
            <text:p>306663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5</text:p>
          </table:table-cell>
          <table:table-cell office:value-type="float" office:value="999993598" table:style-name="ce7">
            <text:p>999993598</text:p>
          </table:table-cell>
          <table:table-cell office:value-type="float" office:value="295252510" table:style-name="ce7">
            <text:p>2952525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6</text:p>
          </table:table-cell>
          <table:table-cell office:value-type="float" office:value="999993604" table:style-name="ce7">
            <text:p>999993604</text:p>
          </table:table-cell>
          <table:table-cell office:value-type="float" office:value="912345603" table:style-name="ce7">
            <text:p>9123456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7</text:p>
          </table:table-cell>
          <table:table-cell office:value-type="float" office:value="999993616" table:style-name="ce7">
            <text:p>999993616</text:p>
          </table:table-cell>
          <table:table-cell office:value-type="float" office:value="950046589" table:style-name="ce7">
            <text:p>9500465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8</text:p>
          </table:table-cell>
          <table:table-cell office:value-type="float" office:value="999993628" table:style-name="ce7">
            <text:p>999993628</text:p>
          </table:table-cell>
          <table:table-cell office:value-type="float" office:value="301947818" table:style-name="ce7">
            <text:p>301947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39</text:p>
          </table:table-cell>
          <table:table-cell office:value-type="float" office:value="999993641" table:style-name="ce7">
            <text:p>999993641</text:p>
          </table:table-cell>
          <table:table-cell office:value-type="float" office:value="123459990" table:style-name="ce7">
            <text:p>1234599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0</text:p>
          </table:table-cell>
          <table:table-cell office:value-type="float" office:value="999993653" table:style-name="ce7">
            <text:p>999993653</text:p>
          </table:table-cell>
          <table:table-cell office:value-type="float" office:value="950053570" table:style-name="ce7">
            <text:p>9500535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1</text:p>
          </table:table-cell>
          <table:table-cell office:value-type="float" office:value="999993665" table:style-name="ce7">
            <text:p>999993665</text:p>
          </table:table-cell>
          <table:table-cell office:value-type="float" office:value="170364045" table:style-name="ce7">
            <text:p>1703640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2</text:p>
          </table:table-cell>
          <table:table-cell office:value-type="float" office:value="999993677" table:style-name="ce7">
            <text:p>999993677</text:p>
          </table:table-cell>
          <table:table-cell office:value-type="float" office:value="951214767" table:style-name="ce7">
            <text:p>9512147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3</text:p>
          </table:table-cell>
          <table:table-cell office:value-type="float" office:value="999993689" table:style-name="ce7">
            <text:p>999993689</text:p>
          </table:table-cell>
          <table:table-cell office:value-type="float" office:value="300731917" table:style-name="ce7">
            <text:p>300731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4</text:p>
          </table:table-cell>
          <table:table-cell office:value-type="float" office:value="999993690" table:style-name="ce7">
            <text:p>999993690</text:p>
          </table:table-cell>
          <table:table-cell office:value-type="float" office:value="690016578" table:style-name="ce7">
            <text:p>6900165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5</text:p>
          </table:table-cell>
          <table:table-cell office:value-type="float" office:value="999993707" table:style-name="ce7">
            <text:p>999993707</text:p>
          </table:table-cell>
          <table:table-cell office:value-type="float" office:value="307579918" table:style-name="ce7">
            <text:p>307579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6</text:p>
          </table:table-cell>
          <table:table-cell office:value-type="float" office:value="999993719" table:style-name="ce7">
            <text:p>999993719</text:p>
          </table:table-cell>
          <table:table-cell office:value-type="float" office:value="300667917" table:style-name="ce7">
            <text:p>300667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7</text:p>
          </table:table-cell>
          <table:table-cell office:value-type="float" office:value="999993720" table:style-name="ce7">
            <text:p>999993720</text:p>
          </table:table-cell>
          <table:table-cell office:value-type="float" office:value="302949938" table:style-name="ce7">
            <text:p>302949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48</text:p>
          </table:table-cell>
          <table:table-cell office:value-type="float" office:value="999993732" table:style-name="ce7">
            <text:p>999993732</text:p>
          </table:table-cell>
          <table:table-cell office:value-type="float" office:value="200908169" table:style-name="ce7">
            <text:p>200908169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49</text:p>
          </table:table-cell>
          <table:table-cell office:value-type="float" office:value="999993744" table:style-name="ce7">
            <text:p>999993744</text:p>
          </table:table-cell>
          <table:table-cell office:value-type="float" office:value="200908157" table:style-name="ce7">
            <text:p>20090815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0</text:p>
          </table:table-cell>
          <table:table-cell office:value-type="float" office:value="999993756" table:style-name="ce7">
            <text:p>999993756</text:p>
          </table:table-cell>
          <table:table-cell office:value-type="float" office:value="301961918" table:style-name="ce7">
            <text:p>3019619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1</text:p>
          </table:table-cell>
          <table:table-cell office:value-type="float" office:value="999993768" table:style-name="ce7">
            <text:p>999993768</text:p>
          </table:table-cell>
          <table:table-cell office:value-type="float" office:value="690014508" table:style-name="ce7">
            <text:p>69001450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2</text:p>
          </table:table-cell>
          <table:table-cell office:value-type="float" office:value="999993781" table:style-name="ce7">
            <text:p>999993781</text:p>
          </table:table-cell>
          <table:table-cell office:value-type="float" office:value="304539818" table:style-name="ce7">
            <text:p>304539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3</text:p>
          </table:table-cell>
          <table:table-cell office:value-type="float" office:value="999993793" table:style-name="ce7">
            <text:p>999993793</text:p>
          </table:table-cell>
          <table:table-cell office:value-type="float" office:value="123459898" table:style-name="ce7">
            <text:p>12345989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4</text:p>
          </table:table-cell>
          <table:table-cell office:value-type="float" office:value="999993811" table:style-name="ce7">
            <text:p>999993811</text:p>
          </table:table-cell>
          <table:table-cell office:value-type="float" office:value="690011891" table:style-name="ce7">
            <text:p>69001189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5</text:p>
          </table:table-cell>
          <table:table-cell office:value-type="float" office:value="999993823" table:style-name="ce7">
            <text:p>999993823</text:p>
          </table:table-cell>
          <table:table-cell office:value-type="float" office:value="300671817" table:style-name="ce7">
            <text:p>300671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6</text:p>
          </table:table-cell>
          <table:table-cell office:value-type="float" office:value="999993835" table:style-name="ce7">
            <text:p>999993835</text:p>
          </table:table-cell>
          <table:table-cell office:value-type="float" office:value="129095205" table:style-name="ce7">
            <text:p>12909520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7</text:p>
          </table:table-cell>
          <table:table-cell office:value-type="float" office:value="999993847" table:style-name="ce7">
            <text:p>999993847</text:p>
          </table:table-cell>
          <table:table-cell office:value-type="float" office:value="300641837" table:style-name="ce7">
            <text:p>300641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8</text:p>
          </table:table-cell>
          <table:table-cell office:value-type="float" office:value="999993859" table:style-name="ce7">
            <text:p>999993859</text:p>
          </table:table-cell>
          <table:table-cell office:value-type="float" office:value="301949827" table:style-name="ce7">
            <text:p>301949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59</text:p>
          </table:table-cell>
          <table:table-cell office:value-type="float" office:value="999993860" table:style-name="ce7">
            <text:p>999993860</text:p>
          </table:table-cell>
          <table:table-cell office:value-type="float" office:value="690014077" table:style-name="ce7">
            <text:p>69001407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60</text:p>
          </table:table-cell>
          <table:table-cell office:value-type="float" office:value="999993872" table:style-name="ce7">
            <text:p>999993872</text:p>
          </table:table-cell>
          <table:table-cell office:value-type="float" office:value="309833838" table:style-name="ce7">
            <text:p>3098338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61</text:p>
          </table:table-cell>
          <table:table-cell office:value-type="float" office:value="999993884" table:style-name="ce7">
            <text:p>999993884</text:p>
          </table:table-cell>
          <table:table-cell office:value-type="float" office:value="301675818" table:style-name="ce7">
            <text:p>30167581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262</text:p>
          </table:table-cell>
          <table:table-cell office:value-type="float" office:value="999993896" table:style-name="ce7">
            <text:p>999993896</text:p>
          </table:table-cell>
          <table:table-cell office:value-type="float" office:value="423250851" table:style-name="ce7">
            <text:p>42325085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63</text:p>
          </table:table-cell>
          <table:table-cell office:value-type="float" office:value="999993902" table:style-name="ce7">
            <text:p>999993902</text:p>
          </table:table-cell>
          <table:table-cell office:value-type="float" office:value="696463611" table:style-name="ce7">
            <text:p>69646361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64</text:p>
          </table:table-cell>
          <table:table-cell office:value-type="float" office:value="999993914" table:style-name="ce7">
            <text:p>999993914</text:p>
          </table:table-cell>
          <table:table-cell office:value-type="float" office:value="691453962" table:style-name="ce7">
            <text:p>69145396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5</text:p>
          </table:table-cell>
          <table:table-cell office:value-type="float" office:value="999993926" table:style-name="ce7">
            <text:p>999993926</text:p>
          </table:table-cell>
          <table:table-cell office:value-type="float" office:value="123459904" table:style-name="ce7">
            <text:p>1234599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6</text:p>
          </table:table-cell>
          <table:table-cell office:value-type="float" office:value="999993938" table:style-name="ce7">
            <text:p>999993938</text:p>
          </table:table-cell>
          <table:table-cell office:value-type="float" office:value="111001675" table:style-name="ce7">
            <text:p>1110016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7</text:p>
          </table:table-cell>
          <table:table-cell office:value-type="float" office:value="999993951" table:style-name="ce7">
            <text:p>999993951</text:p>
          </table:table-cell>
          <table:table-cell office:value-type="float" office:value="302851203" table:style-name="ce7">
            <text:p>3028512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8</text:p>
          </table:table-cell>
          <table:table-cell office:value-type="float" office:value="999993963" table:style-name="ce7">
            <text:p>999993963</text:p>
          </table:table-cell>
          <table:table-cell office:value-type="float" office:value="302961938" table:style-name="ce7">
            <text:p>302961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69</text:p>
          </table:table-cell>
          <table:table-cell office:value-type="float" office:value="999993975" table:style-name="ce7">
            <text:p>999993975</text:p>
          </table:table-cell>
          <table:table-cell office:value-type="float" office:value="690014995" table:style-name="ce7">
            <text:p>6900149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0</text:p>
          </table:table-cell>
          <table:table-cell office:value-type="float" office:value="999993987" table:style-name="ce7">
            <text:p>999993987</text:p>
          </table:table-cell>
          <table:table-cell office:value-type="float" office:value="950053557" table:style-name="ce7">
            <text:p>9500535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1</text:p>
          </table:table-cell>
          <table:table-cell office:value-type="float" office:value="999993999" table:style-name="ce7">
            <text:p>999993999</text:p>
          </table:table-cell>
          <table:table-cell office:value-type="float" office:value="302849828" table:style-name="ce7">
            <text:p>302849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2</text:p>
          </table:table-cell>
          <table:table-cell office:value-type="float" office:value="999994001" table:style-name="ce7">
            <text:p>999994001</text:p>
          </table:table-cell>
          <table:table-cell office:value-type="float" office:value="309937838" table:style-name="ce7">
            <text:p>309937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3</text:p>
          </table:table-cell>
          <table:table-cell office:value-type="float" office:value="999994013" table:style-name="ce7">
            <text:p>999994013</text:p>
          </table:table-cell>
          <table:table-cell office:value-type="float" office:value="301963927" table:style-name="ce7">
            <text:p>301963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4</text:p>
          </table:table-cell>
          <table:table-cell office:value-type="float" office:value="999994025" table:style-name="ce7">
            <text:p>999994025</text:p>
          </table:table-cell>
          <table:table-cell office:value-type="float" office:value="781072177" table:style-name="ce7">
            <text:p>78107217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5</text:p>
          </table:table-cell>
          <table:table-cell office:value-type="float" office:value="999994037" table:style-name="ce7">
            <text:p>999994037</text:p>
          </table:table-cell>
          <table:table-cell office:value-type="float" office:value="303777928" table:style-name="ce7">
            <text:p>303777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6</text:p>
          </table:table-cell>
          <table:table-cell office:value-type="float" office:value="999994049" table:style-name="ce7">
            <text:p>999994049</text:p>
          </table:table-cell>
          <table:table-cell office:value-type="float" office:value="508364619" table:style-name="ce7">
            <text:p>5083646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7</text:p>
          </table:table-cell>
          <table:table-cell office:value-type="float" office:value="999994050" table:style-name="ce7">
            <text:p>999994050</text:p>
          </table:table-cell>
          <table:table-cell office:value-type="float" office:value="302965828" table:style-name="ce7">
            <text:p>302965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8</text:p>
          </table:table-cell>
          <table:table-cell office:value-type="float" office:value="999994062" table:style-name="ce7">
            <text:p>999994062</text:p>
          </table:table-cell>
          <table:table-cell office:value-type="float" office:value="123459989" table:style-name="ce7">
            <text:p>1234599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79</text:p>
          </table:table-cell>
          <table:table-cell office:value-type="float" office:value="999994074" table:style-name="ce7">
            <text:p>999994074</text:p>
          </table:table-cell>
          <table:table-cell office:value-type="float" office:value="302739828" table:style-name="ce7">
            <text:p>302739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0</text:p>
          </table:table-cell>
          <table:table-cell office:value-type="float" office:value="999994086" table:style-name="ce7">
            <text:p>999994086</text:p>
          </table:table-cell>
          <table:table-cell office:value-type="float" office:value="690023571" table:style-name="ce7">
            <text:p>6900235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1</text:p>
          </table:table-cell>
          <table:table-cell office:value-type="float" office:value="999994098" table:style-name="ce7">
            <text:p>999994098</text:p>
          </table:table-cell>
          <table:table-cell office:value-type="float" office:value="301549837" table:style-name="ce7">
            <text:p>301549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2</text:p>
          </table:table-cell>
          <table:table-cell office:value-type="float" office:value="999994104" table:style-name="ce7">
            <text:p>999994104</text:p>
          </table:table-cell>
          <table:table-cell office:value-type="float" office:value="309579818" table:style-name="ce7">
            <text:p>309579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3</text:p>
          </table:table-cell>
          <table:table-cell office:value-type="float" office:value="999994116" table:style-name="ce7">
            <text:p>999994116</text:p>
          </table:table-cell>
          <table:table-cell office:value-type="float" office:value="307779828" table:style-name="ce7">
            <text:p>307779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4</text:p>
          </table:table-cell>
          <table:table-cell office:value-type="float" office:value="999994128" table:style-name="ce7">
            <text:p>999994128</text:p>
          </table:table-cell>
          <table:table-cell office:value-type="float" office:value="690024174" table:style-name="ce7">
            <text:p>6900241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5</text:p>
          </table:table-cell>
          <table:table-cell office:value-type="float" office:value="999994141" table:style-name="ce7">
            <text:p>999994141</text:p>
          </table:table-cell>
          <table:table-cell office:value-type="float" office:value="814859094" table:style-name="ce7">
            <text:p>8148590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6</text:p>
          </table:table-cell>
          <table:table-cell office:value-type="float" office:value="999994153" table:style-name="ce7">
            <text:p>999994153</text:p>
          </table:table-cell>
          <table:table-cell office:value-type="float" office:value="690015574" table:style-name="ce7">
            <text:p>6900155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7</text:p>
          </table:table-cell>
          <table:table-cell office:value-type="float" office:value="999994165" table:style-name="ce7">
            <text:p>999994165</text:p>
          </table:table-cell>
          <table:table-cell office:value-type="float" office:value="302831927" table:style-name="ce7">
            <text:p>302831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8</text:p>
          </table:table-cell>
          <table:table-cell office:value-type="float" office:value="999994177" table:style-name="ce7">
            <text:p>999994177</text:p>
          </table:table-cell>
          <table:table-cell office:value-type="float" office:value="300665817" table:style-name="ce7">
            <text:p>300665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89</text:p>
          </table:table-cell>
          <table:table-cell office:value-type="float" office:value="999994189" table:style-name="ce7">
            <text:p>999994189</text:p>
          </table:table-cell>
          <table:table-cell office:value-type="float" office:value="302841817" table:style-name="ce7">
            <text:p>302841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0</text:p>
          </table:table-cell>
          <table:table-cell office:value-type="float" office:value="999994190" table:style-name="ce7">
            <text:p>999994190</text:p>
          </table:table-cell>
          <table:table-cell office:value-type="float" office:value="301845827" table:style-name="ce7">
            <text:p>3018458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1</text:p>
          </table:table-cell>
          <table:table-cell office:value-type="float" office:value="999994207" table:style-name="ce7">
            <text:p>999994207</text:p>
          </table:table-cell>
          <table:table-cell office:value-type="float" office:value="302873818" table:style-name="ce7">
            <text:p>302873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2</text:p>
          </table:table-cell>
          <table:table-cell office:value-type="float" office:value="999994219" table:style-name="ce7">
            <text:p>999994219</text:p>
          </table:table-cell>
          <table:table-cell office:value-type="float" office:value="200908145" table:style-name="ce7">
            <text:p>2009081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3</text:p>
          </table:table-cell>
          <table:table-cell office:value-type="float" office:value="999994220" table:style-name="ce7">
            <text:p>999994220</text:p>
          </table:table-cell>
          <table:table-cell office:value-type="float" office:value="298281065" table:style-name="ce7">
            <text:p>2982810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4</text:p>
          </table:table-cell>
          <table:table-cell office:value-type="float" office:value="999994232" table:style-name="ce7">
            <text:p>999994232</text:p>
          </table:table-cell>
          <table:table-cell office:value-type="float" office:value="301873938" table:style-name="ce7">
            <text:p>3018739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5</text:p>
          </table:table-cell>
          <table:table-cell office:value-type="float" office:value="999994244" table:style-name="ce7">
            <text:p>999994244</text:p>
          </table:table-cell>
          <table:table-cell office:value-type="float" office:value="302637837" table:style-name="ce7">
            <text:p>302637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296</text:p>
          </table:table-cell>
          <table:table-cell office:value-type="float" office:value="999994256" table:style-name="ce7">
            <text:p>999994256</text:p>
          </table:table-cell>
          <table:table-cell office:value-type="float" office:value="761582915" table:style-name="ce7">
            <text:p>76158291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97</text:p>
          </table:table-cell>
          <table:table-cell office:value-type="float" office:value="999994268" table:style-name="ce7">
            <text:p>999994268</text:p>
          </table:table-cell>
          <table:table-cell office:value-type="float" office:value="672320393" table:style-name="ce7">
            <text:p>67232039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98</text:p>
          </table:table-cell>
          <table:table-cell office:value-type="float" office:value="999994281" table:style-name="ce7">
            <text:p>999994281</text:p>
          </table:table-cell>
          <table:table-cell office:value-type="float" office:value="300661927" table:style-name="ce7">
            <text:p>300661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299</text:p>
          </table:table-cell>
          <table:table-cell office:value-type="float" office:value="999994293" table:style-name="ce7">
            <text:p>999994293</text:p>
          </table:table-cell>
          <table:table-cell office:value-type="float" office:value="301851827" table:style-name="ce7">
            <text:p>301851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0</text:p>
          </table:table-cell>
          <table:table-cell office:value-type="float" office:value="999994311" table:style-name="ce7">
            <text:p>999994311</text:p>
          </table:table-cell>
          <table:table-cell office:value-type="float" office:value="302543818" table:style-name="ce7">
            <text:p>30254381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1</text:p>
          </table:table-cell>
          <table:table-cell office:value-type="float" office:value="999994323" table:style-name="ce7">
            <text:p>999994323</text:p>
          </table:table-cell>
          <table:table-cell office:value-type="float" office:value="123459953" table:style-name="ce7">
            <text:p>12345995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2</text:p>
          </table:table-cell>
          <table:table-cell office:value-type="float" office:value="999994335" table:style-name="ce7">
            <text:p>999994335</text:p>
          </table:table-cell>
          <table:table-cell office:value-type="float" office:value="300633828" table:style-name="ce7">
            <text:p>300633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3</text:p>
          </table:table-cell>
          <table:table-cell office:value-type="float" office:value="999994347" table:style-name="ce7">
            <text:p>999994347</text:p>
          </table:table-cell>
          <table:table-cell office:value-type="float" office:value="300769817" table:style-name="ce7">
            <text:p>300769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4</text:p>
          </table:table-cell>
          <table:table-cell office:value-type="float" office:value="999994359" table:style-name="ce7">
            <text:p>999994359</text:p>
          </table:table-cell>
          <table:table-cell office:value-type="float" office:value="302973928" table:style-name="ce7">
            <text:p>302973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5</text:p>
          </table:table-cell>
          <table:table-cell office:value-type="float" office:value="999994360" table:style-name="ce7">
            <text:p>999994360</text:p>
          </table:table-cell>
          <table:table-cell office:value-type="float" office:value="200908121" table:style-name="ce7">
            <text:p>20090812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6</text:p>
          </table:table-cell>
          <table:table-cell office:value-type="float" office:value="999994372" table:style-name="ce7">
            <text:p>999994372</text:p>
          </table:table-cell>
          <table:table-cell office:value-type="float" office:value="301535917" table:style-name="ce7">
            <text:p>301535917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07</text:p>
          </table:table-cell>
          <table:table-cell office:value-type="float" office:value="999994384" table:style-name="ce7">
            <text:p>999994384</text:p>
          </table:table-cell>
          <table:table-cell office:value-type="float" office:value="187272414" table:style-name="ce7">
            <text:p>187272414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8</text:p>
          </table:table-cell>
          <table:table-cell office:value-type="float" office:value="999994396" table:style-name="ce7">
            <text:p>999994396</text:p>
          </table:table-cell>
          <table:table-cell office:value-type="float" office:value="690020508" table:style-name="ce7">
            <text:p>69002050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09</text:p>
          </table:table-cell>
          <table:table-cell office:value-type="float" office:value="999994402" table:style-name="ce7">
            <text:p>999994402</text:p>
          </table:table-cell>
          <table:table-cell office:value-type="float" office:value="704067833" table:style-name="ce7">
            <text:p>70406783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10</text:p>
          </table:table-cell>
          <table:table-cell office:value-type="float" office:value="999994414" table:style-name="ce7">
            <text:p>999994414</text:p>
          </table:table-cell>
          <table:table-cell office:value-type="float" office:value="301679927" table:style-name="ce7">
            <text:p>301679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11</text:p>
          </table:table-cell>
          <table:table-cell office:value-type="float" office:value="999994426" table:style-name="ce7">
            <text:p>999994426</text:p>
          </table:table-cell>
          <table:table-cell office:value-type="float" office:value="42655286" table:style-name="ce7">
            <text:p>04265528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12</text:p>
          </table:table-cell>
          <table:table-cell office:value-type="float" office:value="999994438" table:style-name="ce7">
            <text:p>999994438</text:p>
          </table:table-cell>
          <table:table-cell office:value-type="float" office:value="302947838" table:style-name="ce7">
            <text:p>302947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3</text:p>
          </table:table-cell>
          <table:table-cell office:value-type="float" office:value="999994451" table:style-name="ce7">
            <text:p>999994451</text:p>
          </table:table-cell>
          <table:table-cell office:value-type="float" office:value="262292750" table:style-name="ce7">
            <text:p>2622927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4</text:p>
          </table:table-cell>
          <table:table-cell office:value-type="float" office:value="999994463" table:style-name="ce7">
            <text:p>999994463</text:p>
          </table:table-cell>
          <table:table-cell office:value-type="float" office:value="296012968" table:style-name="ce7">
            <text:p>2960129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5</text:p>
          </table:table-cell>
          <table:table-cell office:value-type="float" office:value="999994475" table:style-name="ce7">
            <text:p>999994475</text:p>
          </table:table-cell>
          <table:table-cell office:value-type="float" office:value="300869927" table:style-name="ce7">
            <text:p>300869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6</text:p>
          </table:table-cell>
          <table:table-cell office:value-type="float" office:value="999994487" table:style-name="ce7">
            <text:p>999994487</text:p>
          </table:table-cell>
          <table:table-cell office:value-type="float" office:value="763749734" table:style-name="ce7">
            <text:p>7637497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7</text:p>
          </table:table-cell>
          <table:table-cell office:value-type="float" office:value="999994499" table:style-name="ce7">
            <text:p>999994499</text:p>
          </table:table-cell>
          <table:table-cell office:value-type="float" office:value="301969838" table:style-name="ce7">
            <text:p>301969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8</text:p>
          </table:table-cell>
          <table:table-cell office:value-type="float" office:value="999994505" table:style-name="ce7">
            <text:p>999994505</text:p>
          </table:table-cell>
          <table:table-cell office:value-type="float" office:value="950053545" table:style-name="ce7">
            <text:p>9500535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19</text:p>
          </table:table-cell>
          <table:table-cell office:value-type="float" office:value="999994517" table:style-name="ce7">
            <text:p>999994517</text:p>
          </table:table-cell>
          <table:table-cell office:value-type="float" office:value="301843818" table:style-name="ce7">
            <text:p>301843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0</text:p>
          </table:table-cell>
          <table:table-cell office:value-type="float" office:value="999994529" table:style-name="ce7">
            <text:p>999994529</text:p>
          </table:table-cell>
          <table:table-cell office:value-type="float" office:value="406098359" table:style-name="ce7">
            <text:p>4060983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1</text:p>
          </table:table-cell>
          <table:table-cell office:value-type="float" office:value="999994542" table:style-name="ce7">
            <text:p>999994542</text:p>
          </table:table-cell>
          <table:table-cell office:value-type="float" office:value="307741837" table:style-name="ce7">
            <text:p>307741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2</text:p>
          </table:table-cell>
          <table:table-cell office:value-type="float" office:value="999994554" table:style-name="ce7">
            <text:p>999994554</text:p>
          </table:table-cell>
          <table:table-cell office:value-type="float" office:value="300679828" table:style-name="ce7">
            <text:p>300679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3</text:p>
          </table:table-cell>
          <table:table-cell office:value-type="float" office:value="999994566" table:style-name="ce7">
            <text:p>999994566</text:p>
          </table:table-cell>
          <table:table-cell office:value-type="float" office:value="308971917" table:style-name="ce7">
            <text:p>308971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4</text:p>
          </table:table-cell>
          <table:table-cell office:value-type="float" office:value="999994578" table:style-name="ce7">
            <text:p>999994578</text:p>
          </table:table-cell>
          <table:table-cell office:value-type="float" office:value="387915151" table:style-name="ce7">
            <text:p>38791515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5</text:p>
          </table:table-cell>
          <table:table-cell office:value-type="float" office:value="999994591" table:style-name="ce7">
            <text:p>999994591</text:p>
          </table:table-cell>
          <table:table-cell office:value-type="float" office:value="555555550" table:style-name="ce7">
            <text:p>5555555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6</text:p>
          </table:table-cell>
          <table:table-cell office:value-type="float" office:value="999994608" table:style-name="ce7">
            <text:p>999994608</text:p>
          </table:table-cell>
          <table:table-cell office:value-type="float" office:value="699351649" table:style-name="ce7">
            <text:p>6993516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7</text:p>
          </table:table-cell>
          <table:table-cell office:value-type="float" office:value="999994621" table:style-name="ce7">
            <text:p>999994621</text:p>
          </table:table-cell>
          <table:table-cell office:value-type="float" office:value="971097392" table:style-name="ce7">
            <text:p>9710973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8</text:p>
          </table:table-cell>
          <table:table-cell office:value-type="float" office:value="999994633" table:style-name="ce7">
            <text:p>999994633</text:p>
          </table:table-cell>
          <table:table-cell office:value-type="float" office:value="200908066" table:style-name="ce7">
            <text:p>20090806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29</text:p>
          </table:table-cell>
          <table:table-cell office:value-type="float" office:value="999994645" table:style-name="ce7">
            <text:p>999994645</text:p>
          </table:table-cell>
          <table:table-cell office:value-type="float" office:value="301871838" table:style-name="ce7">
            <text:p>301871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0</text:p>
          </table:table-cell>
          <table:table-cell office:value-type="float" office:value="999994657" table:style-name="ce7">
            <text:p>999994657</text:p>
          </table:table-cell>
          <table:table-cell office:value-type="float" office:value="302977818" table:style-name="ce7">
            <text:p>302977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1</text:p>
          </table:table-cell>
          <table:table-cell office:value-type="float" office:value="999994669" table:style-name="ce7">
            <text:p>999994669</text:p>
          </table:table-cell>
          <table:table-cell office:value-type="float" office:value="187587504" table:style-name="ce7">
            <text:p>1875875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2</text:p>
          </table:table-cell>
          <table:table-cell office:value-type="float" office:value="999994670" table:style-name="ce7">
            <text:p>999994670</text:p>
          </table:table-cell>
          <table:table-cell office:value-type="float" office:value="690015483" table:style-name="ce7">
            <text:p>6900154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3</text:p>
          </table:table-cell>
          <table:table-cell office:value-type="float" office:value="999994682" table:style-name="ce7">
            <text:p>999994682</text:p>
          </table:table-cell>
          <table:table-cell office:value-type="float" office:value="301839918" table:style-name="ce7">
            <text:p>301839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4</text:p>
          </table:table-cell>
          <table:table-cell office:value-type="float" office:value="999994694" table:style-name="ce7">
            <text:p>999994694</text:p>
          </table:table-cell>
          <table:table-cell office:value-type="float" office:value="127105086" table:style-name="ce7">
            <text:p>1271050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5</text:p>
          </table:table-cell>
          <table:table-cell office:value-type="float" office:value="999994700" table:style-name="ce7">
            <text:p>999994700</text:p>
          </table:table-cell>
          <table:table-cell office:value-type="float" office:value="301833928" table:style-name="ce7">
            <text:p>30183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6</text:p>
          </table:table-cell>
          <table:table-cell office:value-type="float" office:value="999994712" table:style-name="ce7">
            <text:p>999994712</text:p>
          </table:table-cell>
          <table:table-cell office:value-type="float" office:value="768510338" table:style-name="ce7">
            <text:p>7685103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7</text:p>
          </table:table-cell>
          <table:table-cell office:value-type="float" office:value="999994724" table:style-name="ce7">
            <text:p>999994724</text:p>
          </table:table-cell>
          <table:table-cell office:value-type="float" office:value="126078919" table:style-name="ce7">
            <text:p>1260789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8</text:p>
          </table:table-cell>
          <table:table-cell office:value-type="float" office:value="999994736" table:style-name="ce7">
            <text:p>999994736</text:p>
          </table:table-cell>
          <table:table-cell office:value-type="float" office:value="300751928" table:style-name="ce7">
            <text:p>30075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39</text:p>
          </table:table-cell>
          <table:table-cell office:value-type="float" office:value="999994748" table:style-name="ce7">
            <text:p>999994748</text:p>
          </table:table-cell>
          <table:table-cell office:value-type="float" office:value="300753937" table:style-name="ce7">
            <text:p>3007539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0</text:p>
          </table:table-cell>
          <table:table-cell office:value-type="float" office:value="999994761" table:style-name="ce7">
            <text:p>999994761</text:p>
          </table:table-cell>
          <table:table-cell office:value-type="float" office:value="304138368" table:style-name="ce7">
            <text:p>3041383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1</text:p>
          </table:table-cell>
          <table:table-cell office:value-type="float" office:value="999994773" table:style-name="ce7">
            <text:p>999994773</text:p>
          </table:table-cell>
          <table:table-cell office:value-type="float" office:value="300749818" table:style-name="ce7">
            <text:p>300749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2</text:p>
          </table:table-cell>
          <table:table-cell office:value-type="float" office:value="999994785" table:style-name="ce7">
            <text:p>999994785</text:p>
          </table:table-cell>
          <table:table-cell office:value-type="float" office:value="690009264" table:style-name="ce7">
            <text:p>6900092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3</text:p>
          </table:table-cell>
          <table:table-cell office:value-type="float" office:value="999994797" table:style-name="ce7">
            <text:p>999994797</text:p>
          </table:table-cell>
          <table:table-cell office:value-type="float" office:value="110001229" table:style-name="ce7">
            <text:p>1100012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44</text:p>
          </table:table-cell>
          <table:table-cell office:value-type="float" office:value="999994803" table:style-name="ce7">
            <text:p>999994803</text:p>
          </table:table-cell>
          <table:table-cell office:value-type="float" office:value="301955827" table:style-name="ce7">
            <text:p>3019558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5</text:p>
          </table:table-cell>
          <table:table-cell office:value-type="float" office:value="999994815" table:style-name="ce7">
            <text:p>999994815</text:p>
          </table:table-cell>
          <table:table-cell office:value-type="float" office:value="302945817" table:style-name="ce7">
            <text:p>302945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6</text:p>
          </table:table-cell>
          <table:table-cell office:value-type="float" office:value="999994827" table:style-name="ce7">
            <text:p>999994827</text:p>
          </table:table-cell>
          <table:table-cell office:value-type="float" office:value="111094203" table:style-name="ce7">
            <text:p>11109420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7</text:p>
          </table:table-cell>
          <table:table-cell office:value-type="float" office:value="999994839" table:style-name="ce7">
            <text:p>999994839</text:p>
          </table:table-cell>
          <table:table-cell office:value-type="float" office:value="690017753" table:style-name="ce7">
            <text:p>690017753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8</text:p>
          </table:table-cell>
          <table:table-cell office:value-type="float" office:value="999994840" table:style-name="ce7">
            <text:p>999994840</text:p>
          </table:table-cell>
          <table:table-cell office:value-type="float" office:value="301967817" table:style-name="ce7">
            <text:p>301967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49</text:p>
          </table:table-cell>
          <table:table-cell office:value-type="float" office:value="999994852" table:style-name="ce7">
            <text:p>999994852</text:p>
          </table:table-cell>
          <table:table-cell office:value-type="float" office:value="302777817" table:style-name="ce7">
            <text:p>302777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0</text:p>
          </table:table-cell>
          <table:table-cell office:value-type="float" office:value="999994864" table:style-name="ce7">
            <text:p>999994864</text:p>
          </table:table-cell>
          <table:table-cell office:value-type="float" office:value="690021756" table:style-name="ce7">
            <text:p>69002175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1</text:p>
          </table:table-cell>
          <table:table-cell office:value-type="float" office:value="999994876" table:style-name="ce7">
            <text:p>999994876</text:p>
          </table:table-cell>
          <table:table-cell office:value-type="float" office:value="303939837" table:style-name="ce7">
            <text:p>3039398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2</text:p>
          </table:table-cell>
          <table:table-cell office:value-type="float" office:value="999994888" table:style-name="ce7">
            <text:p>999994888</text:p>
          </table:table-cell>
          <table:table-cell office:value-type="float" office:value="301537938" table:style-name="ce7">
            <text:p>301537938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RNI PL, diakri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53</text:p>
          </table:table-cell>
          <table:table-cell office:value-type="float" office:value="999994906" table:style-name="ce7">
            <text:p>999994906</text:p>
          </table:table-cell>
          <table:table-cell office:value-type="float" office:value="535243285" table:style-name="ce7">
            <text:p>53524328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4</text:p>
          </table:table-cell>
          <table:table-cell office:value-type="float" office:value="999994918" table:style-name="ce7">
            <text:p>999994918</text:p>
          </table:table-cell>
          <table:table-cell office:value-type="float" office:value="300673838" table:style-name="ce7">
            <text:p>3006738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5</text:p>
          </table:table-cell>
          <table:table-cell office:value-type="float" office:value="999994931" table:style-name="ce7">
            <text:p>999994931</text:p>
          </table:table-cell>
          <table:table-cell office:value-type="float" office:value="690009410" table:style-name="ce7">
            <text:p>69000941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6</text:p>
          </table:table-cell>
          <table:table-cell office:value-type="float" office:value="999994943" table:style-name="ce7">
            <text:p>999994943</text:p>
          </table:table-cell>
          <table:table-cell office:value-type="float" office:value="900095271" table:style-name="ce7">
            <text:p>90009527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7</text:p>
          </table:table-cell>
          <table:table-cell office:value-type="float" office:value="999994955" table:style-name="ce7">
            <text:p>999994955</text:p>
          </table:table-cell>
          <table:table-cell office:value-type="float" office:value="302631938" table:style-name="ce7">
            <text:p>30263193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8</text:p>
          </table:table-cell>
          <table:table-cell office:value-type="float" office:value="999994967" table:style-name="ce7">
            <text:p>999994967</text:p>
          </table:table-cell>
          <table:table-cell office:value-type="float" office:value="300649927" table:style-name="ce7">
            <text:p>300649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59</text:p>
          </table:table-cell>
          <table:table-cell office:value-type="float" office:value="999994979" table:style-name="ce7">
            <text:p>999994979</text:p>
          </table:table-cell>
          <table:table-cell office:value-type="float" office:value="306865828" table:style-name="ce7">
            <text:p>3068658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60</text:p>
          </table:table-cell>
          <table:table-cell office:value-type="float" office:value="999994980" table:style-name="ce7">
            <text:p>999994980</text:p>
          </table:table-cell>
          <table:table-cell office:value-type="float" office:value="305731828" table:style-name="ce7">
            <text:p>305731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1</text:p>
          </table:table-cell>
          <table:table-cell office:value-type="float" office:value="999994992" table:style-name="ce7">
            <text:p>999994992</text:p>
          </table:table-cell>
          <table:table-cell office:value-type="float" office:value="346258431" table:style-name="ce7">
            <text:p>3462584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2</text:p>
          </table:table-cell>
          <table:table-cell office:value-type="float" office:value="999995005" table:style-name="ce7">
            <text:p>999995005</text:p>
          </table:table-cell>
          <table:table-cell office:value-type="float" office:value="502097966" table:style-name="ce7">
            <text:p>50209796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3</text:p>
          </table:table-cell>
          <table:table-cell office:value-type="float" office:value="999995017" table:style-name="ce7">
            <text:p>999995017</text:p>
          </table:table-cell>
          <table:table-cell office:value-type="float" office:value="300745928" table:style-name="ce7">
            <text:p>300745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4</text:p>
          </table:table-cell>
          <table:table-cell office:value-type="float" office:value="999995029" table:style-name="ce7">
            <text:p>999995029</text:p>
          </table:table-cell>
          <table:table-cell office:value-type="float" office:value="304637828" table:style-name="ce7">
            <text:p>3046378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5</text:p>
          </table:table-cell>
          <table:table-cell office:value-type="float" office:value="999995030" table:style-name="ce7">
            <text:p>999995030</text:p>
          </table:table-cell>
          <table:table-cell office:value-type="float" office:value="900094199" table:style-name="ce7">
            <text:p>90009419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6</text:p>
          </table:table-cell>
          <table:table-cell office:value-type="float" office:value="999995042" table:style-name="ce7">
            <text:p>999995042</text:p>
          </table:table-cell>
          <table:table-cell office:value-type="float" office:value="302837838" table:style-name="ce7">
            <text:p>3028378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7</text:p>
          </table:table-cell>
          <table:table-cell office:value-type="float" office:value="999995054" table:style-name="ce7">
            <text:p>999995054</text:p>
          </table:table-cell>
          <table:table-cell office:value-type="float" office:value="302747837" table:style-name="ce7">
            <text:p>302747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8</text:p>
          </table:table-cell>
          <table:table-cell office:value-type="float" office:value="999995066" table:style-name="ce7">
            <text:p>999995066</text:p>
          </table:table-cell>
          <table:table-cell office:value-type="float" office:value="301671928" table:style-name="ce7">
            <text:p>301671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69</text:p>
          </table:table-cell>
          <table:table-cell office:value-type="float" office:value="999995078" table:style-name="ce7">
            <text:p>999995078</text:p>
          </table:table-cell>
          <table:table-cell office:value-type="float" office:value="301833837" table:style-name="ce7">
            <text:p>301833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0</text:p>
          </table:table-cell>
          <table:table-cell office:value-type="float" office:value="999995091" table:style-name="ce7">
            <text:p>999995091</text:p>
          </table:table-cell>
          <table:table-cell office:value-type="float" office:value="690022268" table:style-name="ce7">
            <text:p>6900222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1</text:p>
          </table:table-cell>
          <table:table-cell office:value-type="float" office:value="999995108" table:style-name="ce7">
            <text:p>999995108</text:p>
          </table:table-cell>
          <table:table-cell office:value-type="float" office:value="262323813" table:style-name="ce7">
            <text:p>2623238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2</text:p>
          </table:table-cell>
          <table:table-cell office:value-type="float" office:value="999995121" table:style-name="ce7">
            <text:p>999995121</text:p>
          </table:table-cell>
          <table:table-cell office:value-type="float" office:value="300673917" table:style-name="ce7">
            <text:p>3006739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3</text:p>
          </table:table-cell>
          <table:table-cell office:value-type="float" office:value="999995133" table:style-name="ce7">
            <text:p>999995133</text:p>
          </table:table-cell>
          <table:table-cell office:value-type="float" office:value="123460037" table:style-name="ce7">
            <text:p>1234600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4</text:p>
          </table:table-cell>
          <table:table-cell office:value-type="float" office:value="999995145" table:style-name="ce7">
            <text:p>999995145</text:p>
          </table:table-cell>
          <table:table-cell office:value-type="float" office:value="161069757" table:style-name="ce7">
            <text:p>1610697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5</text:p>
          </table:table-cell>
          <table:table-cell office:value-type="float" office:value="999995157" table:style-name="ce7">
            <text:p>999995157</text:p>
          </table:table-cell>
          <table:table-cell office:value-type="float" office:value="690020739" table:style-name="ce7">
            <text:p>69002073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376</text:p>
          </table:table-cell>
          <table:table-cell office:value-type="float" office:value="999995169" table:style-name="ce7">
            <text:p>999995169</text:p>
          </table:table-cell>
          <table:table-cell office:value-type="float" office:value="739761316" table:style-name="ce7">
            <text:p>739761316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77</text:p>
          </table:table-cell>
          <table:table-cell office:value-type="float" office:value="999995170" table:style-name="ce7">
            <text:p>999995170</text:p>
          </table:table-cell>
          <table:table-cell office:value-type="float" office:value="306667927" table:style-name="ce7">
            <text:p>30666792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78</text:p>
          </table:table-cell>
          <table:table-cell office:value-type="float" office:value="999995182" table:style-name="ce7">
            <text:p>999995182</text:p>
          </table:table-cell>
          <table:table-cell office:value-type="float" office:value="308869928" table:style-name="ce7">
            <text:p>308869928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79</text:p>
          </table:table-cell>
          <table:table-cell office:value-type="float" office:value="999995194" table:style-name="ce7">
            <text:p>999995194</text:p>
          </table:table-cell>
          <table:table-cell office:value-type="float" office:value="859721930" table:style-name="ce7">
            <text:p>859721930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0</text:p>
          </table:table-cell>
          <table:table-cell office:value-type="float" office:value="999995200" table:style-name="ce7">
            <text:p>999995200</text:p>
          </table:table-cell>
          <table:table-cell office:value-type="float" office:value="690019695" table:style-name="ce7">
            <text:p>690019695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1</text:p>
          </table:table-cell>
          <table:table-cell office:value-type="float" office:value="999995212" table:style-name="ce7">
            <text:p>999995212</text:p>
          </table:table-cell>
          <table:table-cell office:value-type="float" office:value="690021811" table:style-name="ce7">
            <text:p>690021811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2</text:p>
          </table:table-cell>
          <table:table-cell office:value-type="float" office:value="999995224" table:style-name="ce7">
            <text:p>999995224</text:p>
          </table:table-cell>
          <table:table-cell office:value-type="float" office:value="300643937" table:style-name="ce7">
            <text:p>30064393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3</text:p>
          </table:table-cell>
          <table:table-cell office:value-type="float" office:value="999995236" table:style-name="ce7">
            <text:p>999995236</text:p>
          </table:table-cell>
          <table:table-cell office:value-type="float" office:value="300775817" table:style-name="ce7">
            <text:p>30077581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4</text:p>
          </table:table-cell>
          <table:table-cell office:value-type="float" office:value="999995248" table:style-name="ce7">
            <text:p>999995248</text:p>
          </table:table-cell>
          <table:table-cell office:value-type="float" office:value="690018897" table:style-name="ce7">
            <text:p>690018897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5</text:p>
          </table:table-cell>
          <table:table-cell office:value-type="float" office:value="999995261" table:style-name="ce7">
            <text:p>999995261</text:p>
          </table:table-cell>
          <table:table-cell office:value-type="float" office:value="690013802" table:style-name="ce7">
            <text:p>690013802</text:p>
          </table:table-cell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386</text:p>
          </table:table-cell>
          <table:table-cell office:value-type="float" office:value="999995273" table:style-name="ce7">
            <text:p>999995273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87</text:p>
          </table:table-cell>
          <table:table-cell office:value-type="float" office:value="999995285" table:style-name="ce7">
            <text:p>999995285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88</text:p>
          </table:table-cell>
          <table:table-cell office:value-type="float" office:value="999995297" table:style-name="ce7">
            <text:p>99999529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89</text:p>
          </table:table-cell>
          <table:table-cell office:value-type="float" office:value="999995303" table:style-name="ce7">
            <text:p>999995303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0</text:p>
          </table:table-cell>
          <table:table-cell office:value-type="float" office:value="999995315" table:style-name="ce7">
            <text:p>999995315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1</text:p>
          </table:table-cell>
          <table:table-cell office:value-type="float" office:value="999995327" table:style-name="ce7">
            <text:p>99999532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2</text:p>
          </table:table-cell>
          <table:table-cell office:value-type="float" office:value="999995339" table:style-name="ce7">
            <text:p>999995339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3</text:p>
          </table:table-cell>
          <table:table-cell office:value-type="float" office:value="999995340" table:style-name="ce7">
            <text:p>999995340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4</text:p>
          </table:table-cell>
          <table:table-cell office:value-type="float" office:value="999995352" table:style-name="ce7">
            <text:p>999995352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5</text:p>
          </table:table-cell>
          <table:table-cell office:value-type="float" office:value="999995364" table:style-name="ce7">
            <text:p>999995364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10x 3G voor BSN; precies 10 resulta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6</text:p>
          </table:table-cell>
          <table:table-cell office:value-type="float" office:value="999995376" table:style-name="ce7">
            <text:p>999995376</text:p>
          </table:table-cell>
          <table:table-cell office:value-type="string" table:style-name="ce8">
            <text:p>799890868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7</text:p>
          </table:table-cell>
          <table:table-cell office:value-type="float" office:value="999995388" table:style-name="ce7">
            <text:p>999995388</text:p>
          </table:table-cell>
          <table:table-cell office:value-type="string" table:style-name="ce8">
            <text:p>799890856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8</text:p>
          </table:table-cell>
          <table:table-cell office:value-type="float" office:value="999995406" table:style-name="ce7">
            <text:p>999995406</text:p>
          </table:table-cell>
          <table:table-cell office:value-type="string" table:style-name="ce8">
            <text:p>799890844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399</text:p>
          </table:table-cell>
          <table:table-cell office:value-type="float" office:value="999995418" table:style-name="ce7">
            <text:p>999995418</text:p>
          </table:table-cell>
          <table:table-cell office:value-type="string" table:style-name="ce8">
            <text:p>799890832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0</text:p>
          </table:table-cell>
          <table:table-cell office:value-type="float" office:value="999995431" table:style-name="ce7">
            <text:p>999995431</text:p>
          </table:table-cell>
          <table:table-cell office:value-type="string" table:style-name="ce8">
            <text:p>799890820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1</text:p>
          </table:table-cell>
          <table:table-cell office:value-type="float" office:value="999995443" table:style-name="ce7">
            <text:p>999995443</text:p>
          </table:table-cell>
          <table:table-cell office:value-type="string" table:style-name="ce8">
            <text:p>799890819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2</text:p>
          </table:table-cell>
          <table:table-cell office:value-type="float" office:value="999995455" table:style-name="ce7">
            <text:p>999995455</text:p>
          </table:table-cell>
          <table:table-cell office:value-type="string" table:style-name="ce8">
            <text:p>799890790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3</text:p>
          </table:table-cell>
          <table:table-cell office:value-type="float" office:value="999995467" table:style-name="ce7">
            <text:p>999995467</text:p>
          </table:table-cell>
          <table:table-cell office:value-type="string" table:style-name="ce8">
            <text:p>799890789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4</text:p>
          </table:table-cell>
          <table:table-cell office:value-type="float" office:value="999995479" table:style-name="ce7">
            <text:p>999995479</text:p>
          </table:table-cell>
          <table:table-cell office:value-type="string" table:style-name="ce8">
            <text:p>799890777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5</text:p>
          </table:table-cell>
          <table:table-cell office:value-type="float" office:value="999995480" table:style-name="ce7">
            <text:p>999995480</text:p>
          </table:table-cell>
          <table:table-cell office:value-type="string" table:style-name="ce8">
            <text:p>799890765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6</text:p>
          </table:table-cell>
          <table:table-cell office:value-type="float" office:value="999995492" table:style-name="ce7">
            <text:p>999995492</text:p>
          </table:table-cell>
          <table:table-cell office:value-type="string" table:style-name="ce8">
            <text:p>799890753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7</text:p>
          </table:table-cell>
          <table:table-cell office:value-type="float" office:value="999995509" table:style-name="ce7">
            <text:p>999995509</text:p>
          </table:table-cell>
          <table:table-cell office:value-type="string" table:style-name="ce8">
            <text:p>799890741</text:p>
          </table:table-cell>
          <table:table-cell table:style-name="ce1"/>
          <table:table-cell office:value-type="string" table:style-name="ce1">
            <text:p>AIG ket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408</text:p>
          </table:table-cell>
          <table:table-cell office:value-type="float" office:value="999995510" table:style-name="ce7">
            <text:p>999995510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09</text:p>
          </table:table-cell>
          <table:table-cell office:value-type="float" office:value="999995522" table:style-name="ce7">
            <text:p>999995522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0</text:p>
          </table:table-cell>
          <table:table-cell office:value-type="float" office:value="999995534" table:style-name="ce7">
            <text:p>999995534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1</text:p>
          </table:table-cell>
          <table:table-cell office:value-type="float" office:value="999995546" table:style-name="ce7">
            <text:p>999995546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2</text:p>
          </table:table-cell>
          <table:table-cell office:value-type="float" office:value="999995558" table:style-name="ce10">
            <text:p>999995558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adres Lelystad</text:p>
          </table:table-cell>
          <table:table-cell office:value-type="string" table:style-name="ce1">
            <text:p>10-12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3</text:p>
          </table:table-cell>
          <table:table-cell office:value-type="float" office:value="999995571" table:style-name="ce7">
            <text:p>999995571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4</text:p>
          </table:table-cell>
          <table:table-cell office:value-type="float" office:value="999995583" table:style-name="ce7">
            <text:p>999995583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5</text:p>
          </table:table-cell>
          <table:table-cell office:value-type="float" office:value="999995595" table:style-name="ce7">
            <text:p>999995595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6</text:p>
          </table:table-cell>
          <table:table-cell office:value-type="float" office:value="999995601" table:style-name="ce10">
            <text:p>999995601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7</text:p>
          </table:table-cell>
          <table:table-cell office:value-type="float" office:value="999995613" table:style-name="ce7">
            <text:p>999995613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8</text:p>
          </table:table-cell>
          <table:table-cell office:value-type="float" office:value="999995625" table:style-name="ce7">
            <text:p>999995625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19</text:p>
          </table:table-cell>
          <table:table-cell office:value-type="float" office:value="999995637" table:style-name="ce7">
            <text:p>999995637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0</text:p>
          </table:table-cell>
          <table:table-cell office:value-type="float" office:value="999995649" table:style-name="ce7">
            <text:p>999995649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1</text:p>
          </table:table-cell>
          <table:table-cell office:value-type="float" office:value="999995650" table:style-name="ce7">
            <text:p>999995650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2</text:p>
          </table:table-cell>
          <table:table-cell office:value-type="float" office:value="999995662" table:style-name="ce7">
            <text:p>999995662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3</text:p>
          </table:table-cell>
          <table:table-cell office:value-type="float" office:value="999995674" table:style-name="ce7">
            <text:p>999995674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4</text:p>
          </table:table-cell>
          <table:table-cell office:value-type="float" office:value="999995686" table:style-name="ce7">
            <text:p>999995686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5</text:p>
          </table:table-cell>
          <table:table-cell office:value-type="float" office:value="999995698" table:style-name="ce7">
            <text:p>999995698</text:p>
          </table:table-cell>
          <table:table-cell office:value-type="string" table:style-name="ce9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VBSN 20 personen: geboorte + gnaam + geslacht - M, V en O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6</text:p>
          </table:table-cell>
          <table:table-cell office:value-type="float" office:value="999995704" table:style-name="ce7">
            <text:p>999995704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Albert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7</text:p>
          </table:table-cell>
          <table:table-cell office:value-type="float" office:value="999995716" table:style-name="ce7">
            <text:p>999995716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Bernhard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8</text:p>
          </table:table-cell>
          <table:table-cell office:value-type="float" office:value="999995728" table:style-name="ce7">
            <text:p>999995728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Carl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29</text:p>
          </table:table-cell>
          <table:table-cell office:value-type="float" office:value="999995741" table:style-name="ce7">
            <text:p>999995741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Dennis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0</text:p>
          </table:table-cell>
          <table:table-cell office:value-type="float" office:value="999995753" table:style-name="ce7">
            <text:p>999995753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Egbert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1</text:p>
          </table:table-cell>
          <table:table-cell office:value-type="float" office:value="999995765" table:style-name="ce7">
            <text:p>999995765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Fred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2</text:p>
          </table:table-cell>
          <table:table-cell office:value-type="float" office:value="999995777" table:style-name="ce7">
            <text:p>99999577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Gerrit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3</text:p>
          </table:table-cell>
          <table:table-cell office:value-type="float" office:value="999995789" table:style-name="ce7">
            <text:p>999995789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Harry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4</text:p>
          </table:table-cell>
          <table:table-cell office:value-type="float" office:value="999995790" table:style-name="ce7">
            <text:p>999995790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Indy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6</text:p>
          </table:table-cell>
          <table:table-cell office:value-type="float" office:value="999995819" table:style-name="ce7">
            <text:p>999995819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Jacob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7</text:p>
          </table:table-cell>
          <table:table-cell office:value-type="float" office:value="999995820" table:style-name="ce7">
            <text:p>999995820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Karel Meerdantien; bedoeld om melding teveel resultaten te tonen</text:p>
          </table:table-cell>
          <table:table-cell office:value-type="string" table:style-name="ce1">
            <text:p>7-11-2018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5</text:p>
          </table:table-cell>
          <table:table-cell office:value-type="float" office:value="999995807" table:style-name="ce7">
            <text:p>999995807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Zoey den Braber, jeugdige met historische nationaliteit</text:p>
          </table:table-cell>
          <table:table-cell office:value-type="string" table:style-name="ce1">
            <text:p>18-2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8</text:p>
          </table:table-cell>
          <table:table-cell office:value-type="float" office:value="999995832" table:style-name="ce7">
            <text:p>999995832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Alexander den Braber, jeugdige met 2 historische nationaliteiten</text:p>
          </table:table-cell>
          <table:table-cell office:value-type="string" table:style-name="ce1">
            <text:p>18-2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39</text:p>
          </table:table-cell>
          <table:table-cell office:value-type="float" office:value="999995844" table:style-name="ce7">
            <text:p>999995844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710000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0</text:p>
          </table:table-cell>
          <table:table-cell office:value-type="float" office:value="999995856" table:style-name="ce7">
            <text:p>999995856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570900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1</text:p>
          </table:table-cell>
          <table:table-cell office:value-type="float" office:value="999995868" table:style-name="ce7">
            <text:p>999995868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561000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2</text:p>
          </table:table-cell>
          <table:table-cell office:value-type="float" office:value="999995881" table:style-name="ce7">
            <text:p>999995881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531100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3</text:p>
          </table:table-cell>
          <table:table-cell office:value-type="float" office:value="999995893" table:style-name="ce7">
            <text:p>999995893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geboortedatum 19660013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4</text:p>
          </table:table-cell>
          <table:table-cell office:value-type="float" office:value="999995911" table:style-name="ce7">
            <text:p>999995911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BA-V en BVBSN proefomgeving</text:p>
          </table:table-cell>
          <table:table-cell office:value-type="string" table:style-name="ce1">
            <text:p>PL met adres Midden Assen</text:p>
          </table:table-cell>
          <table:table-cell office:value-type="string" table:style-name="ce1">
            <text:p>15-3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5</text:p>
          </table:table-cell>
          <table:table-cell office:value-type="float" office:value="999995923" table:style-name="ce7">
            <text:p>99999592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6</text:p>
          </table:table-cell>
          <table:table-cell office:value-type="float" office:value="999995935" table:style-name="ce7">
            <text:p>99999593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7</text:p>
          </table:table-cell>
          <table:table-cell office:value-type="float" office:value="999995947" table:style-name="ce7">
            <text:p>99999594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8</text:p>
          </table:table-cell>
          <table:table-cell office:value-type="float" office:value="999995959" table:style-name="ce7">
            <text:p>99999595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49</text:p>
          </table:table-cell>
          <table:table-cell office:value-type="float" office:value="999995960" table:style-name="ce7">
            <text:p>99999596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0</text:p>
          </table:table-cell>
          <table:table-cell office:value-type="float" office:value="999995972" table:style-name="ce7">
            <text:p>99999597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1</text:p>
          </table:table-cell>
          <table:table-cell office:value-type="float" office:value="999995984" table:style-name="ce7">
            <text:p>99999598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2</text:p>
          </table:table-cell>
          <table:table-cell office:value-type="float" office:value="999995996" table:style-name="ce7">
            <text:p>99999599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3</text:p>
          </table:table-cell>
          <table:table-cell office:value-type="float" office:value="999996009" table:style-name="ce7">
            <text:p>99999600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4</text:p>
          </table:table-cell>
          <table:table-cell office:value-type="float" office:value="999996010" table:style-name="ce7">
            <text:p>99999601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5</text:p>
          </table:table-cell>
          <table:table-cell office:value-type="float" office:value="999996022" table:style-name="ce7">
            <text:p>99999602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6</text:p>
          </table:table-cell>
          <table:table-cell office:value-type="float" office:value="999996034" table:style-name="ce7">
            <text:p>99999603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7</text:p>
          </table:table-cell>
          <table:table-cell office:value-type="float" office:value="999996046" table:style-name="ce7">
            <text:p>99999604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8</text:p>
          </table:table-cell>
          <table:table-cell office:value-type="float" office:value="999996058" table:style-name="ce7">
            <text:p>99999605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59</text:p>
          </table:table-cell>
          <table:table-cell office:value-type="float" office:value="999996071" table:style-name="ce7">
            <text:p>99999607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0</text:p>
          </table:table-cell>
          <table:table-cell office:value-type="float" office:value="999996083" table:style-name="ce7">
            <text:p>99999608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1</text:p>
          </table:table-cell>
          <table:table-cell office:value-type="float" office:value="999996095" table:style-name="ce7">
            <text:p>99999609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2</text:p>
          </table:table-cell>
          <table:table-cell office:value-type="float" office:value="999996101" table:style-name="ce7">
            <text:p>99999610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3</text:p>
          </table:table-cell>
          <table:table-cell office:value-type="float" office:value="999996113" table:style-name="ce7">
            <text:p>99999611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4</text:p>
          </table:table-cell>
          <table:table-cell office:value-type="float" office:value="999996125" table:style-name="ce7">
            <text:p>99999612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5</text:p>
          </table:table-cell>
          <table:table-cell office:value-type="float" office:value="999996137" table:style-name="ce7">
            <text:p>99999613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6</text:p>
          </table:table-cell>
          <table:table-cell office:value-type="float" office:value="999996149" table:style-name="ce7">
            <text:p>99999614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7</text:p>
          </table:table-cell>
          <table:table-cell office:value-type="float" office:value="999996150" table:style-name="ce7">
            <text:p>99999615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8</text:p>
          </table:table-cell>
          <table:table-cell office:value-type="float" office:value="999996162" table:style-name="ce7">
            <text:p>99999616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69</text:p>
          </table:table-cell>
          <table:table-cell office:value-type="float" office:value="999996174" table:style-name="ce7">
            <text:p>99999617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0</text:p>
          </table:table-cell>
          <table:table-cell office:value-type="float" office:value="999996186" table:style-name="ce7">
            <text:p>99999618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1</text:p>
          </table:table-cell>
          <table:table-cell office:value-type="float" office:value="999996198" table:style-name="ce7">
            <text:p>99999619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2</text:p>
          </table:table-cell>
          <table:table-cell office:value-type="float" office:value="999996204" table:style-name="ce7">
            <text:p>99999620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3</text:p>
          </table:table-cell>
          <table:table-cell office:value-type="float" office:value="999996216" table:style-name="ce7">
            <text:p>99999621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4</text:p>
          </table:table-cell>
          <table:table-cell office:value-type="float" office:value="999996228" table:style-name="ce7">
            <text:p>99999622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5</text:p>
          </table:table-cell>
          <table:table-cell office:value-type="float" office:value="999996241" table:style-name="ce7">
            <text:p>99999624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6</text:p>
          </table:table-cell>
          <table:table-cell office:value-type="float" office:value="999996253" table:style-name="ce7">
            <text:p>99999625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7</text:p>
          </table:table-cell>
          <table:table-cell office:value-type="float" office:value="999996265" table:style-name="ce7">
            <text:p>99999626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8</text:p>
          </table:table-cell>
          <table:table-cell office:value-type="float" office:value="999996277" table:style-name="ce7">
            <text:p>99999627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79</text:p>
          </table:table-cell>
          <table:table-cell office:value-type="float" office:value="999996289" table:style-name="ce7">
            <text:p>99999628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0</text:p>
          </table:table-cell>
          <table:table-cell office:value-type="float" office:value="999996290" table:style-name="ce7">
            <text:p>99999629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1</text:p>
          </table:table-cell>
          <table:table-cell office:value-type="float" office:value="999996307" table:style-name="ce7">
            <text:p>99999630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2</text:p>
          </table:table-cell>
          <table:table-cell office:value-type="float" office:value="999996319" table:style-name="ce7">
            <text:p>99999631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3</text:p>
          </table:table-cell>
          <table:table-cell office:value-type="float" office:value="999996320" table:style-name="ce7">
            <text:p>99999632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4</text:p>
          </table:table-cell>
          <table:table-cell office:value-type="float" office:value="999996332" table:style-name="ce7">
            <text:p>99999633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5</text:p>
          </table:table-cell>
          <table:table-cell office:value-type="float" office:value="999996344" table:style-name="ce7">
            <text:p>99999634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6</text:p>
          </table:table-cell>
          <table:table-cell office:value-type="float" office:value="999996356" table:style-name="ce7">
            <text:p>99999635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7</text:p>
          </table:table-cell>
          <table:table-cell office:value-type="float" office:value="999996368" table:style-name="ce7">
            <text:p>99999636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8</text:p>
          </table:table-cell>
          <table:table-cell office:value-type="float" office:value="999996381" table:style-name="ce7">
            <text:p>99999638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89</text:p>
          </table:table-cell>
          <table:table-cell office:value-type="float" office:value="999996393" table:style-name="ce7">
            <text:p>99999639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0</text:p>
          </table:table-cell>
          <table:table-cell office:value-type="float" office:value="999996411" table:style-name="ce7">
            <text:p>99999641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1</text:p>
          </table:table-cell>
          <table:table-cell office:value-type="float" office:value="999996423" table:style-name="ce7">
            <text:p>99999642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2</text:p>
          </table:table-cell>
          <table:table-cell office:value-type="float" office:value="999996435" table:style-name="ce7">
            <text:p>99999643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3</text:p>
          </table:table-cell>
          <table:table-cell office:value-type="float" office:value="999996447" table:style-name="ce7">
            <text:p>99999644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4</text:p>
          </table:table-cell>
          <table:table-cell office:value-type="float" office:value="999996459" table:style-name="ce7">
            <text:p>99999645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5</text:p>
          </table:table-cell>
          <table:table-cell office:value-type="float" office:value="999996460" table:style-name="ce7">
            <text:p>99999646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6</text:p>
          </table:table-cell>
          <table:table-cell office:value-type="float" office:value="999996472" table:style-name="ce7">
            <text:p>99999647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7</text:p>
          </table:table-cell>
          <table:table-cell office:value-type="float" office:value="999996484" table:style-name="ce7">
            <text:p>99999648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8</text:p>
          </table:table-cell>
          <table:table-cell office:value-type="float" office:value="999996496" table:style-name="ce7">
            <text:p>99999649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499</text:p>
          </table:table-cell>
          <table:table-cell office:value-type="float" office:value="999996502" table:style-name="ce7">
            <text:p>99999650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0</text:p>
          </table:table-cell>
          <table:table-cell office:value-type="float" office:value="999996514" table:style-name="ce7">
            <text:p>99999651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1</text:p>
          </table:table-cell>
          <table:table-cell office:value-type="float" office:value="999996526" table:style-name="ce7">
            <text:p>99999652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2</text:p>
          </table:table-cell>
          <table:table-cell office:value-type="float" office:value="999996538" table:style-name="ce7">
            <text:p>99999653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3</text:p>
          </table:table-cell>
          <table:table-cell office:value-type="float" office:value="999996551" table:style-name="ce7">
            <text:p>99999655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4</text:p>
          </table:table-cell>
          <table:table-cell office:value-type="float" office:value="999996563" table:style-name="ce7">
            <text:p>99999656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5</text:p>
          </table:table-cell>
          <table:table-cell office:value-type="float" office:value="999996575" table:style-name="ce7">
            <text:p>99999657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6</text:p>
          </table:table-cell>
          <table:table-cell office:value-type="float" office:value="999996587" table:style-name="ce7">
            <text:p>99999658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7</text:p>
          </table:table-cell>
          <table:table-cell office:value-type="float" office:value="999996599" table:style-name="ce7">
            <text:p>99999659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8</text:p>
          </table:table-cell>
          <table:table-cell office:value-type="float" office:value="999996605" table:style-name="ce7">
            <text:p>99999660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09</text:p>
          </table:table-cell>
          <table:table-cell office:value-type="float" office:value="999996617" table:style-name="ce7">
            <text:p>99999661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0</text:p>
          </table:table-cell>
          <table:table-cell office:value-type="float" office:value="999996629" table:style-name="ce7">
            <text:p>99999662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1</text:p>
          </table:table-cell>
          <table:table-cell office:value-type="float" office:value="999996630" table:style-name="ce7">
            <text:p>99999663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2</text:p>
          </table:table-cell>
          <table:table-cell office:value-type="float" office:value="999996642" table:style-name="ce7">
            <text:p>99999664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3</text:p>
          </table:table-cell>
          <table:table-cell office:value-type="float" office:value="999996654" table:style-name="ce7">
            <text:p>99999665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4</text:p>
          </table:table-cell>
          <table:table-cell office:value-type="float" office:value="999996666" table:style-name="ce7">
            <text:p>99999666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5</text:p>
          </table:table-cell>
          <table:table-cell office:value-type="float" office:value="999996678" table:style-name="ce7">
            <text:p>99999667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6</text:p>
          </table:table-cell>
          <table:table-cell office:value-type="float" office:value="999996691" table:style-name="ce7">
            <text:p>99999669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7</text:p>
          </table:table-cell>
          <table:table-cell office:value-type="float" office:value="999996708" table:style-name="ce7">
            <text:p>999996708</text:p>
          </table:table-cell>
          <table:table-cell table:style-name="ce10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8</text:p>
          </table:table-cell>
          <table:table-cell office:value-type="float" office:value="999996721" table:style-name="ce7">
            <text:p>99999672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19</text:p>
          </table:table-cell>
          <table:table-cell office:value-type="float" office:value="999996733" table:style-name="ce7">
            <text:p>99999673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0</text:p>
          </table:table-cell>
          <table:table-cell office:value-type="float" office:value="999996745" table:style-name="ce7">
            <text:p>99999674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1</text:p>
          </table:table-cell>
          <table:table-cell office:value-type="float" office:value="999996757" table:style-name="ce7">
            <text:p>99999675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2</text:p>
          </table:table-cell>
          <table:table-cell office:value-type="float" office:value="999996769" table:style-name="ce7">
            <text:p>99999676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UWV Ouders en kinderen geboren in 2019</text:p>
          </table:table-cell>
          <table:table-cell office:value-type="string" table:style-name="ce1">
            <text:p>21-11-2019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3</text:p>
          </table:table-cell>
          <table:table-cell office:value-type="float" office:value="999996770" table:style-name="ce7">
            <text:p>99999677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4</text:p>
          </table:table-cell>
          <table:table-cell office:value-type="float" office:value="999996782" table:style-name="ce7">
            <text:p>99999678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5</text:p>
          </table:table-cell>
          <table:table-cell office:value-type="float" office:value="999996794" table:style-name="ce7">
            <text:p>99999679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6</text:p>
          </table:table-cell>
          <table:table-cell office:value-type="float" office:value="999996800" table:style-name="ce7">
            <text:p>99999680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7</text:p>
          </table:table-cell>
          <table:table-cell office:value-type="float" office:value="999996812" table:style-name="ce7">
            <text:p>99999681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8</text:p>
          </table:table-cell>
          <table:table-cell office:value-type="float" office:value="999996824" table:style-name="ce7">
            <text:p>99999682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29</text:p>
          </table:table-cell>
          <table:table-cell office:value-type="float" office:value="999996836" table:style-name="ce7">
            <text:p>99999683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0</text:p>
          </table:table-cell>
          <table:table-cell office:value-type="float" office:value="999996848" table:style-name="ce7">
            <text:p>99999684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1</text:p>
          </table:table-cell>
          <table:table-cell office:value-type="float" office:value="999996861" table:style-name="ce7">
            <text:p>99999686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2</text:p>
          </table:table-cell>
          <table:table-cell office:value-type="float" office:value="999996873" table:style-name="ce7">
            <text:p>99999687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3</text:p>
          </table:table-cell>
          <table:table-cell office:value-type="float" office:value="999996885" table:style-name="ce7">
            <text:p>99999688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4</text:p>
          </table:table-cell>
          <table:table-cell office:value-type="float" office:value="999996897" table:style-name="ce7">
            <text:p>99999689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5</text:p>
          </table:table-cell>
          <table:table-cell office:value-type="float" office:value="999996903" table:style-name="ce7">
            <text:p>99999690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6</text:p>
          </table:table-cell>
          <table:table-cell office:value-type="float" office:value="999996915" table:style-name="ce7">
            <text:p>99999691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7</text:p>
          </table:table-cell>
          <table:table-cell office:value-type="float" office:value="999996927" table:style-name="ce7">
            <text:p>99999692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8</text:p>
          </table:table-cell>
          <table:table-cell office:value-type="float" office:value="999996939" table:style-name="ce7">
            <text:p>99999693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39</text:p>
          </table:table-cell>
          <table:table-cell office:value-type="float" office:value="999996940" table:style-name="ce7">
            <text:p>99999694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0</text:p>
          </table:table-cell>
          <table:table-cell office:value-type="float" office:value="999996952" table:style-name="ce7">
            <text:p>99999695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1</text:p>
          </table:table-cell>
          <table:table-cell office:value-type="float" office:value="999996964" table:style-name="ce7">
            <text:p>99999696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2</text:p>
          </table:table-cell>
          <table:table-cell office:value-type="float" office:value="999996976" table:style-name="ce7">
            <text:p>99999697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3</text:p>
          </table:table-cell>
          <table:table-cell office:value-type="float" office:value="999996988" table:style-name="ce7">
            <text:p>99999698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4</text:p>
          </table:table-cell>
          <table:table-cell office:value-type="float" office:value="999997002" table:style-name="ce7">
            <text:p>99999700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5</text:p>
          </table:table-cell>
          <table:table-cell office:value-type="float" office:value="999997014" table:style-name="ce7">
            <text:p>99999701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6</text:p>
          </table:table-cell>
          <table:table-cell office:value-type="float" office:value="999997026" table:style-name="ce7">
            <text:p>99999702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7</text:p>
          </table:table-cell>
          <table:table-cell office:value-type="float" office:value="999997038" table:style-name="ce7">
            <text:p>99999703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8</text:p>
          </table:table-cell>
          <table:table-cell office:value-type="float" office:value="999997051" table:style-name="ce7">
            <text:p>99999705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49</text:p>
          </table:table-cell>
          <table:table-cell office:value-type="float" office:value="999997063" table:style-name="ce7">
            <text:p>99999706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0</text:p>
          </table:table-cell>
          <table:table-cell office:value-type="float" office:value="999997075" table:style-name="ce7">
            <text:p>99999707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1</text:p>
          </table:table-cell>
          <table:table-cell office:value-type="float" office:value="999997087" table:style-name="ce7">
            <text:p>99999708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2</text:p>
          </table:table-cell>
          <table:table-cell office:value-type="float" office:value="999997099" table:style-name="ce7">
            <text:p>99999709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3</text:p>
          </table:table-cell>
          <table:table-cell office:value-type="float" office:value="999997105" table:style-name="ce7">
            <text:p>99999710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4</text:p>
          </table:table-cell>
          <table:table-cell office:value-type="float" office:value="999997117" table:style-name="ce7">
            <text:p>99999711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5</text:p>
          </table:table-cell>
          <table:table-cell office:value-type="float" office:value="999997129" table:style-name="ce7">
            <text:p>99999712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6</text:p>
          </table:table-cell>
          <table:table-cell office:value-type="float" office:value="999997130" table:style-name="ce7">
            <text:p>99999713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7</text:p>
          </table:table-cell>
          <table:table-cell office:value-type="float" office:value="999997142" table:style-name="ce7">
            <text:p>99999714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8</text:p>
          </table:table-cell>
          <table:table-cell office:value-type="float" office:value="999997154" table:style-name="ce7">
            <text:p>99999715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59</text:p>
          </table:table-cell>
          <table:table-cell office:value-type="float" office:value="999997166" table:style-name="ce7">
            <text:p>99999716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0</text:p>
          </table:table-cell>
          <table:table-cell office:value-type="float" office:value="999997178" table:style-name="ce7">
            <text:p>99999717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1</text:p>
          </table:table-cell>
          <table:table-cell office:value-type="float" office:value="999997191" table:style-name="ce7">
            <text:p>99999719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2</text:p>
          </table:table-cell>
          <table:table-cell office:value-type="float" office:value="999997208" table:style-name="ce7">
            <text:p>99999720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3</text:p>
          </table:table-cell>
          <table:table-cell office:value-type="float" office:value="999997221" table:style-name="ce7">
            <text:p>99999722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4</text:p>
          </table:table-cell>
          <table:table-cell office:value-type="float" office:value="999997233" table:style-name="ce7">
            <text:p>99999723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5</text:p>
          </table:table-cell>
          <table:table-cell office:value-type="float" office:value="999997245" table:style-name="ce7">
            <text:p>99999724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6</text:p>
          </table:table-cell>
          <table:table-cell office:value-type="float" office:value="999997257" table:style-name="ce7">
            <text:p>99999725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7</text:p>
          </table:table-cell>
          <table:table-cell office:value-type="float" office:value="999997269" table:style-name="ce7">
            <text:p>99999726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8</text:p>
          </table:table-cell>
          <table:table-cell office:value-type="float" office:value="999997270" table:style-name="ce7">
            <text:p>99999727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69</text:p>
          </table:table-cell>
          <table:table-cell office:value-type="float" office:value="999997282" table:style-name="ce7">
            <text:p>99999728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0</text:p>
          </table:table-cell>
          <table:table-cell office:value-type="float" office:value="999997294" table:style-name="ce7">
            <text:p>99999729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1</text:p>
          </table:table-cell>
          <table:table-cell office:value-type="float" office:value="999997300" table:style-name="ce7">
            <text:p>99999730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2</text:p>
          </table:table-cell>
          <table:table-cell office:value-type="float" office:value="999997312" table:style-name="ce7">
            <text:p>99999731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3</text:p>
          </table:table-cell>
          <table:table-cell office:value-type="float" office:value="999997324" table:style-name="ce7">
            <text:p>99999732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4</text:p>
          </table:table-cell>
          <table:table-cell office:value-type="float" office:value="999997336" table:style-name="ce7">
            <text:p>99999733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5</text:p>
          </table:table-cell>
          <table:table-cell office:value-type="float" office:value="999997348" table:style-name="ce7">
            <text:p>99999734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6</text:p>
          </table:table-cell>
          <table:table-cell office:value-type="float" office:value="999997361" table:style-name="ce7">
            <text:p>99999736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7</text:p>
          </table:table-cell>
          <table:table-cell office:value-type="float" office:value="999997373" table:style-name="ce7">
            <text:p>99999737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8</text:p>
          </table:table-cell>
          <table:table-cell office:value-type="float" office:value="999997385" table:style-name="ce7">
            <text:p>99999738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79</text:p>
          </table:table-cell>
          <table:table-cell office:value-type="float" office:value="999997397" table:style-name="ce7">
            <text:p>99999739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0</text:p>
          </table:table-cell>
          <table:table-cell office:value-type="float" office:value="999997403" table:style-name="ce7">
            <text:p>99999740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1</text:p>
          </table:table-cell>
          <table:table-cell office:value-type="float" office:value="999997415" table:style-name="ce7">
            <text:p>99999741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2</text:p>
          </table:table-cell>
          <table:table-cell office:value-type="float" office:value="999997427" table:style-name="ce7">
            <text:p>99999742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3</text:p>
          </table:table-cell>
          <table:table-cell office:value-type="float" office:value="999997439" table:style-name="ce7">
            <text:p>999997439</text:p>
          </table:table-cell>
          <table:table-cell table:style-name="ce12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4</text:p>
          </table:table-cell>
          <table:table-cell office:value-type="float" office:value="999997440" table:style-name="ce7">
            <text:p>99999744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5</text:p>
          </table:table-cell>
          <table:table-cell office:value-type="float" office:value="999997452" table:style-name="ce7">
            <text:p>999997452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6</text:p>
          </table:table-cell>
          <table:table-cell office:value-type="float" office:value="999997464" table:style-name="ce7">
            <text:p>999997464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7</text:p>
          </table:table-cell>
          <table:table-cell office:value-type="float" office:value="999997476" table:style-name="ce7">
            <text:p>99999747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Logius - RNI records meerdere nationaliteiten</text:p>
          </table:table-cell>
          <table:table-cell office:value-type="string" table:style-name="ce11">
            <text:p>26-5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8</text:p>
          </table:table-cell>
          <table:table-cell office:value-type="float" office:value="999997488" table:style-name="ce7">
            <text:p>99999748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89</text:p>
          </table:table-cell>
          <table:table-cell office:value-type="float" office:value="999997506" table:style-name="ce7">
            <text:p>999997506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0</text:p>
          </table:table-cell>
          <table:table-cell office:value-type="float" office:value="999997518" table:style-name="ce7">
            <text:p>999997518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1</text:p>
          </table:table-cell>
          <table:table-cell office:value-type="float" office:value="999997531" table:style-name="ce7">
            <text:p>999997531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2</text:p>
          </table:table-cell>
          <table:table-cell office:value-type="float" office:value="999997543" table:style-name="ce7">
            <text:p>999997543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3</text:p>
          </table:table-cell>
          <table:table-cell office:value-type="float" office:value="999997555" table:style-name="ce7">
            <text:p>999997555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4</text:p>
          </table:table-cell>
          <table:table-cell office:value-type="float" office:value="999997567" table:style-name="ce7">
            <text:p>999997567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5</text:p>
          </table:table-cell>
          <table:table-cell office:value-type="float" office:value="999997579" table:style-name="ce7">
            <text:p>999997579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6</text:p>
          </table:table-cell>
          <table:table-cell office:value-type="float" office:value="999997580" table:style-name="ce7">
            <text:p>999997580</text:p>
          </table:table-cell>
          <table:table-cell table:style-name="ce7"/>
          <table:table-cell office:value-type="string" table:style-name="ce1">
            <text:p>In GBA-V en BVBSN proefomgeving</text:p>
          </table:table-cell>
          <table:table-cell office:value-type="string" table:style-name="ce1">
            <text:p>SZW - ICTU Relaties tussen PL-en aangepast en toegevoegd</text:p>
          </table:table-cell>
          <table:table-cell office:value-type="string" table:style-name="ce1">
            <text:p>16-6-2020 toegevoegd</text:p>
          </table:table-cell>
          <table:table-cell table:number-columns-repeated="16378"/>
        </table:table-row>
        <table:table-row table:style-name="ro2">
          <table:table-cell office:value-type="string" table:style-name="ce1">
            <text:p>Test-BSN 1597</text:p>
          </table:table-cell>
          <table:table-cell office:value-type="float" office:value="999997592" table:style-name="ce7">
            <text:p>99999759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598</text:p>
          </table:table-cell>
          <table:table-cell office:value-type="float" office:value="999997609" table:style-name="ce7">
            <text:p>999997609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599</text:p>
          </table:table-cell>
          <table:table-cell office:value-type="float" office:value="999997610" table:style-name="ce7">
            <text:p>999997610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0</text:p>
          </table:table-cell>
          <table:table-cell office:value-type="float" office:value="999997622" table:style-name="ce7">
            <text:p>99999762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1</text:p>
          </table:table-cell>
          <table:table-cell office:value-type="float" office:value="999997634" table:style-name="ce7">
            <text:p>99999763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2</text:p>
          </table:table-cell>
          <table:table-cell office:value-type="float" office:value="999997646" table:style-name="ce7">
            <text:p>999997646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3</text:p>
          </table:table-cell>
          <table:table-cell office:value-type="float" office:value="999997658" table:style-name="ce7">
            <text:p>999997658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4</text:p>
          </table:table-cell>
          <table:table-cell office:value-type="float" office:value="999997671" table:style-name="ce7">
            <text:p>999997671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5</text:p>
          </table:table-cell>
          <table:table-cell office:value-type="float" office:value="999997683" table:style-name="ce7">
            <text:p>99999768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6</text:p>
          </table:table-cell>
          <table:table-cell office:value-type="float" office:value="999997695" table:style-name="ce7">
            <text:p>99999769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7</text:p>
          </table:table-cell>
          <table:table-cell office:value-type="float" office:value="999997701" table:style-name="ce7">
            <text:p>999997701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8</text:p>
          </table:table-cell>
          <table:table-cell office:value-type="float" office:value="999997713" table:style-name="ce7">
            <text:p>999997713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09</text:p>
          </table:table-cell>
          <table:table-cell office:value-type="float" office:value="999997725" table:style-name="ce7">
            <text:p>999997725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10</text:p>
          </table:table-cell>
          <table:table-cell office:value-type="float" office:value="999997737" table:style-name="ce7">
            <text:p>999997737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11</text:p>
          </table:table-cell>
          <table:table-cell office:value-type="float" office:value="999997749" table:style-name="ce7">
            <text:p>999997749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12</text:p>
          </table:table-cell>
          <table:table-cell office:value-type="float" office:value="999997750" table:style-name="ce7">
            <text:p>999997750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13</text:p>
          </table:table-cell>
          <table:table-cell office:value-type="float" office:value="999997762" table:style-name="ce7">
            <text:p>999997762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14</text:p>
          </table:table-cell>
          <table:table-cell office:value-type="float" office:value="999997774" table:style-name="ce7">
            <text:p>999997774</text:p>
          </table:table-cell>
          <table:table-cell table:style-name="ce7"/>
          <table:table-cell table:number-columns-repeated="16381" table:style-name="ce1"/>
        </table:table-row>
        <table:table-row table:style-name="ro2">
          <table:table-cell office:value-type="string" table:style-name="ce1">
            <text:p>Test-BSN 1615</text:p>
          </table:table-cell>
          <table:table-cell office:value-type="float" office:value="999997786" table:style-name="ce7">
            <text:p>99999778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16</text:p>
          </table:table-cell>
          <table:table-cell office:value-type="float" office:value="999997798" table:style-name="ce7">
            <text:p>99999779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17</text:p>
          </table:table-cell>
          <table:table-cell office:value-type="float" office:value="999997804" table:style-name="ce7">
            <text:p>99999780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18</text:p>
          </table:table-cell>
          <table:table-cell office:value-type="float" office:value="999997816" table:style-name="ce7">
            <text:p>99999781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19</text:p>
          </table:table-cell>
          <table:table-cell office:value-type="float" office:value="999997828" table:style-name="ce7">
            <text:p>99999782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0</text:p>
          </table:table-cell>
          <table:table-cell office:value-type="float" office:value="999997841" table:style-name="ce7">
            <text:p>99999784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1</text:p>
          </table:table-cell>
          <table:table-cell office:value-type="float" office:value="999997853" table:style-name="ce7">
            <text:p>99999785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2</text:p>
          </table:table-cell>
          <table:table-cell office:value-type="float" office:value="999997865" table:style-name="ce7">
            <text:p>99999786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3</text:p>
          </table:table-cell>
          <table:table-cell office:value-type="float" office:value="999997877" table:style-name="ce7">
            <text:p>99999787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4</text:p>
          </table:table-cell>
          <table:table-cell office:value-type="float" office:value="999997889" table:style-name="ce7">
            <text:p>99999788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5</text:p>
          </table:table-cell>
          <table:table-cell office:value-type="float" office:value="999997890" table:style-name="ce7">
            <text:p>99999789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6</text:p>
          </table:table-cell>
          <table:table-cell office:value-type="float" office:value="999997907" table:style-name="ce7">
            <text:p>99999790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7</text:p>
          </table:table-cell>
          <table:table-cell office:value-type="float" office:value="999997919" table:style-name="ce7">
            <text:p>99999791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8</text:p>
          </table:table-cell>
          <table:table-cell office:value-type="float" office:value="999997920" table:style-name="ce7">
            <text:p>99999792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29</text:p>
          </table:table-cell>
          <table:table-cell office:value-type="float" office:value="999997932" table:style-name="ce7">
            <text:p>99999793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0</text:p>
          </table:table-cell>
          <table:table-cell office:value-type="float" office:value="999997944" table:style-name="ce7">
            <text:p>99999794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1</text:p>
          </table:table-cell>
          <table:table-cell office:value-type="float" office:value="999997956" table:style-name="ce7">
            <text:p>99999795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2</text:p>
          </table:table-cell>
          <table:table-cell office:value-type="float" office:value="999997968" table:style-name="ce7">
            <text:p>99999796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3</text:p>
          </table:table-cell>
          <table:table-cell office:value-type="float" office:value="999997981" table:style-name="ce7">
            <text:p>99999798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4</text:p>
          </table:table-cell>
          <table:table-cell office:value-type="float" office:value="999997993" table:style-name="ce7">
            <text:p>99999799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5</text:p>
          </table:table-cell>
          <table:table-cell office:value-type="float" office:value="999998006" table:style-name="ce7">
            <text:p>99999800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6</text:p>
          </table:table-cell>
          <table:table-cell office:value-type="float" office:value="999998018" table:style-name="ce7">
            <text:p>99999801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7</text:p>
          </table:table-cell>
          <table:table-cell office:value-type="float" office:value="999998031" table:style-name="ce7">
            <text:p>99999803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8</text:p>
          </table:table-cell>
          <table:table-cell office:value-type="float" office:value="999998043" table:style-name="ce7">
            <text:p>99999804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39</text:p>
          </table:table-cell>
          <table:table-cell office:value-type="float" office:value="999998055" table:style-name="ce7">
            <text:p>99999805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0</text:p>
          </table:table-cell>
          <table:table-cell office:value-type="float" office:value="999998067" table:style-name="ce7">
            <text:p>99999806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1</text:p>
          </table:table-cell>
          <table:table-cell office:value-type="float" office:value="999998079" table:style-name="ce7">
            <text:p>99999807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2</text:p>
          </table:table-cell>
          <table:table-cell office:value-type="float" office:value="999998080" table:style-name="ce7">
            <text:p>99999808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3</text:p>
          </table:table-cell>
          <table:table-cell office:value-type="float" office:value="999998092" table:style-name="ce7">
            <text:p>99999809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4</text:p>
          </table:table-cell>
          <table:table-cell office:value-type="float" office:value="999998109" table:style-name="ce7">
            <text:p>99999810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5</text:p>
          </table:table-cell>
          <table:table-cell office:value-type="float" office:value="999998110" table:style-name="ce7">
            <text:p>99999811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6</text:p>
          </table:table-cell>
          <table:table-cell office:value-type="float" office:value="999998122" table:style-name="ce7">
            <text:p>99999812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7</text:p>
          </table:table-cell>
          <table:table-cell office:value-type="float" office:value="999998134" table:style-name="ce7">
            <text:p>99999813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8</text:p>
          </table:table-cell>
          <table:table-cell office:value-type="float" office:value="999998146" table:style-name="ce7">
            <text:p>99999814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49</text:p>
          </table:table-cell>
          <table:table-cell office:value-type="float" office:value="999998158" table:style-name="ce7">
            <text:p>99999815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0</text:p>
          </table:table-cell>
          <table:table-cell office:value-type="float" office:value="999998171" table:style-name="ce7">
            <text:p>99999817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1</text:p>
          </table:table-cell>
          <table:table-cell office:value-type="float" office:value="999998183" table:style-name="ce7">
            <text:p>99999818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2</text:p>
          </table:table-cell>
          <table:table-cell office:value-type="float" office:value="999998195" table:style-name="ce7">
            <text:p>99999819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3</text:p>
          </table:table-cell>
          <table:table-cell office:value-type="float" office:value="999998201" table:style-name="ce7">
            <text:p>99999820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4</text:p>
          </table:table-cell>
          <table:table-cell office:value-type="float" office:value="999998213" table:style-name="ce7">
            <text:p>99999821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5</text:p>
          </table:table-cell>
          <table:table-cell office:value-type="float" office:value="999998225" table:style-name="ce7">
            <text:p>99999822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6</text:p>
          </table:table-cell>
          <table:table-cell office:value-type="float" office:value="999998237" table:style-name="ce7">
            <text:p>99999823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7</text:p>
          </table:table-cell>
          <table:table-cell office:value-type="float" office:value="999998249" table:style-name="ce7">
            <text:p>99999824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8</text:p>
          </table:table-cell>
          <table:table-cell office:value-type="float" office:value="999998250" table:style-name="ce7">
            <text:p>99999825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59</text:p>
          </table:table-cell>
          <table:table-cell office:value-type="float" office:value="999998262" table:style-name="ce7">
            <text:p>99999826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0</text:p>
          </table:table-cell>
          <table:table-cell office:value-type="float" office:value="999998274" table:style-name="ce7">
            <text:p>99999827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1</text:p>
          </table:table-cell>
          <table:table-cell office:value-type="float" office:value="999998286" table:style-name="ce7">
            <text:p>99999828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2</text:p>
          </table:table-cell>
          <table:table-cell office:value-type="float" office:value="999998298" table:style-name="ce7">
            <text:p>99999829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3</text:p>
          </table:table-cell>
          <table:table-cell office:value-type="float" office:value="999998304" table:style-name="ce7">
            <text:p>99999830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4</text:p>
          </table:table-cell>
          <table:table-cell office:value-type="float" office:value="999998316" table:style-name="ce7">
            <text:p>99999831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5</text:p>
          </table:table-cell>
          <table:table-cell office:value-type="float" office:value="999998328" table:style-name="ce7">
            <text:p>99999832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6</text:p>
          </table:table-cell>
          <table:table-cell office:value-type="float" office:value="999998341" table:style-name="ce7">
            <text:p>99999834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7</text:p>
          </table:table-cell>
          <table:table-cell office:value-type="float" office:value="999998353" table:style-name="ce7">
            <text:p>99999835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8</text:p>
          </table:table-cell>
          <table:table-cell office:value-type="float" office:value="999998365" table:style-name="ce7">
            <text:p>99999836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69</text:p>
          </table:table-cell>
          <table:table-cell office:value-type="float" office:value="999998377" table:style-name="ce7">
            <text:p>99999837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0</text:p>
          </table:table-cell>
          <table:table-cell office:value-type="float" office:value="999998389" table:style-name="ce7">
            <text:p>99999838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1</text:p>
          </table:table-cell>
          <table:table-cell office:value-type="float" office:value="999998390" table:style-name="ce7">
            <text:p>99999839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2</text:p>
          </table:table-cell>
          <table:table-cell office:value-type="float" office:value="999998407" table:style-name="ce7">
            <text:p>99999840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3</text:p>
          </table:table-cell>
          <table:table-cell office:value-type="float" office:value="999998419" table:style-name="ce7">
            <text:p>99999841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4</text:p>
          </table:table-cell>
          <table:table-cell office:value-type="float" office:value="999998420" table:style-name="ce7">
            <text:p>99999842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5</text:p>
          </table:table-cell>
          <table:table-cell office:value-type="float" office:value="999998432" table:style-name="ce7">
            <text:p>99999843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6</text:p>
          </table:table-cell>
          <table:table-cell office:value-type="float" office:value="999998444" table:style-name="ce7">
            <text:p>99999844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7</text:p>
          </table:table-cell>
          <table:table-cell office:value-type="float" office:value="999998456" table:style-name="ce7">
            <text:p>99999845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8</text:p>
          </table:table-cell>
          <table:table-cell office:value-type="float" office:value="999998468" table:style-name="ce7">
            <text:p>99999846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79</text:p>
          </table:table-cell>
          <table:table-cell office:value-type="float" office:value="999998481" table:style-name="ce7">
            <text:p>99999848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0</text:p>
          </table:table-cell>
          <table:table-cell office:value-type="float" office:value="999998493" table:style-name="ce7">
            <text:p>99999849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1</text:p>
          </table:table-cell>
          <table:table-cell office:value-type="float" office:value="999998511" table:style-name="ce7">
            <text:p>99999851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2</text:p>
          </table:table-cell>
          <table:table-cell office:value-type="float" office:value="999998523" table:style-name="ce1">
            <text:p>99999852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3</text:p>
          </table:table-cell>
          <table:table-cell office:value-type="float" office:value="999998535" table:style-name="ce1">
            <text:p>99999853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4</text:p>
          </table:table-cell>
          <table:table-cell office:value-type="float" office:value="999998547" table:style-name="ce1">
            <text:p>99999854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5</text:p>
          </table:table-cell>
          <table:table-cell office:value-type="float" office:value="999998559" table:style-name="ce7">
            <text:p>99999855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6</text:p>
          </table:table-cell>
          <table:table-cell office:value-type="float" office:value="999998560" table:style-name="ce7">
            <text:p>99999856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7</text:p>
          </table:table-cell>
          <table:table-cell office:value-type="float" office:value="999998572" table:style-name="ce1">
            <text:p>99999857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8</text:p>
          </table:table-cell>
          <table:table-cell office:value-type="float" office:value="999998584" table:style-name="ce7">
            <text:p>99999858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89</text:p>
          </table:table-cell>
          <table:table-cell office:value-type="float" office:value="999998596" table:style-name="ce1">
            <text:p>99999859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0</text:p>
          </table:table-cell>
          <table:table-cell office:value-type="float" office:value="999998602" table:style-name="ce7">
            <text:p>99999860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1</text:p>
          </table:table-cell>
          <table:table-cell office:value-type="float" office:value="999998614" table:style-name="ce7">
            <text:p>99999861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3">
            <text:p>Test-BSN 1692</text:p>
          </table:table-cell>
          <table:table-cell office:value-type="float" office:value="999998620" table:style-name="ce13">
            <text:p>999998620</text:p>
          </table:table-cell>
          <table:table-cell table:style-name="ce7"/>
          <table:table-cell office:value-type="string" table:style-name="ce1">
            <text:p>Voldoet niet aan de 11 proef, eventueel gebruiken voor foutsituatie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3</text:p>
          </table:table-cell>
          <table:table-cell office:value-type="float" office:value="999998626" table:style-name="ce1">
            <text:p>99999862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4</text:p>
          </table:table-cell>
          <table:table-cell office:value-type="float" office:value="999998638" table:style-name="ce7">
            <text:p>99999863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5</text:p>
          </table:table-cell>
          <table:table-cell office:value-type="float" office:value="999998651" table:style-name="ce7">
            <text:p>99999865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6</text:p>
          </table:table-cell>
          <table:table-cell office:value-type="float" office:value="999998663" table:style-name="ce7">
            <text:p>99999866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7</text:p>
          </table:table-cell>
          <table:table-cell office:value-type="float" office:value="999998675" table:style-name="ce7">
            <text:p>99999867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8</text:p>
          </table:table-cell>
          <table:table-cell office:value-type="float" office:value="999998687" table:style-name="ce7">
            <text:p>99999868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699</text:p>
          </table:table-cell>
          <table:table-cell office:value-type="float" office:value="999998699" table:style-name="ce7">
            <text:p>99999869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0</text:p>
          </table:table-cell>
          <table:table-cell office:value-type="float" office:value="999998705" table:style-name="ce7">
            <text:p>99999870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1</text:p>
          </table:table-cell>
          <table:table-cell office:value-type="float" office:value="999998717" table:style-name="ce7">
            <text:p>99999871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2</text:p>
          </table:table-cell>
          <table:table-cell office:value-type="float" office:value="999998729" table:style-name="ce7">
            <text:p>99999872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3</text:p>
          </table:table-cell>
          <table:table-cell office:value-type="float" office:value="999998730" table:style-name="ce7">
            <text:p>99999873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4</text:p>
          </table:table-cell>
          <table:table-cell office:value-type="float" office:value="999998742" table:style-name="ce7">
            <text:p>99999874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5</text:p>
          </table:table-cell>
          <table:table-cell office:value-type="float" office:value="999998754" table:style-name="ce7">
            <text:p>99999875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6</text:p>
          </table:table-cell>
          <table:table-cell office:value-type="float" office:value="999998766" table:style-name="ce7">
            <text:p>99999876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7</text:p>
          </table:table-cell>
          <table:table-cell office:value-type="float" office:value="999998778" table:style-name="ce7">
            <text:p>99999877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8</text:p>
          </table:table-cell>
          <table:table-cell office:value-type="float" office:value="999998791" table:style-name="ce7">
            <text:p>99999879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09</text:p>
          </table:table-cell>
          <table:table-cell office:value-type="float" office:value="999998808" table:style-name="ce7">
            <text:p>99999880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0</text:p>
          </table:table-cell>
          <table:table-cell office:value-type="float" office:value="999998821" table:style-name="ce7">
            <text:p>99999882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1</text:p>
          </table:table-cell>
          <table:table-cell office:value-type="float" office:value="999998833" table:style-name="ce7">
            <text:p>99999883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2</text:p>
          </table:table-cell>
          <table:table-cell office:value-type="float" office:value="999998845" table:style-name="ce7">
            <text:p>99999884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3</text:p>
          </table:table-cell>
          <table:table-cell office:value-type="float" office:value="999998857" table:style-name="ce7">
            <text:p>99999885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4</text:p>
          </table:table-cell>
          <table:table-cell office:value-type="float" office:value="999998869" table:style-name="ce7">
            <text:p>99999886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5</text:p>
          </table:table-cell>
          <table:table-cell office:value-type="float" office:value="999998870" table:style-name="ce7">
            <text:p>99999887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6</text:p>
          </table:table-cell>
          <table:table-cell office:value-type="float" office:value="999998882" table:style-name="ce7">
            <text:p>99999888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7</text:p>
          </table:table-cell>
          <table:table-cell office:value-type="float" office:value="999998894" table:style-name="ce7">
            <text:p>99999889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8</text:p>
          </table:table-cell>
          <table:table-cell office:value-type="float" office:value="999998900" table:style-name="ce7">
            <text:p>99999890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19</text:p>
          </table:table-cell>
          <table:table-cell office:value-type="float" office:value="999998912" table:style-name="ce7">
            <text:p>99999891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0</text:p>
          </table:table-cell>
          <table:table-cell office:value-type="float" office:value="999998924" table:style-name="ce7">
            <text:p>99999892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1</text:p>
          </table:table-cell>
          <table:table-cell office:value-type="float" office:value="999998936" table:style-name="ce7">
            <text:p>99999893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2</text:p>
          </table:table-cell>
          <table:table-cell office:value-type="float" office:value="999998948" table:style-name="ce7">
            <text:p>99999894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3</text:p>
          </table:table-cell>
          <table:table-cell office:value-type="float" office:value="999998961" table:style-name="ce7">
            <text:p>99999896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4</text:p>
          </table:table-cell>
          <table:table-cell office:value-type="float" office:value="999998973" table:style-name="ce7">
            <text:p>99999897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5</text:p>
          </table:table-cell>
          <table:table-cell office:value-type="float" office:value="999998985" table:style-name="ce7">
            <text:p>99999898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6</text:p>
          </table:table-cell>
          <table:table-cell office:value-type="float" office:value="999999011" table:style-name="ce1">
            <text:p>99999901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7</text:p>
          </table:table-cell>
          <table:table-cell office:value-type="float" office:value="999999023" table:style-name="ce1">
            <text:p>99999902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8</text:p>
          </table:table-cell>
          <table:table-cell office:value-type="float" office:value="999999035" table:style-name="ce1">
            <text:p>99999903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29</text:p>
          </table:table-cell>
          <table:table-cell office:value-type="float" office:value="999999047" table:style-name="ce1">
            <text:p>99999904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0</text:p>
          </table:table-cell>
          <table:table-cell office:value-type="float" office:value="999999059" table:style-name="ce1">
            <text:p>99999905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1</text:p>
          </table:table-cell>
          <table:table-cell office:value-type="float" office:value="999999060" table:style-name="ce1">
            <text:p>99999906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2</text:p>
          </table:table-cell>
          <table:table-cell office:value-type="float" office:value="999999072" table:style-name="ce1">
            <text:p>99999907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3</text:p>
          </table:table-cell>
          <table:table-cell office:value-type="float" office:value="999999084" table:style-name="ce1">
            <text:p>99999908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4</text:p>
          </table:table-cell>
          <table:table-cell office:value-type="float" office:value="999999096" table:style-name="ce1">
            <text:p>99999909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5</text:p>
          </table:table-cell>
          <table:table-cell office:value-type="float" office:value="999999102" table:style-name="ce1">
            <text:p>99999910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6</text:p>
          </table:table-cell>
          <table:table-cell office:value-type="float" office:value="999999114" table:style-name="ce1">
            <text:p>99999911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7</text:p>
          </table:table-cell>
          <table:table-cell office:value-type="float" office:value="999999126" table:style-name="ce1">
            <text:p>99999912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8</text:p>
          </table:table-cell>
          <table:table-cell office:value-type="float" office:value="999999138" table:style-name="ce1">
            <text:p>99999913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39</text:p>
          </table:table-cell>
          <table:table-cell office:value-type="float" office:value="999999151" table:style-name="ce1">
            <text:p>99999915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0</text:p>
          </table:table-cell>
          <table:table-cell office:value-type="float" office:value="999999163" table:style-name="ce1">
            <text:p>99999916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1</text:p>
          </table:table-cell>
          <table:table-cell office:value-type="float" office:value="999999175" table:style-name="ce1">
            <text:p>99999917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2</text:p>
          </table:table-cell>
          <table:table-cell office:value-type="float" office:value="999999187" table:style-name="ce1">
            <text:p>99999918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3</text:p>
          </table:table-cell>
          <table:table-cell office:value-type="float" office:value="999999199" table:style-name="ce1">
            <text:p>99999919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4</text:p>
          </table:table-cell>
          <table:table-cell office:value-type="float" office:value="999999205" table:style-name="ce1">
            <text:p>99999920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5</text:p>
          </table:table-cell>
          <table:table-cell office:value-type="float" office:value="999999217" table:style-name="ce1">
            <text:p>99999921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6</text:p>
          </table:table-cell>
          <table:table-cell office:value-type="float" office:value="999999229" table:style-name="ce1">
            <text:p>99999922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7</text:p>
          </table:table-cell>
          <table:table-cell office:value-type="float" office:value="999999230" table:style-name="ce7">
            <text:p>99999923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8</text:p>
          </table:table-cell>
          <table:table-cell office:value-type="float" office:value="999999242" table:style-name="ce1">
            <text:p>99999924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49</text:p>
          </table:table-cell>
          <table:table-cell office:value-type="float" office:value="999999254" table:style-name="ce7">
            <text:p>99999925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0</text:p>
          </table:table-cell>
          <table:table-cell office:value-type="float" office:value="999999266" table:style-name="ce1">
            <text:p>99999926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1</text:p>
          </table:table-cell>
          <table:table-cell office:value-type="float" office:value="999999278" table:style-name="ce7">
            <text:p>99999927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2</text:p>
          </table:table-cell>
          <table:table-cell office:value-type="float" office:value="999999291" table:style-name="ce1">
            <text:p>99999929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3</text:p>
          </table:table-cell>
          <table:table-cell office:value-type="float" office:value="999999308" table:style-name="ce7">
            <text:p>99999930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4</text:p>
          </table:table-cell>
          <table:table-cell office:value-type="float" office:value="999999321" table:style-name="ce1">
            <text:p>99999932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5</text:p>
          </table:table-cell>
          <table:table-cell office:value-type="float" office:value="999999333" table:style-name="ce1">
            <text:p>99999933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6</text:p>
          </table:table-cell>
          <table:table-cell office:value-type="float" office:value="999999345" table:style-name="ce7">
            <text:p>99999934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7</text:p>
          </table:table-cell>
          <table:table-cell office:value-type="float" office:value="999999357" table:style-name="ce7">
            <text:p>99999935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8</text:p>
          </table:table-cell>
          <table:table-cell office:value-type="float" office:value="999999369" table:style-name="ce1">
            <text:p>99999936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59</text:p>
          </table:table-cell>
          <table:table-cell office:value-type="float" office:value="999999370" table:style-name="ce7">
            <text:p>99999937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0</text:p>
          </table:table-cell>
          <table:table-cell office:value-type="float" office:value="999999382" table:style-name="ce7">
            <text:p>99999938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1</text:p>
          </table:table-cell>
          <table:table-cell office:value-type="float" office:value="999999394" table:style-name="ce1">
            <text:p>99999939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2</text:p>
          </table:table-cell>
          <table:table-cell office:value-type="float" office:value="999999400" table:style-name="ce1">
            <text:p>99999940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3</text:p>
          </table:table-cell>
          <table:table-cell office:value-type="float" office:value="999999412" table:style-name="ce1">
            <text:p>99999941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4</text:p>
          </table:table-cell>
          <table:table-cell office:value-type="float" office:value="999999424" table:style-name="ce1">
            <text:p>99999942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5</text:p>
          </table:table-cell>
          <table:table-cell office:value-type="float" office:value="999999436" table:style-name="ce1">
            <text:p>99999943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6</text:p>
          </table:table-cell>
          <table:table-cell office:value-type="float" office:value="999999448" table:style-name="ce1">
            <text:p>99999944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7</text:p>
          </table:table-cell>
          <table:table-cell office:value-type="float" office:value="999999461" table:style-name="ce1">
            <text:p>99999946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8</text:p>
          </table:table-cell>
          <table:table-cell office:value-type="float" office:value="999999473" table:style-name="ce1">
            <text:p>99999947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69</text:p>
          </table:table-cell>
          <table:table-cell office:value-type="float" office:value="999999485" table:style-name="ce1">
            <text:p>99999948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0</text:p>
          </table:table-cell>
          <table:table-cell office:value-type="float" office:value="999999497" table:style-name="ce1">
            <text:p>99999949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1</text:p>
          </table:table-cell>
          <table:table-cell office:value-type="float" office:value="999999503" table:style-name="ce1">
            <text:p>99999950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2</text:p>
          </table:table-cell>
          <table:table-cell office:value-type="float" office:value="999999515" table:style-name="ce1">
            <text:p>99999951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3</text:p>
          </table:table-cell>
          <table:table-cell office:value-type="float" office:value="999999527" table:style-name="ce1">
            <text:p>99999952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4</text:p>
          </table:table-cell>
          <table:table-cell office:value-type="float" office:value="999999539" table:style-name="ce1">
            <text:p>99999953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5</text:p>
          </table:table-cell>
          <table:table-cell office:value-type="float" office:value="999999540" table:style-name="ce7">
            <text:p>99999954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6</text:p>
          </table:table-cell>
          <table:table-cell office:value-type="float" office:value="999999552" table:style-name="ce1">
            <text:p>99999955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7</text:p>
          </table:table-cell>
          <table:table-cell office:value-type="float" office:value="999999564" table:style-name="ce1">
            <text:p>99999956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8</text:p>
          </table:table-cell>
          <table:table-cell office:value-type="float" office:value="999999576" table:style-name="ce1">
            <text:p>99999957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79</text:p>
          </table:table-cell>
          <table:table-cell office:value-type="float" office:value="999999588" table:style-name="ce1">
            <text:p>99999958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0</text:p>
          </table:table-cell>
          <table:table-cell office:value-type="float" office:value="999999606" table:style-name="ce1">
            <text:p>99999960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1</text:p>
          </table:table-cell>
          <table:table-cell office:value-type="float" office:value="999999618" table:style-name="ce1">
            <text:p>99999961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2</text:p>
          </table:table-cell>
          <table:table-cell office:value-type="float" office:value="999999631" table:style-name="ce1">
            <text:p>99999963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3</text:p>
          </table:table-cell>
          <table:table-cell office:value-type="float" office:value="999999643" table:style-name="ce1">
            <text:p>99999964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4</text:p>
          </table:table-cell>
          <table:table-cell office:value-type="float" office:value="999999655" table:style-name="ce1">
            <text:p>99999965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5</text:p>
          </table:table-cell>
          <table:table-cell office:value-type="float" office:value="999999667" table:style-name="ce1">
            <text:p>99999966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6</text:p>
          </table:table-cell>
          <table:table-cell office:value-type="float" office:value="999999679" table:style-name="ce1">
            <text:p>99999967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7</text:p>
          </table:table-cell>
          <table:table-cell office:value-type="float" office:value="999999680" table:style-name="ce7">
            <text:p>99999968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8</text:p>
          </table:table-cell>
          <table:table-cell office:value-type="float" office:value="999999692" table:style-name="ce1">
            <text:p>99999969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89</text:p>
          </table:table-cell>
          <table:table-cell office:value-type="float" office:value="999999709" table:style-name="ce1">
            <text:p>99999970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0</text:p>
          </table:table-cell>
          <table:table-cell office:value-type="float" office:value="999999710" table:style-name="ce7">
            <text:p>99999971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1</text:p>
          </table:table-cell>
          <table:table-cell office:value-type="float" office:value="999999722" table:style-name="ce1">
            <text:p>99999972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2</text:p>
          </table:table-cell>
          <table:table-cell office:value-type="float" office:value="999999734" table:style-name="ce1">
            <text:p>99999973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3</text:p>
          </table:table-cell>
          <table:table-cell office:value-type="float" office:value="999999746" table:style-name="ce1">
            <text:p>99999974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4</text:p>
          </table:table-cell>
          <table:table-cell office:value-type="float" office:value="999999758" table:style-name="ce1">
            <text:p>99999975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5</text:p>
          </table:table-cell>
          <table:table-cell office:value-type="float" office:value="999999771" table:style-name="ce1">
            <text:p>99999977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6</text:p>
          </table:table-cell>
          <table:table-cell office:value-type="float" office:value="999999783" table:style-name="ce1">
            <text:p>99999978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7</text:p>
          </table:table-cell>
          <table:table-cell office:value-type="float" office:value="999999795" table:style-name="ce1">
            <text:p>99999979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8</text:p>
          </table:table-cell>
          <table:table-cell office:value-type="float" office:value="999999801" table:style-name="ce1">
            <text:p>99999980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799</text:p>
          </table:table-cell>
          <table:table-cell office:value-type="float" office:value="999999813" table:style-name="ce1">
            <text:p>99999981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0</text:p>
          </table:table-cell>
          <table:table-cell office:value-type="float" office:value="999999825" table:style-name="ce1">
            <text:p>99999982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1</text:p>
          </table:table-cell>
          <table:table-cell office:value-type="float" office:value="999999837" table:style-name="ce1">
            <text:p>99999983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2</text:p>
          </table:table-cell>
          <table:table-cell office:value-type="float" office:value="999999849" table:style-name="ce1">
            <text:p>99999984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3</text:p>
          </table:table-cell>
          <table:table-cell office:value-type="float" office:value="999999850" table:style-name="ce7">
            <text:p>999999850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4</text:p>
          </table:table-cell>
          <table:table-cell office:value-type="float" office:value="999999862" table:style-name="ce1">
            <text:p>999999862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5</text:p>
          </table:table-cell>
          <table:table-cell office:value-type="float" office:value="999999874" table:style-name="ce1">
            <text:p>99999987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6</text:p>
          </table:table-cell>
          <table:table-cell office:value-type="float" office:value="999999886" table:style-name="ce1">
            <text:p>99999988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7</text:p>
          </table:table-cell>
          <table:table-cell office:value-type="float" office:value="999999898" table:style-name="ce1">
            <text:p>99999989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08</text:p>
          </table:table-cell>
          <table:table-cell office:value-type="float" office:value="999999904" table:style-name="ce1">
            <text:p>999999904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09</text:p>
          </table:table-cell>
          <table:table-cell office:value-type="float" office:value="999999916" table:style-name="ce1">
            <text:p>999999916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0</text:p>
          </table:table-cell>
          <table:table-cell office:value-type="float" office:value="999999928" table:style-name="ce1">
            <text:p>999999928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1</text:p>
          </table:table-cell>
          <table:table-cell office:value-type="float" office:value="999999941" table:style-name="ce7">
            <text:p>999999941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2</text:p>
          </table:table-cell>
          <table:table-cell office:value-type="float" office:value="999999953" table:style-name="ce7">
            <text:p>999999953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3</text:p>
          </table:table-cell>
          <table:table-cell office:value-type="float" office:value="999999965" table:style-name="ce7">
            <text:p>999999965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4</text:p>
          </table:table-cell>
          <table:table-cell office:value-type="float" office:value="999999977" table:style-name="ce7">
            <text:p>999999977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5</text:p>
          </table:table-cell>
          <table:table-cell office:value-type="float" office:value="999999989" table:style-name="ce7">
            <text:p>999999989</text:p>
          </table:table-cell>
          <table:table-cell table:style-name="ce7"/>
          <table:table-cell office:value-type="string" table:style-name="ce1">
            <text:p>Gereserveerd voor RNI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6</text:p>
          </table:table-cell>
          <table:table-cell office:value-type="float" office:value="999999990" table:style-name="ce7">
            <text:p>999999990</text:p>
          </table:table-cell>
          <table:table-cell office:value-type="string" table:style-name="ce7">
            <text:p>-</text:p>
          </table:table-cell>
          <table:table-cell office:value-type="string" table:style-name="ce1">
            <text:p>In gebruik Proefomgeving</text:p>
          </table:table-cell>
          <table:table-cell office:value-type="string" table:style-name="ce1">
            <text:p>Liselotte Willeke de Bruin - testpasje <text:s/>/specimen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Test-BSN 1817</text:p>
          </table:table-cell>
          <table:table-cell office:value-type="float" office:value="799890005" table:style-name="ce1">
            <text:p>799890005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8</text:p>
          </table:table-cell>
          <table:table-cell office:value-type="float" office:value="799890029" table:style-name="ce1">
            <text:p>799890029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19</text:p>
          </table:table-cell>
          <table:table-cell office:value-type="float" office:value="799890030" table:style-name="ce1">
            <text:p>799890030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0</text:p>
          </table:table-cell>
          <table:table-cell office:value-type="float" office:value="799890042" table:style-name="ce1">
            <text:p>799890042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1</text:p>
          </table:table-cell>
          <table:table-cell office:value-type="float" office:value="799890054" table:style-name="ce1">
            <text:p>799890054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2</text:p>
          </table:table-cell>
          <table:table-cell office:value-type="float" office:value="799890066" table:style-name="ce1">
            <text:p>799890066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3</text:p>
          </table:table-cell>
          <table:table-cell office:value-type="float" office:value="799890078" table:style-name="ce1">
            <text:p>799890078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BSN 1824</text:p>
          </table:table-cell>
          <table:table-cell office:value-type="float" office:value="799890091" table:style-name="ce1">
            <text:p>799890091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5</text:p>
          </table:table-cell>
          <table:table-cell office:value-type="float" office:value="799890108" table:style-name="ce1">
            <text:p>799890108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6</text:p>
          </table:table-cell>
          <table:table-cell office:value-type="float" office:value="799890121" table:style-name="ce1">
            <text:p>799890121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7</text:p>
          </table:table-cell>
          <table:table-cell office:value-type="float" office:value="799890133" table:style-name="ce1">
            <text:p>799890133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8</text:p>
          </table:table-cell>
          <table:table-cell office:value-type="float" office:value="799890145" table:style-name="ce1">
            <text:p>799890145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29</text:p>
          </table:table-cell>
          <table:table-cell office:value-type="float" office:value="799890157" table:style-name="ce1">
            <text:p>799890157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0</text:p>
          </table:table-cell>
          <table:table-cell office:value-type="float" office:value="799890169" table:style-name="ce1">
            <text:p>799890169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1</text:p>
          </table:table-cell>
          <table:table-cell office:value-type="float" office:value="799890170" table:style-name="ce1">
            <text:p>799890170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2</text:p>
          </table:table-cell>
          <table:table-cell office:value-type="float" office:value="799890182" table:style-name="ce1">
            <text:p>799890182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3</text:p>
          </table:table-cell>
          <table:table-cell office:value-type="float" office:value="799890984" table:style-name="ce1">
            <text:p>799890984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4</text:p>
          </table:table-cell>
          <table:table-cell office:value-type="float" office:value="799890972" table:style-name="ce1">
            <text:p>799890972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5</text:p>
          </table:table-cell>
          <table:table-cell office:value-type="float" office:value="799890960" table:style-name="ce1">
            <text:p>799890960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6</text:p>
          </table:table-cell>
          <table:table-cell office:value-type="float" office:value="799890959" table:style-name="ce1">
            <text:p>799890959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7</text:p>
          </table:table-cell>
          <table:table-cell office:value-type="float" office:value="799890947" table:style-name="ce1">
            <text:p>799890947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8</text:p>
          </table:table-cell>
          <table:table-cell office:value-type="float" office:value="799890935" table:style-name="ce1">
            <text:p>799890935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39</text:p>
          </table:table-cell>
          <table:table-cell office:value-type="float" office:value="799890923" table:style-name="ce1">
            <text:p>799890923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BSN 1840</text:p>
          </table:table-cell>
          <table:table-cell office:value-type="float" office:value="799890911" table:style-name="ce1">
            <text:p>799890911</text:p>
          </table:table-cell>
          <table:table-cell office:value-type="string" table:style-name="ce7">
            <text:p>NVT</text:p>
          </table:table-cell>
          <table:table-cell office:value-type="string" table:style-name="ce1">
            <text:p>In gebruik voor het Testdorp tbv Belastingdienst</text:p>
          </table:table-cell>
          <table:table-cell table:number-columns-repeated="16380"/>
        </table:table-row>
        <table:table-row table:number-rows-repeated="1046735" table:style-name="ro2">
          <table:table-cell table:number-columns-repeated="16384"/>
        </table:table-row>
      </table:table>
      <table:table table:name="Test-A-nummers" table:style-name="ta2">
        <table:table-column table:style-name="co3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2" table:number-columns-repeated="16380" table:default-cell-style-name="ce1"/>
        <table:table-row table:style-name="ro4">
          <table:table-cell office:value-type="string" table:style-name="ce4">
            <text:p>Beschrijving<text:s/></text:p>
          </table:table-cell>
          <table:table-cell office:value-type="string" table:style-name="ce5">
            <text:p>Waarde Test-A-Nummer</text:p>
            <text:p><text:s/>(vanaf 1 november 2018)</text:p>
          </table:table-cell>
          <table:table-cell office:value-type="string" table:style-name="ce5">
            <text:p>Oude waarde</text:p>
            <text:p>(t/m 31 oktober 2018)</text:p>
          </table:table-cell>
          <table:table-cell office:value-type="string" table:style-name="ce4">
            <text:p>In gebruik?</text:p>
          </table:table-cell>
          <table:table-cell table:number-columns-repeated="16380" table:style-name="ce6"/>
        </table:table-row>
        <table:table-row table:style-name="ro2">
          <table:table-cell office:value-type="string" table:style-name="ce1">
            <text:p>Test-A-nr 1</text:p>
          </table:table-cell>
          <table:table-cell office:value-type="float" office:value="8468619643" table:style-name="ce1">
            <text:p>8468619643</text:p>
          </table:table-cell>
          <table:table-cell office:value-type="float" office:value="7956913492" table:style-name="ce1">
            <text:p>79569134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</text:p>
          </table:table-cell>
          <table:table-cell office:value-type="float" office:value="4767504128" table:style-name="ce1">
            <text:p>4767504128</text:p>
          </table:table-cell>
          <table:table-cell office:value-type="float" office:value="3601732713" table:style-name="ce1">
            <text:p>36017327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</text:p>
          </table:table-cell>
          <table:table-cell office:value-type="float" office:value="5875306514" table:style-name="ce1">
            <text:p>5875306514</text:p>
          </table:table-cell>
          <table:table-cell office:value-type="float" office:value="9535931450" table:style-name="ce1">
            <text:p>95359314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</text:p>
          </table:table-cell>
          <table:table-cell office:value-type="float" office:value="7946419843" table:style-name="ce1">
            <text:p>7946419843</text:p>
          </table:table-cell>
          <table:table-cell office:value-type="float" office:value="1879287373" table:style-name="ce1">
            <text:p>18792873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</text:p>
          </table:table-cell>
          <table:table-cell office:value-type="float" office:value="1041968780" table:style-name="ce1">
            <text:p>1041968780</text:p>
          </table:table-cell>
          <table:table-cell office:value-type="float" office:value="1964026943" table:style-name="ce1">
            <text:p>19640269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</text:p>
          </table:table-cell>
          <table:table-cell office:value-type="float" office:value="6478637608" table:style-name="ce1">
            <text:p>6478637608</text:p>
          </table:table-cell>
          <table:table-cell office:value-type="float" office:value="2495630915" table:style-name="ce1">
            <text:p>249563091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</text:p>
          </table:table-cell>
          <table:table-cell office:value-type="float" office:value="1867560470" table:style-name="ce1">
            <text:p>1867560470</text:p>
          </table:table-cell>
          <table:table-cell office:value-type="float" office:value="9268409548" table:style-name="ce1">
            <text:p>92684095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</text:p>
          </table:table-cell>
          <table:table-cell office:value-type="float" office:value="6412328378" table:style-name="ce1">
            <text:p>6412328378</text:p>
          </table:table-cell>
          <table:table-cell office:value-type="float" office:value="3525303417" table:style-name="ce1">
            <text:p>35253034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</text:p>
          </table:table-cell>
          <table:table-cell office:value-type="float" office:value="9543432734" table:style-name="ce1">
            <text:p>9543432734</text:p>
          </table:table-cell>
          <table:table-cell office:value-type="float" office:value="8172690967" table:style-name="ce1">
            <text:p>81726909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</text:p>
          </table:table-cell>
          <table:table-cell office:value-type="float" office:value="1029090525" table:style-name="ce1">
            <text:p>1029090525</text:p>
          </table:table-cell>
          <table:table-cell office:value-type="float" office:value="7397613143" table:style-name="ce1">
            <text:p>73976131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</text:p>
          </table:table-cell>
          <table:table-cell office:value-type="float" office:value="7049036915" table:style-name="ce1">
            <text:p>7049036915</text:p>
          </table:table-cell>
          <table:table-cell office:value-type="float" office:value="9590826212" table:style-name="ce1">
            <text:p>95908262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</text:p>
          </table:table-cell>
          <table:table-cell office:value-type="float" office:value="1845695863" table:style-name="ce1">
            <text:p>1845695863</text:p>
          </table:table-cell>
          <table:table-cell office:value-type="float" office:value="1987129421" table:style-name="ce1">
            <text:p>19871294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</text:p>
          </table:table-cell>
          <table:table-cell office:value-type="float" office:value="4943476954" table:style-name="ce1">
            <text:p>4943476954</text:p>
          </table:table-cell>
          <table:table-cell office:value-type="float" office:value="5083646192" table:style-name="ce1">
            <text:p>50836461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</text:p>
          </table:table-cell>
          <table:table-cell office:value-type="float" office:value="9347813659" table:style-name="ce1">
            <text:p>9347813659</text:p>
          </table:table-cell>
          <table:table-cell office:value-type="float" office:value="1080926549" table:style-name="ce1">
            <text:p>10809265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</text:p>
          </table:table-cell>
          <table:table-cell office:value-type="float" office:value="3586705876" table:style-name="ce1">
            <text:p>3586705876</text:p>
          </table:table-cell>
          <table:table-cell office:value-type="float" office:value="8927947956" table:style-name="ce1">
            <text:p>89279479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</text:p>
          </table:table-cell>
          <table:table-cell office:value-type="float" office:value="6571253654" table:style-name="ce1">
            <text:p>6571253654</text:p>
          </table:table-cell>
          <table:table-cell office:value-type="float" office:value="7065935153" table:style-name="ce1">
            <text:p>70659351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</text:p>
          </table:table-cell>
          <table:table-cell office:value-type="float" office:value="8630145845" table:style-name="ce1">
            <text:p>8630145845</text:p>
          </table:table-cell>
          <table:table-cell office:value-type="float" office:value="7187696407" table:style-name="ce1">
            <text:p>71876964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</text:p>
          </table:table-cell>
          <table:table-cell office:value-type="float" office:value="2873471417" table:style-name="ce1">
            <text:p>2873471417</text:p>
          </table:table-cell>
          <table:table-cell office:value-type="float" office:value="1260789128" table:style-name="ce1">
            <text:p>12607891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</text:p>
          </table:table-cell>
          <table:table-cell office:value-type="float" office:value="5646707081" table:style-name="ce1">
            <text:p>5646707081</text:p>
          </table:table-cell>
          <table:table-cell office:value-type="float" office:value="9219092912" table:style-name="ce1">
            <text:p>92190929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</text:p>
          </table:table-cell>
          <table:table-cell office:value-type="float" office:value="5705625239" table:style-name="ce1">
            <text:p>5705625239</text:p>
          </table:table-cell>
          <table:table-cell office:value-type="float" office:value="6723203957" table:style-name="ce1">
            <text:p>67232039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</text:p>
          </table:table-cell>
          <table:table-cell office:value-type="float" office:value="8790173090" table:style-name="ce1">
            <text:p>8790173090</text:p>
          </table:table-cell>
          <table:table-cell office:value-type="float" office:value="2757028969" table:style-name="ce1">
            <text:p>27570289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</text:p>
          </table:table-cell>
          <table:table-cell office:value-type="float" office:value="2676732920" table:style-name="ce1">
            <text:p>2676732920</text:p>
          </table:table-cell>
          <table:table-cell office:value-type="float" office:value="6848103653" table:style-name="ce1">
            <text:p>68481036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</text:p>
          </table:table-cell>
          <table:table-cell office:value-type="float" office:value="4092391871" table:style-name="ce1">
            <text:p>4092391871</text:p>
          </table:table-cell>
          <table:table-cell office:value-type="float" office:value="4695183694" table:style-name="ce1">
            <text:p>46951836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</text:p>
          </table:table-cell>
          <table:table-cell office:value-type="float" office:value="1960175285" table:style-name="ce1">
            <text:p>1960175285</text:p>
          </table:table-cell>
          <table:table-cell office:value-type="float" office:value="7063746308" table:style-name="ce1">
            <text:p>70637463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</text:p>
          </table:table-cell>
          <table:table-cell office:value-type="float" office:value="4172314353" table:style-name="ce1">
            <text:p>4172314353</text:p>
          </table:table-cell>
          <table:table-cell office:value-type="float" office:value="6047051073" table:style-name="ce1">
            <text:p>60470510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</text:p>
          </table:table-cell>
          <table:table-cell office:value-type="float" office:value="6814535417" table:style-name="ce1">
            <text:p>6814535417</text:p>
          </table:table-cell>
          <table:table-cell office:value-type="float" office:value="6565963096" table:style-name="ce1">
            <text:p>65659630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</text:p>
          </table:table-cell>
          <table:table-cell office:value-type="float" office:value="9808972138" table:style-name="ce1">
            <text:p>9808972138</text:p>
          </table:table-cell>
          <table:table-cell office:value-type="float" office:value="9279412523" table:style-name="ce1">
            <text:p>92794125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</text:p>
          </table:table-cell>
          <table:table-cell office:value-type="float" office:value="3782319812" table:style-name="ce1">
            <text:p>3782319812</text:p>
          </table:table-cell>
          <table:table-cell office:value-type="float" office:value="4542742538" table:style-name="ce1">
            <text:p>45427425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</text:p>
          </table:table-cell>
          <table:table-cell office:value-type="float" office:value="8973426538" table:style-name="ce1">
            <text:p>8973426538</text:p>
          </table:table-cell>
          <table:table-cell office:value-type="float" office:value="2129324640" table:style-name="ce1">
            <text:p>21293246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</text:p>
          </table:table-cell>
          <table:table-cell office:value-type="float" office:value="2138914808" table:style-name="ce1">
            <text:p>2138914808</text:p>
          </table:table-cell>
          <table:table-cell office:value-type="float" office:value="1412541474" table:style-name="ce1">
            <text:p>14125414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</text:p>
          </table:table-cell>
          <table:table-cell office:value-type="float" office:value="5901240417" table:style-name="ce1">
            <text:p>5901240417</text:p>
          </table:table-cell>
          <table:table-cell office:value-type="float" office:value="7384167143" table:style-name="ce1">
            <text:p>73841671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</text:p>
          </table:table-cell>
          <table:table-cell office:value-type="float" office:value="8032354829" table:style-name="ce1">
            <text:p>8032354829</text:p>
          </table:table-cell>
          <table:table-cell office:value-type="float" office:value="6941682847" table:style-name="ce1">
            <text:p>69416828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</text:p>
          </table:table-cell>
          <table:table-cell office:value-type="float" office:value="4297805929" table:style-name="ce1">
            <text:p>4297805929</text:p>
          </table:table-cell>
          <table:table-cell office:value-type="float" office:value="3871709749" table:style-name="ce1">
            <text:p>38717097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</text:p>
          </table:table-cell>
          <table:table-cell office:value-type="float" office:value="7326797149" table:style-name="ce1">
            <text:p>7326797149</text:p>
          </table:table-cell>
          <table:table-cell office:value-type="float" office:value="9803934694" table:style-name="ce1">
            <text:p>98039346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</text:p>
          </table:table-cell>
          <table:table-cell office:value-type="float" office:value="3830134803" table:style-name="ce1">
            <text:p>3830134803</text:p>
          </table:table-cell>
          <table:table-cell office:value-type="float" office:value="1942017569" table:style-name="ce1">
            <text:p>19420175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</text:p>
          </table:table-cell>
          <table:table-cell office:value-type="float" office:value="6939026090" table:style-name="ce1">
            <text:p>6939026090</text:p>
          </table:table-cell>
          <table:table-cell office:value-type="float" office:value="1010101783" table:style-name="ce1">
            <text:p>10101017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</text:p>
          </table:table-cell>
          <table:table-cell office:value-type="float" office:value="6754509161" table:style-name="ce1">
            <text:p>6754509161</text:p>
          </table:table-cell>
          <table:table-cell office:value-type="float" office:value="3456785312" table:style-name="ce1">
            <text:p>34567853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</text:p>
          </table:table-cell>
          <table:table-cell office:value-type="float" office:value="8158946824" table:style-name="ce1">
            <text:p>8158946824</text:p>
          </table:table-cell>
          <table:table-cell office:value-type="float" office:value="4143240103" table:style-name="ce1">
            <text:p>41432401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</text:p>
          </table:table-cell>
          <table:table-cell office:value-type="float" office:value="2953494602" table:style-name="ce1">
            <text:p>2953494602</text:p>
          </table:table-cell>
          <table:table-cell office:value-type="float" office:value="2785294396" table:style-name="ce1">
            <text:p>27852943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</text:p>
          </table:table-cell>
          <table:table-cell office:value-type="float" office:value="1362382413" table:style-name="ce1">
            <text:p>1362382413</text:p>
          </table:table-cell>
          <table:table-cell office:value-type="float" office:value="3732314975" table:style-name="ce1">
            <text:p>37323149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</text:p>
          </table:table-cell>
          <table:table-cell office:value-type="float" office:value="4357830201" table:style-name="ce1">
            <text:p>4357830201</text:p>
          </table:table-cell>
          <table:table-cell office:value-type="float" office:value="8030696561" table:style-name="ce1">
            <text:p>80306965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</text:p>
          </table:table-cell>
          <table:table-cell office:value-type="float" office:value="2478962303" table:style-name="ce1">
            <text:p>2478962303</text:p>
          </table:table-cell>
          <table:table-cell office:value-type="float" office:value="1282098392" table:style-name="ce1">
            <text:p>12820983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</text:p>
          </table:table-cell>
          <table:table-cell office:value-type="float" office:value="5465632391" table:style-name="ce1">
            <text:p>5465632391</text:p>
          </table:table-cell>
          <table:table-cell office:value-type="float" office:value="6014034285" table:style-name="ce1">
            <text:p>60140342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</text:p>
          </table:table-cell>
          <table:table-cell office:value-type="float" office:value="7525635605" table:style-name="ce1">
            <text:p>7525635605</text:p>
          </table:table-cell>
          <table:table-cell office:value-type="float" office:value="8784894927" table:style-name="ce1">
            <text:p>87848949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</text:p>
          </table:table-cell>
          <table:table-cell office:value-type="float" office:value="4537853450" table:style-name="ce1">
            <text:p>4537853450</text:p>
          </table:table-cell>
          <table:table-cell office:value-type="float" office:value="1926487918" table:style-name="ce1">
            <text:p>1926487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</text:p>
          </table:table-cell>
          <table:table-cell office:value-type="float" office:value="9263412395" table:style-name="ce1">
            <text:p>9263412395</text:p>
          </table:table-cell>
          <table:table-cell office:value-type="float" office:value="3641976152" table:style-name="ce1">
            <text:p>36419761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</text:p>
          </table:table-cell>
          <table:table-cell office:value-type="float" office:value="3062304582" table:style-name="ce1">
            <text:p>3062304582</text:p>
          </table:table-cell>
          <table:table-cell office:value-type="float" office:value="1259159309" table:style-name="ce1">
            <text:p>12591593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</text:p>
          </table:table-cell>
          <table:table-cell office:value-type="float" office:value="6168963439" table:style-name="ce1">
            <text:p>6168963439</text:p>
          </table:table-cell>
          <table:table-cell office:value-type="float" office:value="5651696872" table:style-name="ce1">
            <text:p>56516968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</text:p>
          </table:table-cell>
          <table:table-cell office:value-type="float" office:value="6216781931" table:style-name="ce1">
            <text:p>6216781931</text:p>
          </table:table-cell>
          <table:table-cell office:value-type="float" office:value="6139890503" table:style-name="ce1">
            <text:p>61398905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</text:p>
          </table:table-cell>
          <table:table-cell office:value-type="float" office:value="9089017532" table:style-name="ce1">
            <text:p>9089017532</text:p>
          </table:table-cell>
          <table:table-cell office:value-type="float" office:value="6321427323" table:style-name="ce1">
            <text:p>63214273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</text:p>
          </table:table-cell>
          <table:table-cell office:value-type="float" office:value="3187898650" table:style-name="ce1">
            <text:p>3187898650</text:p>
          </table:table-cell>
          <table:table-cell office:value-type="float" office:value="1582643989" table:style-name="ce1">
            <text:p>15826439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</text:p>
          </table:table-cell>
          <table:table-cell office:value-type="float" office:value="5281235313" table:style-name="ce1">
            <text:p>5281235313</text:p>
          </table:table-cell>
          <table:table-cell office:value-type="float" office:value="3261262470" table:style-name="ce1">
            <text:p>32612624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</text:p>
          </table:table-cell>
          <table:table-cell office:value-type="float" office:value="8386783147" table:style-name="ce1">
            <text:p>8386783147</text:p>
          </table:table-cell>
          <table:table-cell office:value-type="float" office:value="2436941834" table:style-name="ce1">
            <text:p>24369418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</text:p>
          </table:table-cell>
          <table:table-cell office:value-type="float" office:value="4696789737" table:style-name="ce1">
            <text:p>4696789737</text:p>
          </table:table-cell>
          <table:table-cell office:value-type="float" office:value="1342757087" table:style-name="ce1">
            <text:p>13427570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</text:p>
          </table:table-cell>
          <table:table-cell office:value-type="float" office:value="7684560856" table:style-name="ce1">
            <text:p>7684560856</text:p>
          </table:table-cell>
          <table:table-cell office:value-type="float" office:value="5467394024" table:style-name="ce1">
            <text:p>54673940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</text:p>
          </table:table-cell>
          <table:table-cell office:value-type="float" office:value="1568907568" table:style-name="ce1">
            <text:p>1568907568</text:p>
          </table:table-cell>
          <table:table-cell office:value-type="float" office:value="7901678728" table:style-name="ce1">
            <text:p>79016787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</text:p>
          </table:table-cell>
          <table:table-cell office:value-type="float" office:value="1616714043" table:style-name="ce1">
            <text:p>1616714043</text:p>
          </table:table-cell>
          <table:table-cell office:value-type="float" office:value="4351784896" table:style-name="ce1">
            <text:p>43517848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</text:p>
          </table:table-cell>
          <table:table-cell office:value-type="float" office:value="3247824021" table:style-name="ce1">
            <text:p>3247824021</text:p>
          </table:table-cell>
          <table:table-cell office:value-type="float" office:value="2981406176" table:style-name="ce1">
            <text:p>29814061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</text:p>
          </table:table-cell>
          <table:table-cell office:value-type="float" office:value="6019049546" table:style-name="ce1">
            <text:p>6019049546</text:p>
          </table:table-cell>
          <table:table-cell office:value-type="float" office:value="1847361842" table:style-name="ce1">
            <text:p>18473618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</text:p>
          </table:table-cell>
          <table:table-cell office:value-type="float" office:value="9148931794" table:style-name="ce1">
            <text:p>9148931794</text:p>
          </table:table-cell>
          <table:table-cell office:value-type="float" office:value="1872560609" table:style-name="ce1">
            <text:p>18725606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</text:p>
          </table:table-cell>
          <table:table-cell office:value-type="float" office:value="2318934068" table:style-name="ce1">
            <text:p>2318934068</text:p>
          </table:table-cell>
          <table:table-cell office:value-type="float" office:value="1215024052" table:style-name="ce1">
            <text:p>12150240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</text:p>
          </table:table-cell>
          <table:table-cell office:value-type="float" office:value="5306715179" table:style-name="ce1">
            <text:p>5306715179</text:p>
          </table:table-cell>
          <table:table-cell office:value-type="float" office:value="8325730808" table:style-name="ce1">
            <text:p>83257308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</text:p>
          </table:table-cell>
          <table:table-cell office:value-type="float" office:value="8435607371" table:style-name="ce1">
            <text:p>8435607371</text:p>
          </table:table-cell>
          <table:table-cell office:value-type="float" office:value="1736564986" table:style-name="ce1">
            <text:p>17365649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</text:p>
          </table:table-cell>
          <table:table-cell office:value-type="float" office:value="3807108494" table:style-name="ce1">
            <text:p>3807108494</text:p>
          </table:table-cell>
          <table:table-cell office:value-type="float" office:value="9202473476" table:style-name="ce1">
            <text:p>92024734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</text:p>
          </table:table-cell>
          <table:table-cell office:value-type="float" office:value="6906091715" table:style-name="ce1">
            <text:p>6906091715</text:p>
          </table:table-cell>
          <table:table-cell office:value-type="float" office:value="8371692748" table:style-name="ce1">
            <text:p>83716927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</text:p>
          </table:table-cell>
          <table:table-cell office:value-type="float" office:value="8098215137" table:style-name="ce1">
            <text:p>8098215137</text:p>
          </table:table-cell>
          <table:table-cell office:value-type="float" office:value="5385357161" table:style-name="ce1">
            <text:p>53853571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</text:p>
          </table:table-cell>
          <table:table-cell office:value-type="float" office:value="1270432824" table:style-name="ce1">
            <text:p>1270432824</text:p>
          </table:table-cell>
          <table:table-cell office:value-type="float" office:value="4647407219" table:style-name="ce1">
            <text:p>46474072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</text:p>
          </table:table-cell>
          <table:table-cell office:value-type="float" office:value="7393762891" table:style-name="ce1">
            <text:p>7393762891</text:p>
          </table:table-cell>
          <table:table-cell office:value-type="float" office:value="9429261281" table:style-name="ce1">
            <text:p>94292612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</text:p>
          </table:table-cell>
          <table:table-cell office:value-type="float" office:value="7185920174" table:style-name="ce1">
            <text:p>7185920174</text:p>
          </table:table-cell>
          <table:table-cell office:value-type="float" office:value="8126538470" table:style-name="ce1">
            <text:p>81265384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</text:p>
          </table:table-cell>
          <table:table-cell office:value-type="float" office:value="1328257835" table:style-name="ce1">
            <text:p>1328257835</text:p>
          </table:table-cell>
          <table:table-cell office:value-type="float" office:value="2324934926" table:style-name="ce1">
            <text:p>23249349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</text:p>
          </table:table-cell>
          <table:table-cell office:value-type="float" office:value="9716030198" table:style-name="ce1">
            <text:p>9716030198</text:p>
          </table:table-cell>
          <table:table-cell office:value-type="float" office:value="9161285896" table:style-name="ce1">
            <text:p>91612858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</text:p>
          </table:table-cell>
          <table:table-cell office:value-type="float" office:value="3956034581" table:style-name="ce1">
            <text:p>3956034581</text:p>
          </table:table-cell>
          <table:table-cell office:value-type="float" office:value="8057801465" table:style-name="ce1">
            <text:p>80578014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</text:p>
          </table:table-cell>
          <table:table-cell office:value-type="float" office:value="5174842049" table:style-name="ce1">
            <text:p>5174842049</text:p>
          </table:table-cell>
          <table:table-cell office:value-type="float" office:value="8597219347" table:style-name="ce1">
            <text:p>85972193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4</text:p>
          </table:table-cell>
          <table:table-cell office:value-type="float" office:value="8940402024" table:style-name="ce1">
            <text:p>8940402024</text:p>
          </table:table-cell>
          <table:table-cell office:value-type="float" office:value="1081313565" table:style-name="ce1">
            <text:p>10813135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</text:p>
          </table:table-cell>
          <table:table-cell office:value-type="float" office:value="6870409730" table:style-name="ce1">
            <text:p>6870409730</text:p>
          </table:table-cell>
          <table:table-cell office:value-type="float" office:value="2543458274" table:style-name="ce1">
            <text:p>25434582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6</text:p>
          </table:table-cell>
          <table:table-cell office:value-type="float" office:value="7640424197" table:style-name="ce1">
            <text:p>7640424197</text:p>
          </table:table-cell>
          <table:table-cell office:value-type="float" office:value="4071624360" table:style-name="ce1">
            <text:p>40716243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7</text:p>
          </table:table-cell>
          <table:table-cell office:value-type="float" office:value="1524861827" table:style-name="ce1">
            <text:p>1524861827</text:p>
          </table:table-cell>
          <table:table-cell office:value-type="float" office:value="3865827097" table:style-name="ce1">
            <text:p>386582709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8</text:p>
          </table:table-cell>
          <table:table-cell office:value-type="float" office:value="6283752985" table:style-name="ce1">
            <text:p>6283752985</text:p>
          </table:table-cell>
          <table:table-cell office:value-type="float" office:value="5019607646" table:style-name="ce1">
            <text:p>50196076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9</text:p>
          </table:table-cell>
          <table:table-cell office:value-type="float" office:value="9056089601" table:style-name="ce1">
            <text:p>9056089601</text:p>
          </table:table-cell>
          <table:table-cell office:value-type="float" office:value="5364597934" table:style-name="ce1">
            <text:p>53645979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0</text:p>
          </table:table-cell>
          <table:table-cell office:value-type="float" office:value="3154860782" table:style-name="ce1">
            <text:p>3154860782</text:p>
          </table:table-cell>
          <table:table-cell office:value-type="float" office:value="4643067102" table:style-name="ce1">
            <text:p>46430671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1</text:p>
          </table:table-cell>
          <table:table-cell office:value-type="float" office:value="5258209652" table:style-name="ce1">
            <text:p>5258209652</text:p>
          </table:table-cell>
          <table:table-cell office:value-type="float" office:value="4236928523" table:style-name="ce1">
            <text:p>42369285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2</text:p>
          </table:table-cell>
          <table:table-cell office:value-type="float" office:value="2560428584" table:style-name="ce1">
            <text:p>2560428584</text:p>
          </table:table-cell>
          <table:table-cell office:value-type="float" office:value="6860742407" table:style-name="ce1">
            <text:p>68607424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3</text:p>
          </table:table-cell>
          <table:table-cell office:value-type="float" office:value="2385919430" table:style-name="ce1">
            <text:p>2385919430</text:p>
          </table:table-cell>
          <table:table-cell office:value-type="float" office:value="3820429259" table:style-name="ce1">
            <text:p>38204292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4</text:p>
          </table:table-cell>
          <table:table-cell office:value-type="float" office:value="5373791659" table:style-name="ce1">
            <text:p>5373791659</text:p>
          </table:table-cell>
          <table:table-cell office:value-type="float" office:value="2171319875" table:style-name="ce1">
            <text:p>21713198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5</text:p>
          </table:table-cell>
          <table:table-cell office:value-type="float" office:value="1683796130" table:style-name="ce1">
            <text:p>1683796130</text:p>
          </table:table-cell>
          <table:table-cell office:value-type="float" office:value="3835187659" table:style-name="ce1">
            <text:p>38351876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6</text:p>
          </table:table-cell>
          <table:table-cell office:value-type="float" office:value="4789356148" table:style-name="ce1">
            <text:p>4789356148</text:p>
          </table:table-cell>
          <table:table-cell office:value-type="float" office:value="2689409872" table:style-name="ce1">
            <text:p>26894098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7</text:p>
          </table:table-cell>
          <table:table-cell office:value-type="float" office:value="7476026165" table:style-name="ce1">
            <text:p>7476026165</text:p>
          </table:table-cell>
          <table:table-cell office:value-type="float" office:value="9253027574" table:style-name="ce1">
            <text:p>92530275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8</text:p>
          </table:table-cell>
          <table:table-cell office:value-type="float" office:value="3203798327" table:style-name="ce1">
            <text:p>3203798327</text:p>
          </table:table-cell>
          <table:table-cell office:value-type="float" office:value="7478747461" table:style-name="ce1">
            <text:p>74787474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89</text:p>
          </table:table-cell>
          <table:table-cell office:value-type="float" office:value="6075914959" table:style-name="ce1">
            <text:p>6075914959</text:p>
          </table:table-cell>
          <table:table-cell office:value-type="float" office:value="2481379523" table:style-name="ce1">
            <text:p>24813795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0</text:p>
          </table:table-cell>
          <table:table-cell office:value-type="float" office:value="9230497091" table:style-name="ce1">
            <text:p>9230497091</text:p>
          </table:table-cell>
          <table:table-cell office:value-type="float" office:value="5401368953" table:style-name="ce1">
            <text:p>54013689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1</text:p>
          </table:table-cell>
          <table:table-cell office:value-type="float" office:value="3039380369" table:style-name="ce1">
            <text:p>3039380369</text:p>
          </table:table-cell>
          <table:table-cell office:value-type="float" office:value="3462584282" table:style-name="ce1">
            <text:p>34625842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2</text:p>
          </table:table-cell>
          <table:table-cell office:value-type="float" office:value="8294830352" table:style-name="ce1">
            <text:p>8294830352</text:p>
          </table:table-cell>
          <table:table-cell office:value-type="float" office:value="2176827128" table:style-name="ce1">
            <text:p>21768271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3</text:p>
          </table:table-cell>
          <table:table-cell office:value-type="float" office:value="5421504750" table:style-name="ce1">
            <text:p>5421504750</text:p>
          </table:table-cell>
          <table:table-cell office:value-type="float" office:value="7295641640" table:style-name="ce1">
            <text:p>72956416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4</text:p>
          </table:table-cell>
          <table:table-cell office:value-type="float" office:value="1731503625" table:style-name="ce1">
            <text:p>1731503625</text:p>
          </table:table-cell>
          <table:table-cell office:value-type="float" office:value="1010101025" table:style-name="ce1">
            <text:p>10101010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5</text:p>
          </table:table-cell>
          <table:table-cell office:value-type="float" office:value="4504839245" table:style-name="ce1">
            <text:p>4504839245</text:p>
          </table:table-cell>
          <table:table-cell office:value-type="float" office:value="2587405049" table:style-name="ce1">
            <text:p>25874050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6</text:p>
          </table:table-cell>
          <table:table-cell office:value-type="float" office:value="8607186865" table:style-name="ce1">
            <text:p>8607186865</text:p>
          </table:table-cell>
          <table:table-cell office:value-type="float" office:value="2871783874" table:style-name="ce1">
            <text:p>28717838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7</text:p>
          </table:table-cell>
          <table:table-cell office:value-type="float" office:value="7016074676" table:style-name="ce1">
            <text:p>7016074676</text:p>
          </table:table-cell>
          <table:table-cell office:value-type="float" office:value="3096972676" table:style-name="ce1">
            <text:p>30969726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8</text:p>
          </table:table-cell>
          <table:table-cell office:value-type="float" office:value="1812634602" table:style-name="ce1">
            <text:p>1812634602</text:p>
          </table:table-cell>
          <table:table-cell office:value-type="float" office:value="7362592532" table:style-name="ce1">
            <text:p>73625925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99</text:p>
          </table:table-cell>
          <table:table-cell office:value-type="float" office:value="9303743591" table:style-name="ce1">
            <text:p>9303743591</text:p>
          </table:table-cell>
          <table:table-cell office:value-type="float" office:value="3452326757" table:style-name="ce1">
            <text:p>34523267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0</text:p>
          </table:table-cell>
          <table:table-cell office:value-type="float" office:value="3542636852" table:style-name="ce1">
            <text:p>3542636852</text:p>
          </table:table-cell>
          <table:table-cell office:value-type="float" office:value="4681536281" table:style-name="ce1">
            <text:p>46815362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1</text:p>
          </table:table-cell>
          <table:table-cell office:value-type="float" office:value="9462679878" table:style-name="ce1">
            <text:p>9462679878</text:p>
          </table:table-cell>
          <table:table-cell office:value-type="float" office:value="8392783040" table:style-name="ce1">
            <text:p>83927830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2</text:p>
          </table:table-cell>
          <table:table-cell office:value-type="float" office:value="5761563209" table:style-name="ce1">
            <text:p>5761563209</text:p>
          </table:table-cell>
          <table:table-cell office:value-type="float" office:value="3846134087" table:style-name="ce1">
            <text:p>38461340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3</text:p>
          </table:table-cell>
          <table:table-cell office:value-type="float" office:value="8756012103" table:style-name="ce1">
            <text:p>8756012103</text:p>
          </table:table-cell>
          <table:table-cell office:value-type="float" office:value="4035862817" table:style-name="ce1">
            <text:p>40358628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4</text:p>
          </table:table-cell>
          <table:table-cell office:value-type="float" office:value="4069343276" table:style-name="ce1">
            <text:p>4069343276</text:p>
          </table:table-cell>
          <table:table-cell office:value-type="float" office:value="8584372403" table:style-name="ce1">
            <text:p>85843724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5</text:p>
          </table:table-cell>
          <table:table-cell office:value-type="float" office:value="1937128798" table:style-name="ce1">
            <text:p>1937128798</text:p>
          </table:table-cell>
          <table:table-cell office:value-type="float" office:value="2015817983" table:style-name="ce1">
            <text:p>20158179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6</text:p>
          </table:table-cell>
          <table:table-cell office:value-type="float" office:value="1085931501" table:style-name="ce1">
            <text:p>1085931501</text:p>
          </table:table-cell>
          <table:table-cell office:value-type="float" office:value="9656935813" table:style-name="ce1">
            <text:p>96569358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7</text:p>
          </table:table-cell>
          <table:table-cell office:value-type="float" office:value="4851591542" table:style-name="ce1">
            <text:p>4851591542</text:p>
          </table:table-cell>
          <table:table-cell office:value-type="float" office:value="6324713495" table:style-name="ce1">
            <text:p>63247134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8</text:p>
          </table:table-cell>
          <table:table-cell office:value-type="float" office:value="7980483745" table:style-name="ce1">
            <text:p>7980483745</text:p>
          </table:table-cell>
          <table:table-cell office:value-type="float" office:value="3917830798" table:style-name="ce1">
            <text:p>39178307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09</text:p>
          </table:table-cell>
          <table:table-cell office:value-type="float" office:value="3494829302" table:style-name="ce1">
            <text:p>3494829302</text:p>
          </table:table-cell>
          <table:table-cell office:value-type="float" office:value="3786260273" table:style-name="ce1">
            <text:p>37862602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0</text:p>
          </table:table-cell>
          <table:table-cell office:value-type="float" office:value="6489378262" table:style-name="ce1">
            <text:p>6489378262</text:p>
          </table:table-cell>
          <table:table-cell office:value-type="float" office:value="4575865960" table:style-name="ce1">
            <text:p>45758659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1</text:p>
          </table:table-cell>
          <table:table-cell office:value-type="float" office:value="9510482627" table:style-name="ce1">
            <text:p>9510482627</text:p>
          </table:table-cell>
          <table:table-cell office:value-type="float" office:value="3892930136" table:style-name="ce1">
            <text:p>38929301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2</text:p>
          </table:table-cell>
          <table:table-cell office:value-type="float" office:value="2792609398" table:style-name="ce1">
            <text:p>2792609398</text:p>
          </table:table-cell>
          <table:table-cell office:value-type="float" office:value="8314795792" table:style-name="ce1">
            <text:p>83147957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3</text:p>
          </table:table-cell>
          <table:table-cell office:value-type="float" office:value="8582606027" table:style-name="ce1">
            <text:p>8582606027</text:p>
          </table:table-cell>
          <table:table-cell office:value-type="float" office:value="1035786518" table:style-name="ce1">
            <text:p>10357865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4</text:p>
          </table:table-cell>
          <table:table-cell office:value-type="float" office:value="6042985984" table:style-name="ce1">
            <text:p>6042985984</text:p>
          </table:table-cell>
          <table:table-cell office:value-type="float" office:value="7165798219" table:style-name="ce1">
            <text:p>71657982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5</text:p>
          </table:table-cell>
          <table:table-cell office:value-type="float" office:value="2352984859" table:style-name="ce1">
            <text:p>2352984859</text:p>
          </table:table-cell>
          <table:table-cell office:value-type="float" office:value="8931890638" table:style-name="ce1">
            <text:p>89318906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6</text:p>
          </table:table-cell>
          <table:table-cell office:value-type="float" office:value="1649650472" table:style-name="ce1">
            <text:p>1649650472</text:p>
          </table:table-cell>
          <table:table-cell office:value-type="float" office:value="7216897609" table:style-name="ce1">
            <text:p>72168976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7</text:p>
          </table:table-cell>
          <table:table-cell office:value-type="float" office:value="7432980461" table:style-name="ce1">
            <text:p>7432980461</text:p>
          </table:table-cell>
          <table:table-cell office:value-type="float" office:value="8761901986" table:style-name="ce1">
            <text:p>87619019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8</text:p>
          </table:table-cell>
          <table:table-cell office:value-type="float" office:value="7569693523" table:style-name="ce1">
            <text:p>7569693523</text:p>
          </table:table-cell>
          <table:table-cell office:value-type="float" office:value="2978943094" table:style-name="ce1">
            <text:p>29789430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19</text:p>
          </table:table-cell>
          <table:table-cell office:value-type="float" office:value="4571812439" table:style-name="ce1">
            <text:p>4571812439</text:p>
          </table:table-cell>
          <table:table-cell office:value-type="float" office:value="1010205789" table:style-name="ce1">
            <text:p>10102057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0</text:p>
          </table:table-cell>
          <table:table-cell office:value-type="float" office:value="9296362495" table:style-name="ce1">
            <text:p>9296362495</text:p>
          </table:table-cell>
          <table:table-cell office:value-type="float" office:value="8086380407" table:style-name="ce1">
            <text:p>80863804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1</text:p>
          </table:table-cell>
          <table:table-cell office:value-type="float" office:value="3095254682" table:style-name="ce1">
            <text:p>3095254682</text:p>
          </table:table-cell>
          <table:table-cell office:value-type="float" office:value="6767276725" table:style-name="ce1">
            <text:p>67672767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2</text:p>
          </table:table-cell>
          <table:table-cell office:value-type="float" office:value="2401819107" table:style-name="ce1">
            <text:p>2401819107</text:p>
          </table:table-cell>
          <table:table-cell office:value-type="float" office:value="9832575943" table:style-name="ce1">
            <text:p>98325759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3</text:p>
          </table:table-cell>
          <table:table-cell office:value-type="float" office:value="5214171010" table:style-name="ce1">
            <text:p>5214171010</text:p>
          </table:table-cell>
          <table:table-cell office:value-type="float" office:value="1057079726" table:style-name="ce1">
            <text:p>10570797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4</text:p>
          </table:table-cell>
          <table:table-cell office:value-type="float" office:value="8319629845" table:style-name="ce1">
            <text:p>8319629845</text:p>
          </table:table-cell>
          <table:table-cell office:value-type="float" office:value="4942819684" table:style-name="ce1">
            <text:p>49428196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5</text:p>
          </table:table-cell>
          <table:table-cell office:value-type="float" office:value="2526390935" table:style-name="ce1">
            <text:p>2526390935</text:p>
          </table:table-cell>
          <table:table-cell office:value-type="float" office:value="5715708128" table:style-name="ce1">
            <text:p>57157081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6</text:p>
          </table:table-cell>
          <table:table-cell office:value-type="float" office:value="7617409820" table:style-name="ce1">
            <text:p>7617409820</text:p>
          </table:table-cell>
          <table:table-cell office:value-type="float" office:value="1081308084" table:style-name="ce1">
            <text:p>10813080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7</text:p>
          </table:table-cell>
          <table:table-cell office:value-type="float" office:value="1591847695" table:style-name="ce1">
            <text:p>1591847695</text:p>
          </table:table-cell>
          <table:table-cell office:value-type="float" office:value="9165603545" table:style-name="ce1">
            <text:p>91656035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8</text:p>
          </table:table-cell>
          <table:table-cell office:value-type="float" office:value="9023064360" table:style-name="ce1">
            <text:p>9023064360</text:p>
          </table:table-cell>
          <table:table-cell office:value-type="float" office:value="5845937086" table:style-name="ce1">
            <text:p>58459370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29</text:p>
          </table:table-cell>
          <table:table-cell office:value-type="float" office:value="1904190875" table:style-name="ce1">
            <text:p>1904190875</text:p>
          </table:table-cell>
          <table:table-cell office:value-type="float" office:value="8747431849" table:style-name="ce1">
            <text:p>87474318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0</text:p>
          </table:table-cell>
          <table:table-cell office:value-type="float" office:value="6329640842" table:style-name="ce1">
            <text:p>6329640842</text:p>
          </table:table-cell>
          <table:table-cell office:value-type="float" office:value="9710973928" table:style-name="ce1">
            <text:p>9710973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1</text:p>
          </table:table-cell>
          <table:table-cell office:value-type="float" office:value="3635203128" table:style-name="ce1">
            <text:p>3635203128</text:p>
          </table:table-cell>
          <table:table-cell office:value-type="float" office:value="7580917594" table:style-name="ce1">
            <text:p>75809175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2</text:p>
          </table:table-cell>
          <table:table-cell office:value-type="float" office:value="5738538691" table:style-name="ce1">
            <text:p>5738538691</text:p>
          </table:table-cell>
          <table:table-cell office:value-type="float" office:value="8696457145" table:style-name="ce1">
            <text:p>86964571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3</text:p>
          </table:table-cell>
          <table:table-cell office:value-type="float" office:value="2758571749" table:style-name="ce1">
            <text:p>2758571749</text:p>
          </table:table-cell>
          <table:table-cell office:value-type="float" office:value="4015759643" table:style-name="ce1">
            <text:p>40157596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4</text:p>
          </table:table-cell>
          <table:table-cell office:value-type="float" office:value="5853029543" table:style-name="ce1">
            <text:p>5853029543</text:p>
          </table:table-cell>
          <table:table-cell office:value-type="float" office:value="1234592846" table:style-name="ce1">
            <text:p>12345928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5</text:p>
          </table:table-cell>
          <table:table-cell office:value-type="float" office:value="7957469568" table:style-name="ce1">
            <text:p>7957469568</text:p>
          </table:table-cell>
          <table:table-cell office:value-type="float" office:value="1234567853" table:style-name="ce1">
            <text:p>12345678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6</text:p>
          </table:table-cell>
          <table:table-cell office:value-type="float" office:value="3461805105" table:style-name="ce1">
            <text:p>3461805105</text:p>
          </table:table-cell>
          <table:table-cell office:value-type="float" office:value="2185265645" table:style-name="ce1">
            <text:p>21852656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7</text:p>
          </table:table-cell>
          <table:table-cell office:value-type="float" office:value="6456353986" table:style-name="ce1">
            <text:p>6456353986</text:p>
          </table:table-cell>
          <table:table-cell office:value-type="float" office:value="3762912120" table:style-name="ce1">
            <text:p>37629121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8</text:p>
          </table:table-cell>
          <table:table-cell office:value-type="float" office:value="9587468413" table:style-name="ce1">
            <text:p>9587468413</text:p>
          </table:table-cell>
          <table:table-cell office:value-type="float" office:value="2808920816" table:style-name="ce1">
            <text:p>28089208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39</text:p>
          </table:table-cell>
          <table:table-cell office:value-type="float" office:value="3519618949" table:style-name="ce1">
            <text:p>3519618949</text:p>
          </table:table-cell>
          <table:table-cell office:value-type="float" office:value="5812913537" table:style-name="ce1">
            <text:p>58129135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0</text:p>
          </table:table-cell>
          <table:table-cell office:value-type="float" office:value="6504167870" table:style-name="ce1">
            <text:p>6504167870</text:p>
          </table:table-cell>
          <table:table-cell office:value-type="float" office:value="4025370282" table:style-name="ce1">
            <text:p>40253702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1</text:p>
          </table:table-cell>
          <table:table-cell office:value-type="float" office:value="8674162325" table:style-name="ce1">
            <text:p>8674162325</text:p>
          </table:table-cell>
          <table:table-cell office:value-type="float" office:value="1703640435" table:style-name="ce1">
            <text:p>17036404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2</text:p>
          </table:table-cell>
          <table:table-cell office:value-type="float" office:value="5680725641" table:style-name="ce1">
            <text:p>5680725641</text:p>
          </table:table-cell>
          <table:table-cell office:value-type="float" office:value="7906107120" table:style-name="ce1">
            <text:p>79061071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3</text:p>
          </table:table-cell>
          <table:table-cell office:value-type="float" office:value="1878508954" table:style-name="ce1">
            <text:p>1878508954</text:p>
          </table:table-cell>
          <table:table-cell office:value-type="float" office:value="5697489567" table:style-name="ce1">
            <text:p>56974895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4</text:p>
          </table:table-cell>
          <table:table-cell office:value-type="float" office:value="4976380198" table:style-name="ce1">
            <text:p>4976380198</text:p>
          </table:table-cell>
          <table:table-cell office:value-type="float" office:value="2624512895" table:style-name="ce1">
            <text:p>26245128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5</text:p>
          </table:table-cell>
          <table:table-cell office:value-type="float" office:value="8181859294" table:style-name="ce1">
            <text:p>8181859294</text:p>
          </table:table-cell>
          <table:table-cell office:value-type="float" office:value="8417263823" table:style-name="ce1">
            <text:p>84172638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6</text:p>
          </table:table-cell>
          <table:table-cell office:value-type="float" office:value="2986307045" table:style-name="ce1">
            <text:p>2986307045</text:p>
          </table:table-cell>
          <table:table-cell office:value-type="float" office:value="8358719284" table:style-name="ce1">
            <text:p>83587192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7</text:p>
          </table:table-cell>
          <table:table-cell office:value-type="float" office:value="5082967070" table:style-name="ce1">
            <text:p>5082967070</text:p>
          </table:table-cell>
          <table:table-cell office:value-type="float" office:value="1562873408" table:style-name="ce1">
            <text:p>15628734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8</text:p>
          </table:table-cell>
          <table:table-cell office:value-type="float" office:value="7152962516" table:style-name="ce1">
            <text:p>7152962516</text:p>
          </table:table-cell>
          <table:table-cell office:value-type="float" office:value="6034804512" table:style-name="ce1">
            <text:p>60348045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49</text:p>
          </table:table-cell>
          <table:table-cell office:value-type="float" office:value="1395298142" table:style-name="ce1">
            <text:p>1395298142</text:p>
          </table:table-cell>
          <table:table-cell office:value-type="float" office:value="4807215971" table:style-name="ce1">
            <text:p>48072159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0</text:p>
          </table:table-cell>
          <table:table-cell office:value-type="float" office:value="4380747056" table:style-name="ce1">
            <text:p>4380747056</text:p>
          </table:table-cell>
          <table:table-cell office:value-type="float" office:value="2380960727" table:style-name="ce1">
            <text:p>23809607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1</text:p>
          </table:table-cell>
          <table:table-cell office:value-type="float" office:value="9783072503" table:style-name="ce1">
            <text:p>9783072503</text:p>
          </table:table-cell>
          <table:table-cell office:value-type="float" office:value="4306376528" table:style-name="ce1">
            <text:p>43063765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2</text:p>
          </table:table-cell>
          <table:table-cell office:value-type="float" office:value="6798524725" table:style-name="ce1">
            <text:p>6798524725</text:p>
          </table:table-cell>
          <table:table-cell office:value-type="float" office:value="6265318715" table:style-name="ce1">
            <text:p>626531871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3</text:p>
          </table:table-cell>
          <table:table-cell office:value-type="float" office:value="6847459651" table:style-name="ce1">
            <text:p>6847459651</text:p>
          </table:table-cell>
          <table:table-cell office:value-type="float" office:value="8451325140" table:style-name="ce1">
            <text:p>84513251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4</text:p>
          </table:table-cell>
          <table:table-cell office:value-type="float" office:value="3715234170" table:style-name="ce1">
            <text:p>3715234170</text:p>
          </table:table-cell>
          <table:table-cell office:value-type="float" office:value="8904528469" table:style-name="ce1">
            <text:p>89045284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5</text:p>
          </table:table-cell>
          <table:table-cell office:value-type="float" office:value="5141895272" table:style-name="ce1">
            <text:p>5141895272</text:p>
          </table:table-cell>
          <table:table-cell office:value-type="float" office:value="5732590175" table:style-name="ce1">
            <text:p>57325901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6</text:p>
          </table:table-cell>
          <table:table-cell office:value-type="float" office:value="8917454132" table:style-name="ce1">
            <text:p>8917454132</text:p>
          </table:table-cell>
          <table:table-cell office:value-type="float" office:value="6586142453" table:style-name="ce1">
            <text:p>65861424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7</text:p>
          </table:table-cell>
          <table:table-cell office:value-type="float" office:value="4105238514" table:style-name="ce1">
            <text:p>4105238514</text:p>
          </table:table-cell>
          <table:table-cell office:value-type="float" office:value="6064273041" table:style-name="ce1">
            <text:p>60642730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8</text:p>
          </table:table-cell>
          <table:table-cell office:value-type="float" office:value="1410780732" table:style-name="ce1">
            <text:p>1410780732</text:p>
          </table:table-cell>
          <table:table-cell office:value-type="float" office:value="2014790325" table:style-name="ce1">
            <text:p>20147903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59</text:p>
          </table:table-cell>
          <table:table-cell office:value-type="float" office:value="1247482745" table:style-name="ce1">
            <text:p>1247482745</text:p>
          </table:table-cell>
          <table:table-cell office:value-type="float" office:value="4387896217" table:style-name="ce1">
            <text:p>43878962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0</text:p>
          </table:table-cell>
          <table:table-cell office:value-type="float" office:value="4231829474" table:style-name="ce1">
            <text:p>4231829474</text:p>
          </table:table-cell>
          <table:table-cell office:value-type="float" office:value="2678461424" table:style-name="ce1">
            <text:p>26784614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1</text:p>
          </table:table-cell>
          <table:table-cell office:value-type="float" office:value="7360712729" table:style-name="ce1">
            <text:p>7360712729</text:p>
          </table:table-cell>
          <table:table-cell office:value-type="float" office:value="4048676479" table:style-name="ce1">
            <text:p>40486764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2</text:p>
          </table:table-cell>
          <table:table-cell office:value-type="float" office:value="3863040540" table:style-name="ce1">
            <text:p>3863040540</text:p>
          </table:table-cell>
          <table:table-cell office:value-type="float" office:value="1547491742" table:style-name="ce1">
            <text:p>15474917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3</text:p>
          </table:table-cell>
          <table:table-cell office:value-type="float" office:value="9657481690" table:style-name="ce1">
            <text:p>9657481690</text:p>
          </table:table-cell>
          <table:table-cell office:value-type="float" office:value="8919258058" table:style-name="ce1">
            <text:p>89192580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4</text:p>
          </table:table-cell>
          <table:table-cell office:value-type="float" office:value="2161827278" table:style-name="ce1">
            <text:p>2161827278</text:p>
          </table:table-cell>
          <table:table-cell office:value-type="float" office:value="4657604723" table:style-name="ce1">
            <text:p>46576047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5</text:p>
          </table:table-cell>
          <table:table-cell office:value-type="float" office:value="8065268360" table:style-name="ce1">
            <text:p>8065268360</text:p>
          </table:table-cell>
          <table:table-cell office:value-type="float" office:value="5671257598" table:style-name="ce1">
            <text:p>56712575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6</text:p>
          </table:table-cell>
          <table:table-cell office:value-type="float" office:value="3967096438" table:style-name="ce1">
            <text:p>3967096438</text:p>
          </table:table-cell>
          <table:table-cell office:value-type="float" office:value="9291424879" table:style-name="ce1">
            <text:p>92914248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7</text:p>
          </table:table-cell>
          <table:table-cell office:value-type="float" office:value="6765878649" table:style-name="ce1">
            <text:p>6765878649</text:p>
          </table:table-cell>
          <table:table-cell office:value-type="float" office:value="5147032470" table:style-name="ce1">
            <text:p>51470324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8</text:p>
          </table:table-cell>
          <table:table-cell office:value-type="float" office:value="9750326471" table:style-name="ce1">
            <text:p>9750326471</text:p>
          </table:table-cell>
          <table:table-cell office:value-type="float" office:value="6232405362" table:style-name="ce1">
            <text:p>623240536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69</text:p>
          </table:table-cell>
          <table:table-cell office:value-type="float" office:value="8169217541" table:style-name="ce1">
            <text:p>8169217541</text:p>
          </table:table-cell>
          <table:table-cell office:value-type="float" office:value="6974609365" table:style-name="ce1">
            <text:p>69746093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0</text:p>
          </table:table-cell>
          <table:table-cell office:value-type="float" office:value="1340320875" table:style-name="ce1">
            <text:p>1340320875</text:p>
          </table:table-cell>
          <table:table-cell office:value-type="float" office:value="9173658014" table:style-name="ce1">
            <text:p>91736580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1</text:p>
          </table:table-cell>
          <table:table-cell office:value-type="float" office:value="4368102072" table:style-name="ce1">
            <text:p>4368102072</text:p>
          </table:table-cell>
          <table:table-cell office:value-type="float" office:value="5051729816" table:style-name="ce1">
            <text:p>50517298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2</text:p>
          </table:table-cell>
          <table:table-cell office:value-type="float" office:value="4150360653" table:style-name="ce1">
            <text:p>4150360653</text:p>
          </table:table-cell>
          <table:table-cell office:value-type="float" office:value="3617285408" table:style-name="ce1">
            <text:p>36172854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3</text:p>
          </table:table-cell>
          <table:table-cell office:value-type="float" office:value="9819254089" table:style-name="ce1">
            <text:p>9819254089</text:p>
          </table:table-cell>
          <table:table-cell office:value-type="float" office:value="2958456097" table:style-name="ce1">
            <text:p>295845609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4</text:p>
          </table:table-cell>
          <table:table-cell office:value-type="float" office:value="3793692808" table:style-name="ce1">
            <text:p>3793692808</text:p>
          </table:table-cell>
          <table:table-cell office:value-type="float" office:value="8146315790" table:style-name="ce1">
            <text:p>81463157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5</text:p>
          </table:table-cell>
          <table:table-cell office:value-type="float" office:value="6892584067" table:style-name="ce1">
            <text:p>6892584067</text:p>
          </table:table-cell>
          <table:table-cell office:value-type="float" office:value="7386341345" table:style-name="ce1">
            <text:p>73863413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6</text:p>
          </table:table-cell>
          <table:table-cell office:value-type="float" office:value="8984708416" table:style-name="ce1">
            <text:p>8984708416</text:p>
          </table:table-cell>
          <table:table-cell office:value-type="float" office:value="9787067290" table:style-name="ce1">
            <text:p>97870672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7</text:p>
          </table:table-cell>
          <table:table-cell office:value-type="float" office:value="5185816217" table:style-name="ce1">
            <text:p>5185816217</text:p>
          </table:table-cell>
          <table:table-cell office:value-type="float" office:value="2691564949" table:style-name="ce1">
            <text:p>26915649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8</text:p>
          </table:table-cell>
          <table:table-cell office:value-type="float" office:value="2149282385" table:style-name="ce1">
            <text:p>2149282385</text:p>
          </table:table-cell>
          <table:table-cell office:value-type="float" office:value="1070796815" table:style-name="ce1">
            <text:p>107079681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79</text:p>
          </table:table-cell>
          <table:table-cell office:value-type="float" office:value="4208176763" table:style-name="ce1">
            <text:p>4208176763</text:p>
          </table:table-cell>
          <table:table-cell office:value-type="float" office:value="6314516297" table:style-name="ce1">
            <text:p>631451629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0</text:p>
          </table:table-cell>
          <table:table-cell office:value-type="float" office:value="1214739015" table:style-name="ce1">
            <text:p>1214739015</text:p>
          </table:table-cell>
          <table:table-cell office:value-type="float" office:value="2759292071" table:style-name="ce1">
            <text:p>27592920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1</text:p>
          </table:table-cell>
          <table:table-cell office:value-type="float" office:value="6940397872" table:style-name="ce1">
            <text:p>6940397872</text:p>
          </table:table-cell>
          <table:table-cell office:value-type="float" office:value="8540358958" table:style-name="ce1">
            <text:p>85403589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2</text:p>
          </table:table-cell>
          <table:table-cell office:value-type="float" office:value="9602513486" table:style-name="ce1">
            <text:p>9602513486</text:p>
          </table:table-cell>
          <table:table-cell office:value-type="float" office:value="7103074236" table:style-name="ce1">
            <text:p>71030742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3</text:p>
          </table:table-cell>
          <table:table-cell office:value-type="float" office:value="4723641458" table:style-name="ce1">
            <text:p>4723641458</text:p>
          </table:table-cell>
          <table:table-cell office:value-type="float" office:value="3041637027" table:style-name="ce1">
            <text:p>30416370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4</text:p>
          </table:table-cell>
          <table:table-cell office:value-type="float" office:value="1627082585" table:style-name="ce1">
            <text:p>1627082585</text:p>
          </table:table-cell>
          <table:table-cell office:value-type="float" office:value="1234567890" table:style-name="ce1">
            <text:p>12345678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5</text:p>
          </table:table-cell>
          <table:table-cell office:value-type="float" office:value="6020310316" table:style-name="ce1">
            <text:p>6020310316</text:p>
          </table:table-cell>
          <table:table-cell office:value-type="float" office:value="2060782829" table:style-name="ce1">
            <text:p>20607828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6</text:p>
          </table:table-cell>
          <table:table-cell office:value-type="float" office:value="9126970316" table:style-name="ce1">
            <text:p>9126970316</text:p>
          </table:table-cell>
          <table:table-cell office:value-type="float" office:value="6506947520" table:style-name="ce1">
            <text:p>65069475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7</text:p>
          </table:table-cell>
          <table:table-cell office:value-type="float" office:value="5317086941" table:style-name="ce1">
            <text:p>5317086941</text:p>
          </table:table-cell>
          <table:table-cell office:value-type="float" office:value="7073628434" table:style-name="ce1">
            <text:p>70736284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8</text:p>
          </table:table-cell>
          <table:table-cell office:value-type="float" office:value="8413646968" table:style-name="ce1">
            <text:p>8413646968</text:p>
          </table:table-cell>
          <table:table-cell office:value-type="float" office:value="5352432848" table:style-name="ce1">
            <text:p>53524328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</text:p>
          </table:table-cell>
          <table:table-cell office:value-type="float" office:value="2456918504" table:style-name="ce1">
            <text:p>2456918504</text:p>
          </table:table-cell>
          <table:table-cell office:value-type="float" office:value="7489487289" table:style-name="ce1">
            <text:p>74894872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</text:p>
          </table:table-cell>
          <table:table-cell office:value-type="float" office:value="5476912901" table:style-name="ce1">
            <text:p>5476912901</text:p>
          </table:table-cell>
          <table:table-cell office:value-type="float" office:value="1423568735" table:style-name="ce1">
            <text:p>14235687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</text:p>
          </table:table-cell>
          <table:table-cell office:value-type="float" office:value="8249248594" table:style-name="ce1">
            <text:p>8249248594</text:p>
          </table:table-cell>
          <table:table-cell office:value-type="float" office:value="8237302062" table:style-name="ce1">
            <text:p>823730206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</text:p>
          </table:table-cell>
          <table:table-cell office:value-type="float" office:value="1742576363" table:style-name="ce1">
            <text:p>1742576363</text:p>
          </table:table-cell>
          <table:table-cell office:value-type="float" office:value="7897595754" table:style-name="ce1">
            <text:p>78975957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</text:p>
          </table:table-cell>
          <table:table-cell office:value-type="float" office:value="7536917458" table:style-name="ce1">
            <text:p>7536917458</text:p>
          </table:table-cell>
          <table:table-cell office:value-type="float" office:value="9083980189" table:style-name="ce1">
            <text:p>90839801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</text:p>
          </table:table-cell>
          <table:table-cell office:value-type="float" office:value="3040353013" table:style-name="ce1">
            <text:p>3040353013</text:p>
          </table:table-cell>
          <table:table-cell office:value-type="float" office:value="7526285171" table:style-name="ce1">
            <text:p>75262851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</text:p>
          </table:table-cell>
          <table:table-cell office:value-type="float" office:value="6179246398" table:style-name="ce1">
            <text:p>6179246398</text:p>
          </table:table-cell>
          <table:table-cell office:value-type="float" office:value="1010204806" table:style-name="ce1">
            <text:p>101020480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</text:p>
          </table:table-cell>
          <table:table-cell office:value-type="float" office:value="9274794193" table:style-name="ce1">
            <text:p>9274794193</text:p>
          </table:table-cell>
          <table:table-cell office:value-type="float" office:value="1010101954" table:style-name="ce1">
            <text:p>10101019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</text:p>
          </table:table-cell>
          <table:table-cell office:value-type="float" office:value="9090385019" table:style-name="ce1">
            <text:p>9090385019</text:p>
          </table:table-cell>
          <table:table-cell office:value-type="float" office:value="1238917085" table:style-name="ce1">
            <text:p>12389170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</text:p>
          </table:table-cell>
          <table:table-cell office:value-type="float" office:value="3198167216" table:style-name="ce1">
            <text:p>3198167216</text:p>
          </table:table-cell>
          <table:table-cell office:value-type="float" office:value="7583417621" table:style-name="ce1">
            <text:p>75834176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</text:p>
          </table:table-cell>
          <table:table-cell office:value-type="float" office:value="8397054964" table:style-name="ce1">
            <text:p>8397054964</text:p>
          </table:table-cell>
          <table:table-cell office:value-type="float" office:value="3705949495" table:style-name="ce1">
            <text:p>37059494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0</text:p>
          </table:table-cell>
          <table:table-cell office:value-type="float" office:value="5269273894" table:style-name="ce1">
            <text:p>5269273894</text:p>
          </table:table-cell>
          <table:table-cell office:value-type="float" office:value="1010162623" table:style-name="ce1">
            <text:p>10101626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1</text:p>
          </table:table-cell>
          <table:table-cell office:value-type="float" office:value="7695831646" table:style-name="ce1">
            <text:p>7695831646</text:p>
          </table:table-cell>
          <table:table-cell office:value-type="float" office:value="8658292989" table:style-name="ce1">
            <text:p>86582929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2</text:p>
          </table:table-cell>
          <table:table-cell office:value-type="float" office:value="8701418258" table:style-name="ce1">
            <text:p>8701418258</text:p>
          </table:table-cell>
          <table:table-cell office:value-type="float" office:value="6391798165" table:style-name="ce1">
            <text:p>63917981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3</text:p>
          </table:table-cell>
          <table:table-cell office:value-type="float" office:value="2687078269" table:style-name="ce1">
            <text:p>2687078269</text:p>
          </table:table-cell>
          <table:table-cell office:value-type="float" office:value="2896832501" table:style-name="ce1">
            <text:p>28968325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4</text:p>
          </table:table-cell>
          <table:table-cell office:value-type="float" office:value="5783637131" table:style-name="ce1">
            <text:p>5783637131</text:p>
          </table:table-cell>
          <table:table-cell office:value-type="float" office:value="3814251569" table:style-name="ce1">
            <text:p>38142515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5</text:p>
          </table:table-cell>
          <table:table-cell office:value-type="float" office:value="7875854895" table:style-name="ce1">
            <text:p>7875854895</text:p>
          </table:table-cell>
          <table:table-cell office:value-type="float" office:value="7814641850" table:style-name="ce1">
            <text:p>78146418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6</text:p>
          </table:table-cell>
          <table:table-cell office:value-type="float" office:value="1971414809" table:style-name="ce1">
            <text:p>1971414809</text:p>
          </table:table-cell>
          <table:table-cell office:value-type="float" office:value="8727048982" table:style-name="ce1">
            <text:p>87270489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7</text:p>
          </table:table-cell>
          <table:table-cell office:value-type="float" office:value="3613635926" table:style-name="ce1">
            <text:p>3613635926</text:p>
          </table:table-cell>
          <table:table-cell office:value-type="float" office:value="7124010421" table:style-name="ce1">
            <text:p>71240104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8</text:p>
          </table:table-cell>
          <table:table-cell office:value-type="float" office:value="6374749384" table:style-name="ce1">
            <text:p>6374749384</text:p>
          </table:table-cell>
          <table:table-cell office:value-type="float" office:value="6713073123" table:style-name="ce1">
            <text:p>67130731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9</text:p>
          </table:table-cell>
          <table:table-cell office:value-type="float" office:value="3438126845" table:style-name="ce1">
            <text:p>3438126845</text:p>
          </table:table-cell>
          <table:table-cell office:value-type="float" office:value="1032845127" table:style-name="ce1">
            <text:p>10328451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0</text:p>
          </table:table-cell>
          <table:table-cell office:value-type="float" office:value="5831454626" table:style-name="ce1">
            <text:p>5831454626</text:p>
          </table:table-cell>
          <table:table-cell office:value-type="float" office:value="2686181372" table:style-name="ce1">
            <text:p>26861813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1</text:p>
          </table:table-cell>
          <table:table-cell office:value-type="float" office:value="8593670269" table:style-name="ce1">
            <text:p>8593670269</text:p>
          </table:table-cell>
          <table:table-cell office:value-type="float" office:value="9541741850" table:style-name="ce1">
            <text:p>95417418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2</text:p>
          </table:table-cell>
          <table:table-cell office:value-type="float" office:value="2736906868" table:style-name="ce1">
            <text:p>2736906868</text:p>
          </table:table-cell>
          <table:table-cell office:value-type="float" office:value="8345280563" table:style-name="ce1">
            <text:p>83452805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3</text:p>
          </table:table-cell>
          <table:table-cell office:value-type="float" office:value="7902568034" table:style-name="ce1">
            <text:p>7902568034</text:p>
          </table:table-cell>
          <table:table-cell office:value-type="float" office:value="9684121382" table:style-name="ce1">
            <text:p>96841213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4</text:p>
          </table:table-cell>
          <table:table-cell office:value-type="float" office:value="4954712147" table:style-name="ce1">
            <text:p>4954712147</text:p>
          </table:table-cell>
          <table:table-cell office:value-type="float" office:value="4060983590" table:style-name="ce1">
            <text:p>40609835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5</text:p>
          </table:table-cell>
          <table:table-cell office:value-type="float" office:value="7050371091" table:style-name="ce1">
            <text:p>7050371091</text:p>
          </table:table-cell>
          <table:table-cell office:value-type="float" office:value="7593238313" table:style-name="ce1">
            <text:p>75932383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6</text:p>
          </table:table-cell>
          <table:table-cell office:value-type="float" office:value="3564710909" table:style-name="ce1">
            <text:p>3564710909</text:p>
          </table:table-cell>
          <table:table-cell office:value-type="float" office:value="6929673526" table:style-name="ce1">
            <text:p>69296735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7</text:p>
          </table:table-cell>
          <table:table-cell office:value-type="float" office:value="9358151057" table:style-name="ce1">
            <text:p>9358151057</text:p>
          </table:table-cell>
          <table:table-cell office:value-type="float" office:value="8378204057" table:style-name="ce1">
            <text:p>83782040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8</text:p>
          </table:table-cell>
          <table:table-cell office:value-type="float" office:value="2851486541" table:style-name="ce1">
            <text:p>2851486541</text:p>
          </table:table-cell>
          <table:table-cell office:value-type="float" office:value="1035090429" table:style-name="ce1">
            <text:p>10350904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19</text:p>
          </table:table-cell>
          <table:table-cell office:value-type="float" office:value="5657046598" table:style-name="ce1">
            <text:p>5657046598</text:p>
          </table:table-cell>
          <table:table-cell office:value-type="float" office:value="5341494356" table:style-name="ce1">
            <text:p>53414943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0</text:p>
          </table:table-cell>
          <table:table-cell office:value-type="float" office:value="8641483280" table:style-name="ce1">
            <text:p>8641483280</text:p>
          </table:table-cell>
          <table:table-cell office:value-type="float" office:value="7327365416" table:style-name="ce1">
            <text:p>73273654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1</text:p>
          </table:table-cell>
          <table:table-cell office:value-type="float" office:value="3017328702" table:style-name="ce1">
            <text:p>3017328702</text:p>
          </table:table-cell>
          <table:table-cell office:value-type="float" office:value="1271050818" table:style-name="ce1">
            <text:p>12710508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2</text:p>
          </table:table-cell>
          <table:table-cell office:value-type="float" office:value="6146210913" table:style-name="ce1">
            <text:p>6146210913</text:p>
          </table:table-cell>
          <table:table-cell office:value-type="float" office:value="6070964129" table:style-name="ce1">
            <text:p>60709641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3</text:p>
          </table:table-cell>
          <table:table-cell office:value-type="float" office:value="9241769854" table:style-name="ce1">
            <text:p>9241769854</text:p>
          </table:table-cell>
          <table:table-cell office:value-type="float" office:value="7915932521" table:style-name="ce1">
            <text:p>79159325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4</text:p>
          </table:table-cell>
          <table:table-cell office:value-type="float" office:value="5432875460" table:style-name="ce1">
            <text:p>5432875460</text:p>
          </table:table-cell>
          <table:table-cell office:value-type="float" office:value="1212121212" table:style-name="ce1">
            <text:p>12121212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5</text:p>
          </table:table-cell>
          <table:table-cell office:value-type="float" office:value="4515107696" table:style-name="ce1">
            <text:p>4515107696</text:p>
          </table:table-cell>
          <table:table-cell office:value-type="float" office:value="5215803513" table:style-name="ce1">
            <text:p>521580351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6</text:p>
          </table:table-cell>
          <table:table-cell office:value-type="float" office:value="7651706075" table:style-name="ce1">
            <text:p>7651706075</text:p>
          </table:table-cell>
          <table:table-cell office:value-type="float" office:value="3063958460" table:style-name="ce1">
            <text:p>30639584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7</text:p>
          </table:table-cell>
          <table:table-cell office:value-type="float" office:value="4630692617" table:style-name="ce1">
            <text:p>4630692617</text:p>
          </table:table-cell>
          <table:table-cell office:value-type="float" office:value="3040101490" table:style-name="ce1">
            <text:p>30401014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8</text:p>
          </table:table-cell>
          <table:table-cell office:value-type="float" office:value="3165142623" table:style-name="ce1">
            <text:p>3165142623</text:p>
          </table:table-cell>
          <table:table-cell office:value-type="float" office:value="6379401095" table:style-name="ce1">
            <text:p>63794010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29</text:p>
          </table:table-cell>
          <table:table-cell office:value-type="float" office:value="8364037101" table:style-name="ce1">
            <text:p>8364037101</text:p>
          </table:table-cell>
          <table:table-cell office:value-type="float" office:value="3938690312" table:style-name="ce1">
            <text:p>39386903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0</text:p>
          </table:table-cell>
          <table:table-cell office:value-type="float" office:value="2571707121" table:style-name="ce1">
            <text:p>2571707121</text:p>
          </table:table-cell>
          <table:table-cell office:value-type="float" office:value="1539750932" table:style-name="ce1">
            <text:p>15397509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1</text:p>
          </table:table-cell>
          <table:table-cell office:value-type="float" office:value="5236256031" table:style-name="ce1">
            <text:p>5236256031</text:p>
          </table:table-cell>
          <table:table-cell office:value-type="float" office:value="5259827060" table:style-name="ce1">
            <text:p>52598270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2</text:p>
          </table:table-cell>
          <table:table-cell office:value-type="float" office:value="5384062401" table:style-name="ce1">
            <text:p>5384062401</text:p>
          </table:table-cell>
          <table:table-cell office:value-type="float" office:value="1315219821" table:style-name="ce1">
            <text:p>13152198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3</text:p>
          </table:table-cell>
          <table:table-cell office:value-type="float" office:value="8480621384" table:style-name="ce1">
            <text:p>8480621384</text:p>
          </table:table-cell>
          <table:table-cell office:value-type="float" office:value="1234592675" table:style-name="ce1">
            <text:p>12345926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4</text:p>
          </table:table-cell>
          <table:table-cell office:value-type="float" office:value="4790627974" table:style-name="ce1">
            <text:p>4790627974</text:p>
          </table:table-cell>
          <table:table-cell office:value-type="float" office:value="7180971769" table:style-name="ce1">
            <text:p>71809717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5</text:p>
          </table:table-cell>
          <table:table-cell office:value-type="float" office:value="7454064608" table:style-name="ce1">
            <text:p>7454064608</text:p>
          </table:table-cell>
          <table:table-cell office:value-type="float" office:value="1307580398" table:style-name="ce1">
            <text:p>13075803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6</text:p>
          </table:table-cell>
          <table:table-cell office:value-type="float" office:value="1694068037" table:style-name="ce1">
            <text:p>1694068037</text:p>
          </table:table-cell>
          <table:table-cell office:value-type="float" office:value="8613186769" table:style-name="ce1">
            <text:p>86131867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7</text:p>
          </table:table-cell>
          <table:table-cell office:value-type="float" office:value="6086282426" table:style-name="ce1">
            <text:p>6086282426</text:p>
          </table:table-cell>
          <table:table-cell office:value-type="float" office:value="6483254372" table:style-name="ce1">
            <text:p>64832543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8</text:p>
          </table:table-cell>
          <table:table-cell office:value-type="float" office:value="3214067957" table:style-name="ce1">
            <text:p>3214067957</text:p>
          </table:table-cell>
          <table:table-cell office:value-type="float" office:value="4389291856" table:style-name="ce1">
            <text:p>43892918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39</text:p>
          </table:table-cell>
          <table:table-cell office:value-type="float" office:value="1096203408" table:style-name="ce1">
            <text:p>1096203408</text:p>
          </table:table-cell>
          <table:table-cell office:value-type="float" office:value="2472846218" table:style-name="ce1">
            <text:p>24728462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0</text:p>
          </table:table-cell>
          <table:table-cell office:value-type="float" office:value="6490649024" table:style-name="ce1">
            <text:p>6490649024</text:p>
          </table:table-cell>
          <table:table-cell office:value-type="float" office:value="7823080457" table:style-name="ce1">
            <text:p>78230804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1</text:p>
          </table:table-cell>
          <table:table-cell office:value-type="float" office:value="9598420151" table:style-name="ce1">
            <text:p>9598420151</text:p>
          </table:table-cell>
          <table:table-cell office:value-type="float" office:value="8478102473" table:style-name="ce1">
            <text:p>84781024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2</text:p>
          </table:table-cell>
          <table:table-cell office:value-type="float" office:value="8560641239" table:style-name="ce1">
            <text:p>8560641239</text:p>
          </table:table-cell>
          <table:table-cell office:value-type="float" office:value="2723969647" table:style-name="ce1">
            <text:p>27239696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3</text:p>
          </table:table-cell>
          <table:table-cell office:value-type="float" office:value="2703978937" table:style-name="ce1">
            <text:p>2703978937</text:p>
          </table:table-cell>
          <table:table-cell office:value-type="float" office:value="3940747532" table:style-name="ce1">
            <text:p>39407475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4</text:p>
          </table:table-cell>
          <table:table-cell office:value-type="float" office:value="8618469751" table:style-name="ce1">
            <text:p>8618469751</text:p>
          </table:table-cell>
          <table:table-cell office:value-type="float" office:value="7962049585" table:style-name="ce1">
            <text:p>79620495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5</text:p>
          </table:table-cell>
          <table:table-cell office:value-type="float" office:value="7027357562" table:style-name="ce1">
            <text:p>7027357562</text:p>
          </table:table-cell>
          <table:table-cell office:value-type="float" office:value="6254790281" table:style-name="ce1">
            <text:p>62547902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6</text:p>
          </table:table-cell>
          <table:table-cell office:value-type="float" office:value="3520682052" table:style-name="ce1">
            <text:p>3520682052</text:p>
          </table:table-cell>
          <table:table-cell office:value-type="float" office:value="7421941835" table:style-name="ce1">
            <text:p>74219418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7</text:p>
          </table:table-cell>
          <table:table-cell office:value-type="float" office:value="6548463170" table:style-name="ce1">
            <text:p>6548463170</text:p>
          </table:table-cell>
          <table:table-cell office:value-type="float" office:value="9732935485" table:style-name="ce1">
            <text:p>97329354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8</text:p>
          </table:table-cell>
          <table:table-cell office:value-type="float" office:value="9473940676" table:style-name="ce1">
            <text:p>9473940676</text:p>
          </table:table-cell>
          <table:table-cell office:value-type="float" office:value="6182302182" table:style-name="ce1">
            <text:p>61823021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49</text:p>
          </table:table-cell>
          <table:table-cell office:value-type="float" office:value="3680610659" table:style-name="ce1">
            <text:p>3680610659</text:p>
          </table:table-cell>
          <table:table-cell office:value-type="float" office:value="1849535027" table:style-name="ce1">
            <text:p>18495350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0</text:p>
          </table:table-cell>
          <table:table-cell office:value-type="float" office:value="6341725187" table:style-name="ce1">
            <text:p>6341725187</text:p>
          </table:table-cell>
          <table:table-cell office:value-type="float" office:value="7262627129" table:style-name="ce1">
            <text:p>72626271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1</text:p>
          </table:table-cell>
          <table:table-cell office:value-type="float" office:value="8767383913" table:style-name="ce1">
            <text:p>8767383913</text:p>
          </table:table-cell>
          <table:table-cell office:value-type="float" office:value="5319413729" table:style-name="ce1">
            <text:p>53194137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2</text:p>
          </table:table-cell>
          <table:table-cell office:value-type="float" office:value="2643942860" table:style-name="ce1">
            <text:p>2643942860</text:p>
          </table:table-cell>
          <table:table-cell office:value-type="float" office:value="2403696509" table:style-name="ce1">
            <text:p>24036965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3</text:p>
          </table:table-cell>
          <table:table-cell office:value-type="float" office:value="5749502878" table:style-name="ce1">
            <text:p>5749502878</text:p>
          </table:table-cell>
          <table:table-cell office:value-type="float" office:value="1081309434" table:style-name="ce1">
            <text:p>10813094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4</text:p>
          </table:table-cell>
          <table:table-cell office:value-type="float" office:value="7842837349" table:style-name="ce1">
            <text:p>7842837349</text:p>
          </table:table-cell>
          <table:table-cell office:value-type="float" office:value="4196759419" table:style-name="ce1">
            <text:p>41967594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5</text:p>
          </table:table-cell>
          <table:table-cell office:value-type="float" office:value="4047389513" table:style-name="ce1">
            <text:p>4047389513</text:p>
          </table:table-cell>
          <table:table-cell office:value-type="float" office:value="3693082652" table:style-name="ce1">
            <text:p>36930826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6</text:p>
          </table:table-cell>
          <table:table-cell office:value-type="float" office:value="2057309403" table:style-name="ce1">
            <text:p>2057309403</text:p>
          </table:table-cell>
          <table:table-cell office:value-type="float" office:value="2864851876" table:style-name="ce1">
            <text:p>286485187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7</text:p>
          </table:table-cell>
          <table:table-cell office:value-type="float" office:value="5152858352" table:style-name="ce1">
            <text:p>5152858352</text:p>
          </table:table-cell>
          <table:table-cell office:value-type="float" office:value="8692361974" table:style-name="ce1">
            <text:p>86923619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8</text:p>
          </table:table-cell>
          <table:table-cell office:value-type="float" office:value="1465186193" table:style-name="ce1">
            <text:p>1465186193</text:p>
          </table:table-cell>
          <table:table-cell office:value-type="float" office:value="3189549079" table:style-name="ce1">
            <text:p>31895490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59</text:p>
          </table:table-cell>
          <table:table-cell office:value-type="float" office:value="4127302761" table:style-name="ce1">
            <text:p>4127302761</text:p>
          </table:table-cell>
          <table:table-cell office:value-type="float" office:value="8520245034" table:style-name="ce1">
            <text:p>85202450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0</text:p>
          </table:table-cell>
          <table:table-cell office:value-type="float" office:value="9875182762" table:style-name="ce1">
            <text:p>9875182762</text:p>
          </table:table-cell>
          <table:table-cell office:value-type="float" office:value="5679786034" table:style-name="ce1">
            <text:p>56797860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1</text:p>
          </table:table-cell>
          <table:table-cell office:value-type="float" office:value="3759529474" table:style-name="ce1">
            <text:p>3759529474</text:p>
          </table:table-cell>
          <table:table-cell office:value-type="float" office:value="1035787490" table:style-name="ce1">
            <text:p>10357874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2</text:p>
          </table:table-cell>
          <table:table-cell office:value-type="float" office:value="6917340329" table:style-name="ce1">
            <text:p>6917340329</text:p>
          </table:table-cell>
          <table:table-cell office:value-type="float" office:value="9038064210" table:style-name="ce1">
            <text:p>90380642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3</text:p>
          </table:table-cell>
          <table:table-cell office:value-type="float" office:value="9679565874" table:style-name="ce1">
            <text:p>9679565874</text:p>
          </table:table-cell>
          <table:table-cell office:value-type="float" office:value="4739350157" table:style-name="ce1">
            <text:p>47393501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4</text:p>
          </table:table-cell>
          <table:table-cell office:value-type="float" office:value="5978450359" table:style-name="ce1">
            <text:p>5978450359</text:p>
          </table:table-cell>
          <table:table-cell office:value-type="float" office:value="4805018756" table:style-name="ce1">
            <text:p>48050187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5</text:p>
          </table:table-cell>
          <table:table-cell office:value-type="float" office:value="4275126980" table:style-name="ce1">
            <text:p>4275126980</text:p>
          </table:table-cell>
          <table:table-cell office:value-type="float" office:value="5706267083" table:style-name="ce1">
            <text:p>57062670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6</text:p>
          </table:table-cell>
          <table:table-cell office:value-type="float" office:value="7371785809" table:style-name="ce1">
            <text:p>7371785809</text:p>
          </table:table-cell>
          <table:table-cell office:value-type="float" office:value="4090285718" table:style-name="ce1">
            <text:p>40902857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7</text:p>
          </table:table-cell>
          <table:table-cell office:value-type="float" office:value="1281789298" table:style-name="ce1">
            <text:p>1281789298</text:p>
          </table:table-cell>
          <table:table-cell office:value-type="float" office:value="7147147634" table:style-name="ce1">
            <text:p>71471476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8</text:p>
          </table:table-cell>
          <table:table-cell office:value-type="float" office:value="1306262978" table:style-name="ce1">
            <text:p>1306262978</text:p>
          </table:table-cell>
          <table:table-cell office:value-type="float" office:value="1430186280" table:style-name="ce1">
            <text:p>143018628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69</text:p>
          </table:table-cell>
          <table:table-cell office:value-type="float" office:value="7196269672" table:style-name="ce1">
            <text:p>7196269672</text:p>
          </table:table-cell>
          <table:table-cell office:value-type="float" office:value="1010102485" table:style-name="ce1">
            <text:p>10101024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0</text:p>
          </table:table-cell>
          <table:table-cell office:value-type="float" office:value="3934049606" table:style-name="ce1">
            <text:p>3934049606</text:p>
          </table:table-cell>
          <table:table-cell office:value-type="float" office:value="9763702136" table:style-name="ce1">
            <text:p>97637021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1</text:p>
          </table:table-cell>
          <table:table-cell office:value-type="float" office:value="6732820781" table:style-name="ce1">
            <text:p>6732820781</text:p>
          </table:table-cell>
          <table:table-cell office:value-type="float" office:value="1573896394" table:style-name="ce1">
            <text:p>15738963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2</text:p>
          </table:table-cell>
          <table:table-cell office:value-type="float" office:value="9727379623" table:style-name="ce1">
            <text:p>9727379623</text:p>
          </table:table-cell>
          <table:table-cell office:value-type="float" office:value="2345678531" table:style-name="ce1">
            <text:p>23456785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3</text:p>
          </table:table-cell>
          <table:table-cell office:value-type="float" office:value="2908482985" table:style-name="ce1">
            <text:p>2908482985</text:p>
          </table:table-cell>
          <table:table-cell office:value-type="float" office:value="8946416359" table:style-name="ce1">
            <text:p>89464163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4</text:p>
          </table:table-cell>
          <table:table-cell office:value-type="float" office:value="8136267434" table:style-name="ce1">
            <text:p>8136267434</text:p>
          </table:table-cell>
          <table:table-cell office:value-type="float" office:value="2903147061" table:style-name="ce1">
            <text:p>29031470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5</text:p>
          </table:table-cell>
          <table:table-cell office:value-type="float" office:value="3597657409" table:style-name="ce1">
            <text:p>3597657409</text:p>
          </table:table-cell>
          <table:table-cell office:value-type="float" office:value="7560314837" table:style-name="ce1">
            <text:p>75603148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6</text:p>
          </table:table-cell>
          <table:table-cell office:value-type="float" office:value="6515438525" table:style-name="ce1">
            <text:p>6515438525</text:p>
          </table:table-cell>
          <table:table-cell office:value-type="float" office:value="5709575809" table:style-name="ce1">
            <text:p>57095758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7</text:p>
          </table:table-cell>
          <table:table-cell office:value-type="float" office:value="2895434153" table:style-name="ce1">
            <text:p>2895434153</text:p>
          </table:table-cell>
          <table:table-cell office:value-type="float" office:value="1475246546" table:style-name="ce1">
            <text:p>14752465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8</text:p>
          </table:table-cell>
          <table:table-cell office:value-type="float" office:value="5691093083" table:style-name="ce1">
            <text:p>5691093083</text:p>
          </table:table-cell>
          <table:table-cell office:value-type="float" office:value="2621930280" table:style-name="ce1">
            <text:p>262193028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79</text:p>
          </table:table-cell>
          <table:table-cell office:value-type="float" office:value="8685430703" table:style-name="ce1">
            <text:p>8685430703</text:p>
          </table:table-cell>
          <table:table-cell office:value-type="float" office:value="8794024759" table:style-name="ce1">
            <text:p>87940247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0</text:p>
          </table:table-cell>
          <table:table-cell office:value-type="float" office:value="4987651807" table:style-name="ce1">
            <text:p>4987651807</text:p>
          </table:table-cell>
          <table:table-cell office:value-type="float" office:value="8712048068" table:style-name="ce1">
            <text:p>87120480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1</text:p>
          </table:table-cell>
          <table:table-cell office:value-type="float" office:value="7819813828" table:style-name="ce1">
            <text:p>7819813828</text:p>
          </table:table-cell>
          <table:table-cell office:value-type="float" office:value="9153545165" table:style-name="ce1">
            <text:p>91535451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2</text:p>
          </table:table-cell>
          <table:table-cell office:value-type="float" office:value="1915472753" table:style-name="ce1">
            <text:p>1915472753</text:p>
          </table:table-cell>
          <table:table-cell office:value-type="float" office:value="4281893504" table:style-name="ce1">
            <text:p>42818935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3</text:p>
          </table:table-cell>
          <table:table-cell office:value-type="float" office:value="4014364920" table:style-name="ce1">
            <text:p>4014364920</text:p>
          </table:table-cell>
          <table:table-cell office:value-type="float" office:value="5043707657" table:style-name="ce1">
            <text:p>50437076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4</text:p>
          </table:table-cell>
          <table:table-cell office:value-type="float" office:value="9439812757" table:style-name="ce1">
            <text:p>9439812757</text:p>
          </table:table-cell>
          <table:table-cell office:value-type="float" office:value="7354570373" table:style-name="ce1">
            <text:p>73545703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5</text:p>
          </table:table-cell>
          <table:table-cell office:value-type="float" office:value="3646582795" table:style-name="ce1">
            <text:p>3646582795</text:p>
          </table:table-cell>
          <table:table-cell office:value-type="float" office:value="2165812928" table:style-name="ce1">
            <text:p>21658129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6</text:p>
          </table:table-cell>
          <table:table-cell office:value-type="float" office:value="2610928349" table:style-name="ce1">
            <text:p>2610928349</text:p>
          </table:table-cell>
          <table:table-cell office:value-type="float" office:value="3925852957" table:style-name="ce1">
            <text:p>39258529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7</text:p>
          </table:table-cell>
          <table:table-cell office:value-type="float" office:value="5716587268" table:style-name="ce1">
            <text:p>5716587268</text:p>
          </table:table-cell>
          <table:table-cell office:value-type="float" office:value="9027026873" table:style-name="ce1">
            <text:p>90270268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8</text:p>
          </table:table-cell>
          <table:table-cell office:value-type="float" office:value="8526516967" table:style-name="ce1">
            <text:p>8526516967</text:p>
          </table:table-cell>
          <table:table-cell office:value-type="float" office:value="3897405701" table:style-name="ce1">
            <text:p>38974057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89</text:p>
          </table:table-cell>
          <table:table-cell office:value-type="float" office:value="2769842539" table:style-name="ce1">
            <text:p>2769842539</text:p>
          </table:table-cell>
          <table:table-cell office:value-type="float" office:value="6106814585" table:style-name="ce1">
            <text:p>61068145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0</text:p>
          </table:table-cell>
          <table:table-cell office:value-type="float" office:value="7935404714" table:style-name="ce1">
            <text:p>7935404714</text:p>
          </table:table-cell>
          <table:table-cell office:value-type="float" office:value="7637497390" table:style-name="ce1">
            <text:p>76374973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1</text:p>
          </table:table-cell>
          <table:table-cell office:value-type="float" office:value="1063285838" table:style-name="ce1">
            <text:p>1063285838</text:p>
          </table:table-cell>
          <table:table-cell office:value-type="float" office:value="5796013823" table:style-name="ce1">
            <text:p>57960138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2</text:p>
          </table:table-cell>
          <table:table-cell office:value-type="float" office:value="7348750235" table:style-name="ce1">
            <text:p>7348750235</text:p>
          </table:table-cell>
          <table:table-cell office:value-type="float" office:value="2595129542" table:style-name="ce1">
            <text:p>25951295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3</text:p>
          </table:table-cell>
          <table:table-cell office:value-type="float" office:value="1258753535" table:style-name="ce1">
            <text:p>1258753535</text:p>
          </table:table-cell>
          <table:table-cell office:value-type="float" office:value="1010145046" table:style-name="ce1">
            <text:p>10101450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4</text:p>
          </table:table-cell>
          <table:table-cell office:value-type="float" office:value="6973201367" table:style-name="ce1">
            <text:p>6973201367</text:p>
          </table:table-cell>
          <table:table-cell office:value-type="float" office:value="6058096271" table:style-name="ce1">
            <text:p>60580962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5</text:p>
          </table:table-cell>
          <table:table-cell office:value-type="float" office:value="9635426839" table:style-name="ce1">
            <text:p>9635426839</text:p>
          </table:table-cell>
          <table:table-cell office:value-type="float" office:value="5684786272" table:style-name="ce1">
            <text:p>56847862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6</text:p>
          </table:table-cell>
          <table:table-cell office:value-type="float" office:value="3874318091" table:style-name="ce1">
            <text:p>3874318091</text:p>
          </table:table-cell>
          <table:table-cell office:value-type="float" office:value="4716257525" table:style-name="ce1">
            <text:p>47162575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7</text:p>
          </table:table-cell>
          <table:table-cell office:value-type="float" office:value="5945425703" table:style-name="ce1">
            <text:p>5945425703</text:p>
          </table:table-cell>
          <table:table-cell office:value-type="float" office:value="5362050750" table:style-name="ce1">
            <text:p>53620507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8</text:p>
          </table:table-cell>
          <table:table-cell office:value-type="float" office:value="8043206858" table:style-name="ce1">
            <text:p>8043206858</text:p>
          </table:table-cell>
          <table:table-cell office:value-type="float" office:value="1010101819" table:style-name="ce1">
            <text:p>10101018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99</text:p>
          </table:table-cell>
          <table:table-cell office:value-type="float" office:value="2172198086" table:style-name="ce1">
            <text:p>2172198086</text:p>
          </table:table-cell>
          <table:table-cell office:value-type="float" office:value="4863157361" table:style-name="ce1">
            <text:p>48631573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0</text:p>
          </table:table-cell>
          <table:table-cell office:value-type="float" office:value="2964357694" table:style-name="ce1">
            <text:p>2964357694</text:p>
          </table:table-cell>
          <table:table-cell office:value-type="float" office:value="9493938172" table:style-name="ce1">
            <text:p>94939381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1</text:p>
          </table:table-cell>
          <table:table-cell office:value-type="float" office:value="5093249840" table:style-name="ce1">
            <text:p>5093249840</text:p>
          </table:table-cell>
          <table:table-cell office:value-type="float" office:value="5320462371" table:style-name="ce1">
            <text:p>53204623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2</text:p>
          </table:table-cell>
          <table:table-cell office:value-type="float" office:value="4391026595" table:style-name="ce1">
            <text:p>4391026595</text:p>
          </table:table-cell>
          <table:table-cell office:value-type="float" office:value="1010101502" table:style-name="ce1">
            <text:p>10101015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3</text:p>
          </table:table-cell>
          <table:table-cell office:value-type="float" office:value="7163241090" table:style-name="ce1">
            <text:p>7163241090</text:p>
          </table:table-cell>
          <table:table-cell office:value-type="float" office:value="6158260916" table:style-name="ce1">
            <text:p>61582609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4</text:p>
          </table:table-cell>
          <table:table-cell office:value-type="float" office:value="3901025409" table:style-name="ce1">
            <text:p>3901025409</text:p>
          </table:table-cell>
          <table:table-cell office:value-type="float" office:value="3569472496" table:style-name="ce1">
            <text:p>35694724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5</text:p>
          </table:table-cell>
          <table:table-cell office:value-type="float" office:value="9794354356" table:style-name="ce1">
            <text:p>9794354356</text:p>
          </table:table-cell>
          <table:table-cell office:value-type="float" office:value="5054783237" table:style-name="ce1">
            <text:p>505478323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6</text:p>
          </table:table-cell>
          <table:table-cell office:value-type="float" office:value="9842168240" table:style-name="ce1">
            <text:p>9842168240</text:p>
          </table:table-cell>
          <table:table-cell office:value-type="float" office:value="4849142183" table:style-name="ce1">
            <text:p>484914218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7</text:p>
          </table:table-cell>
          <table:table-cell office:value-type="float" office:value="3726505925" table:style-name="ce1">
            <text:p>3726505925</text:p>
          </table:table-cell>
          <table:table-cell office:value-type="float" office:value="5710205256" table:style-name="ce1">
            <text:p>57102052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8</text:p>
          </table:table-cell>
          <table:table-cell office:value-type="float" office:value="2024382689" table:style-name="ce1">
            <text:p>2024382689</text:p>
          </table:table-cell>
          <table:table-cell office:value-type="float" office:value="5205673754" table:style-name="ce1">
            <text:p>52056737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09</text:p>
          </table:table-cell>
          <table:table-cell office:value-type="float" office:value="5129830457" table:style-name="ce1">
            <text:p>5129830457</text:p>
          </table:table-cell>
          <table:table-cell office:value-type="float" office:value="6918657265" table:style-name="ce1">
            <text:p>69186572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0</text:p>
          </table:table-cell>
          <table:table-cell office:value-type="float" office:value="7212169349" table:style-name="ce1">
            <text:p>7212169349</text:p>
          </table:table-cell>
          <table:table-cell office:value-type="float" office:value="9807315920" table:style-name="ce1">
            <text:p>98073159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1</text:p>
          </table:table-cell>
          <table:table-cell office:value-type="float" office:value="1421051595" table:style-name="ce1">
            <text:p>1421051595</text:p>
          </table:table-cell>
          <table:table-cell office:value-type="float" office:value="4091734943" table:style-name="ce1">
            <text:p>40917349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2</text:p>
          </table:table-cell>
          <table:table-cell office:value-type="float" office:value="4183276076" table:style-name="ce1">
            <text:p>4183276076</text:p>
          </table:table-cell>
          <table:table-cell office:value-type="float" office:value="6381569494" table:style-name="ce1">
            <text:p>63815694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3</text:p>
          </table:table-cell>
          <table:table-cell office:value-type="float" office:value="8320968431" table:style-name="ce1">
            <text:p>8320968431</text:p>
          </table:table-cell>
          <table:table-cell office:value-type="float" office:value="4968923149" table:style-name="ce1">
            <text:p>49689231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4</text:p>
          </table:table-cell>
          <table:table-cell office:value-type="float" office:value="5292186254" table:style-name="ce1">
            <text:p>5292186254</text:p>
          </table:table-cell>
          <table:table-cell office:value-type="float" office:value="6785608654" table:style-name="ce1">
            <text:p>67856086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5</text:p>
          </table:table-cell>
          <table:table-cell office:value-type="float" office:value="7628745104" table:style-name="ce1">
            <text:p>7628745104</text:p>
          </table:table-cell>
          <table:table-cell office:value-type="float" office:value="4912170479" table:style-name="ce1">
            <text:p>49121704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6</text:p>
          </table:table-cell>
          <table:table-cell office:value-type="float" office:value="4607630657" table:style-name="ce1">
            <text:p>4607630657</text:p>
          </table:table-cell>
          <table:table-cell office:value-type="float" office:value="6346453175" table:style-name="ce1">
            <text:p>63464531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7</text:p>
          </table:table-cell>
          <table:table-cell office:value-type="float" office:value="6238743976" table:style-name="ce1">
            <text:p>6238743976</text:p>
          </table:table-cell>
          <table:table-cell office:value-type="float" office:value="3638040965" table:style-name="ce1">
            <text:p>36380409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8</text:p>
          </table:table-cell>
          <table:table-cell office:value-type="float" office:value="3281019090" table:style-name="ce1">
            <text:p>3281019090</text:p>
          </table:table-cell>
          <table:table-cell office:value-type="float" office:value="4565636531" table:style-name="ce1">
            <text:p>45656365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19</text:p>
          </table:table-cell>
          <table:table-cell office:value-type="float" office:value="5351012349" table:style-name="ce1">
            <text:p>5351012349</text:p>
          </table:table-cell>
          <table:table-cell office:value-type="float" office:value="1919190725" table:style-name="ce1">
            <text:p>191919072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0</text:p>
          </table:table-cell>
          <table:table-cell office:value-type="float" office:value="2363230194" table:style-name="ce1">
            <text:p>2363230194</text:p>
          </table:table-cell>
          <table:table-cell office:value-type="float" office:value="9298149823" table:style-name="ce1">
            <text:p>92981498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1</text:p>
          </table:table-cell>
          <table:table-cell office:value-type="float" office:value="7410906764" table:style-name="ce1">
            <text:p>7410906764</text:p>
          </table:table-cell>
          <table:table-cell office:value-type="float" office:value="8137587041" table:style-name="ce1">
            <text:p>81375870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2</text:p>
          </table:table-cell>
          <table:table-cell office:value-type="float" office:value="1786591927" table:style-name="ce1">
            <text:p>1786591927</text:p>
          </table:table-cell>
          <table:table-cell office:value-type="float" office:value="9798072463" table:style-name="ce1">
            <text:p>97980724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3</text:p>
          </table:table-cell>
          <table:table-cell office:value-type="float" office:value="6102159749" table:style-name="ce1">
            <text:p>6102159749</text:p>
          </table:table-cell>
          <table:table-cell office:value-type="float" office:value="7087949272" table:style-name="ce1">
            <text:p>708794927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4</text:p>
          </table:table-cell>
          <table:table-cell office:value-type="float" office:value="9207607517" table:style-name="ce1">
            <text:p>9207607517</text:p>
          </table:table-cell>
          <table:table-cell office:value-type="float" office:value="2760248384" table:style-name="ce1">
            <text:p>27602483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5</text:p>
          </table:table-cell>
          <table:table-cell office:value-type="float" office:value="2489825395" table:style-name="ce1">
            <text:p>2489825395</text:p>
          </table:table-cell>
          <table:table-cell office:value-type="float" office:value="4187905424" table:style-name="ce1">
            <text:p>41879054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6</text:p>
          </table:table-cell>
          <table:table-cell office:value-type="float" office:value="3185079895" table:style-name="ce1">
            <text:p>3185079895</text:p>
          </table:table-cell>
          <table:table-cell office:value-type="float" office:value="4387896046" table:style-name="ce1">
            <text:p>43878960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7</text:p>
          </table:table-cell>
          <table:table-cell office:value-type="float" office:value="6217294346" table:style-name="ce1">
            <text:p>6217294346</text:p>
          </table:table-cell>
          <table:table-cell office:value-type="float" office:value="1081310847" table:style-name="ce1">
            <text:p>10813108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8</text:p>
          </table:table-cell>
          <table:table-cell office:value-type="float" office:value="9080520929" table:style-name="ce1">
            <text:p>9080520929</text:p>
          </table:table-cell>
          <table:table-cell office:value-type="float" office:value="3030907254" table:style-name="ce1">
            <text:p>30309072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29</text:p>
          </table:table-cell>
          <table:table-cell office:value-type="float" office:value="8387296516" table:style-name="ce1">
            <text:p>8387296516</text:p>
          </table:table-cell>
          <table:table-cell office:value-type="float" office:value="1234593060" table:style-name="ce1">
            <text:p>12345930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0</text:p>
          </table:table-cell>
          <table:table-cell office:value-type="float" office:value="1569414365" table:style-name="ce1">
            <text:p>1569414365</text:p>
          </table:table-cell>
          <table:table-cell office:value-type="float" office:value="9198549208" table:style-name="ce1">
            <text:p>91985492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1</text:p>
          </table:table-cell>
          <table:table-cell office:value-type="float" office:value="4697295490" table:style-name="ce1">
            <text:p>4697295490</text:p>
          </table:table-cell>
          <table:table-cell office:value-type="float" office:value="1234592981" table:style-name="ce1">
            <text:p>123459298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2</text:p>
          </table:table-cell>
          <table:table-cell office:value-type="float" office:value="7682743250" table:style-name="ce1">
            <text:p>7682743250</text:p>
          </table:table-cell>
          <table:table-cell office:value-type="float" office:value="4171757174" table:style-name="ce1">
            <text:p>417175717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3</text:p>
          </table:table-cell>
          <table:table-cell office:value-type="float" office:value="9149456024" table:style-name="ce1">
            <text:p>9149456024</text:p>
          </table:table-cell>
          <table:table-cell office:value-type="float" office:value="7468540307" table:style-name="ce1">
            <text:p>74685403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4</text:p>
          </table:table-cell>
          <table:table-cell office:value-type="float" office:value="3245015969" table:style-name="ce1">
            <text:p>3245015969</text:p>
          </table:table-cell>
          <table:table-cell office:value-type="float" office:value="8542521926" table:style-name="ce1">
            <text:p>85425219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5</text:p>
          </table:table-cell>
          <table:table-cell office:value-type="float" office:value="6010563714" table:style-name="ce1">
            <text:p>6010563714</text:p>
          </table:table-cell>
          <table:table-cell office:value-type="float" office:value="4829294278" table:style-name="ce1">
            <text:p>48292942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6</text:p>
          </table:table-cell>
          <table:table-cell office:value-type="float" office:value="8436125915" table:style-name="ce1">
            <text:p>8436125915</text:p>
          </table:table-cell>
          <table:table-cell office:value-type="float" office:value="7836542450" table:style-name="ce1">
            <text:p>78365424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7</text:p>
          </table:table-cell>
          <table:table-cell office:value-type="float" office:value="2319451568" table:style-name="ce1">
            <text:p>2319451568</text:p>
          </table:table-cell>
          <table:table-cell office:value-type="float" office:value="7408486765" table:style-name="ce1">
            <text:p>74084867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8</text:p>
          </table:table-cell>
          <table:table-cell office:value-type="float" office:value="5463824651" table:style-name="ce1">
            <text:p>5463824651</text:p>
          </table:table-cell>
          <table:table-cell office:value-type="float" office:value="6701302428" table:style-name="ce1">
            <text:p>67013024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39</text:p>
          </table:table-cell>
          <table:table-cell office:value-type="float" office:value="8239483520" table:style-name="ce1">
            <text:p>8239483520</text:p>
          </table:table-cell>
          <table:table-cell office:value-type="float" office:value="3498706594" table:style-name="ce1">
            <text:p>34987065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0</text:p>
          </table:table-cell>
          <table:table-cell office:value-type="float" office:value="2479486870" table:style-name="ce1">
            <text:p>2479486870</text:p>
          </table:table-cell>
          <table:table-cell office:value-type="float" office:value="7629176458" table:style-name="ce1">
            <text:p>76291764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1</text:p>
          </table:table-cell>
          <table:table-cell office:value-type="float" office:value="7523826821" table:style-name="ce1">
            <text:p>7523826821</text:p>
          </table:table-cell>
          <table:table-cell office:value-type="float" office:value="4965341561" table:style-name="ce1">
            <text:p>49653415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2</text:p>
          </table:table-cell>
          <table:table-cell office:value-type="float" office:value="6169481324" table:style-name="ce1">
            <text:p>6169481324</text:p>
          </table:table-cell>
          <table:table-cell office:value-type="float" office:value="8426021235" table:style-name="ce1">
            <text:p>84260212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3</text:p>
          </table:table-cell>
          <table:table-cell office:value-type="float" office:value="3060598020" table:style-name="ce1">
            <text:p>3060598020</text:p>
          </table:table-cell>
          <table:table-cell office:value-type="float" office:value="5858184295" table:style-name="ce1">
            <text:p>58581842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4</text:p>
          </table:table-cell>
          <table:table-cell office:value-type="float" office:value="1846108970" table:style-name="ce1">
            <text:p>1846108970</text:p>
          </table:table-cell>
          <table:table-cell office:value-type="float" office:value="7040678327" table:style-name="ce1">
            <text:p>704067832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5</text:p>
          </table:table-cell>
          <table:table-cell office:value-type="float" office:value="3587218939" table:style-name="ce1">
            <text:p>3587218939</text:p>
          </table:table-cell>
          <table:table-cell office:value-type="float" office:value="7094234861" table:style-name="ce1">
            <text:p>70942348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6</text:p>
          </table:table-cell>
          <table:table-cell office:value-type="float" office:value="5647214537" table:style-name="ce1">
            <text:p>5647214537</text:p>
          </table:table-cell>
          <table:table-cell office:value-type="float" office:value="6318602430" table:style-name="ce1">
            <text:p>63186024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7</text:p>
          </table:table-cell>
          <table:table-cell office:value-type="float" office:value="8791697595" table:style-name="ce1">
            <text:p>8791697595</text:p>
          </table:table-cell>
          <table:table-cell office:value-type="float" office:value="3879151523" table:style-name="ce1">
            <text:p>38791515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8</text:p>
          </table:table-cell>
          <table:table-cell office:value-type="float" office:value="1961690831" table:style-name="ce1">
            <text:p>1961690831</text:p>
          </table:table-cell>
          <table:table-cell office:value-type="float" office:value="9073750670" table:style-name="ce1">
            <text:p>90737506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49</text:p>
          </table:table-cell>
          <table:table-cell office:value-type="float" office:value="4090582023" table:style-name="ce1">
            <text:p>4090582023</text:p>
          </table:table-cell>
          <table:table-cell office:value-type="float" office:value="6963694156" table:style-name="ce1">
            <text:p>69636941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0</text:p>
          </table:table-cell>
          <table:table-cell office:value-type="float" office:value="7865030825" table:style-name="ce1">
            <text:p>7865030825</text:p>
          </table:table-cell>
          <table:table-cell office:value-type="float" office:value="2914159814" table:style-name="ce1">
            <text:p>29141598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1</text:p>
          </table:table-cell>
          <table:table-cell office:value-type="float" office:value="6397251920" table:style-name="ce1">
            <text:p>6397251920</text:p>
          </table:table-cell>
          <table:table-cell office:value-type="float" office:value="9427086242" table:style-name="ce1">
            <text:p>94270862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2</text:p>
          </table:table-cell>
          <table:table-cell office:value-type="float" office:value="3428394056" table:style-name="ce1">
            <text:p>3428394056</text:p>
          </table:table-cell>
          <table:table-cell office:value-type="float" office:value="6712931096" table:style-name="ce1">
            <text:p>67129310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3</text:p>
          </table:table-cell>
          <table:table-cell office:value-type="float" office:value="8516178496" table:style-name="ce1">
            <text:p>8516178496</text:p>
          </table:table-cell>
          <table:table-cell office:value-type="float" office:value="4935964130" table:style-name="ce1">
            <text:p>49359641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4</text:p>
          </table:table-cell>
          <table:table-cell office:value-type="float" office:value="2723848406" table:style-name="ce1">
            <text:p>2723848406</text:p>
          </table:table-cell>
          <table:table-cell office:value-type="float" office:value="9836984757" table:style-name="ce1">
            <text:p>983698475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5</text:p>
          </table:table-cell>
          <table:table-cell office:value-type="float" office:value="7925069584" table:style-name="ce1">
            <text:p>7925069584</text:p>
          </table:table-cell>
          <table:table-cell office:value-type="float" office:value="8680273696" table:style-name="ce1">
            <text:p>86802736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6</text:p>
          </table:table-cell>
          <table:table-cell office:value-type="float" office:value="1020517312" table:style-name="ce1">
            <text:p>1020517312</text:p>
          </table:table-cell>
          <table:table-cell office:value-type="float" office:value="1202801305" table:style-name="ce1">
            <text:p>120280130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7</text:p>
          </table:table-cell>
          <table:table-cell office:value-type="float" office:value="4893843925" table:style-name="ce1">
            <text:p>4893843925</text:p>
          </table:table-cell>
          <table:table-cell office:value-type="float" office:value="8252613132" table:style-name="ce1">
            <text:p>82526131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8</text:p>
          </table:table-cell>
          <table:table-cell office:value-type="float" office:value="8030535036" table:style-name="ce1">
            <text:p>8030535036</text:p>
          </table:table-cell>
          <table:table-cell office:value-type="float" office:value="4749271082" table:style-name="ce1">
            <text:p>47492710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59</text:p>
          </table:table-cell>
          <table:table-cell office:value-type="float" office:value="2139427212" table:style-name="ce1">
            <text:p>2139427212</text:p>
          </table:table-cell>
          <table:table-cell office:value-type="float" office:value="9579090131" table:style-name="ce1">
            <text:p>95790901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0</text:p>
          </table:table-cell>
          <table:table-cell office:value-type="float" office:value="5902753823" table:style-name="ce1">
            <text:p>5902753823</text:p>
          </table:table-cell>
          <table:table-cell office:value-type="float" office:value="2313921959" table:style-name="ce1">
            <text:p>23139219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1</text:p>
          </table:table-cell>
          <table:table-cell office:value-type="float" office:value="7327201614" table:style-name="ce1">
            <text:p>7327201614</text:p>
          </table:table-cell>
          <table:table-cell office:value-type="float" office:value="2829746728" table:style-name="ce1">
            <text:p>282974672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2</text:p>
          </table:table-cell>
          <table:table-cell office:value-type="float" office:value="1201648353" table:style-name="ce1">
            <text:p>1201648353</text:p>
          </table:table-cell>
          <table:table-cell office:value-type="float" office:value="3606240345" table:style-name="ce1">
            <text:p>36062403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3</text:p>
          </table:table-cell>
          <table:table-cell office:value-type="float" office:value="9625081607" table:style-name="ce1">
            <text:p>9625081607</text:p>
          </table:table-cell>
          <table:table-cell office:value-type="float" office:value="5076725282" table:style-name="ce1">
            <text:p>50767252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4</text:p>
          </table:table-cell>
          <table:table-cell office:value-type="float" office:value="6752791495" table:style-name="ce1">
            <text:p>6752791495</text:p>
          </table:table-cell>
          <table:table-cell office:value-type="float" office:value="8929121010" table:style-name="ce1">
            <text:p>89291210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5</text:p>
          </table:table-cell>
          <table:table-cell office:value-type="float" office:value="3980575846" table:style-name="ce1">
            <text:p>3980575846</text:p>
          </table:table-cell>
          <table:table-cell office:value-type="float" office:value="3592496971" table:style-name="ce1">
            <text:p>35924969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6</text:p>
          </table:table-cell>
          <table:table-cell office:value-type="float" office:value="5050578185" table:style-name="ce1">
            <text:p>5050578185</text:p>
          </table:table-cell>
          <table:table-cell office:value-type="float" office:value="9545161850" table:style-name="ce1">
            <text:p>95451618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7</text:p>
          </table:table-cell>
          <table:table-cell office:value-type="float" office:value="8156137049" table:style-name="ce1">
            <text:p>8156137049</text:p>
          </table:table-cell>
          <table:table-cell office:value-type="float" office:value="1010163460" table:style-name="ce1">
            <text:p>101016346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8</text:p>
          </table:table-cell>
          <table:table-cell office:value-type="float" office:value="2954918197" table:style-name="ce1">
            <text:p>2954918197</text:p>
          </table:table-cell>
          <table:table-cell office:value-type="float" office:value="1839305202" table:style-name="ce1">
            <text:p>18393052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69</text:p>
          </table:table-cell>
          <table:table-cell office:value-type="float" office:value="7120573620" table:style-name="ce1">
            <text:p>7120573620</text:p>
          </table:table-cell>
          <table:table-cell office:value-type="float" office:value="3832803548" table:style-name="ce1">
            <text:p>38328035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0</text:p>
          </table:table-cell>
          <table:table-cell office:value-type="float" office:value="1360576970" table:style-name="ce1">
            <text:p>1360576970</text:p>
          </table:table-cell>
          <table:table-cell office:value-type="float" office:value="6805956079" table:style-name="ce1">
            <text:p>68059560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1</text:p>
          </table:table-cell>
          <table:table-cell office:value-type="float" office:value="1485057464" table:style-name="ce1">
            <text:p>1485057464</text:p>
          </table:table-cell>
          <table:table-cell office:value-type="float" office:value="5947979871" table:style-name="ce1">
            <text:p>59479798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2</text:p>
          </table:table-cell>
          <table:table-cell office:value-type="float" office:value="4173838541" table:style-name="ce1">
            <text:p>4173838541</text:p>
          </table:table-cell>
          <table:table-cell office:value-type="float" office:value="6893868693" table:style-name="ce1">
            <text:p>689386869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3</text:p>
          </table:table-cell>
          <table:table-cell office:value-type="float" office:value="7279497460" table:style-name="ce1">
            <text:p>7279497460</text:p>
          </table:table-cell>
          <table:table-cell office:value-type="float" office:value="6302428521" table:style-name="ce1">
            <text:p>630242852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4</text:p>
          </table:table-cell>
          <table:table-cell office:value-type="float" office:value="6812726327" table:style-name="ce1">
            <text:p>6812726327</text:p>
          </table:table-cell>
          <table:table-cell office:value-type="float" office:value="7686839350" table:style-name="ce1">
            <text:p>76868393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5</text:p>
          </table:table-cell>
          <table:table-cell office:value-type="float" office:value="5108384168" table:style-name="ce1">
            <text:p>5108384168</text:p>
          </table:table-cell>
          <table:table-cell office:value-type="float" office:value="6473430179" table:style-name="ce1">
            <text:p>64734301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6</text:p>
          </table:table-cell>
          <table:table-cell office:value-type="float" office:value="8971610797" table:style-name="ce1">
            <text:p>8971610797</text:p>
          </table:table-cell>
          <table:table-cell office:value-type="float" office:value="5260568516" table:style-name="ce1">
            <text:p>52605685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7</text:p>
          </table:table-cell>
          <table:table-cell office:value-type="float" office:value="3670852969" table:style-name="ce1">
            <text:p>3670852969</text:p>
          </table:table-cell>
          <table:table-cell office:value-type="float" office:value="4256798120" table:style-name="ce1">
            <text:p>42567981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8</text:p>
          </table:table-cell>
          <table:table-cell office:value-type="float" office:value="6364290725" table:style-name="ce1">
            <text:p>6364290725</text:p>
          </table:table-cell>
          <table:table-cell office:value-type="float" office:value="9186462649" table:style-name="ce1">
            <text:p>91864626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79</text:p>
          </table:table-cell>
          <table:table-cell office:value-type="float" office:value="2630854169" table:style-name="ce1">
            <text:p>2630854169</text:p>
          </table:table-cell>
          <table:table-cell office:value-type="float" office:value="6241237170" table:style-name="ce1">
            <text:p>62412371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0</text:p>
          </table:table-cell>
          <table:table-cell office:value-type="float" office:value="5762070764" table:style-name="ce1">
            <text:p>5762070764</text:p>
          </table:table-cell>
          <table:table-cell office:value-type="float" office:value="9606130658" table:style-name="ce1">
            <text:p>96061306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1</text:p>
          </table:table-cell>
          <table:table-cell office:value-type="float" office:value="4067524131" table:style-name="ce1">
            <text:p>4067524131</text:p>
          </table:table-cell>
          <table:table-cell office:value-type="float" office:value="3950976203" table:style-name="ce1">
            <text:p>39509762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2</text:p>
          </table:table-cell>
          <table:table-cell office:value-type="float" office:value="7832072960" table:style-name="ce1">
            <text:p>7832072960</text:p>
          </table:table-cell>
          <table:table-cell office:value-type="float" office:value="4624791326" table:style-name="ce1">
            <text:p>46247913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3</text:p>
          </table:table-cell>
          <table:table-cell office:value-type="float" office:value="1086456158" table:style-name="ce1">
            <text:p>1086456158</text:p>
          </table:table-cell>
          <table:table-cell office:value-type="float" office:value="7191920384" table:style-name="ce1">
            <text:p>71919203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4</text:p>
          </table:table-cell>
          <table:table-cell office:value-type="float" office:value="4859782797" table:style-name="ce1">
            <text:p>4859782797</text:p>
          </table:table-cell>
          <table:table-cell office:value-type="float" office:value="6101373903" table:style-name="ce1">
            <text:p>610137390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5</text:p>
          </table:table-cell>
          <table:table-cell office:value-type="float" office:value="9518676148" table:style-name="ce1">
            <text:p>9518676148</text:p>
          </table:table-cell>
          <table:table-cell office:value-type="float" office:value="7375328315" table:style-name="ce1">
            <text:p>737532831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6</text:p>
          </table:table-cell>
          <table:table-cell office:value-type="float" office:value="6480895013" table:style-name="ce1">
            <text:p>6480895013</text:p>
          </table:table-cell>
          <table:table-cell office:value-type="float" office:value="3426213698" table:style-name="ce1">
            <text:p>34262136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7</text:p>
          </table:table-cell>
          <table:table-cell office:value-type="float" office:value="5898672730" table:style-name="ce1">
            <text:p>5898672730</text:p>
          </table:table-cell>
          <table:table-cell office:value-type="float" office:value="7030721067" table:style-name="ce1">
            <text:p>70307210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8</text:p>
          </table:table-cell>
          <table:table-cell office:value-type="float" office:value="5614263692" table:style-name="ce1">
            <text:p>5614263692</text:p>
          </table:table-cell>
          <table:table-cell office:value-type="float" office:value="4154970842" table:style-name="ce1">
            <text:p>41549708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89</text:p>
          </table:table-cell>
          <table:table-cell office:value-type="float" office:value="2848604741" table:style-name="ce1">
            <text:p>2848604741</text:p>
          </table:table-cell>
          <table:table-cell office:value-type="float" office:value="3146789368" table:style-name="ce1">
            <text:p>31467893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0</text:p>
          </table:table-cell>
          <table:table-cell office:value-type="float" office:value="4918609214" table:style-name="ce1">
            <text:p>4918609214</text:p>
          </table:table-cell>
          <table:table-cell office:value-type="float" office:value="2945926502" table:style-name="ce1">
            <text:p>294592650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1</text:p>
          </table:table-cell>
          <table:table-cell office:value-type="float" office:value="1813151454" table:style-name="ce1">
            <text:p>1813151454</text:p>
          </table:table-cell>
          <table:table-cell office:value-type="float" office:value="7203674924" table:style-name="ce1">
            <text:p>72036749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2</text:p>
          </table:table-cell>
          <table:table-cell office:value-type="float" office:value="6538608143" table:style-name="ce1">
            <text:p>6538608143</text:p>
          </table:table-cell>
          <table:table-cell office:value-type="float" office:value="1035786824" table:style-name="ce1">
            <text:p>10357868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3</text:p>
          </table:table-cell>
          <table:table-cell office:value-type="float" office:value="9301935851" table:style-name="ce1">
            <text:p>9301935851</text:p>
          </table:table-cell>
          <table:table-cell office:value-type="float" office:value="1010162598" table:style-name="ce1">
            <text:p>10101625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4</text:p>
          </table:table-cell>
          <table:table-cell office:value-type="float" office:value="3543150363" table:style-name="ce1">
            <text:p>3543150363</text:p>
          </table:table-cell>
          <table:table-cell office:value-type="float" office:value="4602406407" table:style-name="ce1">
            <text:p>46024064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5</text:p>
          </table:table-cell>
          <table:table-cell office:value-type="float" office:value="7186434697" table:style-name="ce1">
            <text:p>7186434697</text:p>
          </table:table-cell>
          <table:table-cell office:value-type="float" office:value="7652080934" table:style-name="ce1">
            <text:p>76520809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6</text:p>
          </table:table-cell>
          <table:table-cell office:value-type="float" office:value="1326437963" table:style-name="ce1">
            <text:p>1326437963</text:p>
          </table:table-cell>
          <table:table-cell office:value-type="float" office:value="2874081653" table:style-name="ce1">
            <text:p>28740816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7</text:p>
          </table:table-cell>
          <table:table-cell office:value-type="float" office:value="6729765724" table:style-name="ce1">
            <text:p>6729765724</text:p>
          </table:table-cell>
          <table:table-cell office:value-type="float" office:value="7939136150" table:style-name="ce1">
            <text:p>793913615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8</text:p>
          </table:table-cell>
          <table:table-cell office:value-type="float" office:value="9717547989" table:style-name="ce1">
            <text:p>9717547989</text:p>
          </table:table-cell>
          <table:table-cell office:value-type="float" office:value="4159473470" table:style-name="ce1">
            <text:p>415947347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399</text:p>
          </table:table-cell>
          <table:table-cell office:value-type="float" office:value="3957540272" table:style-name="ce1">
            <text:p>3957540272</text:p>
          </table:table-cell>
          <table:table-cell office:value-type="float" office:value="9512147645" table:style-name="ce1">
            <text:p>95121476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0</text:p>
          </table:table-cell>
          <table:table-cell office:value-type="float" office:value="8123102401" table:style-name="ce1">
            <text:p>8123102401</text:p>
          </table:table-cell>
          <table:table-cell office:value-type="float" office:value="1659120893" table:style-name="ce1">
            <text:p>165912089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1</text:p>
          </table:table-cell>
          <table:table-cell office:value-type="float" office:value="2921983505" table:style-name="ce1">
            <text:p>2921983505</text:p>
          </table:table-cell>
          <table:table-cell office:value-type="float" office:value="1643612163" table:style-name="ce1">
            <text:p>16436121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2</text:p>
          </table:table-cell>
          <table:table-cell office:value-type="float" office:value="2047585436" table:style-name="ce1">
            <text:p>2047585436</text:p>
          </table:table-cell>
          <table:table-cell office:value-type="float" office:value="7809219080" table:style-name="ce1">
            <text:p>780921908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3</text:p>
          </table:table-cell>
          <table:table-cell office:value-type="float" office:value="7246473263" table:style-name="ce1">
            <text:p>7246473263</text:p>
          </table:table-cell>
          <table:table-cell office:value-type="float" office:value="1010162452" table:style-name="ce1">
            <text:p>10101624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4</text:p>
          </table:table-cell>
          <table:table-cell office:value-type="float" office:value="3749708782" table:style-name="ce1">
            <text:p>3749708782</text:p>
          </table:table-cell>
          <table:table-cell office:value-type="float" office:value="1382373123" table:style-name="ce1">
            <text:p>138237312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5</text:p>
          </table:table-cell>
          <table:table-cell office:value-type="float" office:value="6878691028" table:style-name="ce1">
            <text:p>6878691028</text:p>
          </table:table-cell>
          <table:table-cell office:value-type="float" office:value="1035787832" table:style-name="ce1">
            <text:p>10357878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6</text:p>
          </table:table-cell>
          <table:table-cell office:value-type="float" office:value="9692063749" table:style-name="ce1">
            <text:p>9692063749</text:p>
          </table:table-cell>
          <table:table-cell office:value-type="float" office:value="1035787049" table:style-name="ce1">
            <text:p>103578704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7</text:p>
          </table:table-cell>
          <table:table-cell office:value-type="float" office:value="3808623734" table:style-name="ce1">
            <text:p>3808623734</text:p>
          </table:table-cell>
          <table:table-cell office:value-type="float" office:value="1035787184" table:style-name="ce1">
            <text:p>10357871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8</text:p>
          </table:table-cell>
          <table:table-cell office:value-type="float" office:value="6904282625" table:style-name="ce1">
            <text:p>6904282625</text:p>
          </table:table-cell>
          <table:table-cell office:value-type="float" office:value="1610697518" table:style-name="ce1">
            <text:p>16106975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09</text:p>
          </table:table-cell>
          <table:table-cell office:value-type="float" office:value="2195392643" table:style-name="ce1">
            <text:p>2195392643</text:p>
          </table:table-cell>
          <table:table-cell office:value-type="float" office:value="4989168190" table:style-name="ce1">
            <text:p>498916819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0</text:p>
          </table:table-cell>
          <table:table-cell office:value-type="float" office:value="5968628254" table:style-name="ce1">
            <text:p>5968628254</text:p>
          </table:table-cell>
          <table:table-cell office:value-type="float" office:value="1081309263" table:style-name="ce1">
            <text:p>10813092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1</text:p>
          </table:table-cell>
          <table:table-cell office:value-type="float" office:value="1278624806" table:style-name="ce1">
            <text:p>1278624806</text:p>
          </table:table-cell>
          <table:table-cell office:value-type="float" office:value="3279217987" table:style-name="ce1">
            <text:p>32792179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2</text:p>
          </table:table-cell>
          <table:table-cell office:value-type="float" office:value="8403196292" table:style-name="ce1">
            <text:p>8403196292</text:p>
          </table:table-cell>
          <table:table-cell office:value-type="float" office:value="7675973967" table:style-name="ce1">
            <text:p>76759739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3</text:p>
          </table:table-cell>
          <table:table-cell office:value-type="float" office:value="2386423961" table:style-name="ce1">
            <text:p>2386423961</text:p>
          </table:table-cell>
          <table:table-cell office:value-type="float" office:value="9175832180" table:style-name="ce1">
            <text:p>917583218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4</text:p>
          </table:table-cell>
          <table:table-cell office:value-type="float" office:value="5371971787" table:style-name="ce1">
            <text:p>5371971787</text:p>
          </table:table-cell>
          <table:table-cell office:value-type="float" office:value="6173852516" table:style-name="ce1">
            <text:p>61738525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5</text:p>
          </table:table-cell>
          <table:table-cell office:value-type="float" office:value="7474209524" table:style-name="ce1">
            <text:p>7474209524</text:p>
          </table:table-cell>
          <table:table-cell office:value-type="float" office:value="6190368704" table:style-name="ce1">
            <text:p>619036870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6</text:p>
          </table:table-cell>
          <table:table-cell office:value-type="float" office:value="1684203947" table:style-name="ce1">
            <text:p>1684203947</text:p>
          </table:table-cell>
          <table:table-cell office:value-type="float" office:value="2520354642" table:style-name="ce1">
            <text:p>252035464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7</text:p>
          </table:table-cell>
          <table:table-cell office:value-type="float" office:value="4780862875" table:style-name="ce1">
            <text:p>4780862875</text:p>
          </table:table-cell>
          <table:table-cell office:value-type="float" office:value="5020979507" table:style-name="ce1">
            <text:p>50209795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8</text:p>
          </table:table-cell>
          <table:table-cell office:value-type="float" office:value="9105319592" table:style-name="ce1">
            <text:p>9105319592</text:p>
          </table:table-cell>
          <table:table-cell office:value-type="float" office:value="5727590243" table:style-name="ce1">
            <text:p>572759024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19</text:p>
          </table:table-cell>
          <table:table-cell office:value-type="float" office:value="6076427363" table:style-name="ce1">
            <text:p>6076427363</text:p>
          </table:table-cell>
          <table:table-cell office:value-type="float" office:value="8080717814" table:style-name="ce1">
            <text:p>80807178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0</text:p>
          </table:table-cell>
          <table:table-cell office:value-type="float" office:value="6136463492" table:style-name="ce1">
            <text:p>6136463492</text:p>
          </table:table-cell>
          <table:table-cell office:value-type="float" office:value="1747294759" table:style-name="ce1">
            <text:p>17472947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1</text:p>
          </table:table-cell>
          <table:table-cell office:value-type="float" office:value="9231912386" table:style-name="ce1">
            <text:p>9231912386</text:p>
          </table:table-cell>
          <table:table-cell office:value-type="float" office:value="5640640586" table:style-name="ce1">
            <text:p>564064058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2</text:p>
          </table:table-cell>
          <table:table-cell office:value-type="float" office:value="3037571279" table:style-name="ce1">
            <text:p>3037571279</text:p>
          </table:table-cell>
          <table:table-cell office:value-type="float" office:value="7401705324" table:style-name="ce1">
            <text:p>740170532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3</text:p>
          </table:table-cell>
          <table:table-cell office:value-type="float" office:value="5429798985" table:style-name="ce1">
            <text:p>5429798985</text:p>
          </table:table-cell>
          <table:table-cell office:value-type="float" office:value="7205871491" table:style-name="ce1">
            <text:p>720587149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4</text:p>
          </table:table-cell>
          <table:table-cell office:value-type="float" office:value="2435351208" table:style-name="ce1">
            <text:p>2435351208</text:p>
          </table:table-cell>
          <table:table-cell office:value-type="float" office:value="3825981379" table:style-name="ce1">
            <text:p>38259813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5</text:p>
          </table:table-cell>
          <table:table-cell office:value-type="float" office:value="4505353404" table:style-name="ce1">
            <text:p>4505353404</text:p>
          </table:table-cell>
          <table:table-cell office:value-type="float" office:value="1528712520" table:style-name="ce1">
            <text:p>15287125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6</text:p>
          </table:table-cell>
          <table:table-cell office:value-type="float" office:value="7590802391" table:style-name="ce1">
            <text:p>7590802391</text:p>
          </table:table-cell>
          <table:table-cell office:value-type="float" office:value="1781363438" table:style-name="ce1">
            <text:p>17813634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7</text:p>
          </table:table-cell>
          <table:table-cell office:value-type="float" office:value="4653167543" table:style-name="ce1">
            <text:p>4653167543</text:p>
          </table:table-cell>
          <table:table-cell office:value-type="float" office:value="6929678748" table:style-name="ce1">
            <text:p>69296787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8</text:p>
          </table:table-cell>
          <table:table-cell office:value-type="float" office:value="3152054238" table:style-name="ce1">
            <text:p>3152054238</text:p>
          </table:table-cell>
          <table:table-cell office:value-type="float" office:value="1816510434" table:style-name="ce1">
            <text:p>181651043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29</text:p>
          </table:table-cell>
          <table:table-cell office:value-type="float" office:value="6284270870" table:style-name="ce1">
            <text:p>6284270870</text:p>
          </table:table-cell>
          <table:table-cell office:value-type="float" office:value="5235390368" table:style-name="ce1">
            <text:p>523539036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0</text:p>
          </table:table-cell>
          <table:table-cell office:value-type="float" office:value="9057506435" table:style-name="ce1">
            <text:p>9057506435</text:p>
          </table:table-cell>
          <table:table-cell office:value-type="float" office:value="2483586793" table:style-name="ce1">
            <text:p>248358679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1</text:p>
          </table:table-cell>
          <table:table-cell office:value-type="float" office:value="5256491986" table:style-name="ce1">
            <text:p>5256491986</text:p>
          </table:table-cell>
          <table:table-cell office:value-type="float" office:value="4750219538" table:style-name="ce1">
            <text:p>47502195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2</text:p>
          </table:table-cell>
          <table:table-cell office:value-type="float" office:value="3716851987" table:style-name="ce1">
            <text:p>3716851987</text:p>
          </table:table-cell>
          <table:table-cell office:value-type="float" office:value="8148590956" table:style-name="ce1">
            <text:p>814859095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3</text:p>
          </table:table-cell>
          <table:table-cell office:value-type="float" office:value="9832414247" table:style-name="ce1">
            <text:p>9832414247</text:p>
          </table:table-cell>
          <table:table-cell office:value-type="float" office:value="7971804658" table:style-name="ce1">
            <text:p>797180465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4</text:p>
          </table:table-cell>
          <table:table-cell office:value-type="float" office:value="5142419747" table:style-name="ce1">
            <text:p>5142419747</text:p>
          </table:table-cell>
          <table:table-cell office:value-type="float" office:value="8470301064" table:style-name="ce1">
            <text:p>847030106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5</text:p>
          </table:table-cell>
          <table:table-cell office:value-type="float" office:value="8915746465" table:style-name="ce1">
            <text:p>8915746465</text:p>
          </table:table-cell>
          <table:table-cell office:value-type="float" office:value="6162840692" table:style-name="ce1">
            <text:p>61628406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6</text:p>
          </table:table-cell>
          <table:table-cell office:value-type="float" office:value="1418071902" table:style-name="ce1">
            <text:p>1418071902</text:p>
          </table:table-cell>
          <table:table-cell office:value-type="float" office:value="5896591363" table:style-name="ce1">
            <text:p>58965913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7</text:p>
          </table:table-cell>
          <table:table-cell office:value-type="float" office:value="4106852025" table:style-name="ce1">
            <text:p>4106852025</text:p>
          </table:table-cell>
          <table:table-cell office:value-type="float" office:value="7685103482" table:style-name="ce1">
            <text:p>76851034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8</text:p>
          </table:table-cell>
          <table:table-cell office:value-type="float" office:value="7361340621" table:style-name="ce1">
            <text:p>7361340621</text:p>
          </table:table-cell>
          <table:table-cell office:value-type="float" office:value="7308353951" table:style-name="ce1">
            <text:p>730835395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39</text:p>
          </table:table-cell>
          <table:table-cell office:value-type="float" office:value="4232458410" table:style-name="ce1">
            <text:p>4232458410</text:p>
          </table:table-cell>
          <table:table-cell office:value-type="float" office:value="1035787526" table:style-name="ce1">
            <text:p>103578752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0</text:p>
          </table:table-cell>
          <table:table-cell office:value-type="float" office:value="3864675131" table:style-name="ce1">
            <text:p>3864675131</text:p>
          </table:table-cell>
          <table:table-cell office:value-type="float" office:value="8493093694" table:style-name="ce1">
            <text:p>84930936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1</text:p>
          </table:table-cell>
          <table:table-cell office:value-type="float" office:value="8063560646" table:style-name="ce1">
            <text:p>8063560646</text:p>
          </table:table-cell>
          <table:table-cell office:value-type="float" office:value="1479673945" table:style-name="ce1">
            <text:p>14796739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2</text:p>
          </table:table-cell>
          <table:table-cell office:value-type="float" office:value="5935789504" table:style-name="ce1">
            <text:p>5935789504</text:p>
          </table:table-cell>
          <table:table-cell office:value-type="float" office:value="6508121795" table:style-name="ce1">
            <text:p>650812179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3</text:p>
          </table:table-cell>
          <table:table-cell office:value-type="float" office:value="5083595621" table:style-name="ce1">
            <text:p>5083595621</text:p>
          </table:table-cell>
          <table:table-cell office:value-type="float" office:value="1490532063" table:style-name="ce1">
            <text:p>14905320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4</text:p>
          </table:table-cell>
          <table:table-cell office:value-type="float" office:value="8189154595" table:style-name="ce1">
            <text:p>8189154595</text:p>
          </table:table-cell>
          <table:table-cell office:value-type="float" office:value="3927060575" table:style-name="ce1">
            <text:p>39270605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5</text:p>
          </table:table-cell>
          <table:table-cell office:value-type="float" office:value="2987936787" table:style-name="ce1">
            <text:p>2987936787</text:p>
          </table:table-cell>
          <table:table-cell office:value-type="float" office:value="9235459430" table:style-name="ce1">
            <text:p>92354594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6</text:p>
          </table:table-cell>
          <table:table-cell office:value-type="float" office:value="4381372376" table:style-name="ce1">
            <text:p>4381372376</text:p>
          </table:table-cell>
          <table:table-cell office:value-type="float" office:value="7157065841" table:style-name="ce1">
            <text:p>71570658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7</text:p>
          </table:table-cell>
          <table:table-cell office:value-type="float" office:value="7153597828" table:style-name="ce1">
            <text:p>7153597828</text:p>
          </table:table-cell>
          <table:table-cell office:value-type="float" office:value="1010101648" table:style-name="ce1">
            <text:p>10101016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8</text:p>
          </table:table-cell>
          <table:table-cell office:value-type="float" office:value="1393591265" table:style-name="ce1">
            <text:p>1393591265</text:p>
          </table:table-cell>
          <table:table-cell office:value-type="float" office:value="9628417610" table:style-name="ce1">
            <text:p>96284176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49</text:p>
          </table:table-cell>
          <table:table-cell office:value-type="float" office:value="6796826796" table:style-name="ce1">
            <text:p>6796826796</text:p>
          </table:table-cell>
          <table:table-cell office:value-type="float" office:value="2531390867" table:style-name="ce1">
            <text:p>253139086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0</text:p>
          </table:table-cell>
          <table:table-cell office:value-type="float" office:value="3924601260" table:style-name="ce1">
            <text:p>3924601260</text:p>
          </table:table-cell>
          <table:table-cell office:value-type="float" office:value="5916139514" table:style-name="ce1">
            <text:p>591613951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1</text:p>
          </table:table-cell>
          <table:table-cell office:value-type="float" office:value="4572439235" table:style-name="ce1">
            <text:p>4572439235</text:p>
          </table:table-cell>
          <table:table-cell office:value-type="float" office:value="1010163019" table:style-name="ce1">
            <text:p>10101630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2</text:p>
          </table:table-cell>
          <table:table-cell office:value-type="float" office:value="7567987089" table:style-name="ce1">
            <text:p>7567987089</text:p>
          </table:table-cell>
          <table:table-cell office:value-type="float" office:value="6018482375" table:style-name="ce1">
            <text:p>601848237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3</text:p>
          </table:table-cell>
          <table:table-cell office:value-type="float" office:value="6192438164" table:style-name="ce1">
            <text:p>6192438164</text:p>
          </table:table-cell>
          <table:table-cell office:value-type="float" office:value="2017097052" table:style-name="ce1">
            <text:p>20170970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4</text:p>
          </table:table-cell>
          <table:table-cell office:value-type="float" office:value="9297986952" table:style-name="ce1">
            <text:p>9297986952</text:p>
          </table:table-cell>
          <table:table-cell office:value-type="float" office:value="8484249385" table:style-name="ce1">
            <text:p>84842493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5</text:p>
          </table:table-cell>
          <table:table-cell office:value-type="float" office:value="3093546905" table:style-name="ce1">
            <text:p>3093546905</text:p>
          </table:table-cell>
          <table:table-cell office:value-type="float" office:value="9142815392" table:style-name="ce1">
            <text:p>91428153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6</text:p>
          </table:table-cell>
          <table:table-cell office:value-type="float" office:value="5496871483" table:style-name="ce1">
            <text:p>5496871483</text:p>
          </table:table-cell>
          <table:table-cell office:value-type="float" office:value="5617623716" table:style-name="ce1">
            <text:p>561762371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7</text:p>
          </table:table-cell>
          <table:table-cell office:value-type="float" office:value="8262430379" table:style-name="ce1">
            <text:p>8262430379</text:p>
          </table:table-cell>
          <table:table-cell office:value-type="float" office:value="4875245785" table:style-name="ce1">
            <text:p>48752457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8</text:p>
          </table:table-cell>
          <table:table-cell office:value-type="float" office:value="5212476312" table:style-name="ce1">
            <text:p>5212476312</text:p>
          </table:table-cell>
          <table:table-cell office:value-type="float" office:value="4247930465" table:style-name="ce1">
            <text:p>42479304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59</text:p>
          </table:table-cell>
          <table:table-cell office:value-type="float" office:value="1592472905" table:style-name="ce1">
            <text:p>1592472905</text:p>
          </table:table-cell>
          <table:table-cell office:value-type="float" office:value="9302186546" table:style-name="ce1">
            <text:p>93021865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0</text:p>
          </table:table-cell>
          <table:table-cell office:value-type="float" office:value="4620253047" table:style-name="ce1">
            <text:p>4620253047</text:p>
          </table:table-cell>
          <table:table-cell office:value-type="float" office:value="3074698936" table:style-name="ce1">
            <text:p>30746989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1</text:p>
          </table:table-cell>
          <table:table-cell office:value-type="float" office:value="7615702943" table:style-name="ce1">
            <text:p>7615702943</text:p>
          </table:table-cell>
          <table:table-cell office:value-type="float" office:value="2301405738" table:style-name="ce1">
            <text:p>230140573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2</text:p>
          </table:table-cell>
          <table:table-cell office:value-type="float" office:value="3129148529" table:style-name="ce1">
            <text:p>3129148529</text:p>
          </table:table-cell>
          <table:table-cell office:value-type="float" office:value="3813108398" table:style-name="ce1">
            <text:p>381310839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3</text:p>
          </table:table-cell>
          <table:table-cell office:value-type="float" office:value="6251363025" table:style-name="ce1">
            <text:p>6251363025</text:p>
          </table:table-cell>
          <table:table-cell office:value-type="float" office:value="8298784965" table:style-name="ce1">
            <text:p>82987849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4</text:p>
          </table:table-cell>
          <table:table-cell office:value-type="float" office:value="9024690761" table:style-name="ce1">
            <text:p>9024690761</text:p>
          </table:table-cell>
          <table:table-cell office:value-type="float" office:value="1329863930" table:style-name="ce1">
            <text:p>13298639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5</text:p>
          </table:table-cell>
          <table:table-cell office:value-type="float" office:value="9172406103" table:style-name="ce1">
            <text:p>9172406103</text:p>
          </table:table-cell>
          <table:table-cell office:value-type="float" office:value="1068028341" table:style-name="ce1">
            <text:p>10680283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6</text:p>
          </table:table-cell>
          <table:table-cell office:value-type="float" office:value="3278065067" table:style-name="ce1">
            <text:p>3278065067</text:p>
          </table:table-cell>
          <table:table-cell office:value-type="float" office:value="2451678047" table:style-name="ce1">
            <text:p>245167804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7</text:p>
          </table:table-cell>
          <table:table-cell office:value-type="float" office:value="6043514975" table:style-name="ce1">
            <text:p>6043514975</text:p>
          </table:table-cell>
          <table:table-cell office:value-type="float" office:value="2368095146" table:style-name="ce1">
            <text:p>23680951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8</text:p>
          </table:table-cell>
          <table:table-cell office:value-type="float" office:value="8470283878" table:style-name="ce1">
            <text:p>8470283878</text:p>
          </table:table-cell>
          <table:table-cell office:value-type="float" office:value="7928495245" table:style-name="ce1">
            <text:p>792849524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69</text:p>
          </table:table-cell>
          <table:table-cell office:value-type="float" office:value="2353519457" table:style-name="ce1">
            <text:p>2353519457</text:p>
          </table:table-cell>
          <table:table-cell office:value-type="float" office:value="1035789236" table:style-name="ce1">
            <text:p>103578923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0</text:p>
          </table:table-cell>
          <table:table-cell office:value-type="float" office:value="5348068307" table:style-name="ce1">
            <text:p>5348068307</text:p>
          </table:table-cell>
          <table:table-cell office:value-type="float" office:value="4945194982" table:style-name="ce1">
            <text:p>49451949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1</text:p>
          </table:table-cell>
          <table:table-cell office:value-type="float" office:value="4746845042" table:style-name="ce1">
            <text:p>4746845042</text:p>
          </table:table-cell>
          <table:table-cell office:value-type="float" office:value="4232508596" table:style-name="ce1">
            <text:p>42325085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2</text:p>
          </table:table-cell>
          <table:table-cell office:value-type="float" office:value="8549195932" table:style-name="ce1">
            <text:p>8549195932</text:p>
          </table:table-cell>
          <table:table-cell office:value-type="float" office:value="5282874512" table:style-name="ce1">
            <text:p>528287451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3</text:p>
          </table:table-cell>
          <table:table-cell office:value-type="float" office:value="2756865952" table:style-name="ce1">
            <text:p>2756865952</text:p>
          </table:table-cell>
          <table:table-cell office:value-type="float" office:value="7168073561" table:style-name="ce1">
            <text:p>71680735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4</text:p>
          </table:table-cell>
          <table:table-cell office:value-type="float" office:value="1053531528" table:style-name="ce1">
            <text:p>1053531528</text:p>
          </table:table-cell>
          <table:table-cell office:value-type="float" office:value="4521507540" table:style-name="ce1">
            <text:p>452150754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5</text:p>
          </table:table-cell>
          <table:table-cell office:value-type="float" office:value="4826868238" table:style-name="ce1">
            <text:p>4826868238</text:p>
          </table:table-cell>
          <table:table-cell office:value-type="float" office:value="1024054179" table:style-name="ce1">
            <text:p>10240541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6</text:p>
          </table:table-cell>
          <table:table-cell office:value-type="float" office:value="9585759396" table:style-name="ce1">
            <text:p>9585759396</text:p>
          </table:table-cell>
          <table:table-cell office:value-type="float" office:value="2612424165" table:style-name="ce1">
            <text:p>26124241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7</text:p>
          </table:table-cell>
          <table:table-cell office:value-type="float" office:value="3462429329" table:style-name="ce1">
            <text:p>3462429329</text:p>
          </table:table-cell>
          <table:table-cell office:value-type="float" office:value="3692968309" table:style-name="ce1">
            <text:p>36929683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8</text:p>
          </table:table-cell>
          <table:table-cell office:value-type="float" office:value="6457978216" table:style-name="ce1">
            <text:p>6457978216</text:p>
          </table:table-cell>
          <table:table-cell office:value-type="float" office:value="1035787978" table:style-name="ce1">
            <text:p>103578797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79</text:p>
          </table:table-cell>
          <table:table-cell office:value-type="float" office:value="3510247967" table:style-name="ce1">
            <text:p>3510247967</text:p>
          </table:table-cell>
          <table:table-cell office:value-type="float" office:value="1639068173" table:style-name="ce1">
            <text:p>16390681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0</text:p>
          </table:table-cell>
          <table:table-cell office:value-type="float" office:value="5681350203" table:style-name="ce1">
            <text:p>5681350203</text:p>
          </table:table-cell>
          <table:table-cell office:value-type="float" office:value="6274176182" table:style-name="ce1">
            <text:p>627417618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1</text:p>
          </table:table-cell>
          <table:table-cell office:value-type="float" office:value="8675797980" table:style-name="ce1">
            <text:p>8675797980</text:p>
          </table:table-cell>
          <table:table-cell office:value-type="float" office:value="7641041489" table:style-name="ce1">
            <text:p>76410414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2</text:p>
          </table:table-cell>
          <table:table-cell office:value-type="float" office:value="4974682465" table:style-name="ce1">
            <text:p>4974682465</text:p>
          </table:table-cell>
          <table:table-cell office:value-type="float" office:value="3018613506" table:style-name="ce1">
            <text:p>301861350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3</text:p>
          </table:table-cell>
          <table:table-cell office:value-type="float" office:value="7073574632" table:style-name="ce1">
            <text:p>7073574632</text:p>
          </table:table-cell>
          <table:table-cell office:value-type="float" office:value="6126360785" table:style-name="ce1">
            <text:p>61263607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4</text:p>
          </table:table-cell>
          <table:table-cell office:value-type="float" office:value="1905728741" table:style-name="ce1">
            <text:p>1905728741</text:p>
          </table:table-cell>
          <table:table-cell office:value-type="float" office:value="9707837419" table:style-name="ce1">
            <text:p>970783741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5</text:p>
          </table:table-cell>
          <table:table-cell office:value-type="float" office:value="4034610906" table:style-name="ce1">
            <text:p>4034610906</text:p>
          </table:table-cell>
          <table:table-cell office:value-type="float" office:value="9615987910" table:style-name="ce1">
            <text:p>96159879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6</text:p>
          </table:table-cell>
          <table:table-cell office:value-type="float" office:value="7809169834" table:style-name="ce1">
            <text:p>7809169834</text:p>
          </table:table-cell>
          <table:table-cell office:value-type="float" office:value="3720234309" table:style-name="ce1">
            <text:p>37202343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7</text:p>
          </table:table-cell>
          <table:table-cell office:value-type="float" office:value="3636838783" table:style-name="ce1">
            <text:p>3636838783</text:p>
          </table:table-cell>
          <table:table-cell office:value-type="float" office:value="1234593231" table:style-name="ce1">
            <text:p>123459323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8</text:p>
          </table:table-cell>
          <table:table-cell office:value-type="float" office:value="6320275478" table:style-name="ce1">
            <text:p>6320275478</text:p>
          </table:table-cell>
          <table:table-cell office:value-type="float" office:value="8019403152" table:style-name="ce1">
            <text:p>801940315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89</text:p>
          </table:table-cell>
          <table:table-cell office:value-type="float" office:value="9426835412" table:style-name="ce1">
            <text:p>9426835412</text:p>
          </table:table-cell>
          <table:table-cell office:value-type="float" office:value="3134624271" table:style-name="ce1">
            <text:p>31346242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0</text:p>
          </table:table-cell>
          <table:table-cell office:value-type="float" office:value="5739163253" table:style-name="ce1">
            <text:p>5739163253</text:p>
          </table:table-cell>
          <table:table-cell office:value-type="float" office:value="2341946301" table:style-name="ce1">
            <text:p>234194630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1</text:p>
          </table:table-cell>
          <table:table-cell office:value-type="float" office:value="8724612167" table:style-name="ce1">
            <text:p>8724612167</text:p>
          </table:table-cell>
          <table:table-cell office:value-type="float" office:value="6435958989" table:style-name="ce1">
            <text:p>643595898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2</text:p>
          </table:table-cell>
          <table:table-cell office:value-type="float" office:value="3439309265" table:style-name="ce1">
            <text:p>3439309265</text:p>
          </table:table-cell>
          <table:table-cell office:value-type="float" office:value="5293515392" table:style-name="ce1">
            <text:p>52935153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3</text:p>
          </table:table-cell>
          <table:table-cell office:value-type="float" office:value="6424858124" table:style-name="ce1">
            <text:p>6424858124</text:p>
          </table:table-cell>
          <table:table-cell office:value-type="float" office:value="1204074393" table:style-name="ce1">
            <text:p>120407439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4</text:p>
          </table:table-cell>
          <table:table-cell office:value-type="float" office:value="2734853689" table:style-name="ce1">
            <text:p>2734853689</text:p>
          </table:table-cell>
          <table:table-cell office:value-type="float" office:value="3673212432" table:style-name="ce1">
            <text:p>367321243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5</text:p>
          </table:table-cell>
          <table:table-cell office:value-type="float" office:value="5832635813" table:style-name="ce1">
            <text:p>5832635813</text:p>
          </table:table-cell>
          <table:table-cell office:value-type="float" office:value="1248147485" table:style-name="ce1">
            <text:p>12481474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6</text:p>
          </table:table-cell>
          <table:table-cell office:value-type="float" office:value="8594850302" table:style-name="ce1">
            <text:p>8594850302</text:p>
          </table:table-cell>
          <table:table-cell office:value-type="float" office:value="3053728646" table:style-name="ce1">
            <text:p>305372864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7</text:p>
          </table:table-cell>
          <table:table-cell office:value-type="float" office:value="1031529246" table:style-name="ce1">
            <text:p>1031529246</text:p>
          </table:table-cell>
          <table:table-cell office:value-type="float" office:value="9832575808" table:style-name="ce1">
            <text:p>983257580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8</text:p>
          </table:table-cell>
          <table:table-cell office:value-type="float" office:value="4804856929" table:style-name="ce1">
            <text:p>4804856929</text:p>
          </table:table-cell>
          <table:table-cell office:value-type="float" office:value="1294878079" table:style-name="ce1">
            <text:p>12948780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499</text:p>
          </table:table-cell>
          <table:table-cell office:value-type="float" office:value="7051565258" table:style-name="ce1">
            <text:p>7051565258</text:p>
          </table:table-cell>
          <table:table-cell office:value-type="float" office:value="4109212563" table:style-name="ce1">
            <text:p>41092125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0</text:p>
          </table:table-cell>
          <table:table-cell office:value-type="float" office:value="1824892975" table:style-name="ce1">
            <text:p>1824892975</text:p>
          </table:table-cell>
          <table:table-cell office:value-type="float" office:value="9585814294" table:style-name="ce1">
            <text:p>958581429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1</text:p>
          </table:table-cell>
          <table:table-cell office:value-type="float" office:value="4952673080" table:style-name="ce1">
            <text:p>4952673080</text:p>
          </table:table-cell>
          <table:table-cell office:value-type="float" office:value="5143672754" table:style-name="ce1">
            <text:p>51436727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2</text:p>
          </table:table-cell>
          <table:table-cell office:value-type="float" office:value="9356019650" table:style-name="ce1">
            <text:p>9356019650</text:p>
          </table:table-cell>
          <table:table-cell office:value-type="float" office:value="6298347439" table:style-name="ce1">
            <text:p>629834743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3</text:p>
          </table:table-cell>
          <table:table-cell office:value-type="float" office:value="6583783069" table:style-name="ce1">
            <text:p>6583783069</text:p>
          </table:table-cell>
          <table:table-cell office:value-type="float" office:value="8635198384" table:style-name="ce1">
            <text:p>863519838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4</text:p>
          </table:table-cell>
          <table:table-cell office:value-type="float" office:value="8642674106" table:style-name="ce1">
            <text:p>8642674106</text:p>
          </table:table-cell>
          <table:table-cell office:value-type="float" office:value="6735391361" table:style-name="ce1">
            <text:p>673539136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5</text:p>
          </table:table-cell>
          <table:table-cell office:value-type="float" office:value="2859345260" table:style-name="ce1">
            <text:p>2859345260</text:p>
          </table:table-cell>
          <table:table-cell office:value-type="float" office:value="9823421654" table:style-name="ce1">
            <text:p>9823421654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6</text:p>
          </table:table-cell>
          <table:table-cell office:value-type="float" office:value="5658237413" table:style-name="ce1">
            <text:p>5658237413</text:p>
          </table:table-cell>
          <table:table-cell office:value-type="float" office:value="4852141053" table:style-name="ce1">
            <text:p>485214105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7</text:p>
          </table:table-cell>
          <table:table-cell office:value-type="float" office:value="5784821612" table:style-name="ce1">
            <text:p>5784821612</text:p>
          </table:table-cell>
          <table:table-cell office:value-type="float" office:value="7109640287" table:style-name="ce1">
            <text:p>710964028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8</text:p>
          </table:table-cell>
          <table:table-cell office:value-type="float" office:value="2685939490" table:style-name="ce1">
            <text:p>2685939490</text:p>
          </table:table-cell>
          <table:table-cell office:value-type="float" office:value="5086954918" table:style-name="ce1">
            <text:p>508695491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09</text:p>
          </table:table-cell>
          <table:table-cell office:value-type="float" office:value="4078264913" table:style-name="ce1">
            <text:p>4078264913</text:p>
          </table:table-cell>
          <table:table-cell office:value-type="float" office:value="1010204635" table:style-name="ce1">
            <text:p>101020463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0</text:p>
          </table:table-cell>
          <table:table-cell office:value-type="float" office:value="7876046179" table:style-name="ce1">
            <text:p>7876046179</text:p>
          </table:table-cell>
          <table:table-cell office:value-type="float" office:value="2818127310" table:style-name="ce1">
            <text:p>281812731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1</text:p>
          </table:table-cell>
          <table:table-cell office:value-type="float" office:value="1972605086" table:style-name="ce1">
            <text:p>1972605086</text:p>
          </table:table-cell>
          <table:table-cell office:value-type="float" office:value="1010161309" table:style-name="ce1">
            <text:p>101016130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2</text:p>
          </table:table-cell>
          <table:table-cell office:value-type="float" office:value="6375930524" table:style-name="ce1">
            <text:p>6375930524</text:p>
          </table:table-cell>
          <table:table-cell office:value-type="float" office:value="3476805065" table:style-name="ce1">
            <text:p>34768050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3</text:p>
          </table:table-cell>
          <table:table-cell office:value-type="float" office:value="4151543721" table:style-name="ce1">
            <text:p>4151543721</text:p>
          </table:table-cell>
          <table:table-cell office:value-type="float" office:value="3428412965" table:style-name="ce1">
            <text:p>34284129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4</text:p>
          </table:table-cell>
          <table:table-cell office:value-type="float" office:value="1496095901" table:style-name="ce1">
            <text:p>1496095901</text:p>
          </table:table-cell>
          <table:table-cell office:value-type="float" office:value="8193526820" table:style-name="ce1">
            <text:p>819352682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5</text:p>
          </table:table-cell>
          <table:table-cell office:value-type="float" office:value="6890431580" table:style-name="ce1">
            <text:p>6890431580</text:p>
          </table:table-cell>
          <table:table-cell office:value-type="float" office:value="4270870592" table:style-name="ce1">
            <text:p>4270870592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6</text:p>
          </table:table-cell>
          <table:table-cell office:value-type="float" office:value="3794872645" table:style-name="ce1">
            <text:p>3794872645</text:p>
          </table:table-cell>
          <table:table-cell office:value-type="float" office:value="1870385363" table:style-name="ce1">
            <text:p>187038536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7</text:p>
          </table:table-cell>
          <table:table-cell office:value-type="float" office:value="5186096072" table:style-name="ce1">
            <text:p>5186096072</text:p>
          </table:table-cell>
          <table:table-cell office:value-type="float" office:value="2139589891" table:style-name="ce1">
            <text:p>213958989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8</text:p>
          </table:table-cell>
          <table:table-cell office:value-type="float" office:value="8982656074" table:style-name="ce1">
            <text:p>8982656074</text:p>
          </table:table-cell>
          <table:table-cell office:value-type="float" office:value="6159387565" table:style-name="ce1">
            <text:p>61593875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19</text:p>
          </table:table-cell>
          <table:table-cell office:value-type="float" office:value="2081548286" table:style-name="ce1">
            <text:p>2081548286</text:p>
          </table:table-cell>
          <table:table-cell office:value-type="float" office:value="6790396130" table:style-name="ce1">
            <text:p>6790396130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0</text:p>
          </table:table-cell>
          <table:table-cell office:value-type="float" office:value="5913703592" table:style-name="ce1">
            <text:p>5913703592</text:p>
          </table:table-cell>
          <table:table-cell office:value-type="float" office:value="7615829179" table:style-name="ce1">
            <text:p>76158291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1</text:p>
          </table:table-cell>
          <table:table-cell office:value-type="float" office:value="4209368084" table:style-name="ce1">
            <text:p>4209368084</text:p>
          </table:table-cell>
          <table:table-cell office:value-type="float" office:value="5905180907" table:style-name="ce1">
            <text:p>590518090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2</text:p>
          </table:table-cell>
          <table:table-cell office:value-type="float" office:value="3842696890" table:style-name="ce1">
            <text:p>3842696890</text:p>
          </table:table-cell>
          <table:table-cell office:value-type="float" office:value="3203098071" table:style-name="ce1">
            <text:p>320309807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3</text:p>
          </table:table-cell>
          <table:table-cell office:value-type="float" office:value="9603704618" table:style-name="ce1">
            <text:p>9603704618</text:p>
          </table:table-cell>
          <table:table-cell office:value-type="float" office:value="7154749648" table:style-name="ce1">
            <text:p>7154749648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4</text:p>
          </table:table-cell>
          <table:table-cell office:value-type="float" office:value="9751510952" table:style-name="ce1">
            <text:p>9751510952</text:p>
          </table:table-cell>
          <table:table-cell office:value-type="float" office:value="8406523041" table:style-name="ce1">
            <text:p>84065230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5</text:p>
          </table:table-cell>
          <table:table-cell office:value-type="float" office:value="8167175450" table:style-name="ce1">
            <text:p>8167175450</text:p>
          </table:table-cell>
          <table:table-cell office:value-type="float" office:value="8160502317" table:style-name="ce1">
            <text:p>8160502317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6</text:p>
          </table:table-cell>
          <table:table-cell office:value-type="float" office:value="2932624385" table:style-name="ce1">
            <text:p>2932624385</text:p>
          </table:table-cell>
          <table:table-cell office:value-type="float" office:value="1010204941" table:style-name="ce1">
            <text:p>1010204941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7</text:p>
          </table:table-cell>
          <table:table-cell office:value-type="float" office:value="5061516531" table:style-name="ce1">
            <text:p>5061516531</text:p>
          </table:table-cell>
          <table:table-cell office:value-type="float" office:value="7696126369" table:style-name="ce1">
            <text:p>769612636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8</text:p>
          </table:table-cell>
          <table:table-cell office:value-type="float" office:value="7131518738" table:style-name="ce1">
            <text:p>7131518738</text:p>
          </table:table-cell>
          <table:table-cell office:value-type="float" office:value="1456570196" table:style-name="ce1">
            <text:p>1456570196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29</text:p>
          </table:table-cell>
          <table:table-cell office:value-type="float" office:value="1348289848" table:style-name="ce1">
            <text:p>1348289848</text:p>
          </table:table-cell>
          <table:table-cell office:value-type="float" office:value="7934628529" table:style-name="ce1">
            <text:p>793462852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0</text:p>
          </table:table-cell>
          <table:table-cell office:value-type="float" office:value="8240421959" table:style-name="ce1">
            <text:p>8240421959</text:p>
          </table:table-cell>
          <table:table-cell office:value-type="float" office:value="5689279785" table:style-name="ce1">
            <text:p>568927978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1</text:p>
          </table:table-cell>
          <table:table-cell office:value-type="float" office:value="7534864279" table:style-name="ce1">
            <text:p>7534864279</text:p>
          </table:table-cell>
          <table:table-cell office:value-type="float" office:value="3802160879" table:style-name="ce1">
            <text:p>380216087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2</text:p>
          </table:table-cell>
          <table:table-cell office:value-type="float" office:value="4549316453" table:style-name="ce1">
            <text:p>4549316453</text:p>
          </table:table-cell>
          <table:table-cell office:value-type="float" office:value="1374632459" table:style-name="ce1">
            <text:p>1374632459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3</text:p>
          </table:table-cell>
          <table:table-cell office:value-type="float" office:value="9275974237" table:style-name="ce1">
            <text:p>9275974237</text:p>
          </table:table-cell>
          <table:table-cell office:value-type="float" office:value="8017636373" table:style-name="ce1">
            <text:p>8017636373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4</text:p>
          </table:table-cell>
          <table:table-cell office:value-type="float" office:value="3048201915" table:style-name="ce1">
            <text:p>3048201915</text:p>
          </table:table-cell>
          <table:table-cell office:value-type="float" office:value="1035789065" table:style-name="ce1">
            <text:p>1035789065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5</text:p>
          </table:table-cell>
          <table:table-cell office:value-type="float" office:value="6170426403" table:style-name="ce1">
            <text:p>6170426403</text:p>
          </table:table-cell>
          <table:table-cell office:value-type="string" table:style-name="ce14">
            <text:p>9896757951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6</text:p>
          </table:table-cell>
          <table:table-cell office:value-type="float" office:value="9091570643" table:style-name="ce1">
            <text:p>9091570643</text:p>
          </table:table-cell>
          <table:table-cell office:value-type="string" table:style-name="ce14">
            <text:p>9896757816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7</text:p>
          </table:table-cell>
          <table:table-cell office:value-type="float" office:value="5267131748" table:style-name="ce1">
            <text:p>5267131748</text:p>
          </table:table-cell>
          <table:table-cell office:value-type="string" table:style-name="ce14">
            <text:p>9896757645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8</text:p>
          </table:table-cell>
          <table:table-cell office:value-type="float" office:value="8398246285" table:style-name="ce1">
            <text:p>8398246285</text:p>
          </table:table-cell>
          <table:table-cell office:value-type="string" table:style-name="ce14">
            <text:p>9896757474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39</text:p>
          </table:table-cell>
          <table:table-cell office:value-type="float" office:value="1570460631" table:style-name="ce1">
            <text:p>1570460631</text:p>
          </table:table-cell>
          <table:table-cell office:value-type="string" table:style-name="ce14">
            <text:p>9896757168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0</text:p>
          </table:table-cell>
          <table:table-cell office:value-type="float" office:value="1628276741" table:style-name="ce1">
            <text:p>1628276741</text:p>
          </table:table-cell>
          <table:table-cell office:value-type="string" table:style-name="ce14">
            <text:p>9896756943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1</text:p>
          </table:table-cell>
          <table:table-cell office:value-type="float" office:value="4724836768" table:style-name="ce1">
            <text:p>4724836768</text:p>
          </table:table-cell>
          <table:table-cell office:value-type="string" table:style-name="ce14">
            <text:p>9896756808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2</text:p>
          </table:table-cell>
          <table:table-cell office:value-type="float" office:value="7485940124" table:style-name="ce1">
            <text:p>7485940124</text:p>
          </table:table-cell>
          <table:table-cell office:value-type="string" table:style-name="ce14">
            <text:p>9896756320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3</text:p>
          </table:table-cell>
          <table:table-cell office:value-type="float" office:value="6021502395" table:style-name="ce1">
            <text:p>6021502395</text:p>
          </table:table-cell>
          <table:table-cell office:value-type="string" table:style-name="ce14">
            <text:p>9896756295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4</text:p>
          </table:table-cell>
          <table:table-cell office:value-type="float" office:value="9127161204" table:style-name="ce1">
            <text:p>9127161204</text:p>
          </table:table-cell>
          <table:table-cell office:value-type="string" table:style-name="ce14">
            <text:p>9896756014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5</text:p>
          </table:table-cell>
          <table:table-cell office:value-type="float" office:value="2320496738" table:style-name="ce1">
            <text:p>2320496738</text:p>
          </table:table-cell>
          <table:table-cell office:value-type="string" table:style-name="ce14">
            <text:p>9896754927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6</text:p>
          </table:table-cell>
          <table:table-cell office:value-type="float" office:value="8414837893" table:style-name="ce1">
            <text:p>8414837893</text:p>
          </table:table-cell>
          <table:table-cell office:value-type="string" table:style-name="ce14">
            <text:p>9896754891</text:p>
          </table:table-cell>
          <table:table-cell office:value-type="string" table:style-name="ce1">
            <text:p>AIG keten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7</text:p>
          </table:table-cell>
          <table:table-cell office:value-type="float" office:value="9670746727" table:style-name="ce1">
            <text:p>967074672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8</text:p>
          </table:table-cell>
          <table:table-cell office:value-type="float" office:value="2106304548" table:style-name="ce1">
            <text:p>210630454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49</text:p>
          </table:table-cell>
          <table:table-cell office:value-type="float" office:value="5979630196" table:style-name="ce1">
            <text:p>597963019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0</text:p>
          </table:table-cell>
          <table:table-cell office:value-type="float" office:value="8074189043" table:style-name="ce1">
            <text:p>807418904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1</text:p>
          </table:table-cell>
          <table:table-cell office:value-type="float" office:value="4276309094" table:style-name="ce1">
            <text:p>427630909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2</text:p>
          </table:table-cell>
          <table:table-cell office:value-type="float" office:value="7197450812" table:style-name="ce1">
            <text:p>719745081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3</text:p>
          </table:table-cell>
          <table:table-cell office:value-type="float" office:value="1304120821" table:style-name="ce1">
            <text:p>130412082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4</text:p>
          </table:table-cell>
          <table:table-cell office:value-type="float" office:value="4325235389" table:style-name="ce1">
            <text:p>432523538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5</text:p>
          </table:table-cell>
          <table:table-cell office:value-type="float" office:value="9728560873" table:style-name="ce1">
            <text:p>972856087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6</text:p>
          </table:table-cell>
          <table:table-cell office:value-type="float" office:value="3935230856" table:style-name="ce1">
            <text:p>393523085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7</text:p>
          </table:table-cell>
          <table:table-cell office:value-type="float" office:value="6730789726" table:style-name="ce1">
            <text:p>673078972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8</text:p>
          </table:table-cell>
          <table:table-cell office:value-type="float" office:value="8134128629" table:style-name="ce1">
            <text:p>813412862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59</text:p>
          </table:table-cell>
          <table:table-cell office:value-type="float" office:value="2909676493" table:style-name="ce1">
            <text:p>29096764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0</text:p>
          </table:table-cell>
          <table:table-cell office:value-type="float" office:value="5038569793" table:style-name="ce1">
            <text:p>503856979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1</text:p>
          </table:table-cell>
          <table:table-cell office:value-type="float" office:value="2058591752" table:style-name="ce1">
            <text:p>205859175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2</text:p>
          </table:table-cell>
          <table:table-cell office:value-type="float" office:value="4128593959" table:style-name="ce1">
            <text:p>412859395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3</text:p>
          </table:table-cell>
          <table:table-cell office:value-type="float" office:value="7257485197" table:style-name="ce1">
            <text:p>725748519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4</text:p>
          </table:table-cell>
          <table:table-cell office:value-type="float" office:value="1463045190" table:style-name="ce1">
            <text:p>146304519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5</text:p>
          </table:table-cell>
          <table:table-cell office:value-type="float" office:value="9876376270" table:style-name="ce1">
            <text:p>987637627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6</text:p>
          </table:table-cell>
          <table:table-cell office:value-type="float" office:value="4631872760" table:style-name="ce1">
            <text:p>46318727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7</text:p>
          </table:table-cell>
          <table:table-cell office:value-type="float" office:value="1536324965" table:style-name="ce1">
            <text:p>153632496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8</text:p>
          </table:table-cell>
          <table:table-cell office:value-type="float" office:value="6262982749" table:style-name="ce1">
            <text:p>626298274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69</text:p>
          </table:table-cell>
          <table:table-cell office:value-type="float" office:value="9068541641" table:style-name="ce1">
            <text:p>90685416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0</text:p>
          </table:table-cell>
          <table:table-cell office:value-type="float" office:value="3163090598" table:style-name="ce1">
            <text:p>31630905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1</text:p>
          </table:table-cell>
          <table:table-cell office:value-type="float" office:value="5234106138" table:style-name="ce1">
            <text:p>523410613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2</text:p>
          </table:table-cell>
          <table:table-cell office:value-type="float" office:value="2572981613" table:style-name="ce1">
            <text:p>257298161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3</text:p>
          </table:table-cell>
          <table:table-cell office:value-type="float" office:value="2397472532" table:style-name="ce1">
            <text:p>239747253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4</text:p>
          </table:table-cell>
          <table:table-cell office:value-type="float" office:value="1695259279" table:style-name="ce1">
            <text:p>169525927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5</text:p>
          </table:table-cell>
          <table:table-cell office:value-type="float" office:value="4791818141" table:style-name="ce1">
            <text:p>47918181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6</text:p>
          </table:table-cell>
          <table:table-cell office:value-type="float" office:value="7452923642" table:style-name="ce1">
            <text:p>745292364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7</text:p>
          </table:table-cell>
          <table:table-cell office:value-type="float" office:value="9242950798" table:style-name="ce1">
            <text:p>924295079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8</text:p>
          </table:table-cell>
          <table:table-cell office:value-type="float" office:value="3015286305" table:style-name="ce1">
            <text:p>301528630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79</text:p>
          </table:table-cell>
          <table:table-cell office:value-type="float" office:value="8206393020" table:style-name="ce1">
            <text:p>820639302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0</text:p>
          </table:table-cell>
          <table:table-cell office:value-type="float" office:value="5430734151" table:style-name="ce1">
            <text:p>543073415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1</text:p>
          </table:table-cell>
          <table:table-cell office:value-type="float" office:value="1710732968" table:style-name="ce1">
            <text:p>171073296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2</text:p>
          </table:table-cell>
          <table:table-cell office:value-type="float" office:value="5625202128" table:style-name="ce1">
            <text:p>562520212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3</text:p>
          </table:table-cell>
          <table:table-cell office:value-type="float" office:value="7028537606" table:style-name="ce1">
            <text:p>7028537606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4</text:p>
          </table:table-cell>
          <table:table-cell office:value-type="float" office:value="1891863260" table:style-name="ce1">
            <text:p>189186326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5</text:p>
          </table:table-cell>
          <table:table-cell office:value-type="float" office:value="4929645439" table:style-name="ce1">
            <text:p>4929645439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6</text:p>
          </table:table-cell>
          <table:table-cell office:value-type="float" office:value="3521865437" table:style-name="ce1">
            <text:p>3521865437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7</text:p>
          </table:table-cell>
          <table:table-cell office:value-type="float" office:value="6064273041" table:style-name="ce1">
            <text:p>606427304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8</text:p>
          </table:table-cell>
          <table:table-cell office:value-type="float" office:value="2341946301" table:style-name="ce1">
            <text:p>234194630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89</text:p>
          </table:table-cell>
          <table:table-cell office:value-type="float" office:value="5679786034" table:style-name="ce1">
            <text:p>567978603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0</text:p>
          </table:table-cell>
          <table:table-cell office:value-type="float" office:value="8696457145" table:style-name="ce1">
            <text:p>8696457145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1</text:p>
          </table:table-cell>
          <table:table-cell office:value-type="float" office:value="4965341561" table:style-name="ce1">
            <text:p>49653415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2</text:p>
          </table:table-cell>
          <table:table-cell office:value-type="float" office:value="7094234861" table:style-name="ce1">
            <text:p>7094234861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3</text:p>
          </table:table-cell>
          <table:table-cell office:value-type="float" office:value="1926487918" table:style-name="ce1">
            <text:p>1926487918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4</text:p>
          </table:table-cell>
          <table:table-cell office:value-type="float" office:value="4025370282" table:style-name="ce1">
            <text:p>4025370282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5</text:p>
          </table:table-cell>
          <table:table-cell office:value-type="float" office:value="7897595754" table:style-name="ce1">
            <text:p>7897595754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6</text:p>
          </table:table-cell>
          <table:table-cell office:value-type="float" office:value="6318602430" table:style-name="ce1">
            <text:p>631860243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7</text:p>
          </table:table-cell>
          <table:table-cell office:value-type="float" office:value="2621930280" table:style-name="ce1">
            <text:p>2621930280</text:p>
          </table:table-cell>
          <table:table-cell office:value-type="string" table:style-name="ce1">
            <text:p>-</text:p>
          </table:table-cell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8</text:p>
          </table:table-cell>
          <table:table-cell office:value-type="float" office:value="5727590243" table:style-name="ce1">
            <text:p>572759024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599</text:p>
          </table:table-cell>
          <table:table-cell office:value-type="float" office:value="8712048068" table:style-name="ce1">
            <text:p>871204806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0</text:p>
          </table:table-cell>
          <table:table-cell office:value-type="float" office:value="5362050750" table:style-name="ce1">
            <text:p>536205075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1</text:p>
          </table:table-cell>
          <table:table-cell office:value-type="float" office:value="7421941835" table:style-name="ce1">
            <text:p>742194183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2</text:p>
          </table:table-cell>
          <table:table-cell office:value-type="float" office:value="9471808205" table:style-name="ce1">
            <text:p>947180820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3</text:p>
          </table:table-cell>
          <table:table-cell office:value-type="float" office:value="3681802628" table:style-name="ce1">
            <text:p>368180262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4</text:p>
          </table:table-cell>
          <table:table-cell office:value-type="float" office:value="5740793720" table:style-name="ce1">
            <text:p>574079372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5</text:p>
          </table:table-cell>
          <table:table-cell office:value-type="float" office:value="8768574849" table:style-name="ce1">
            <text:p>876857484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6</text:p>
          </table:table-cell>
          <table:table-cell office:value-type="float" office:value="7843021586" table:style-name="ce1">
            <text:p>784302158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7</text:p>
          </table:table-cell>
          <table:table-cell office:value-type="float" office:value="1949681510" table:style-name="ce1">
            <text:p>194968151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8</text:p>
          </table:table-cell>
          <table:table-cell office:value-type="float" office:value="4860720296" table:style-name="ce1">
            <text:p>486072029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09</text:p>
          </table:table-cell>
          <table:table-cell office:value-type="float" office:value="7969613581" table:style-name="ce1">
            <text:p>796961358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0</text:p>
          </table:table-cell>
          <table:table-cell office:value-type="float" office:value="3406382430" table:style-name="ce1">
            <text:p>340638243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1</text:p>
          </table:table-cell>
          <table:table-cell office:value-type="float" office:value="6491830274" table:style-name="ce1">
            <text:p>649183027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2</text:p>
          </table:table-cell>
          <table:table-cell office:value-type="float" office:value="2701839167" table:style-name="ce1">
            <text:p>270183916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3</text:p>
          </table:table-cell>
          <table:table-cell office:value-type="float" office:value="5809610294" table:style-name="ce1">
            <text:p>580961029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4</text:p>
          </table:table-cell>
          <table:table-cell office:value-type="float" office:value="3289078034" table:style-name="ce1">
            <text:p>328907803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5</text:p>
          </table:table-cell>
          <table:table-cell office:value-type="float" office:value="8458965730" table:style-name="ce1">
            <text:p>845896573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6</text:p>
          </table:table-cell>
          <table:table-cell office:value-type="float" office:value="1651291314" table:style-name="ce1">
            <text:p>165129131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7</text:p>
          </table:table-cell>
          <table:table-cell office:value-type="float" office:value="4757850215" table:style-name="ce1">
            <text:p>47578502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8</text:p>
          </table:table-cell>
          <table:table-cell office:value-type="float" office:value="7578901061" table:style-name="ce1">
            <text:p>757890106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19</text:p>
          </table:table-cell>
          <table:table-cell office:value-type="float" office:value="9208903238" table:style-name="ce1">
            <text:p>920890323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0</text:p>
          </table:table-cell>
          <table:table-cell office:value-type="float" office:value="3071239865" table:style-name="ce1">
            <text:p>307123986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1</text:p>
          </table:table-cell>
          <table:table-cell office:value-type="float" office:value="6103454316" table:style-name="ce1">
            <text:p>610345431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2</text:p>
          </table:table-cell>
          <table:table-cell office:value-type="float" office:value="2480127612" table:style-name="ce1">
            <text:p>248012761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3</text:p>
          </table:table-cell>
          <table:table-cell office:value-type="float" office:value="5407897627" table:style-name="ce1">
            <text:p>540789762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4</text:p>
          </table:table-cell>
          <table:table-cell office:value-type="float" office:value="2538930437" table:style-name="ce1">
            <text:p>253893043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5</text:p>
          </table:table-cell>
          <table:table-cell office:value-type="float" office:value="4608936053" table:style-name="ce1">
            <text:p>460893605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6</text:p>
          </table:table-cell>
          <table:table-cell office:value-type="float" office:value="7626717143" table:style-name="ce1">
            <text:p>762671714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7</text:p>
          </table:table-cell>
          <table:table-cell office:value-type="float" office:value="1503487131" table:style-name="ce1">
            <text:p>150348713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8</text:p>
          </table:table-cell>
          <table:table-cell office:value-type="float" office:value="9035605970" table:style-name="ce1">
            <text:p>903560597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29</text:p>
          </table:table-cell>
          <table:table-cell office:value-type="float" office:value="1916763958" table:style-name="ce1">
            <text:p>191676395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0</text:p>
          </table:table-cell>
          <table:table-cell office:value-type="float" office:value="6308981767" table:style-name="ce1">
            <text:p>630898176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1</text:p>
          </table:table-cell>
          <table:table-cell office:value-type="float" office:value="5717879506" table:style-name="ce1">
            <text:p>57178795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2</text:p>
          </table:table-cell>
          <table:table-cell office:value-type="float" office:value="8735650604" table:style-name="ce1">
            <text:p>873565060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3</text:p>
          </table:table-cell>
          <table:table-cell office:value-type="float" office:value="2618986249" table:style-name="ce1">
            <text:p>261898624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4</text:p>
          </table:table-cell>
          <table:table-cell office:value-type="float" office:value="2767812380" table:style-name="ce1">
            <text:p>276781238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5</text:p>
          </table:table-cell>
          <table:table-cell office:value-type="float" office:value="5865693427" table:style-name="ce1">
            <text:p>586569342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6</text:p>
          </table:table-cell>
          <table:table-cell office:value-type="float" office:value="8527818943" table:style-name="ce1">
            <text:p>852781894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7</text:p>
          </table:table-cell>
          <table:table-cell office:value-type="float" office:value="1064581242" table:style-name="ce1">
            <text:p>106458124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8</text:p>
          </table:table-cell>
          <table:table-cell office:value-type="float" office:value="4837817818" table:style-name="ce1">
            <text:p>483781781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39</text:p>
          </table:table-cell>
          <table:table-cell office:value-type="float" office:value="3473479043" table:style-name="ce1">
            <text:p>347347904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0</text:p>
          </table:table-cell>
          <table:table-cell office:value-type="float" office:value="9389067526" table:style-name="ce1">
            <text:p>938906752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1</text:p>
          </table:table-cell>
          <table:table-cell office:value-type="float" office:value="6516730826" table:style-name="ce1">
            <text:p>651673082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2</text:p>
          </table:table-cell>
          <table:table-cell office:value-type="float" office:value="8686736416" table:style-name="ce1">
            <text:p>868673641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3</text:p>
          </table:table-cell>
          <table:table-cell office:value-type="float" office:value="5692398607" table:style-name="ce1">
            <text:p>569239860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4</text:p>
          </table:table-cell>
          <table:table-cell office:value-type="float" office:value="7084513178" table:style-name="ce1">
            <text:p>708451317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5</text:p>
          </table:table-cell>
          <table:table-cell office:value-type="float" office:value="8190190781" table:style-name="ce1">
            <text:p>819019078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6</text:p>
          </table:table-cell>
          <table:table-cell office:value-type="float" office:value="2965648582" table:style-name="ce1">
            <text:p>296564858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7</text:p>
          </table:table-cell>
          <table:table-cell office:value-type="float" office:value="5094530747" table:style-name="ce1">
            <text:p>509453074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8</text:p>
          </table:table-cell>
          <table:table-cell office:value-type="float" office:value="7164536363" table:style-name="ce1">
            <text:p>71645363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49</text:p>
          </table:table-cell>
          <table:table-cell office:value-type="float" office:value="1371206346" table:style-name="ce1">
            <text:p>137120634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0</text:p>
          </table:table-cell>
          <table:table-cell office:value-type="float" office:value="9795646398" table:style-name="ce1">
            <text:p>979564639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1</text:p>
          </table:table-cell>
          <table:table-cell office:value-type="float" office:value="6823467298" table:style-name="ce1">
            <text:p>682346729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2</text:p>
          </table:table-cell>
          <table:table-cell office:value-type="float" office:value="9843460541" table:style-name="ce1">
            <text:p>984346054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3</text:p>
          </table:table-cell>
          <table:table-cell office:value-type="float" office:value="3727807253" table:style-name="ce1">
            <text:p>372780725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4</text:p>
          </table:table-cell>
          <table:table-cell office:value-type="float" office:value="8926795036" table:style-name="ce1">
            <text:p>892679503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5</text:p>
          </table:table-cell>
          <table:table-cell office:value-type="float" office:value="2025687248" table:style-name="ce1">
            <text:p>202568724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6</text:p>
          </table:table-cell>
          <table:table-cell office:value-type="float" office:value="4184579402" table:style-name="ce1">
            <text:p>418457940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7</text:p>
          </table:table-cell>
          <table:table-cell office:value-type="float" office:value="1429020528" table:style-name="ce1">
            <text:p>142902052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8</text:p>
          </table:table-cell>
          <table:table-cell office:value-type="float" office:value="1256723693" table:style-name="ce1">
            <text:p>125672369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59</text:p>
          </table:table-cell>
          <table:table-cell office:value-type="float" office:value="4243493627" table:style-name="ce1">
            <text:p>424349362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0</text:p>
          </table:table-cell>
          <table:table-cell office:value-type="float" office:value="7349052590" table:style-name="ce1">
            <text:p>734905259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1</text:p>
          </table:table-cell>
          <table:table-cell office:value-type="float" office:value="9636721406" table:style-name="ce1">
            <text:p>96367214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2</text:p>
          </table:table-cell>
          <table:table-cell office:value-type="float" office:value="2173491420" table:style-name="ce1">
            <text:p>217349142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3</text:p>
          </table:table-cell>
          <table:table-cell office:value-type="float" office:value="5946727031" table:style-name="ce1">
            <text:p>594672703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4</text:p>
          </table:table-cell>
          <table:table-cell office:value-type="float" office:value="8041275818" table:style-name="ce1">
            <text:p>804127581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5</text:p>
          </table:table-cell>
          <table:table-cell office:value-type="float" office:value="3979526239" table:style-name="ce1">
            <text:p>397952623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6</text:p>
          </table:table-cell>
          <table:table-cell office:value-type="float" office:value="2943962810" table:style-name="ce1">
            <text:p>294396281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7</text:p>
          </table:table-cell>
          <table:table-cell office:value-type="float" office:value="5049521738" table:style-name="ce1">
            <text:p>504952173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8</text:p>
          </table:table-cell>
          <table:table-cell office:value-type="float" office:value="1359527363" table:style-name="ce1">
            <text:p>13595273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69</text:p>
          </table:table-cell>
          <table:table-cell office:value-type="float" office:value="4347308474" table:style-name="ce1">
            <text:p>434730847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0</text:p>
          </table:table-cell>
          <table:table-cell office:value-type="float" office:value="7142857352" table:style-name="ce1">
            <text:p>714285735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1</text:p>
          </table:table-cell>
          <table:table-cell office:value-type="float" office:value="7268459059" table:style-name="ce1">
            <text:p>726845905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2</text:p>
          </table:table-cell>
          <table:table-cell office:value-type="float" office:value="3705121248" table:style-name="ce1">
            <text:p>370512124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3</text:p>
          </table:table-cell>
          <table:table-cell office:value-type="float" office:value="5197346794" table:style-name="ce1">
            <text:p>519734679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4</text:p>
          </table:table-cell>
          <table:table-cell office:value-type="float" office:value="5924048606" table:style-name="ce1">
            <text:p>59240486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5</text:p>
          </table:table-cell>
          <table:table-cell office:value-type="float" office:value="8029596493" table:style-name="ce1">
            <text:p>802959649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6</text:p>
          </table:table-cell>
          <table:table-cell office:value-type="float" office:value="2128489795" table:style-name="ce1">
            <text:p>212848979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7</text:p>
          </table:table-cell>
          <table:table-cell office:value-type="float" office:value="1290603129" table:style-name="ce1">
            <text:p>129060312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8</text:p>
          </table:table-cell>
          <table:table-cell office:value-type="float" office:value="9614042016" table:style-name="ce1">
            <text:p>961404201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79</text:p>
          </table:table-cell>
          <table:table-cell office:value-type="float" office:value="3820602057" table:style-name="ce1">
            <text:p>382060205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0</text:p>
          </table:table-cell>
          <table:table-cell office:value-type="float" office:value="7496218567" table:style-name="ce1">
            <text:p>749621856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1</text:p>
          </table:table-cell>
          <table:table-cell office:value-type="float" office:value="1606212906" table:style-name="ce1">
            <text:p>16062129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2</text:p>
          </table:table-cell>
          <table:table-cell office:value-type="float" office:value="9138432923" table:style-name="ce1">
            <text:p>913843292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3</text:p>
          </table:table-cell>
          <table:table-cell office:value-type="float" office:value="5326216397" table:style-name="ce1">
            <text:p>532621639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4</text:p>
          </table:table-cell>
          <table:table-cell office:value-type="float" office:value="2468471606" table:style-name="ce1">
            <text:p>24684716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5</text:p>
          </table:table-cell>
          <table:table-cell office:value-type="float" office:value="7545147263" table:style-name="ce1">
            <text:p>75451472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6</text:p>
          </table:table-cell>
          <table:table-cell office:value-type="float" office:value="3059583859" table:style-name="ce1">
            <text:p>305958385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7</text:p>
          </table:table-cell>
          <table:table-cell office:value-type="float" office:value="3107396906" table:style-name="ce1">
            <text:p>310739690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8</text:p>
          </table:table-cell>
          <table:table-cell office:value-type="float" office:value="6206289209" table:style-name="ce1">
            <text:p>620628920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89</text:p>
          </table:table-cell>
          <table:table-cell office:value-type="float" office:value="8376284728" table:style-name="ce1">
            <text:p>837628472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0</text:p>
          </table:table-cell>
          <table:table-cell office:value-type="float" office:value="5278403681" table:style-name="ce1">
            <text:p>527840368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1</text:p>
          </table:table-cell>
          <table:table-cell office:value-type="float" office:value="1581731421" table:style-name="ce1">
            <text:p>158173142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2</text:p>
          </table:table-cell>
          <table:table-cell office:value-type="float" office:value="4686280361" table:style-name="ce1">
            <text:p>468628036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3</text:p>
          </table:table-cell>
          <table:table-cell office:value-type="float" office:value="8780648095" table:style-name="ce1">
            <text:p>878064809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4</text:p>
          </table:table-cell>
          <table:table-cell office:value-type="float" office:value="1983976896" table:style-name="ce1">
            <text:p>198397689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5</text:p>
          </table:table-cell>
          <table:table-cell office:value-type="float" office:value="4089536857" table:style-name="ce1">
            <text:p>408953685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6</text:p>
          </table:table-cell>
          <table:table-cell office:value-type="float" office:value="9482861359" table:style-name="ce1">
            <text:p>948286135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7</text:p>
          </table:table-cell>
          <table:table-cell office:value-type="float" office:value="3625197976" table:style-name="ce1">
            <text:p>362519797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8</text:p>
          </table:table-cell>
          <table:table-cell office:value-type="float" office:value="6386202420" table:style-name="ce1">
            <text:p>638620242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699</text:p>
          </table:table-cell>
          <table:table-cell office:value-type="float" office:value="9530685469" table:style-name="ce1">
            <text:p>953068546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0</text:p>
          </table:table-cell>
          <table:table-cell office:value-type="float" office:value="3417356573" table:style-name="ce1">
            <text:p>341735657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1</text:p>
          </table:table-cell>
          <table:table-cell office:value-type="float" office:value="2712803208" table:style-name="ce1">
            <text:p>271280320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2</text:p>
          </table:table-cell>
          <table:table-cell office:value-type="float" office:value="4815138734" table:style-name="ce1">
            <text:p>481513873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3</text:p>
          </table:table-cell>
          <table:table-cell office:value-type="float" office:value="1019579813" table:style-name="ce1">
            <text:p>101957981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4</text:p>
          </table:table-cell>
          <table:table-cell office:value-type="float" office:value="1835160497" table:style-name="ce1">
            <text:p>183516049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5</text:p>
          </table:table-cell>
          <table:table-cell office:value-type="float" office:value="7062834815" table:style-name="ce1">
            <text:p>70628348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6</text:p>
          </table:table-cell>
          <table:table-cell office:value-type="float" office:value="3576273796" table:style-name="ce1">
            <text:p>357627379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7</text:p>
          </table:table-cell>
          <table:table-cell office:value-type="float" office:value="3026525939" table:style-name="ce1">
            <text:p>302652593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8</text:p>
          </table:table-cell>
          <table:table-cell office:value-type="float" office:value="6125417198" table:style-name="ce1">
            <text:p>612541719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09</text:p>
          </table:table-cell>
          <table:table-cell office:value-type="float" office:value="9253298213" table:style-name="ce1">
            <text:p>925329821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0</text:p>
          </table:table-cell>
          <table:table-cell office:value-type="float" office:value="2424302637" table:style-name="ce1">
            <text:p>242430263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1</text:p>
          </table:table-cell>
          <table:table-cell office:value-type="float" office:value="4594304807" table:style-name="ce1">
            <text:p>4594304807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2</text:p>
          </table:table-cell>
          <table:table-cell office:value-type="float" office:value="7512185989" table:style-name="ce1">
            <text:p>751218598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3</text:p>
          </table:table-cell>
          <table:table-cell office:value-type="float" office:value="1547673524" table:style-name="ce1">
            <text:p>154767352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4</text:p>
          </table:table-cell>
          <table:table-cell office:value-type="float" office:value="9046568089" table:style-name="ce1">
            <text:p>904656808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5</text:p>
          </table:table-cell>
          <table:table-cell office:value-type="float" office:value="3174349193" table:style-name="ce1">
            <text:p>317434919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6</text:p>
          </table:table-cell>
          <table:table-cell office:value-type="float" office:value="6273231315" table:style-name="ce1">
            <text:p>62732313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7</text:p>
          </table:table-cell>
          <table:table-cell office:value-type="float" office:value="2583237905" table:style-name="ce1">
            <text:p>258323790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8</text:p>
          </table:table-cell>
          <table:table-cell office:value-type="float" office:value="5245452420" table:style-name="ce1">
            <text:p>524545242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19</text:p>
          </table:table-cell>
          <table:table-cell office:value-type="float" office:value="8492151068" table:style-name="ce1">
            <text:p>849215106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0</text:p>
          </table:table-cell>
          <table:table-cell office:value-type="float" office:value="4702157684" table:style-name="ce1">
            <text:p>470215768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1</text:p>
          </table:table-cell>
          <table:table-cell office:value-type="float" office:value="7463261040" table:style-name="ce1">
            <text:p>746326104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2</text:p>
          </table:table-cell>
          <table:table-cell office:value-type="float" office:value="1673264301" table:style-name="ce1">
            <text:p>167326430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3</text:p>
          </table:table-cell>
          <table:table-cell office:value-type="float" office:value="6098712191" table:style-name="ce1">
            <text:p>609871219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4</text:p>
          </table:table-cell>
          <table:table-cell office:value-type="float" office:value="9194371082" table:style-name="ce1">
            <text:p>919437108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5</text:p>
          </table:table-cell>
          <table:table-cell office:value-type="float" office:value="3290930954" table:style-name="ce1">
            <text:p>329093095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6</text:p>
          </table:table-cell>
          <table:table-cell office:value-type="float" office:value="7970984263" table:style-name="ce1">
            <text:p>79709842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7</text:p>
          </table:table-cell>
          <table:table-cell office:value-type="float" office:value="1075432092" table:style-name="ce1">
            <text:p>107543209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8</text:p>
          </table:table-cell>
          <table:table-cell office:value-type="float" office:value="6402102061" table:style-name="ce1">
            <text:p>640210206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29</text:p>
          </table:table-cell>
          <table:table-cell office:value-type="float" office:value="5810989735" table:style-name="ce1">
            <text:p>581098973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0</text:p>
          </table:table-cell>
          <table:table-cell office:value-type="float" office:value="8572104231" table:style-name="ce1">
            <text:p>857210423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1</text:p>
          </table:table-cell>
          <table:table-cell office:value-type="float" office:value="2789874235" table:style-name="ce1">
            <text:p>278987423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2</text:p>
          </table:table-cell>
          <table:table-cell office:value-type="float" office:value="2837692873" table:style-name="ce1">
            <text:p>283769287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3</text:p>
          </table:table-cell>
          <table:table-cell office:value-type="float" office:value="5603251769" table:style-name="ce1">
            <text:p>560325176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4</text:p>
          </table:table-cell>
          <table:table-cell office:value-type="float" office:value="8620921763" table:style-name="ce1">
            <text:p>862092176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5</text:p>
          </table:table-cell>
          <table:table-cell office:value-type="float" office:value="1802146281" table:style-name="ce1">
            <text:p>1802146281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36</text:p>
          </table:table-cell>
          <table:table-cell office:value-type="float" office:value="7039819594" table:style-name="ce1">
            <text:p>703981959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37</text:p>
          </table:table-cell>
          <table:table-cell office:value-type="float" office:value="3532145190" table:style-name="ce1">
            <text:p>353214519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38</text:p>
          </table:table-cell>
          <table:table-cell office:value-type="float" office:value="9323252873" table:style-name="ce1">
            <text:p>932325287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39</text:p>
          </table:table-cell>
          <table:table-cell office:value-type="float" office:value="3692173436" table:style-name="ce1">
            <text:p>3692173436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0</text:p>
          </table:table-cell>
          <table:table-cell office:value-type="float" office:value="8746513415" table:style-name="ce1">
            <text:p>87465134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1</text:p>
          </table:table-cell>
          <table:table-cell office:value-type="float" office:value="5751064583" table:style-name="ce1">
            <text:p>575106458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2</text:p>
          </table:table-cell>
          <table:table-cell office:value-type="float" office:value="7821067823" table:style-name="ce1">
            <text:p>782106782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3</text:p>
          </table:table-cell>
          <table:table-cell office:value-type="float" office:value="4056518915" table:style-name="ce1">
            <text:p>405651891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4</text:p>
          </table:table-cell>
          <table:table-cell office:value-type="float" office:value="8937647065" table:style-name="ce1">
            <text:p>893764706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1">
            <text:p>Test-A-nr 745</text:p>
          </table:table-cell>
          <table:table-cell office:value-type="float" office:value="2069862542" table:style-name="ce1">
            <text:p>206986254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6</text:p>
          </table:table-cell>
          <table:table-cell office:value-type="float" office:value="7235424728" table:style-name="ce1">
            <text:p>723542472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7</text:p>
          </table:table-cell>
          <table:table-cell office:value-type="float" office:value="1474316945" table:style-name="ce1">
            <text:p>1474316945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8</text:p>
          </table:table-cell>
          <table:table-cell office:value-type="float" office:value="4139864749" table:style-name="ce1">
            <text:p>413986474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49</text:p>
          </table:table-cell>
          <table:table-cell office:value-type="float" office:value="9854312570" table:style-name="ce1">
            <text:p>9854312570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50</text:p>
          </table:table-cell>
          <table:table-cell office:value-type="float" office:value="3761082548" table:style-name="ce1">
            <text:p>3761082548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51</text:p>
          </table:table-cell>
          <table:table-cell office:value-type="float" office:value="6926570794" table:style-name="ce1">
            <text:p>692657079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Test-A-nr 752</text:p>
          </table:table-cell>
          <table:table-cell office:value-type="float" office:value="9681028532" table:style-name="ce1">
            <text:p>968102853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3</text:p>
          </table:table-cell>
          <table:table-cell office:value-type="float" office:value="3897687403" table:style-name="ce1">
            <text:p>3897687403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4</text:p>
          </table:table-cell>
          <table:table-cell office:value-type="float" office:value="5980913054" table:style-name="ce1">
            <text:p>5980913054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5</text:p>
          </table:table-cell>
          <table:table-cell office:value-type="float" office:value="8085461869" table:style-name="ce1">
            <text:p>8085461869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6</text:p>
          </table:table-cell>
          <table:table-cell office:value-type="float" office:value="2184353052" table:style-name="ce1">
            <text:p>2184353052</text:p>
          </table:table-cell>
          <table:table-cell table:style-name="ce1"/>
          <table:table-cell office:value-type="string" table:style-name="ce1">
            <text:p>In GBA-V en BVBSN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757</text:p>
          </table:table-cell>
          <table:table-cell office:value-type="float" office:value="1267685270" table:style-name="ce1">
            <text:p>126768527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58</text:p>
          </table:table-cell>
          <table:table-cell office:value-type="float" office:value="1315492710" table:style-name="ce1">
            <text:p>131549271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59</text:p>
          </table:table-cell>
          <table:table-cell office:value-type="float" office:value="4303273821" table:style-name="ce1">
            <text:p>430327382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60</text:p>
          </table:table-cell>
          <table:table-cell office:value-type="float" office:value="7108721639" table:style-name="ce1">
            <text:p>710872163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61</text:p>
          </table:table-cell>
          <table:table-cell office:value-type="float" office:value="6718727287" table:style-name="ce1">
            <text:p>671872728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62</text:p>
          </table:table-cell>
          <table:table-cell office:value-type="float" office:value="2910945068" table:style-name="ce1">
            <text:p>291094506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63</text:p>
          </table:table-cell>
          <table:table-cell office:value-type="float" office:value="3509297261" table:style-name="ce1">
            <text:p>3509297261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64</text:p>
          </table:table-cell>
          <table:table-cell office:value-type="float" office:value="6594746149" table:style-name="ce1">
            <text:p>659474614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65</text:p>
          </table:table-cell>
          <table:table-cell office:value-type="float" office:value="9390305013" table:style-name="ce1">
            <text:p>939030501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66</text:p>
          </table:table-cell>
          <table:table-cell office:value-type="float" office:value="5670301632" table:style-name="ce1">
            <text:p>5670301632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67</text:p>
          </table:table-cell>
          <table:table-cell office:value-type="float" office:value="8697071683" table:style-name="ce1">
            <text:p>8697071683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768</text:p>
          </table:table-cell>
          <table:table-cell office:value-type="float" office:value="4963636160" table:style-name="ce1">
            <text:p>49636361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69</text:p>
          </table:table-cell>
          <table:table-cell office:value-type="float" office:value="7095851603" table:style-name="ce1">
            <text:p>70958516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0</text:p>
          </table:table-cell>
          <table:table-cell office:value-type="float" office:value="7898120360" table:style-name="ce1">
            <text:p>78981203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1</text:p>
          </table:table-cell>
          <table:table-cell office:value-type="float" office:value="1927013678" table:style-name="ce1">
            <text:p>1927013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2</text:p>
          </table:table-cell>
          <table:table-cell office:value-type="float" office:value="9415896987" table:style-name="ce1">
            <text:p>94158969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3</text:p>
          </table:table-cell>
          <table:table-cell office:value-type="float" office:value="6319237094" table:style-name="ce1">
            <text:p>63192370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4</text:p>
          </table:table-cell>
          <table:table-cell office:value-type="float" office:value="8713676962" table:style-name="ce1">
            <text:p>87136769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5</text:p>
          </table:table-cell>
          <table:table-cell office:value-type="float" office:value="2629236923" table:style-name="ce1">
            <text:p>26292369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6</text:p>
          </table:table-cell>
          <table:table-cell office:value-type="float" office:value="5728128182" table:style-name="ce1">
            <text:p>57281281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7</text:p>
          </table:table-cell>
          <table:table-cell office:value-type="float" office:value="5876931871" table:style-name="ce1">
            <text:p>58769318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8</text:p>
          </table:table-cell>
          <table:table-cell office:value-type="float" office:value="8538157495" table:style-name="ce1">
            <text:p>85381574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79</text:p>
          </table:table-cell>
          <table:table-cell office:value-type="float" office:value="2745827405" table:style-name="ce1">
            <text:p>27458274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0</text:p>
          </table:table-cell>
          <table:table-cell office:value-type="float" office:value="7947045242" table:style-name="ce1">
            <text:p>79470452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1</text:p>
          </table:table-cell>
          <table:table-cell office:value-type="float" office:value="1042593036" table:style-name="ce1">
            <text:p>10425930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2</text:p>
          </table:table-cell>
          <table:table-cell office:value-type="float" office:value="9574714198" table:style-name="ce1">
            <text:p>95747141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3</text:p>
          </table:table-cell>
          <table:table-cell office:value-type="float" office:value="3451484186" table:style-name="ce1">
            <text:p>34514841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4</text:p>
          </table:table-cell>
          <table:table-cell office:value-type="float" office:value="4254764381" table:style-name="ce1">
            <text:p>42547643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5</text:p>
          </table:table-cell>
          <table:table-cell office:value-type="float" office:value="7350324360" table:style-name="ce1">
            <text:p>73503243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6</text:p>
          </table:table-cell>
          <table:table-cell office:value-type="float" office:value="1234761036" table:style-name="ce1">
            <text:p>12347610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7</text:p>
          </table:table-cell>
          <table:table-cell office:value-type="float" office:value="6982541081" table:style-name="ce1">
            <text:p>69825410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8</text:p>
          </table:table-cell>
          <table:table-cell office:value-type="float" office:value="9647090956" table:style-name="ce1">
            <text:p>96470909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89</text:p>
          </table:table-cell>
          <table:table-cell office:value-type="float" office:value="3853659835" table:style-name="ce1">
            <text:p>38536598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0</text:p>
          </table:table-cell>
          <table:table-cell office:value-type="float" office:value="8052547616" table:style-name="ce1">
            <text:p>80525476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1</text:p>
          </table:table-cell>
          <table:table-cell office:value-type="float" office:value="2151439874" table:style-name="ce1">
            <text:p>21514398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2</text:p>
          </table:table-cell>
          <table:table-cell office:value-type="float" office:value="2976920479" table:style-name="ce1">
            <text:p>29769204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3</text:p>
          </table:table-cell>
          <table:table-cell office:value-type="float" office:value="5072580467" table:style-name="ce1">
            <text:p>50725804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4</text:p>
          </table:table-cell>
          <table:table-cell office:value-type="float" office:value="8101472696" table:style-name="ce1">
            <text:p>81014726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5</text:p>
          </table:table-cell>
          <table:table-cell office:value-type="float" office:value="1382585903" table:style-name="ce1">
            <text:p>13825859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6</text:p>
          </table:table-cell>
          <table:table-cell office:value-type="float" office:value="7175815975" table:style-name="ce1">
            <text:p>71758159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7</text:p>
          </table:table-cell>
          <table:table-cell office:value-type="float" office:value="3913698230" table:style-name="ce1">
            <text:p>39136982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8</text:p>
          </table:table-cell>
          <table:table-cell office:value-type="float" office:value="6785814862" table:style-name="ce1">
            <text:p>67858148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799</text:p>
          </table:table-cell>
          <table:table-cell office:value-type="float" office:value="3738179105" table:style-name="ce1">
            <text:p>37381791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0</text:p>
          </table:table-cell>
          <table:table-cell office:value-type="float" office:value="8904730292" table:style-name="ce1">
            <text:p>89047302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1</text:p>
          </table:table-cell>
          <table:table-cell office:value-type="float" office:value="2036956805" table:style-name="ce1">
            <text:p>20369568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2</text:p>
          </table:table-cell>
          <table:table-cell office:value-type="float" office:value="5131404618" table:style-name="ce1">
            <text:p>51314046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3</text:p>
          </table:table-cell>
          <table:table-cell office:value-type="float" office:value="7291409138" table:style-name="ce1">
            <text:p>72914091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4</text:p>
          </table:table-cell>
          <table:table-cell office:value-type="float" office:value="9013643459" table:style-name="ce1">
            <text:p>90136434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5</text:p>
          </table:table-cell>
          <table:table-cell office:value-type="float" office:value="3141425607" table:style-name="ce1">
            <text:p>31414256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6</text:p>
          </table:table-cell>
          <table:table-cell office:value-type="float" office:value="6240317820" table:style-name="ce1">
            <text:p>62403178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7</text:p>
          </table:table-cell>
          <table:table-cell office:value-type="float" office:value="6065808641" table:style-name="ce1">
            <text:p>60658086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8</text:p>
          </table:table-cell>
          <table:table-cell office:value-type="float" office:value="9161468686" table:style-name="ce1">
            <text:p>91614686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09</text:p>
          </table:table-cell>
          <table:table-cell office:value-type="float" office:value="3267027584" table:style-name="ce1">
            <text:p>32670275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0</text:p>
          </table:table-cell>
          <table:table-cell office:value-type="float" office:value="5360352063" table:style-name="ce1">
            <text:p>53603520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1</text:p>
          </table:table-cell>
          <table:table-cell office:value-type="float" office:value="8469245359" table:style-name="ce1">
            <text:p>84692453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2</text:p>
          </table:table-cell>
          <table:table-cell office:value-type="float" office:value="2342571938" table:style-name="ce1">
            <text:p>23425719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3</text:p>
          </table:table-cell>
          <table:table-cell office:value-type="float" office:value="4768132020" table:style-name="ce1">
            <text:p>47681320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4</text:p>
          </table:table-cell>
          <table:table-cell office:value-type="float" office:value="7429247513" table:style-name="ce1">
            <text:p>7429247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5</text:p>
          </table:table-cell>
          <table:table-cell office:value-type="float" office:value="1639240892" table:style-name="ce1">
            <text:p>16392408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6</text:p>
          </table:table-cell>
          <table:table-cell office:value-type="float" office:value="4561491716" table:style-name="ce1">
            <text:p>45614917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7</text:p>
          </table:table-cell>
          <table:table-cell office:value-type="float" office:value="7589272834" table:style-name="ce1">
            <text:p>75892728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8</text:p>
          </table:table-cell>
          <table:table-cell office:value-type="float" office:value="3082507314" table:style-name="ce1">
            <text:p>30825073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19</text:p>
          </table:table-cell>
          <table:table-cell office:value-type="float" office:value="6181490645" table:style-name="ce1">
            <text:p>61814906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0</text:p>
          </table:table-cell>
          <table:table-cell office:value-type="float" office:value="2491498468" table:style-name="ce1">
            <text:p>24914984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1</text:p>
          </table:table-cell>
          <table:table-cell office:value-type="float" office:value="3181620426" table:style-name="ce1">
            <text:p>31816204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2</text:p>
          </table:table-cell>
          <table:table-cell office:value-type="float" office:value="2596174802" table:style-name="ce1">
            <text:p>25961748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3</text:p>
          </table:table-cell>
          <table:table-cell office:value-type="float" office:value="5284956079" table:style-name="ce1">
            <text:p>52849560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4</text:p>
          </table:table-cell>
          <table:table-cell office:value-type="float" office:value="8380515979" table:style-name="ce1">
            <text:p>83805159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5</text:p>
          </table:table-cell>
          <table:table-cell office:value-type="float" office:value="4690514843" table:style-name="ce1">
            <text:p>46905148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6</text:p>
          </table:table-cell>
          <table:table-cell office:value-type="float" office:value="7687284805" table:style-name="ce1">
            <text:p>76872848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7</text:p>
          </table:table-cell>
          <table:table-cell office:value-type="float" office:value="1619435726" table:style-name="ce1">
            <text:p>16194357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8</text:p>
          </table:table-cell>
          <table:table-cell office:value-type="float" office:value="4715094617" table:style-name="ce1">
            <text:p>47150946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29</text:p>
          </table:table-cell>
          <table:table-cell office:value-type="float" office:value="9141652484" table:style-name="ce1">
            <text:p>91416524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0</text:p>
          </table:table-cell>
          <table:table-cell office:value-type="float" office:value="3240545786" table:style-name="ce1">
            <text:p>32405457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1</text:p>
          </table:table-cell>
          <table:table-cell office:value-type="float" office:value="6013871304" table:style-name="ce1">
            <text:p>60138713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2</text:p>
          </table:table-cell>
          <table:table-cell office:value-type="float" office:value="5309439128" table:style-name="ce1">
            <text:p>53094391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3</text:p>
          </table:table-cell>
          <table:table-cell office:value-type="float" office:value="8231691012" table:style-name="ce1">
            <text:p>82316910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4</text:p>
          </table:table-cell>
          <table:table-cell office:value-type="float" office:value="2471694362" table:style-name="ce1">
            <text:p>24716943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5</text:p>
          </table:table-cell>
          <table:table-cell office:value-type="float" office:value="7528367692" table:style-name="ce1">
            <text:p>75283676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6</text:p>
          </table:table-cell>
          <table:table-cell office:value-type="float" office:value="1768360940" table:style-name="ce1">
            <text:p>17683609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7</text:p>
          </table:table-cell>
          <table:table-cell office:value-type="float" office:value="6161698729" table:style-name="ce1">
            <text:p>61616987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8</text:p>
          </table:table-cell>
          <table:table-cell office:value-type="float" office:value="9267258736" table:style-name="ce1">
            <text:p>92672587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39</text:p>
          </table:table-cell>
          <table:table-cell office:value-type="float" office:value="4947275395" table:style-name="ce1">
            <text:p>49472753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0</text:p>
          </table:table-cell>
          <table:table-cell office:value-type="float" office:value="7042724232" table:style-name="ce1">
            <text:p>70427242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1</text:p>
          </table:table-cell>
          <table:table-cell office:value-type="float" office:value="1848383171" table:style-name="ce1">
            <text:p>18483831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2</text:p>
          </table:table-cell>
          <table:table-cell office:value-type="float" office:value="6574941964" table:style-name="ce1">
            <text:p>6574941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3</text:p>
          </table:table-cell>
          <table:table-cell office:value-type="float" office:value="3580504289" table:style-name="ce1">
            <text:p>35805042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4</text:p>
          </table:table-cell>
          <table:table-cell office:value-type="float" office:value="5649498640" table:style-name="ce1">
            <text:p>56494986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5</text:p>
          </table:table-cell>
          <table:table-cell office:value-type="float" office:value="2670531785" table:style-name="ce1">
            <text:p>2670531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6</text:p>
          </table:table-cell>
          <table:table-cell office:value-type="float" office:value="5708313953" table:style-name="ce1">
            <text:p>57083139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7</text:p>
          </table:table-cell>
          <table:table-cell office:value-type="float" office:value="8793861742" table:style-name="ce1">
            <text:p>87938617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8</text:p>
          </table:table-cell>
          <table:table-cell office:value-type="float" office:value="1963863937" table:style-name="ce1">
            <text:p>19638639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49</text:p>
          </table:table-cell>
          <table:table-cell office:value-type="float" office:value="4095089513" table:style-name="ce1">
            <text:p>4095089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0</text:p>
          </table:table-cell>
          <table:table-cell office:value-type="float" office:value="7868315132" table:style-name="ce1">
            <text:p>78683151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1</text:p>
          </table:table-cell>
          <table:table-cell office:value-type="float" office:value="3605087393" table:style-name="ce1">
            <text:p>36050873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2</text:p>
          </table:table-cell>
          <table:table-cell office:value-type="float" office:value="9498317329" table:style-name="ce1">
            <text:p>94983173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3</text:p>
          </table:table-cell>
          <table:table-cell office:value-type="float" office:value="3420579059" table:style-name="ce1">
            <text:p>34205790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4</text:p>
          </table:table-cell>
          <table:table-cell office:value-type="float" office:value="6415027874" table:style-name="ce1">
            <text:p>64150278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5</text:p>
          </table:table-cell>
          <table:table-cell office:value-type="float" office:value="8518352381" table:style-name="ce1">
            <text:p>85183523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6</text:p>
          </table:table-cell>
          <table:table-cell office:value-type="float" office:value="2728356796" table:style-name="ce1">
            <text:p>27283567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7</text:p>
          </table:table-cell>
          <table:table-cell office:value-type="float" office:value="1023803484" table:style-name="ce1">
            <text:p>10238034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8</text:p>
          </table:table-cell>
          <table:table-cell office:value-type="float" office:value="4898351240" table:style-name="ce1">
            <text:p>48983512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59</text:p>
          </table:table-cell>
          <table:table-cell office:value-type="float" office:value="8036153601" table:style-name="ce1">
            <text:p>80361536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0</text:p>
          </table:table-cell>
          <table:table-cell office:value-type="float" office:value="7329485863" table:style-name="ce1">
            <text:p>73294858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1</text:p>
          </table:table-cell>
          <table:table-cell office:value-type="float" office:value="4291604783" table:style-name="ce1">
            <text:p>4291604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2</text:p>
          </table:table-cell>
          <table:table-cell office:value-type="float" office:value="3834936964" table:style-name="ce1">
            <text:p>3834936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3</text:p>
          </table:table-cell>
          <table:table-cell office:value-type="float" office:value="6932717090" table:style-name="ce1">
            <text:p>69327170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4</text:p>
          </table:table-cell>
          <table:table-cell office:value-type="float" office:value="6758308567" table:style-name="ce1">
            <text:p>67583085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5</text:p>
          </table:table-cell>
          <table:table-cell office:value-type="float" office:value="3982749643" table:style-name="ce1">
            <text:p>39827496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6</text:p>
          </table:table-cell>
          <table:table-cell office:value-type="float" office:value="5052741801" table:style-name="ce1">
            <text:p>50527418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7</text:p>
          </table:table-cell>
          <table:table-cell office:value-type="float" office:value="8151634104" table:style-name="ce1">
            <text:p>81516341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8</text:p>
          </table:table-cell>
          <table:table-cell office:value-type="float" office:value="2957293043" table:style-name="ce1">
            <text:p>29572930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69</text:p>
          </table:table-cell>
          <table:table-cell office:value-type="float" office:value="4350521897" table:style-name="ce1">
            <text:p>43505218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0</text:p>
          </table:table-cell>
          <table:table-cell office:value-type="float" office:value="1365073062" table:style-name="ce1">
            <text:p>13650730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1</text:p>
          </table:table-cell>
          <table:table-cell office:value-type="float" office:value="1481675084" table:style-name="ce1">
            <text:p>1481675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2</text:p>
          </table:table-cell>
          <table:table-cell office:value-type="float" office:value="3785018354" table:style-name="ce1">
            <text:p>37850183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3</text:p>
          </table:table-cell>
          <table:table-cell office:value-type="float" office:value="6817234913" table:style-name="ce1">
            <text:p>68172349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4</text:p>
          </table:table-cell>
          <table:table-cell office:value-type="float" office:value="9802782739" table:style-name="ce1">
            <text:p>98027827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5</text:p>
          </table:table-cell>
          <table:table-cell office:value-type="float" office:value="5101670508" table:style-name="ce1">
            <text:p>5101670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6</text:p>
          </table:table-cell>
          <table:table-cell office:value-type="float" office:value="3672060587" table:style-name="ce1">
            <text:p>36720605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7</text:p>
          </table:table-cell>
          <table:table-cell office:value-type="float" office:value="2636406132" table:style-name="ce1">
            <text:p>26364061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8</text:p>
          </table:table-cell>
          <table:table-cell office:value-type="float" office:value="5764287268" table:style-name="ce1">
            <text:p>57642872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79</text:p>
          </table:table-cell>
          <table:table-cell office:value-type="float" office:value="1930849415" table:style-name="ce1">
            <text:p>19308494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0</text:p>
          </table:table-cell>
          <table:table-cell office:value-type="float" office:value="4062064920" table:style-name="ce1">
            <text:p>4062064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1</text:p>
          </table:table-cell>
          <table:table-cell office:value-type="float" office:value="7835391649" table:style-name="ce1">
            <text:p>78353916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2</text:p>
          </table:table-cell>
          <table:table-cell office:value-type="float" office:value="7983104714" table:style-name="ce1">
            <text:p>79831047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3</text:p>
          </table:table-cell>
          <table:table-cell office:value-type="float" office:value="3497543686" table:style-name="ce1">
            <text:p>34975436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4</text:p>
          </table:table-cell>
          <table:table-cell office:value-type="float" office:value="6482092508" table:style-name="ce1">
            <text:p>6482092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5</text:p>
          </table:table-cell>
          <table:table-cell office:value-type="float" office:value="8585327051" table:style-name="ce1">
            <text:p>85853270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6</text:p>
          </table:table-cell>
          <table:table-cell office:value-type="float" office:value="2795320320" table:style-name="ce1">
            <text:p>27953203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7</text:p>
          </table:table-cell>
          <table:table-cell office:value-type="float" office:value="5616471860" table:style-name="ce1">
            <text:p>56164718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8</text:p>
          </table:table-cell>
          <table:table-cell office:value-type="float" office:value="8601929612" table:style-name="ce1">
            <text:p>86019296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89</text:p>
          </table:table-cell>
          <table:table-cell office:value-type="float" office:value="2843145278" table:style-name="ce1">
            <text:p>2843145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0</text:p>
          </table:table-cell>
          <table:table-cell office:value-type="float" office:value="4914251846" table:style-name="ce1">
            <text:p>49142518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1</text:p>
          </table:table-cell>
          <table:table-cell office:value-type="float" office:value="1815369614" table:style-name="ce1">
            <text:p>18153696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2</text:p>
          </table:table-cell>
          <table:table-cell office:value-type="float" office:value="6530816393" table:style-name="ce1">
            <text:p>65308163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3</text:p>
          </table:table-cell>
          <table:table-cell office:value-type="float" office:value="9306475262" table:style-name="ce1">
            <text:p>93064752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4</text:p>
          </table:table-cell>
          <table:table-cell office:value-type="float" office:value="3546479656" table:style-name="ce1">
            <text:p>35464796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5</text:p>
          </table:table-cell>
          <table:table-cell office:value-type="float" office:value="4316493275" table:style-name="ce1">
            <text:p>43164932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6</text:p>
          </table:table-cell>
          <table:table-cell office:value-type="float" office:value="7189729878" table:style-name="ce1">
            <text:p>7189729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7</text:p>
          </table:table-cell>
          <table:table-cell office:value-type="float" office:value="1321945469" table:style-name="ce1">
            <text:p>13219454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8</text:p>
          </table:table-cell>
          <table:table-cell office:value-type="float" office:value="6725384315" table:style-name="ce1">
            <text:p>6725384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899</text:p>
          </table:table-cell>
          <table:table-cell office:value-type="float" office:value="9719721080" table:style-name="ce1">
            <text:p>97197210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0</text:p>
          </table:table-cell>
          <table:table-cell office:value-type="float" office:value="3959725474" table:style-name="ce1">
            <text:p>39597254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1</text:p>
          </table:table-cell>
          <table:table-cell office:value-type="float" office:value="5029727624" table:style-name="ce1">
            <text:p>50297276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2</text:p>
          </table:table-cell>
          <table:table-cell office:value-type="float" office:value="8128619848" table:style-name="ce1">
            <text:p>81286198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3</text:p>
          </table:table-cell>
          <table:table-cell office:value-type="float" office:value="2049759379" table:style-name="ce1">
            <text:p>20497593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4</text:p>
          </table:table-cell>
          <table:table-cell office:value-type="float" office:value="8943190498" table:style-name="ce1">
            <text:p>89431904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5</text:p>
          </table:table-cell>
          <table:table-cell office:value-type="float" office:value="1458640475" table:style-name="ce1">
            <text:p>1458640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6</text:p>
          </table:table-cell>
          <table:table-cell office:value-type="float" office:value="4142087151" table:style-name="ce1">
            <text:p>41420871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7</text:p>
          </table:table-cell>
          <table:table-cell office:value-type="float" office:value="3741972650" table:style-name="ce1">
            <text:p>37419726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8</text:p>
          </table:table-cell>
          <table:table-cell office:value-type="float" office:value="9868646071" table:style-name="ce1">
            <text:p>98686460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09</text:p>
          </table:table-cell>
          <table:table-cell office:value-type="float" office:value="3801918068" table:style-name="ce1">
            <text:p>3801918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0</text:p>
          </table:table-cell>
          <table:table-cell office:value-type="float" office:value="6909790294" table:style-name="ce1">
            <text:p>69097902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1</text:p>
          </table:table-cell>
          <table:table-cell office:value-type="float" office:value="2197576837" table:style-name="ce1">
            <text:p>21975768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2</text:p>
          </table:table-cell>
          <table:table-cell office:value-type="float" office:value="5960803571" table:style-name="ce1">
            <text:p>5960803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3</text:p>
          </table:table-cell>
          <table:table-cell office:value-type="float" office:value="7396461323" table:style-name="ce1">
            <text:p>73964613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4</text:p>
          </table:table-cell>
          <table:table-cell office:value-type="float" office:value="4268680253" table:style-name="ce1">
            <text:p>42686802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5</text:p>
          </table:table-cell>
          <table:table-cell office:value-type="float" office:value="2389718971" table:style-name="ce1">
            <text:p>23897189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6</text:p>
          </table:table-cell>
          <table:table-cell office:value-type="float" office:value="5376489094" table:style-name="ce1">
            <text:p>53764890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7</text:p>
          </table:table-cell>
          <table:table-cell office:value-type="float" office:value="7470828946" table:style-name="ce1">
            <text:p>74708289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8</text:p>
          </table:table-cell>
          <table:table-cell office:value-type="float" office:value="4782047869" table:style-name="ce1">
            <text:p>47820478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19</text:p>
          </table:table-cell>
          <table:table-cell office:value-type="float" office:value="9107594587" table:style-name="ce1">
            <text:p>91075945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0</text:p>
          </table:table-cell>
          <table:table-cell office:value-type="float" office:value="3206486735" table:style-name="ce1">
            <text:p>32064867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1</text:p>
          </table:table-cell>
          <table:table-cell office:value-type="float" office:value="6079713425" table:style-name="ce1">
            <text:p>6079713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2</text:p>
          </table:table-cell>
          <table:table-cell office:value-type="float" office:value="9234296497" table:style-name="ce1">
            <text:p>92342964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3</text:p>
          </table:table-cell>
          <table:table-cell office:value-type="float" office:value="4507527518" table:style-name="ce1">
            <text:p>45075275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4</text:p>
          </table:table-cell>
          <table:table-cell office:value-type="float" office:value="1527560675" table:style-name="ce1">
            <text:p>15275606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5</text:p>
          </table:table-cell>
          <table:table-cell office:value-type="float" office:value="4656452878" table:style-name="ce1">
            <text:p>4656452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6</text:p>
          </table:table-cell>
          <table:table-cell office:value-type="float" office:value="9059781736" table:style-name="ce1">
            <text:p>90597817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7</text:p>
          </table:table-cell>
          <table:table-cell office:value-type="float" office:value="8357568472" table:style-name="ce1">
            <text:p>83575684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8</text:p>
          </table:table-cell>
          <table:table-cell office:value-type="float" office:value="3718069597" table:style-name="ce1">
            <text:p>37180695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29</text:p>
          </table:table-cell>
          <table:table-cell office:value-type="float" office:value="6840284093" table:style-name="ce1">
            <text:p>68402840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0</text:p>
          </table:table-cell>
          <table:table-cell office:value-type="float" office:value="9835732846" table:style-name="ce1">
            <text:p>98357328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1</text:p>
          </table:table-cell>
          <table:table-cell office:value-type="float" office:value="5145738425" table:style-name="ce1">
            <text:p>5145738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2</text:p>
          </table:table-cell>
          <table:table-cell office:value-type="float" office:value="4108060608" table:style-name="ce1">
            <text:p>41080606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3</text:p>
          </table:table-cell>
          <table:table-cell office:value-type="float" office:value="7204629572" table:style-name="ce1">
            <text:p>72046295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4</text:p>
          </table:table-cell>
          <table:table-cell office:value-type="float" office:value="7363547839" table:style-name="ce1">
            <text:p>73635478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5</text:p>
          </table:table-cell>
          <table:table-cell office:value-type="float" office:value="1240217871" table:style-name="ce1">
            <text:p>12402178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6</text:p>
          </table:table-cell>
          <table:table-cell office:value-type="float" office:value="4235765615" table:style-name="ce1">
            <text:p>4235765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7</text:p>
          </table:table-cell>
          <table:table-cell office:value-type="float" office:value="9650213486" table:style-name="ce1">
            <text:p>96502134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8</text:p>
          </table:table-cell>
          <table:table-cell office:value-type="float" office:value="6965764570" table:style-name="ce1">
            <text:p>69657645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39</text:p>
          </table:table-cell>
          <table:table-cell office:value-type="float" office:value="8069101215" table:style-name="ce1">
            <text:p>80691012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0</text:p>
          </table:table-cell>
          <table:table-cell office:value-type="float" office:value="2164659047" table:style-name="ce1">
            <text:p>21646590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1</text:p>
          </table:table-cell>
          <table:table-cell office:value-type="float" office:value="5937985686" table:style-name="ce1">
            <text:p>59379856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2</text:p>
          </table:table-cell>
          <table:table-cell office:value-type="float" office:value="5085703196" table:style-name="ce1">
            <text:p>50857031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3</text:p>
          </table:table-cell>
          <table:table-cell office:value-type="float" office:value="8184695365" table:style-name="ce1">
            <text:p>81846953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4</text:p>
          </table:table-cell>
          <table:table-cell office:value-type="float" office:value="2980254210" table:style-name="ce1">
            <text:p>29802542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5</text:p>
          </table:table-cell>
          <table:table-cell office:value-type="float" office:value="4383580850" table:style-name="ce1">
            <text:p>43835808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6</text:p>
          </table:table-cell>
          <table:table-cell office:value-type="float" office:value="7156816415" table:style-name="ce1">
            <text:p>71568164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7</text:p>
          </table:table-cell>
          <table:table-cell office:value-type="float" office:value="6792478651" table:style-name="ce1">
            <text:p>67924786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8</text:p>
          </table:table-cell>
          <table:table-cell office:value-type="float" office:value="9786815317" table:style-name="ce1">
            <text:p>97868153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49</text:p>
          </table:table-cell>
          <table:table-cell office:value-type="float" office:value="3926818693" table:style-name="ce1">
            <text:p>39268186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0</text:p>
          </table:table-cell>
          <table:table-cell office:value-type="float" office:value="4574614139" table:style-name="ce1">
            <text:p>45746141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1</text:p>
          </table:table-cell>
          <table:table-cell office:value-type="float" office:value="1702498571" table:style-name="ce1">
            <text:p>1702498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2</text:p>
          </table:table-cell>
          <table:table-cell office:value-type="float" office:value="6194613068" table:style-name="ce1">
            <text:p>6194613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3</text:p>
          </table:table-cell>
          <table:table-cell office:value-type="float" office:value="9290272913" table:style-name="ce1">
            <text:p>92902729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4</text:p>
          </table:table-cell>
          <table:table-cell office:value-type="float" office:value="3098053041" table:style-name="ce1">
            <text:p>30980530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5</text:p>
          </table:table-cell>
          <table:table-cell office:value-type="float" office:value="8264615264" table:style-name="ce1">
            <text:p>82646152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6</text:p>
          </table:table-cell>
          <table:table-cell office:value-type="float" office:value="2404618530" table:style-name="ce1">
            <text:p>2404618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7</text:p>
          </table:table-cell>
          <table:table-cell office:value-type="float" office:value="5217973858" table:style-name="ce1">
            <text:p>52179738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8</text:p>
          </table:table-cell>
          <table:table-cell office:value-type="float" office:value="8313532793" table:style-name="ce1">
            <text:p>83135327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59</text:p>
          </table:table-cell>
          <table:table-cell office:value-type="float" office:value="4623538319" table:style-name="ce1">
            <text:p>46235383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0</text:p>
          </table:table-cell>
          <table:table-cell office:value-type="float" office:value="6253537274" table:style-name="ce1">
            <text:p>62535372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1</text:p>
          </table:table-cell>
          <table:table-cell office:value-type="float" office:value="9026863867" table:style-name="ce1">
            <text:p>90268638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2</text:p>
          </table:table-cell>
          <table:table-cell office:value-type="float" office:value="9174681404" table:style-name="ce1">
            <text:p>91746814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3</text:p>
          </table:table-cell>
          <table:table-cell office:value-type="float" office:value="8472468140" table:style-name="ce1">
            <text:p>84724681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4</text:p>
          </table:table-cell>
          <table:table-cell office:value-type="float" office:value="2356805825" table:style-name="ce1">
            <text:p>23568058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5</text:p>
          </table:table-cell>
          <table:table-cell office:value-type="float" office:value="5343575869" table:style-name="ce1">
            <text:p>53435758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6</text:p>
          </table:table-cell>
          <table:table-cell office:value-type="float" office:value="7436801438" table:style-name="ce1">
            <text:p>74368014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7</text:p>
          </table:table-cell>
          <table:table-cell office:value-type="float" office:value="1642460343" table:style-name="ce1">
            <text:p>16424603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8</text:p>
          </table:table-cell>
          <table:table-cell office:value-type="float" office:value="8541370295" table:style-name="ce1">
            <text:p>85413702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69</text:p>
          </table:table-cell>
          <table:table-cell office:value-type="float" office:value="5857932457" table:style-name="ce1">
            <text:p>58579324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0</text:p>
          </table:table-cell>
          <table:table-cell office:value-type="float" office:value="7950268034" table:style-name="ce1">
            <text:p>79502680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1</text:p>
          </table:table-cell>
          <table:table-cell office:value-type="float" office:value="4821375752" table:style-name="ce1">
            <text:p>48213757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2</text:p>
          </table:table-cell>
          <table:table-cell office:value-type="float" office:value="9581378012" table:style-name="ce1">
            <text:p>95813780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3</text:p>
          </table:table-cell>
          <table:table-cell office:value-type="float" office:value="3464604674" table:style-name="ce1">
            <text:p>34646046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4</text:p>
          </table:table-cell>
          <table:table-cell office:value-type="float" office:value="6459152480" table:style-name="ce1">
            <text:p>64591524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5</text:p>
          </table:table-cell>
          <table:table-cell office:value-type="float" office:value="6507969814" table:style-name="ce1">
            <text:p>65079698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6</text:p>
          </table:table-cell>
          <table:table-cell office:value-type="float" office:value="9373528783" table:style-name="ce1">
            <text:p>9373528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7</text:p>
          </table:table-cell>
          <table:table-cell office:value-type="float" office:value="5683524317" table:style-name="ce1">
            <text:p>56835243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8</text:p>
          </table:table-cell>
          <table:table-cell office:value-type="float" office:value="8678072123" table:style-name="ce1">
            <text:p>86780721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79</text:p>
          </table:table-cell>
          <table:table-cell office:value-type="float" office:value="2810297627" table:style-name="ce1">
            <text:p>28102976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0</text:p>
          </table:table-cell>
          <table:table-cell office:value-type="float" office:value="7075748746" table:style-name="ce1">
            <text:p>70757487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1</text:p>
          </table:table-cell>
          <table:table-cell office:value-type="float" office:value="1907903780" table:style-name="ce1">
            <text:p>19079037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2</text:p>
          </table:table-cell>
          <table:table-cell office:value-type="float" office:value="4039128213" table:style-name="ce1">
            <text:p>40391282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3</text:p>
          </table:table-cell>
          <table:table-cell office:value-type="float" office:value="7802454824" table:style-name="ce1">
            <text:p>78024548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4</text:p>
          </table:table-cell>
          <table:table-cell office:value-type="float" office:value="3638013785" table:style-name="ce1">
            <text:p>3638013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5</text:p>
          </table:table-cell>
          <table:table-cell office:value-type="float" office:value="9421342620" table:style-name="ce1">
            <text:p>94213426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6</text:p>
          </table:table-cell>
          <table:table-cell office:value-type="float" office:value="2603567186" table:style-name="ce1">
            <text:p>26035671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7</text:p>
          </table:table-cell>
          <table:table-cell office:value-type="float" office:value="5731348256" table:style-name="ce1">
            <text:p>57313482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8</text:p>
          </table:table-cell>
          <table:table-cell office:value-type="float" office:value="3431517405" table:style-name="ce1">
            <text:p>34315174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89</text:p>
          </table:table-cell>
          <table:table-cell office:value-type="float" office:value="9525958516" table:style-name="ce1">
            <text:p>9525958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0</text:p>
          </table:table-cell>
          <table:table-cell office:value-type="float" office:value="8596068535" table:style-name="ce1">
            <text:p>85960685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1</text:p>
          </table:table-cell>
          <table:table-cell office:value-type="float" office:value="1034848547" table:style-name="ce1">
            <text:p>10348485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2</text:p>
          </table:table-cell>
          <table:table-cell office:value-type="float" office:value="7905956356" table:style-name="ce1">
            <text:p>79059563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3</text:p>
          </table:table-cell>
          <table:table-cell office:value-type="float" office:value="1826098343" table:style-name="ce1">
            <text:p>18260983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4</text:p>
          </table:table-cell>
          <table:table-cell office:value-type="float" office:value="4958214920" table:style-name="ce1">
            <text:p>4958214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5</text:p>
          </table:table-cell>
          <table:table-cell office:value-type="float" office:value="9351549478" table:style-name="ce1">
            <text:p>93515494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6</text:p>
          </table:table-cell>
          <table:table-cell office:value-type="float" office:value="3568219489" table:style-name="ce1">
            <text:p>35682194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7</text:p>
          </table:table-cell>
          <table:table-cell office:value-type="float" office:value="6585980590" table:style-name="ce1">
            <text:p>65859805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8</text:p>
          </table:table-cell>
          <table:table-cell office:value-type="float" office:value="8645982760" table:style-name="ce1">
            <text:p>86459827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999</text:p>
          </table:table-cell>
          <table:table-cell office:value-type="float" office:value="5650434917" table:style-name="ce1">
            <text:p>56504349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0</text:p>
          </table:table-cell>
          <table:table-cell office:value-type="float" office:value="8704810394" table:style-name="ce1">
            <text:p>87048103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1</text:p>
          </table:table-cell>
          <table:table-cell office:value-type="float" office:value="4073705873" table:style-name="ce1">
            <text:p>40737058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2</text:p>
          </table:table-cell>
          <table:table-cell office:value-type="float" office:value="6378259267" table:style-name="ce1">
            <text:p>63782592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3</text:p>
          </table:table-cell>
          <table:table-cell office:value-type="float" office:value="3616034786" table:style-name="ce1">
            <text:p>36160347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4</text:p>
          </table:table-cell>
          <table:table-cell office:value-type="float" office:value="7282610205" table:style-name="ce1">
            <text:p>72826102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5</text:p>
          </table:table-cell>
          <table:table-cell office:value-type="float" office:value="6895949131" table:style-name="ce1">
            <text:p>68959491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6</text:p>
          </table:table-cell>
          <table:table-cell office:value-type="float" office:value="3796057945" table:style-name="ce1">
            <text:p>37960579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7</text:p>
          </table:table-cell>
          <table:table-cell office:value-type="float" office:value="8987163517" table:style-name="ce1">
            <text:p>89871635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8</text:p>
          </table:table-cell>
          <table:table-cell office:value-type="float" office:value="2083723521" table:style-name="ce1">
            <text:p>20837235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09</text:p>
          </table:table-cell>
          <table:table-cell office:value-type="float" office:value="2142640941" table:style-name="ce1">
            <text:p>21426409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0</text:p>
          </table:table-cell>
          <table:table-cell office:value-type="float" office:value="5915976508" table:style-name="ce1">
            <text:p>5915976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1</text:p>
          </table:table-cell>
          <table:table-cell office:value-type="float" office:value="8014869829" table:style-name="ce1">
            <text:p>80148698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2</text:p>
          </table:table-cell>
          <table:table-cell office:value-type="float" office:value="1217194397" table:style-name="ce1">
            <text:p>12171943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3</text:p>
          </table:table-cell>
          <table:table-cell office:value-type="float" office:value="4202642157" table:style-name="ce1">
            <text:p>42026421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4</text:p>
          </table:table-cell>
          <table:table-cell office:value-type="float" office:value="7307191097" table:style-name="ce1">
            <text:p>73071910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5</text:p>
          </table:table-cell>
          <table:table-cell office:value-type="float" office:value="3845971070" table:style-name="ce1">
            <text:p>38459710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6</text:p>
          </table:table-cell>
          <table:table-cell office:value-type="float" office:value="6943752161" table:style-name="ce1">
            <text:p>69437521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7</text:p>
          </table:table-cell>
          <table:table-cell office:value-type="float" office:value="9605978787" table:style-name="ce1">
            <text:p>96059787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8</text:p>
          </table:table-cell>
          <table:table-cell office:value-type="float" office:value="9753795939" table:style-name="ce1">
            <text:p>97537959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19</text:p>
          </table:table-cell>
          <table:table-cell office:value-type="float" office:value="6769358281" table:style-name="ce1">
            <text:p>67693582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0</text:p>
          </table:table-cell>
          <table:table-cell office:value-type="float" office:value="2935919395" table:style-name="ce1">
            <text:p>29359193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1</text:p>
          </table:table-cell>
          <table:table-cell office:value-type="float" office:value="5063791526" table:style-name="ce1">
            <text:p>5063791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2</text:p>
          </table:table-cell>
          <table:table-cell office:value-type="float" office:value="1343796029" table:style-name="ce1">
            <text:p>13437960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3</text:p>
          </table:table-cell>
          <table:table-cell office:value-type="float" office:value="4361578262" table:style-name="ce1">
            <text:p>43615782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4</text:p>
          </table:table-cell>
          <table:table-cell office:value-type="float" office:value="2459376298" table:style-name="ce1">
            <text:p>24593762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5</text:p>
          </table:table-cell>
          <table:table-cell office:value-type="float" office:value="7539372865" table:style-name="ce1">
            <text:p>7539372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6</text:p>
          </table:table-cell>
          <table:table-cell office:value-type="float" office:value="1746042848" table:style-name="ce1">
            <text:p>17460428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7</text:p>
          </table:table-cell>
          <table:table-cell office:value-type="float" office:value="4541591726" table:style-name="ce1">
            <text:p>45415917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8</text:p>
          </table:table-cell>
          <table:table-cell office:value-type="float" office:value="9278260678" table:style-name="ce1">
            <text:p>9278260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29</text:p>
          </table:table-cell>
          <table:table-cell office:value-type="float" office:value="6172601759" table:style-name="ce1">
            <text:p>61726017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0</text:p>
          </table:table-cell>
          <table:table-cell office:value-type="float" office:value="6297184520" table:style-name="ce1">
            <text:p>62971845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1</text:p>
          </table:table-cell>
          <table:table-cell office:value-type="float" office:value="9093743432" table:style-name="ce1">
            <text:p>90937434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2</text:p>
          </table:table-cell>
          <table:table-cell office:value-type="float" office:value="3192636734" table:style-name="ce1">
            <text:p>31926367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3</text:p>
          </table:table-cell>
          <table:table-cell office:value-type="float" office:value="5262638930" table:style-name="ce1">
            <text:p>52626389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4</text:p>
          </table:table-cell>
          <table:table-cell office:value-type="float" office:value="8391520187" table:style-name="ce1">
            <text:p>83915201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5</text:p>
          </table:table-cell>
          <table:table-cell office:value-type="float" office:value="2507180190" table:style-name="ce1">
            <text:p>25071801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6</text:p>
          </table:table-cell>
          <table:table-cell office:value-type="float" office:value="4678293493" table:style-name="ce1">
            <text:p>46782934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7</text:p>
          </table:table-cell>
          <table:table-cell office:value-type="float" office:value="7698296739" table:style-name="ce1">
            <text:p>76982967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8</text:p>
          </table:table-cell>
          <table:table-cell office:value-type="float" office:value="1572634574" table:style-name="ce1">
            <text:p>15726345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39</text:p>
          </table:table-cell>
          <table:table-cell office:value-type="float" office:value="1620451923" table:style-name="ce1">
            <text:p>16204519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0</text:p>
          </table:table-cell>
          <table:table-cell office:value-type="float" office:value="4726010897" table:style-name="ce1">
            <text:p>47260108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1</text:p>
          </table:table-cell>
          <table:table-cell office:value-type="float" office:value="3251561901" table:style-name="ce1">
            <text:p>32515619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2</text:p>
          </table:table-cell>
          <table:table-cell office:value-type="float" office:value="6024897521" table:style-name="ce1">
            <text:p>60248975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3</text:p>
          </table:table-cell>
          <table:table-cell office:value-type="float" office:value="9129346406" table:style-name="ce1">
            <text:p>9129346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4</text:p>
          </table:table-cell>
          <table:table-cell office:value-type="float" office:value="5310452094" table:style-name="ce1">
            <text:p>53104520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5</text:p>
          </table:table-cell>
          <table:table-cell office:value-type="float" office:value="3812957513" table:style-name="ce1">
            <text:p>3812957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6</text:p>
          </table:table-cell>
          <table:table-cell office:value-type="float" office:value="6910738604" table:style-name="ce1">
            <text:p>69107386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7</text:p>
          </table:table-cell>
          <table:table-cell office:value-type="float" office:value="2108512068" table:style-name="ce1">
            <text:p>2108512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8</text:p>
          </table:table-cell>
          <table:table-cell office:value-type="float" office:value="5971848634" table:style-name="ce1">
            <text:p>59718486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49</text:p>
          </table:table-cell>
          <table:table-cell office:value-type="float" office:value="7190768476" table:style-name="ce1">
            <text:p>71907684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0</text:p>
          </table:table-cell>
          <table:table-cell office:value-type="float" office:value="4327431767" table:style-name="ce1">
            <text:p>43274317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1</text:p>
          </table:table-cell>
          <table:table-cell office:value-type="float" office:value="3937437305" table:style-name="ce1">
            <text:p>39374373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2</text:p>
          </table:table-cell>
          <table:table-cell office:value-type="float" office:value="6736329568" table:style-name="ce1">
            <text:p>67363295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3</text:p>
          </table:table-cell>
          <table:table-cell office:value-type="float" office:value="8139658474" table:style-name="ce1">
            <text:p>81396584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4</text:p>
          </table:table-cell>
          <table:table-cell office:value-type="float" office:value="5030765189" table:style-name="ce1">
            <text:p>50307651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5</text:p>
          </table:table-cell>
          <table:table-cell office:value-type="float" office:value="2050708920" table:style-name="ce1">
            <text:p>2050708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6</text:p>
          </table:table-cell>
          <table:table-cell office:value-type="float" office:value="4120701214" table:style-name="ce1">
            <text:p>41207012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7</text:p>
          </table:table-cell>
          <table:table-cell office:value-type="float" office:value="1469696761" table:style-name="ce1">
            <text:p>14696967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8</text:p>
          </table:table-cell>
          <table:table-cell office:value-type="float" office:value="9879695607" table:style-name="ce1">
            <text:p>98796956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59</text:p>
          </table:table-cell>
          <table:table-cell office:value-type="float" office:value="3752921276" table:style-name="ce1">
            <text:p>37529212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0</text:p>
          </table:table-cell>
          <table:table-cell office:value-type="float" office:value="4634168129" table:style-name="ce1">
            <text:p>46341681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1</text:p>
          </table:table-cell>
          <table:table-cell office:value-type="float" office:value="7654161482" table:style-name="ce1">
            <text:p>76541614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2</text:p>
          </table:table-cell>
          <table:table-cell office:value-type="float" office:value="1538508194" table:style-name="ce1">
            <text:p>15385081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3</text:p>
          </table:table-cell>
          <table:table-cell office:value-type="float" office:value="6264167084" table:style-name="ce1">
            <text:p>6264167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4</text:p>
          </table:table-cell>
          <table:table-cell office:value-type="float" office:value="9060726950" table:style-name="ce1">
            <text:p>90607269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5</text:p>
          </table:table-cell>
          <table:table-cell office:value-type="float" office:value="3169618172" table:style-name="ce1">
            <text:p>31696181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6</text:p>
          </table:table-cell>
          <table:table-cell office:value-type="float" office:value="5239614761" table:style-name="ce1">
            <text:p>52396147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7</text:p>
          </table:table-cell>
          <table:table-cell office:value-type="float" office:value="8368506964" table:style-name="ce1">
            <text:p>8368506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8</text:p>
          </table:table-cell>
          <table:table-cell office:value-type="float" office:value="2390757434" table:style-name="ce1">
            <text:p>23907574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69</text:p>
          </table:table-cell>
          <table:table-cell office:value-type="float" office:value="1697423084" table:style-name="ce1">
            <text:p>1697423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0</text:p>
          </table:table-cell>
          <table:table-cell office:value-type="float" office:value="3217425270" table:style-name="ce1">
            <text:p>32174252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1</text:p>
          </table:table-cell>
          <table:table-cell office:value-type="float" office:value="6080751809" table:style-name="ce1">
            <text:p>60807518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2</text:p>
          </table:table-cell>
          <table:table-cell office:value-type="float" office:value="9185209631" table:style-name="ce1">
            <text:p>91852096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3</text:p>
          </table:table-cell>
          <table:table-cell office:value-type="float" office:value="9245246156" table:style-name="ce1">
            <text:p>92452461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4</text:p>
          </table:table-cell>
          <table:table-cell office:value-type="float" office:value="8208578368" table:style-name="ce1">
            <text:p>82085783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5</text:p>
          </table:table-cell>
          <table:table-cell office:value-type="float" office:value="2415248340" table:style-name="ce1">
            <text:p>24152483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6</text:p>
          </table:table-cell>
          <table:table-cell office:value-type="float" office:value="5436352727" table:style-name="ce1">
            <text:p>54363527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7</text:p>
          </table:table-cell>
          <table:table-cell office:value-type="float" office:value="7506358343" table:style-name="ce1">
            <text:p>75063583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8</text:p>
          </table:table-cell>
          <table:table-cell office:value-type="float" office:value="1713028326" table:style-name="ce1">
            <text:p>17130283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79</text:p>
          </table:table-cell>
          <table:table-cell office:value-type="float" office:value="8612935939" table:style-name="ce1">
            <text:p>86129359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0</text:p>
          </table:table-cell>
          <table:table-cell office:value-type="float" office:value="2821827102" table:style-name="ce1">
            <text:p>28218271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1</text:p>
          </table:table-cell>
          <table:table-cell office:value-type="float" office:value="5627486060" table:style-name="ce1">
            <text:p>56274860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2</text:p>
          </table:table-cell>
          <table:table-cell office:value-type="float" office:value="7020712617" table:style-name="ce1">
            <text:p>70207126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3</text:p>
          </table:table-cell>
          <table:table-cell office:value-type="float" office:value="1893048254" table:style-name="ce1">
            <text:p>18930482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4</text:p>
          </table:table-cell>
          <table:table-cell office:value-type="float" office:value="9317481589" table:style-name="ce1">
            <text:p>93174815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5</text:p>
          </table:table-cell>
          <table:table-cell office:value-type="float" office:value="3524151561" table:style-name="ce1">
            <text:p>35241515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6</text:p>
          </table:table-cell>
          <table:table-cell office:value-type="float" office:value="9476305703" table:style-name="ce1">
            <text:p>9476305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7</text:p>
          </table:table-cell>
          <table:table-cell office:value-type="float" office:value="3683075741" table:style-name="ce1">
            <text:p>36830757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8</text:p>
          </table:table-cell>
          <table:table-cell office:value-type="float" office:value="4040747909" table:style-name="ce1">
            <text:p>40407479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89</text:p>
          </table:table-cell>
          <table:table-cell office:value-type="float" office:value="7846306858" table:style-name="ce1">
            <text:p>78463068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0</text:p>
          </table:table-cell>
          <table:table-cell office:value-type="float" office:value="1941854698" table:style-name="ce1">
            <text:p>1941854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1</text:p>
          </table:table-cell>
          <table:table-cell office:value-type="float" office:value="4865238739" table:style-name="ce1">
            <text:p>48652387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2</text:p>
          </table:table-cell>
          <table:table-cell office:value-type="float" office:value="3408567632" table:style-name="ce1">
            <text:p>34085676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3</text:p>
          </table:table-cell>
          <table:table-cell office:value-type="float" office:value="6493015439" table:style-name="ce1">
            <text:p>64930154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4</text:p>
          </table:table-cell>
          <table:table-cell office:value-type="float" office:value="2706347618" table:style-name="ce1">
            <text:p>27063476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5</text:p>
          </table:table-cell>
          <table:table-cell office:value-type="float" office:value="5802906590" table:style-name="ce1">
            <text:p>58029065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6</text:p>
          </table:table-cell>
          <table:table-cell office:value-type="float" office:value="8563010984" table:style-name="ce1">
            <text:p>85630109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7</text:p>
          </table:table-cell>
          <table:table-cell office:value-type="float" office:value="2367843272" table:style-name="ce1">
            <text:p>23678432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8</text:p>
          </table:table-cell>
          <table:table-cell office:value-type="float" office:value="8450173295" table:style-name="ce1">
            <text:p>84501732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099</text:p>
          </table:table-cell>
          <table:table-cell office:value-type="float" office:value="1653408791" table:style-name="ce1">
            <text:p>1653408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0</text:p>
          </table:table-cell>
          <table:table-cell office:value-type="float" office:value="4759068754" table:style-name="ce1">
            <text:p>47590687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1</text:p>
          </table:table-cell>
          <table:table-cell office:value-type="float" office:value="7414516574" table:style-name="ce1">
            <text:p>74145165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2</text:p>
          </table:table-cell>
          <table:table-cell office:value-type="float" office:value="7573430456" table:style-name="ce1">
            <text:p>75734304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3</text:p>
          </table:table-cell>
          <table:table-cell office:value-type="float" office:value="1780101582" table:style-name="ce1">
            <text:p>17801015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4</text:p>
          </table:table-cell>
          <table:table-cell office:value-type="float" office:value="6105651531" table:style-name="ce1">
            <text:p>61056515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5</text:p>
          </table:table-cell>
          <table:table-cell office:value-type="float" office:value="8275653701" table:style-name="ce1">
            <text:p>82756537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6</text:p>
          </table:table-cell>
          <table:table-cell office:value-type="float" office:value="2482324838" table:style-name="ce1">
            <text:p>24823248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7</text:p>
          </table:table-cell>
          <table:table-cell office:value-type="float" office:value="5403438278" table:style-name="ce1">
            <text:p>5403438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8</text:p>
          </table:table-cell>
          <table:table-cell office:value-type="float" office:value="5295696850" table:style-name="ce1">
            <text:p>52956968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09</text:p>
          </table:table-cell>
          <table:table-cell office:value-type="float" office:value="8324589169" table:style-name="ce1">
            <text:p>83245891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0</text:p>
          </table:table-cell>
          <table:table-cell office:value-type="float" office:value="2530148019" table:style-name="ce1">
            <text:p>25301480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1</text:p>
          </table:table-cell>
          <table:table-cell office:value-type="float" office:value="4601254697" table:style-name="ce1">
            <text:p>46012546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2</text:p>
          </table:table-cell>
          <table:table-cell office:value-type="float" office:value="1505695751" table:style-name="ce1">
            <text:p>15056957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3</text:p>
          </table:table-cell>
          <table:table-cell office:value-type="float" office:value="6231253542" table:style-name="ce1">
            <text:p>62312535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4</text:p>
          </table:table-cell>
          <table:table-cell office:value-type="float" office:value="9037813526" table:style-name="ce1">
            <text:p>9037813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5</text:p>
          </table:table-cell>
          <table:table-cell office:value-type="float" office:value="3136705784" table:style-name="ce1">
            <text:p>31367057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6</text:p>
          </table:table-cell>
          <table:table-cell office:value-type="float" office:value="1918948989" table:style-name="ce1">
            <text:p>19189489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7</text:p>
          </table:table-cell>
          <table:table-cell office:value-type="float" office:value="6301276701" table:style-name="ce1">
            <text:p>63012767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8</text:p>
          </table:table-cell>
          <table:table-cell office:value-type="float" office:value="9432381257" table:style-name="ce1">
            <text:p>94323812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19</text:p>
          </table:table-cell>
          <table:table-cell office:value-type="float" office:value="3649051268" table:style-name="ce1">
            <text:p>36490512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0</text:p>
          </table:table-cell>
          <table:table-cell office:value-type="float" office:value="5719053464" table:style-name="ce1">
            <text:p>57190534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1</text:p>
          </table:table-cell>
          <table:table-cell office:value-type="float" office:value="8737835635" table:style-name="ce1">
            <text:p>87378356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2</text:p>
          </table:table-cell>
          <table:table-cell office:value-type="float" office:value="2614505678" table:style-name="ce1">
            <text:p>2614505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3</text:p>
          </table:table-cell>
          <table:table-cell office:value-type="float" office:value="8529082019" table:style-name="ce1">
            <text:p>85290820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4</text:p>
          </table:table-cell>
          <table:table-cell office:value-type="float" office:value="4832314298" table:style-name="ce1">
            <text:p>48323142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5</text:p>
          </table:table-cell>
          <table:table-cell office:value-type="float" office:value="6460191908" table:style-name="ce1">
            <text:p>64601919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6</text:p>
          </table:table-cell>
          <table:table-cell office:value-type="float" office:value="9569083195" table:style-name="ce1">
            <text:p>95690831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7</text:p>
          </table:table-cell>
          <table:table-cell office:value-type="float" office:value="9384574013" table:style-name="ce1">
            <text:p>93845740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8</text:p>
          </table:table-cell>
          <table:table-cell office:value-type="float" office:value="8689021703" table:style-name="ce1">
            <text:p>8689021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29</text:p>
          </table:table-cell>
          <table:table-cell office:value-type="float" office:value="2898914068" table:style-name="ce1">
            <text:p>2898914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0</text:p>
          </table:table-cell>
          <table:table-cell office:value-type="float" office:value="5694573952" table:style-name="ce1">
            <text:p>56945739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1</text:p>
          </table:table-cell>
          <table:table-cell office:value-type="float" office:value="7086797317" table:style-name="ce1">
            <text:p>70867973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2</text:p>
          </table:table-cell>
          <table:table-cell office:value-type="float" office:value="1859024087" table:style-name="ce1">
            <text:p>18590240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3</text:p>
          </table:table-cell>
          <table:table-cell office:value-type="float" office:value="2968934950" table:style-name="ce1">
            <text:p>29689349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4</text:p>
          </table:table-cell>
          <table:table-cell office:value-type="float" office:value="7167821698" table:style-name="ce1">
            <text:p>7167821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5</text:p>
          </table:table-cell>
          <table:table-cell office:value-type="float" office:value="4394595050" table:style-name="ce1">
            <text:p>43945950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6</text:p>
          </table:table-cell>
          <table:table-cell office:value-type="float" office:value="6703483850" table:style-name="ce1">
            <text:p>67034838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7</text:p>
          </table:table-cell>
          <table:table-cell office:value-type="float" office:value="9846745813" table:style-name="ce1">
            <text:p>98467458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8</text:p>
          </table:table-cell>
          <table:table-cell office:value-type="float" office:value="3729071429" table:style-name="ce1">
            <text:p>37290714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39</text:p>
          </table:table-cell>
          <table:table-cell office:value-type="float" office:value="8921292506" table:style-name="ce1">
            <text:p>89212925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0</text:p>
          </table:table-cell>
          <table:table-cell office:value-type="float" office:value="4186742516" table:style-name="ce1">
            <text:p>4186742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1</text:p>
          </table:table-cell>
          <table:table-cell office:value-type="float" office:value="1425638195" table:style-name="ce1">
            <text:p>14256381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2</text:p>
          </table:table-cell>
          <table:table-cell office:value-type="float" office:value="4246789645" table:style-name="ce1">
            <text:p>42467896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3</text:p>
          </table:table-cell>
          <table:table-cell office:value-type="float" office:value="7341237458" table:style-name="ce1">
            <text:p>73412374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4</text:p>
          </table:table-cell>
          <table:table-cell office:value-type="float" office:value="3878909641" table:style-name="ce1">
            <text:p>38789096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5</text:p>
          </table:table-cell>
          <table:table-cell office:value-type="float" office:value="2175675272" table:style-name="ce1">
            <text:p>21756752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6</text:p>
          </table:table-cell>
          <table:table-cell office:value-type="float" office:value="8047894168" table:style-name="ce1">
            <text:p>80478941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7</text:p>
          </table:table-cell>
          <table:table-cell office:value-type="float" office:value="3971734514" table:style-name="ce1">
            <text:p>39717345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8</text:p>
          </table:table-cell>
          <table:table-cell office:value-type="float" office:value="6747393493" table:style-name="ce1">
            <text:p>67473934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49</text:p>
          </table:table-cell>
          <table:table-cell office:value-type="float" office:value="9764063450" table:style-name="ce1">
            <text:p>97640634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0</text:p>
          </table:table-cell>
          <table:table-cell office:value-type="float" office:value="5041739040" table:style-name="ce1">
            <text:p>5041739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1</text:p>
          </table:table-cell>
          <table:table-cell office:value-type="float" office:value="7145175608" table:style-name="ce1">
            <text:p>71451756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2</text:p>
          </table:table-cell>
          <table:table-cell office:value-type="float" office:value="7260656417" table:style-name="ce1">
            <text:p>72606564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3</text:p>
          </table:table-cell>
          <table:table-cell office:value-type="float" office:value="1403982015" table:style-name="ce1">
            <text:p>14039820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4</text:p>
          </table:table-cell>
          <table:table-cell office:value-type="float" office:value="9891769782" table:style-name="ce1">
            <text:p>98917697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5</text:p>
          </table:table-cell>
          <table:table-cell office:value-type="float" office:value="3707328626" table:style-name="ce1">
            <text:p>37073286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6</text:p>
          </table:table-cell>
          <table:table-cell office:value-type="float" office:value="6806210858" table:style-name="ce1">
            <text:p>68062108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7</text:p>
          </table:table-cell>
          <table:table-cell office:value-type="float" office:value="8965102058" table:style-name="ce1">
            <text:p>89651020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8</text:p>
          </table:table-cell>
          <table:table-cell office:value-type="float" office:value="5926256261" table:style-name="ce1">
            <text:p>59262562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59</text:p>
          </table:table-cell>
          <table:table-cell office:value-type="float" office:value="8025148439" table:style-name="ce1">
            <text:p>80251484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0</text:p>
          </table:table-cell>
          <table:table-cell office:value-type="float" office:value="2120696279" table:style-name="ce1">
            <text:p>21206962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1</text:p>
          </table:table-cell>
          <table:table-cell office:value-type="float" office:value="4213925189" table:style-name="ce1">
            <text:p>42139251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2</text:p>
          </table:table-cell>
          <table:table-cell office:value-type="float" office:value="1295143946" table:style-name="ce1">
            <text:p>12951439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3</text:p>
          </table:table-cell>
          <table:table-cell office:value-type="float" office:value="6954035156" table:style-name="ce1">
            <text:p>69540351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4</text:p>
          </table:table-cell>
          <table:table-cell office:value-type="float" office:value="9616250636" table:style-name="ce1">
            <text:p>96162506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5</text:p>
          </table:table-cell>
          <table:table-cell office:value-type="float" office:value="3823920656" table:style-name="ce1">
            <text:p>38239206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6</text:p>
          </table:table-cell>
          <table:table-cell office:value-type="float" office:value="4737389437" table:style-name="ce1">
            <text:p>47373894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7</text:p>
          </table:table-cell>
          <table:table-cell office:value-type="float" office:value="1608496190" table:style-name="ce1">
            <text:p>16084961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8</text:p>
          </table:table-cell>
          <table:table-cell office:value-type="float" office:value="6035169428" table:style-name="ce1">
            <text:p>60351694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69</text:p>
          </table:table-cell>
          <table:table-cell office:value-type="float" office:value="9130617278" table:style-name="ce1">
            <text:p>9130617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0</text:p>
          </table:table-cell>
          <table:table-cell office:value-type="float" office:value="3239509454" table:style-name="ce1">
            <text:p>32395094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1</text:p>
          </table:table-cell>
          <table:table-cell office:value-type="float" office:value="8427383801" table:style-name="ce1">
            <text:p>84273838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2</text:p>
          </table:table-cell>
          <table:table-cell office:value-type="float" office:value="2460645827" table:style-name="ce1">
            <text:p>24606458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3</text:p>
          </table:table-cell>
          <table:table-cell office:value-type="float" office:value="1757314781" table:style-name="ce1">
            <text:p>17573147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4</text:p>
          </table:table-cell>
          <table:table-cell office:value-type="float" office:value="4529539279" table:style-name="ce1">
            <text:p>45295392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5</text:p>
          </table:table-cell>
          <table:table-cell office:value-type="float" office:value="7540643627" table:style-name="ce1">
            <text:p>75406436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6</text:p>
          </table:table-cell>
          <table:table-cell office:value-type="float" office:value="3054080364" table:style-name="ce1">
            <text:p>3054080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7</text:p>
          </table:table-cell>
          <table:table-cell office:value-type="float" office:value="9289531468" table:style-name="ce1">
            <text:p>92895314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8</text:p>
          </table:table-cell>
          <table:table-cell office:value-type="float" office:value="9071790740" table:style-name="ce1">
            <text:p>90717907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79</text:p>
          </table:table-cell>
          <table:table-cell office:value-type="float" office:value="3103915272" table:style-name="ce1">
            <text:p>31039152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0</text:p>
          </table:table-cell>
          <table:table-cell office:value-type="float" office:value="6208463069" table:style-name="ce1">
            <text:p>62084630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1</text:p>
          </table:table-cell>
          <table:table-cell office:value-type="float" office:value="8379570754" table:style-name="ce1">
            <text:p>83795707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2</text:p>
          </table:table-cell>
          <table:table-cell office:value-type="float" office:value="5273910791" table:style-name="ce1">
            <text:p>5273910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3</text:p>
          </table:table-cell>
          <table:table-cell office:value-type="float" office:value="7676246368" table:style-name="ce1">
            <text:p>76762463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4</text:p>
          </table:table-cell>
          <table:table-cell office:value-type="float" office:value="1583916317" table:style-name="ce1">
            <text:p>15839163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5</text:p>
          </table:table-cell>
          <table:table-cell office:value-type="float" office:value="4689575236" table:style-name="ce1">
            <text:p>46895752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6</text:p>
          </table:table-cell>
          <table:table-cell office:value-type="float" office:value="5797374391" table:style-name="ce1">
            <text:p>57973743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7</text:p>
          </table:table-cell>
          <table:table-cell office:value-type="float" office:value="7857370954" table:style-name="ce1">
            <text:p>78573709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8</text:p>
          </table:table-cell>
          <table:table-cell office:value-type="float" office:value="4084043271" table:style-name="ce1">
            <text:p>40840432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89</text:p>
          </table:table-cell>
          <table:table-cell office:value-type="float" office:value="6437301504" table:style-name="ce1">
            <text:p>64373015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0</text:p>
          </table:table-cell>
          <table:table-cell office:value-type="float" office:value="9536293783" table:style-name="ce1">
            <text:p>9536293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1</text:p>
          </table:table-cell>
          <table:table-cell office:value-type="float" office:value="3419529362" table:style-name="ce1">
            <text:p>34195293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2</text:p>
          </table:table-cell>
          <table:table-cell office:value-type="float" office:value="5846292658" table:style-name="ce1">
            <text:p>58462926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3</text:p>
          </table:table-cell>
          <table:table-cell office:value-type="float" office:value="8507306087" table:style-name="ce1">
            <text:p>85073060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4</text:p>
          </table:table-cell>
          <table:table-cell office:value-type="float" office:value="2717309348" table:style-name="ce1">
            <text:p>27173093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5</text:p>
          </table:table-cell>
          <table:table-cell office:value-type="float" office:value="4810635935" table:style-name="ce1">
            <text:p>48106359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6</text:p>
          </table:table-cell>
          <table:table-cell office:value-type="float" office:value="7916294854" table:style-name="ce1">
            <text:p>79162948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7</text:p>
          </table:table-cell>
          <table:table-cell office:value-type="float" office:value="1012853715" table:style-name="ce1">
            <text:p>10128537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8</text:p>
          </table:table-cell>
          <table:table-cell office:value-type="float" office:value="1837345724" table:style-name="ce1">
            <text:p>18373457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199</text:p>
          </table:table-cell>
          <table:table-cell office:value-type="float" office:value="4936237948" table:style-name="ce1">
            <text:p>49362379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0</text:p>
          </table:table-cell>
          <table:table-cell office:value-type="float" office:value="3579569191" table:style-name="ce1">
            <text:p>35795691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1</text:p>
          </table:table-cell>
          <table:table-cell office:value-type="float" office:value="6563906893" table:style-name="ce1">
            <text:p>65639068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2</text:p>
          </table:table-cell>
          <table:table-cell office:value-type="float" office:value="9362898037" table:style-name="ce1">
            <text:p>93628980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3</text:p>
          </table:table-cell>
          <table:table-cell office:value-type="float" office:value="2865124619" table:style-name="ce1">
            <text:p>28651246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4</text:p>
          </table:table-cell>
          <table:table-cell office:value-type="float" office:value="5638450247" table:style-name="ce1">
            <text:p>56384502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5</text:p>
          </table:table-cell>
          <table:table-cell office:value-type="float" office:value="3021065763" table:style-name="ce1">
            <text:p>30210657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6</text:p>
          </table:table-cell>
          <table:table-cell office:value-type="float" office:value="6127625708" table:style-name="ce1">
            <text:p>61276257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7</text:p>
          </table:table-cell>
          <table:table-cell office:value-type="float" office:value="2426519130" table:style-name="ce1">
            <text:p>24265191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8</text:p>
          </table:table-cell>
          <table:table-cell office:value-type="float" office:value="5414391359" table:style-name="ce1">
            <text:p>54143913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09</text:p>
          </table:table-cell>
          <table:table-cell office:value-type="float" office:value="8219849158" table:style-name="ce1">
            <text:p>82198491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0</text:p>
          </table:table-cell>
          <table:table-cell office:value-type="float" office:value="4596512462" table:style-name="ce1">
            <text:p>45965124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1</text:p>
          </table:table-cell>
          <table:table-cell office:value-type="float" office:value="7517626867" table:style-name="ce1">
            <text:p>75176268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2</text:p>
          </table:table-cell>
          <table:table-cell office:value-type="float" office:value="7632109826" table:style-name="ce1">
            <text:p>76321098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3</text:p>
          </table:table-cell>
          <table:table-cell office:value-type="float" office:value="1549870910" table:style-name="ce1">
            <text:p>15498709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4</text:p>
          </table:table-cell>
          <table:table-cell office:value-type="float" office:value="4645439848" table:style-name="ce1">
            <text:p>46454398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5</text:p>
          </table:table-cell>
          <table:table-cell office:value-type="float" office:value="9048764321" table:style-name="ce1">
            <text:p>90487643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6</text:p>
          </table:table-cell>
          <table:table-cell office:value-type="float" office:value="3170980970" table:style-name="ce1">
            <text:p>31709809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7</text:p>
          </table:table-cell>
          <table:table-cell office:value-type="float" office:value="8346541076" table:style-name="ce1">
            <text:p>83465410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8</text:p>
          </table:table-cell>
          <table:table-cell office:value-type="float" office:value="5240982102" table:style-name="ce1">
            <text:p>52409821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19</text:p>
          </table:table-cell>
          <table:table-cell office:value-type="float" office:value="5398709329" table:style-name="ce1">
            <text:p>53987093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0</text:p>
          </table:table-cell>
          <table:table-cell office:value-type="float" office:value="8494369363" table:style-name="ce1">
            <text:p>84943693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1</text:p>
          </table:table-cell>
          <table:table-cell office:value-type="float" office:value="2378706083" table:style-name="ce1">
            <text:p>23787060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2</text:p>
          </table:table-cell>
          <table:table-cell office:value-type="float" office:value="1675472615" table:style-name="ce1">
            <text:p>1675472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3</text:p>
          </table:table-cell>
          <table:table-cell office:value-type="float" office:value="6091030419" table:style-name="ce1">
            <text:p>60910304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4</text:p>
          </table:table-cell>
          <table:table-cell office:value-type="float" office:value="4876509529" table:style-name="ce1">
            <text:p>4876509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5</text:p>
          </table:table-cell>
          <table:table-cell office:value-type="float" office:value="7972169563" table:style-name="ce1">
            <text:p>79721695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6</text:p>
          </table:table-cell>
          <table:table-cell office:value-type="float" office:value="1078728452" table:style-name="ce1">
            <text:p>10787284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7</text:p>
          </table:table-cell>
          <table:table-cell office:value-type="float" office:value="9503279578" table:style-name="ce1">
            <text:p>95032795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8</text:p>
          </table:table-cell>
          <table:table-cell office:value-type="float" office:value="3486505139" table:style-name="ce1">
            <text:p>34865051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29</text:p>
          </table:table-cell>
          <table:table-cell office:value-type="float" office:value="5813274068" table:style-name="ce1">
            <text:p>58132740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0</text:p>
          </table:table-cell>
          <table:table-cell office:value-type="float" office:value="8574389524" table:style-name="ce1">
            <text:p>85743895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1</text:p>
          </table:table-cell>
          <table:table-cell office:value-type="float" office:value="2832198985" table:style-name="ce1">
            <text:p>28321989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2</text:p>
          </table:table-cell>
          <table:table-cell office:value-type="float" office:value="8623206791" table:style-name="ce1">
            <text:p>8623206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3</text:p>
          </table:table-cell>
          <table:table-cell office:value-type="float" office:value="1804319070" table:style-name="ce1">
            <text:p>18043190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4</text:p>
          </table:table-cell>
          <table:table-cell office:value-type="float" office:value="4903202346" table:style-name="ce1">
            <text:p>49032023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5</text:p>
          </table:table-cell>
          <table:table-cell office:value-type="float" office:value="7031083425" table:style-name="ce1">
            <text:p>7031083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6</text:p>
          </table:table-cell>
          <table:table-cell office:value-type="float" office:value="6529867831" table:style-name="ce1">
            <text:p>65298678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7</text:p>
          </table:table-cell>
          <table:table-cell office:value-type="float" office:value="3694358638" table:style-name="ce1">
            <text:p>36943586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8</text:p>
          </table:table-cell>
          <table:table-cell office:value-type="float" office:value="6356573153" table:style-name="ce1">
            <text:p>63565731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39</text:p>
          </table:table-cell>
          <table:table-cell office:value-type="float" office:value="8748797529" table:style-name="ce1">
            <text:p>8748797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0</text:p>
          </table:table-cell>
          <table:table-cell office:value-type="float" office:value="2658791980" table:style-name="ce1">
            <text:p>26587919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1</text:p>
          </table:table-cell>
          <table:table-cell office:value-type="float" office:value="5753249785" table:style-name="ce1">
            <text:p>5753249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2</text:p>
          </table:table-cell>
          <table:table-cell office:value-type="float" office:value="7824352058" table:style-name="ce1">
            <text:p>78243520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3</text:p>
          </table:table-cell>
          <table:table-cell office:value-type="float" office:value="1952134206" table:style-name="ce1">
            <text:p>19521342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4</text:p>
          </table:table-cell>
          <table:table-cell office:value-type="float" office:value="4051026483" table:style-name="ce1">
            <text:p>40510264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5</text:p>
          </table:table-cell>
          <table:table-cell office:value-type="float" office:value="8932154138" table:style-name="ce1">
            <text:p>89321541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6</text:p>
          </table:table-cell>
          <table:table-cell office:value-type="float" office:value="2061047472" table:style-name="ce1">
            <text:p>20610474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7</text:p>
          </table:table-cell>
          <table:table-cell office:value-type="float" office:value="5167606373" table:style-name="ce1">
            <text:p>51676063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8</text:p>
          </table:table-cell>
          <table:table-cell office:value-type="float" office:value="1470935267" table:style-name="ce1">
            <text:p>14709352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49</text:p>
          </table:table-cell>
          <table:table-cell office:value-type="float" office:value="4131049679" table:style-name="ce1">
            <text:p>41310496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0</text:p>
          </table:table-cell>
          <table:table-cell office:value-type="float" office:value="6862159657" table:style-name="ce1">
            <text:p>68621596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1</text:p>
          </table:table-cell>
          <table:table-cell office:value-type="float" office:value="6921076148" table:style-name="ce1">
            <text:p>69210761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2</text:p>
          </table:table-cell>
          <table:table-cell office:value-type="float" office:value="9683292745" table:style-name="ce1">
            <text:p>96832927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3</text:p>
          </table:table-cell>
          <table:table-cell office:value-type="float" office:value="3890962765" table:style-name="ce1">
            <text:p>38909627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4</text:p>
          </table:table-cell>
          <table:table-cell office:value-type="float" office:value="5982186178" table:style-name="ce1">
            <text:p>59821861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5</text:p>
          </table:table-cell>
          <table:table-cell office:value-type="float" office:value="4280963878" table:style-name="ce1">
            <text:p>4280963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6</text:p>
          </table:table-cell>
          <table:table-cell office:value-type="float" office:value="7385412752" table:style-name="ce1">
            <text:p>73854127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7</text:p>
          </table:table-cell>
          <table:table-cell office:value-type="float" office:value="1262182740" table:style-name="ce1">
            <text:p>12621827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8</text:p>
          </table:table-cell>
          <table:table-cell office:value-type="float" office:value="7101017079" table:style-name="ce1">
            <text:p>71010170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59</text:p>
          </table:table-cell>
          <table:table-cell office:value-type="float" office:value="3948786939" table:style-name="ce1">
            <text:p>39487869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0</text:p>
          </table:table-cell>
          <table:table-cell office:value-type="float" office:value="6714346978" table:style-name="ce1">
            <text:p>67143469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1</text:p>
          </table:table-cell>
          <table:table-cell office:value-type="float" office:value="9731016935" table:style-name="ce1">
            <text:p>97310169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2</text:p>
          </table:table-cell>
          <table:table-cell office:value-type="float" office:value="5018789278" table:style-name="ce1">
            <text:p>5018789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3</text:p>
          </table:table-cell>
          <table:table-cell office:value-type="float" office:value="8140904783" table:style-name="ce1">
            <text:p>81409047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4</text:p>
          </table:table-cell>
          <table:table-cell office:value-type="float" office:value="3502516920" table:style-name="ce1">
            <text:p>35025169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5</text:p>
          </table:table-cell>
          <table:table-cell office:value-type="float" office:value="6596953615" table:style-name="ce1">
            <text:p>6596953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6</text:p>
          </table:table-cell>
          <table:table-cell office:value-type="float" office:value="2809282526" table:style-name="ce1">
            <text:p>2809282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7</text:p>
          </table:table-cell>
          <table:table-cell office:value-type="float" office:value="5672518136" table:style-name="ce1">
            <text:p>56725181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8</text:p>
          </table:table-cell>
          <table:table-cell office:value-type="float" office:value="1860395869" table:style-name="ce1">
            <text:p>18603958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69</text:p>
          </table:table-cell>
          <table:table-cell office:value-type="float" office:value="4969287046" table:style-name="ce1">
            <text:p>49692870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0</text:p>
          </table:table-cell>
          <table:table-cell office:value-type="float" office:value="7097069213" table:style-name="ce1">
            <text:p>70970692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1</text:p>
          </table:table-cell>
          <table:table-cell office:value-type="float" office:value="7891438537" table:style-name="ce1">
            <text:p>78914385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2</text:p>
          </table:table-cell>
          <table:table-cell office:value-type="float" office:value="4028102925" table:style-name="ce1">
            <text:p>40281029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3</text:p>
          </table:table-cell>
          <table:table-cell office:value-type="float" office:value="6312545279" table:style-name="ce1">
            <text:p>63125452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4</text:p>
          </table:table-cell>
          <table:table-cell office:value-type="float" office:value="5720325234" table:style-name="ce1">
            <text:p>57203252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5</text:p>
          </table:table-cell>
          <table:table-cell office:value-type="float" office:value="5879250512" table:style-name="ce1">
            <text:p>58792505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6</text:p>
          </table:table-cell>
          <table:table-cell office:value-type="float" office:value="2740368383" table:style-name="ce1">
            <text:p>27403683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7</text:p>
          </table:table-cell>
          <table:table-cell office:value-type="float" office:value="7949252719" table:style-name="ce1">
            <text:p>79492527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8</text:p>
          </table:table-cell>
          <table:table-cell office:value-type="float" office:value="1045812723" table:style-name="ce1">
            <text:p>10458127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79</text:p>
          </table:table-cell>
          <table:table-cell office:value-type="float" office:value="6471473896" table:style-name="ce1">
            <text:p>64714738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0</text:p>
          </table:table-cell>
          <table:table-cell office:value-type="float" office:value="9570365045" table:style-name="ce1">
            <text:p>95703650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1</text:p>
          </table:table-cell>
          <table:table-cell office:value-type="float" office:value="4257050406" table:style-name="ce1">
            <text:p>4257050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2</text:p>
          </table:table-cell>
          <table:table-cell office:value-type="float" office:value="7352508248" table:style-name="ce1">
            <text:p>73525082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3</text:p>
          </table:table-cell>
          <table:table-cell office:value-type="float" office:value="1239279308" table:style-name="ce1">
            <text:p>12392793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4</text:p>
          </table:table-cell>
          <table:table-cell office:value-type="float" office:value="6987059353" table:style-name="ce1">
            <text:p>6987059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5</text:p>
          </table:table-cell>
          <table:table-cell office:value-type="float" office:value="5959273708" table:style-name="ce1">
            <text:p>59592737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6</text:p>
          </table:table-cell>
          <table:table-cell office:value-type="float" office:value="8058165985" table:style-name="ce1">
            <text:p>80581659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7</text:p>
          </table:table-cell>
          <table:table-cell office:value-type="float" office:value="2153614803" table:style-name="ce1">
            <text:p>21536148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8</text:p>
          </table:table-cell>
          <table:table-cell office:value-type="float" office:value="2979205703" table:style-name="ce1">
            <text:p>2979205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89</text:p>
          </table:table-cell>
          <table:table-cell office:value-type="float" office:value="5074753562" table:style-name="ce1">
            <text:p>50747535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0</text:p>
          </table:table-cell>
          <table:table-cell office:value-type="float" office:value="8106979159" table:style-name="ce1">
            <text:p>81069791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1</text:p>
          </table:table-cell>
          <table:table-cell office:value-type="float" office:value="4372530207" table:style-name="ce1">
            <text:p>43725302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2</text:p>
          </table:table-cell>
          <table:table-cell office:value-type="float" office:value="7178190209" table:style-name="ce1">
            <text:p>71781902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3</text:p>
          </table:table-cell>
          <table:table-cell office:value-type="float" office:value="3915862498" table:style-name="ce1">
            <text:p>39158624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4</text:p>
          </table:table-cell>
          <table:table-cell office:value-type="float" office:value="6781421357" table:style-name="ce1">
            <text:p>67814213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5</text:p>
          </table:table-cell>
          <table:table-cell office:value-type="float" office:value="9708192478" table:style-name="ce1">
            <text:p>97081924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6</text:p>
          </table:table-cell>
          <table:table-cell office:value-type="float" office:value="9824794354" table:style-name="ce1">
            <text:p>98247943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7</text:p>
          </table:table-cell>
          <table:table-cell office:value-type="float" office:value="3730353243" table:style-name="ce1">
            <text:p>37303532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8</text:p>
          </table:table-cell>
          <table:table-cell office:value-type="float" office:value="6839246539" table:style-name="ce1">
            <text:p>68392465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299</text:p>
          </table:table-cell>
          <table:table-cell office:value-type="float" office:value="8909248735" table:style-name="ce1">
            <text:p>89092487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0</text:p>
          </table:table-cell>
          <table:table-cell office:value-type="float" office:value="2038130934" table:style-name="ce1">
            <text:p>20381309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1</text:p>
          </table:table-cell>
          <table:table-cell office:value-type="float" office:value="5134790906" table:style-name="ce1">
            <text:p>51347909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2</text:p>
          </table:table-cell>
          <table:table-cell office:value-type="float" office:value="4197025475" table:style-name="ce1">
            <text:p>4197025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3</text:p>
          </table:table-cell>
          <table:table-cell office:value-type="float" office:value="2541486419" table:style-name="ce1">
            <text:p>25414864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4</text:p>
          </table:table-cell>
          <table:table-cell office:value-type="float" office:value="7609260806" table:style-name="ce1">
            <text:p>76092608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5</text:p>
          </table:table-cell>
          <table:table-cell office:value-type="float" office:value="1516930865" table:style-name="ce1">
            <text:p>1516930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6</text:p>
          </table:table-cell>
          <table:table-cell office:value-type="float" office:value="9015828650" table:style-name="ce1">
            <text:p>90158286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7</text:p>
          </table:table-cell>
          <table:table-cell office:value-type="float" office:value="3147043182" table:style-name="ce1">
            <text:p>31470431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8</text:p>
          </table:table-cell>
          <table:table-cell office:value-type="float" office:value="6242592021" table:style-name="ce1">
            <text:p>62425920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09</text:p>
          </table:table-cell>
          <table:table-cell office:value-type="float" office:value="3262524027" table:style-name="ce1">
            <text:p>32625240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0</text:p>
          </table:table-cell>
          <table:table-cell office:value-type="float" office:value="5365859590" table:style-name="ce1">
            <text:p>53658595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1</text:p>
          </table:table-cell>
          <table:table-cell office:value-type="float" office:value="8461418426" table:style-name="ce1">
            <text:p>84614184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2</text:p>
          </table:table-cell>
          <table:table-cell office:value-type="float" office:value="2345856245" table:style-name="ce1">
            <text:p>23458562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3</text:p>
          </table:table-cell>
          <table:table-cell office:value-type="float" office:value="4760306241" table:style-name="ce1">
            <text:p>47603062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4</text:p>
          </table:table-cell>
          <table:table-cell office:value-type="float" office:value="7425854045" table:style-name="ce1">
            <text:p>74258540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5</text:p>
          </table:table-cell>
          <table:table-cell office:value-type="float" office:value="1631414049" table:style-name="ce1">
            <text:p>16314140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6</text:p>
          </table:table-cell>
          <table:table-cell office:value-type="float" office:value="1791450141" table:style-name="ce1">
            <text:p>17914501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7</text:p>
          </table:table-cell>
          <table:table-cell office:value-type="float" office:value="7584780169" table:style-name="ce1">
            <text:p>75847801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8</text:p>
          </table:table-cell>
          <table:table-cell office:value-type="float" office:value="5481454508" table:style-name="ce1">
            <text:p>54814545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19</text:p>
          </table:table-cell>
          <table:table-cell office:value-type="float" office:value="8286903469" table:style-name="ce1">
            <text:p>82869034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0</text:p>
          </table:table-cell>
          <table:table-cell office:value-type="float" office:value="3183805763" table:style-name="ce1">
            <text:p>31838057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1</text:p>
          </table:table-cell>
          <table:table-cell office:value-type="float" office:value="6212797948" table:style-name="ce1">
            <text:p>62127979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2</text:p>
          </table:table-cell>
          <table:table-cell office:value-type="float" office:value="9087246856" table:style-name="ce1">
            <text:p>90872468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3</text:p>
          </table:table-cell>
          <table:table-cell office:value-type="float" office:value="2592793576" table:style-name="ce1">
            <text:p>25927935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4</text:p>
          </table:table-cell>
          <table:table-cell office:value-type="float" office:value="8382790205" table:style-name="ce1">
            <text:p>83827902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5</text:p>
          </table:table-cell>
          <table:table-cell office:value-type="float" office:value="1563806834" table:style-name="ce1">
            <text:p>15638068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6</text:p>
          </table:table-cell>
          <table:table-cell office:value-type="float" office:value="4695021321" table:style-name="ce1">
            <text:p>46950213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7</text:p>
          </table:table-cell>
          <table:table-cell office:value-type="float" office:value="7680570290" table:style-name="ce1">
            <text:p>76805702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8</text:p>
          </table:table-cell>
          <table:table-cell office:value-type="float" office:value="4710502167" table:style-name="ce1">
            <text:p>47105021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29</text:p>
          </table:table-cell>
          <table:table-cell office:value-type="float" office:value="3242729834" table:style-name="ce1">
            <text:p>32427298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0</text:p>
          </table:table-cell>
          <table:table-cell office:value-type="float" office:value="6015056579" table:style-name="ce1">
            <text:p>60150565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1</text:p>
          </table:table-cell>
          <table:table-cell office:value-type="float" office:value="8430506502" table:style-name="ce1">
            <text:p>84305065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2</text:p>
          </table:table-cell>
          <table:table-cell office:value-type="float" office:value="2317276529" table:style-name="ce1">
            <text:p>2317276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3</text:p>
          </table:table-cell>
          <table:table-cell office:value-type="float" office:value="5302725432" table:style-name="ce1">
            <text:p>53027254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4</text:p>
          </table:table-cell>
          <table:table-cell office:value-type="float" office:value="5461649306" table:style-name="ce1">
            <text:p>54616493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5</text:p>
          </table:table-cell>
          <table:table-cell office:value-type="float" office:value="4536193724" table:style-name="ce1">
            <text:p>45361937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6</text:p>
          </table:table-cell>
          <table:table-cell office:value-type="float" office:value="7520530461" table:style-name="ce1">
            <text:p>75205304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7</text:p>
          </table:table-cell>
          <table:table-cell office:value-type="float" office:value="9262754893" table:style-name="ce1">
            <text:p>92627548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8</text:p>
          </table:table-cell>
          <table:table-cell office:value-type="float" office:value="3068314874" table:style-name="ce1">
            <text:p>30683148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39</text:p>
          </table:table-cell>
          <table:table-cell office:value-type="float" office:value="4949450630" table:style-name="ce1">
            <text:p>49494506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0</text:p>
          </table:table-cell>
          <table:table-cell office:value-type="float" office:value="6570560690" table:style-name="ce1">
            <text:p>65705606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1</text:p>
          </table:table-cell>
          <table:table-cell office:value-type="float" office:value="3582789571" table:style-name="ce1">
            <text:p>3582789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2</text:p>
          </table:table-cell>
          <table:table-cell office:value-type="float" office:value="5641673968" table:style-name="ce1">
            <text:p>56416739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3</text:p>
          </table:table-cell>
          <table:table-cell office:value-type="float" office:value="8639454032" table:style-name="ce1">
            <text:p>86394540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4</text:p>
          </table:table-cell>
          <table:table-cell office:value-type="float" office:value="2879458426" table:style-name="ce1">
            <text:p>28794584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5</text:p>
          </table:table-cell>
          <table:table-cell office:value-type="float" office:value="2672716706" table:style-name="ce1">
            <text:p>26727167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6</text:p>
          </table:table-cell>
          <table:table-cell office:value-type="float" office:value="5701608935" table:style-name="ce1">
            <text:p>57016089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7</text:p>
          </table:table-cell>
          <table:table-cell office:value-type="float" office:value="1969482385" table:style-name="ce1">
            <text:p>19694823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8</text:p>
          </table:table-cell>
          <table:table-cell office:value-type="float" office:value="4097263409" table:style-name="ce1">
            <text:p>40972634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49</text:p>
          </table:table-cell>
          <table:table-cell office:value-type="float" office:value="9491603462" table:style-name="ce1">
            <text:p>94916034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0</text:p>
          </table:table-cell>
          <table:table-cell office:value-type="float" office:value="9549416402" table:style-name="ce1">
            <text:p>95494164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1</text:p>
          </table:table-cell>
          <table:table-cell office:value-type="float" office:value="6410524281" table:style-name="ce1">
            <text:p>64105242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2</text:p>
          </table:table-cell>
          <table:table-cell office:value-type="float" office:value="2720529728" table:style-name="ce1">
            <text:p>27205297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3</text:p>
          </table:table-cell>
          <table:table-cell office:value-type="float" office:value="5826189790" table:style-name="ce1">
            <text:p>58261897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4</text:p>
          </table:table-cell>
          <table:table-cell office:value-type="float" office:value="7929417583" table:style-name="ce1">
            <text:p>79294175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5</text:p>
          </table:table-cell>
          <table:table-cell office:value-type="float" office:value="1028309795" table:style-name="ce1">
            <text:p>10283097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6</text:p>
          </table:table-cell>
          <table:table-cell office:value-type="float" office:value="4891636459" table:style-name="ce1">
            <text:p>48916364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7</text:p>
          </table:table-cell>
          <table:table-cell office:value-type="float" office:value="2134920797" table:style-name="ce1">
            <text:p>21349207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8</text:p>
          </table:table-cell>
          <table:table-cell office:value-type="float" office:value="5909479615" table:style-name="ce1">
            <text:p>5909479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59</text:p>
          </table:table-cell>
          <table:table-cell office:value-type="float" office:value="7325037467" table:style-name="ce1">
            <text:p>73250374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0</text:p>
          </table:table-cell>
          <table:table-cell office:value-type="float" office:value="4293812951" table:style-name="ce1">
            <text:p>42938129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1</text:p>
          </table:table-cell>
          <table:table-cell office:value-type="float" office:value="3839476375" table:style-name="ce1">
            <text:p>38394763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2</text:p>
          </table:table-cell>
          <table:table-cell office:value-type="float" office:value="6935036354" table:style-name="ce1">
            <text:p>69350363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3</text:p>
          </table:table-cell>
          <table:table-cell office:value-type="float" office:value="6750516194" table:style-name="ce1">
            <text:p>67505161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4</text:p>
          </table:table-cell>
          <table:table-cell office:value-type="float" office:value="9745064965" table:style-name="ce1">
            <text:p>9745064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5</text:p>
          </table:table-cell>
          <table:table-cell office:value-type="float" office:value="5058393830" table:style-name="ce1">
            <text:p>50583938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6</text:p>
          </table:table-cell>
          <table:table-cell office:value-type="float" office:value="8153841680" table:style-name="ce1">
            <text:p>81538416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7</text:p>
          </table:table-cell>
          <table:table-cell office:value-type="float" office:value="2959401608" table:style-name="ce1">
            <text:p>29594016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8</text:p>
          </table:table-cell>
          <table:table-cell office:value-type="float" office:value="4352739434" table:style-name="ce1">
            <text:p>43527394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69</text:p>
          </table:table-cell>
          <table:table-cell office:value-type="float" office:value="7128398303" table:style-name="ce1">
            <text:p>71283983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0</text:p>
          </table:table-cell>
          <table:table-cell office:value-type="float" office:value="1368392705" table:style-name="ce1">
            <text:p>13683927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1</text:p>
          </table:table-cell>
          <table:table-cell office:value-type="float" office:value="1483872506" table:style-name="ce1">
            <text:p>14838725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2</text:p>
          </table:table-cell>
          <table:table-cell office:value-type="float" office:value="7276102530" table:style-name="ce1">
            <text:p>7276102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3</text:p>
          </table:table-cell>
          <table:table-cell office:value-type="float" office:value="9804989298" table:style-name="ce1">
            <text:p>98049892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4</text:p>
          </table:table-cell>
          <table:table-cell office:value-type="float" office:value="2074984759" table:style-name="ce1">
            <text:p>20749847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5</text:p>
          </table:table-cell>
          <table:table-cell office:value-type="float" office:value="5106109209" table:style-name="ce1">
            <text:p>51061092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6</text:p>
          </table:table-cell>
          <table:table-cell office:value-type="float" office:value="8979436965" table:style-name="ce1">
            <text:p>8979436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7</text:p>
          </table:table-cell>
          <table:table-cell office:value-type="float" office:value="3674245814" table:style-name="ce1">
            <text:p>36742458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8</text:p>
          </table:table-cell>
          <table:table-cell office:value-type="float" office:value="6362026964" table:style-name="ce1">
            <text:p>6362026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79</text:p>
          </table:table-cell>
          <table:table-cell office:value-type="float" office:value="9468685810" table:style-name="ce1">
            <text:p>94686858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0</text:p>
          </table:table-cell>
          <table:table-cell office:value-type="float" office:value="5767573636" table:style-name="ce1">
            <text:p>57675736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1</text:p>
          </table:table-cell>
          <table:table-cell office:value-type="float" office:value="8754243614" table:style-name="ce1">
            <text:p>87542436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2</text:p>
          </table:table-cell>
          <table:table-cell office:value-type="float" office:value="7837575832" table:style-name="ce1">
            <text:p>78375758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3</text:p>
          </table:table-cell>
          <table:table-cell office:value-type="float" office:value="4857507496" table:style-name="ce1">
            <text:p>48575074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4</text:p>
          </table:table-cell>
          <table:table-cell office:value-type="float" office:value="9516492919" table:style-name="ce1">
            <text:p>95164929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5</text:p>
          </table:table-cell>
          <table:table-cell office:value-type="float" office:value="3490839676" table:style-name="ce1">
            <text:p>34908396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6</text:p>
          </table:table-cell>
          <table:table-cell office:value-type="float" office:value="6487509682" table:style-name="ce1">
            <text:p>64875096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7</text:p>
          </table:table-cell>
          <table:table-cell office:value-type="float" office:value="2797505216" table:style-name="ce1">
            <text:p>27975052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8</text:p>
          </table:table-cell>
          <table:table-cell office:value-type="float" office:value="5893164107" table:style-name="ce1">
            <text:p>58931641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89</text:p>
          </table:table-cell>
          <table:table-cell office:value-type="float" office:value="5618645045" table:style-name="ce1">
            <text:p>56186450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0</text:p>
          </table:table-cell>
          <table:table-cell office:value-type="float" office:value="8606426156" table:style-name="ce1">
            <text:p>86064261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1</text:p>
          </table:table-cell>
          <table:table-cell office:value-type="float" office:value="4916425020" table:style-name="ce1">
            <text:p>49164250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2</text:p>
          </table:table-cell>
          <table:table-cell office:value-type="float" office:value="1810865013" table:style-name="ce1">
            <text:p>18108650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3</text:p>
          </table:table-cell>
          <table:table-cell office:value-type="float" office:value="6536424914" table:style-name="ce1">
            <text:p>65364249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4</text:p>
          </table:table-cell>
          <table:table-cell office:value-type="float" office:value="9308649401" table:style-name="ce1">
            <text:p>93086494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5</text:p>
          </table:table-cell>
          <table:table-cell office:value-type="float" office:value="7184237165" table:style-name="ce1">
            <text:p>71842371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6</text:p>
          </table:table-cell>
          <table:table-cell office:value-type="float" office:value="6727569346" table:style-name="ce1">
            <text:p>67275693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7</text:p>
          </table:table-cell>
          <table:table-cell office:value-type="float" office:value="9712017179" table:style-name="ce1">
            <text:p>97120171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8</text:p>
          </table:table-cell>
          <table:table-cell office:value-type="float" office:value="3954232682" table:style-name="ce1">
            <text:p>39542326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399</text:p>
          </table:table-cell>
          <table:table-cell office:value-type="float" office:value="8120894804" table:style-name="ce1">
            <text:p>81208948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0</text:p>
          </table:table-cell>
          <table:table-cell office:value-type="float" office:value="2926453798" table:style-name="ce1">
            <text:p>29264537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1</text:p>
          </table:table-cell>
          <table:table-cell office:value-type="float" office:value="2041934696" table:style-name="ce1">
            <text:p>20419346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2</text:p>
          </table:table-cell>
          <table:table-cell office:value-type="float" office:value="5173159175" table:style-name="ce1">
            <text:p>51731591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3</text:p>
          </table:table-cell>
          <table:table-cell office:value-type="float" office:value="8946485704" table:style-name="ce1">
            <text:p>89464857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4</text:p>
          </table:table-cell>
          <table:table-cell office:value-type="float" office:value="1450825784" table:style-name="ce1">
            <text:p>14508257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5</text:p>
          </table:table-cell>
          <table:table-cell office:value-type="float" office:value="7243154610" table:style-name="ce1">
            <text:p>72431546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6</text:p>
          </table:table-cell>
          <table:table-cell office:value-type="float" office:value="3747591305" table:style-name="ce1">
            <text:p>37475913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7</text:p>
          </table:table-cell>
          <table:table-cell office:value-type="float" office:value="6875372485" table:style-name="ce1">
            <text:p>68753724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8</text:p>
          </table:table-cell>
          <table:table-cell office:value-type="float" office:value="9860820245" table:style-name="ce1">
            <text:p>98608202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09</text:p>
          </table:table-cell>
          <table:table-cell office:value-type="float" office:value="3806415420" table:style-name="ce1">
            <text:p>38064154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0</text:p>
          </table:table-cell>
          <table:table-cell office:value-type="float" office:value="8094292181" table:style-name="ce1">
            <text:p>80942921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1</text:p>
          </table:table-cell>
          <table:table-cell office:value-type="float" office:value="4260853295" table:style-name="ce1">
            <text:p>42608532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2</text:p>
          </table:table-cell>
          <table:table-cell office:value-type="float" office:value="2384259704" table:style-name="ce1">
            <text:p>23842597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3</text:p>
          </table:table-cell>
          <table:table-cell office:value-type="float" office:value="7472036429" table:style-name="ce1">
            <text:p>74720364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4</text:p>
          </table:table-cell>
          <table:table-cell office:value-type="float" office:value="4787587513" table:style-name="ce1">
            <text:p>4787587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5</text:p>
          </table:table-cell>
          <table:table-cell office:value-type="float" office:value="9103146497" table:style-name="ce1">
            <text:p>91031464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6</text:p>
          </table:table-cell>
          <table:table-cell office:value-type="float" office:value="6071920838" table:style-name="ce1">
            <text:p>60719208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7</text:p>
          </table:table-cell>
          <table:table-cell office:value-type="float" office:value="6130845123" table:style-name="ce1">
            <text:p>61308451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8</text:p>
          </table:table-cell>
          <table:table-cell office:value-type="float" office:value="9239737375" table:style-name="ce1">
            <text:p>92397373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19</text:p>
          </table:table-cell>
          <table:table-cell office:value-type="float" office:value="8290840616" table:style-name="ce1">
            <text:p>82908406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0</text:p>
          </table:table-cell>
          <table:table-cell office:value-type="float" office:value="2432065146" table:style-name="ce1">
            <text:p>24320651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1</text:p>
          </table:table-cell>
          <table:table-cell office:value-type="float" office:value="4503179519" table:style-name="ce1">
            <text:p>45031795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2</text:p>
          </table:table-cell>
          <table:table-cell office:value-type="float" office:value="7597516258" table:style-name="ce1">
            <text:p>75975162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3</text:p>
          </table:table-cell>
          <table:table-cell office:value-type="float" office:value="1737519524" table:style-name="ce1">
            <text:p>17375195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4</text:p>
          </table:table-cell>
          <table:table-cell office:value-type="float" office:value="4651982389" table:style-name="ce1">
            <text:p>46519823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5</text:p>
          </table:table-cell>
          <table:table-cell office:value-type="float" office:value="6289762348" table:style-name="ce1">
            <text:p>62897623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6</text:p>
          </table:table-cell>
          <table:table-cell office:value-type="float" office:value="2569768959" table:style-name="ce1">
            <text:p>25697689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7</text:p>
          </table:table-cell>
          <table:table-cell office:value-type="float" office:value="5253105698" table:style-name="ce1">
            <text:p>5253105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8</text:p>
          </table:table-cell>
          <table:table-cell office:value-type="float" office:value="3714687865" table:style-name="ce1">
            <text:p>3714687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29</text:p>
          </table:table-cell>
          <table:table-cell office:value-type="float" office:value="6842469014" table:style-name="ce1">
            <text:p>68424690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0</text:p>
          </table:table-cell>
          <table:table-cell office:value-type="float" office:value="2018020180" table:style-name="ce1">
            <text:p>20180201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1</text:p>
          </table:table-cell>
          <table:table-cell office:value-type="float" office:value="5140246787" table:style-name="ce1">
            <text:p>51402467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2</text:p>
          </table:table-cell>
          <table:table-cell office:value-type="float" office:value="8913572351" table:style-name="ce1">
            <text:p>89135723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3</text:p>
          </table:table-cell>
          <table:table-cell office:value-type="float" office:value="1416807872" table:style-name="ce1">
            <text:p>14168078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4</text:p>
          </table:table-cell>
          <table:table-cell office:value-type="float" office:value="7209137852" table:style-name="ce1">
            <text:p>72091378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5</text:p>
          </table:table-cell>
          <table:table-cell office:value-type="float" office:value="7369165304" table:style-name="ce1">
            <text:p>73691653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6</text:p>
          </table:table-cell>
          <table:table-cell office:value-type="float" office:value="1242492072" table:style-name="ce1">
            <text:p>12424920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7</text:p>
          </table:table-cell>
          <table:table-cell office:value-type="float" office:value="4237940825" table:style-name="ce1">
            <text:p>42379408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8</text:p>
          </table:table-cell>
          <table:table-cell office:value-type="float" office:value="3862491902" table:style-name="ce1">
            <text:p>38624919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39</text:p>
          </table:table-cell>
          <table:table-cell office:value-type="float" office:value="6968050876" table:style-name="ce1">
            <text:p>69680508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0</text:p>
          </table:table-cell>
          <table:table-cell office:value-type="float" office:value="5081310645" table:style-name="ce1">
            <text:p>50813106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1</text:p>
          </table:table-cell>
          <table:table-cell office:value-type="float" office:value="8186869504" table:style-name="ce1">
            <text:p>81868695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2</text:p>
          </table:table-cell>
          <table:table-cell office:value-type="float" office:value="4385753956" table:style-name="ce1">
            <text:p>43857539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3</text:p>
          </table:table-cell>
          <table:table-cell office:value-type="float" office:value="1391316270" table:style-name="ce1">
            <text:p>13913162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4</text:p>
          </table:table-cell>
          <table:table-cell office:value-type="float" office:value="6794641765" table:style-name="ce1">
            <text:p>67946417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5</text:p>
          </table:table-cell>
          <table:table-cell office:value-type="float" office:value="9789190615" table:style-name="ce1">
            <text:p>9789190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6</text:p>
          </table:table-cell>
          <table:table-cell office:value-type="float" office:value="4570232786" table:style-name="ce1">
            <text:p>45702327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7</text:p>
          </table:table-cell>
          <table:table-cell office:value-type="float" office:value="7564670540" table:style-name="ce1">
            <text:p>75646705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8</text:p>
          </table:table-cell>
          <table:table-cell office:value-type="float" office:value="1704673817" table:style-name="ce1">
            <text:p>17046738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49</text:p>
          </table:table-cell>
          <table:table-cell office:value-type="float" office:value="6196897207" table:style-name="ce1">
            <text:p>61968972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0</text:p>
          </table:table-cell>
          <table:table-cell office:value-type="float" office:value="9295780582" table:style-name="ce1">
            <text:p>92957805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1</text:p>
          </table:table-cell>
          <table:table-cell office:value-type="float" office:value="3091349483" table:style-name="ce1">
            <text:p>30913494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2</text:p>
          </table:table-cell>
          <table:table-cell office:value-type="float" office:value="5494674916" table:style-name="ce1">
            <text:p>54946749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3</text:p>
          </table:table-cell>
          <table:table-cell office:value-type="float" office:value="8267901632" table:style-name="ce1">
            <text:p>82679016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4</text:p>
          </table:table-cell>
          <table:table-cell office:value-type="float" office:value="2409126162" table:style-name="ce1">
            <text:p>2409126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5</text:p>
          </table:table-cell>
          <table:table-cell office:value-type="float" office:value="5219158193" table:style-name="ce1">
            <text:p>52191581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6</text:p>
          </table:table-cell>
          <table:table-cell office:value-type="float" office:value="1596820391" table:style-name="ce1">
            <text:p>15968203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7</text:p>
          </table:table-cell>
          <table:table-cell office:value-type="float" office:value="4628046905" table:style-name="ce1">
            <text:p>46280469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8</text:p>
          </table:table-cell>
          <table:table-cell office:value-type="float" office:value="7613594720" table:style-name="ce1">
            <text:p>76135947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59</text:p>
          </table:table-cell>
          <table:table-cell office:value-type="float" office:value="6256823642" table:style-name="ce1">
            <text:p>62568236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0</text:p>
          </table:table-cell>
          <table:table-cell office:value-type="float" office:value="9021371460" table:style-name="ce1">
            <text:p>90213714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1</text:p>
          </table:table-cell>
          <table:table-cell office:value-type="float" office:value="9170298503" table:style-name="ce1">
            <text:p>91702985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2</text:p>
          </table:table-cell>
          <table:table-cell office:value-type="float" office:value="6048073050" table:style-name="ce1">
            <text:p>60480730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3</text:p>
          </table:table-cell>
          <table:table-cell office:value-type="float" office:value="2351302953" table:style-name="ce1">
            <text:p>23513029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4</text:p>
          </table:table-cell>
          <table:table-cell office:value-type="float" office:value="1645745273" table:style-name="ce1">
            <text:p>16457452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5</text:p>
          </table:table-cell>
          <table:table-cell office:value-type="float" office:value="4743526364" table:style-name="ce1">
            <text:p>4743526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6</text:p>
          </table:table-cell>
          <table:table-cell office:value-type="float" office:value="8547921017" table:style-name="ce1">
            <text:p>85479210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7</text:p>
          </table:table-cell>
          <table:table-cell office:value-type="float" office:value="2753581076" table:style-name="ce1">
            <text:p>27535810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8</text:p>
          </table:table-cell>
          <table:table-cell office:value-type="float" office:value="7952475475" table:style-name="ce1">
            <text:p>7952475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69</text:p>
          </table:table-cell>
          <table:table-cell office:value-type="float" office:value="1051368720" table:style-name="ce1">
            <text:p>10513687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0</text:p>
          </table:table-cell>
          <table:table-cell office:value-type="float" office:value="9583585453" table:style-name="ce1">
            <text:p>95835854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1</text:p>
          </table:table-cell>
          <table:table-cell office:value-type="float" office:value="3467923217" table:style-name="ce1">
            <text:p>34679232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2</text:p>
          </table:table-cell>
          <table:table-cell office:value-type="float" office:value="6454693250" table:style-name="ce1">
            <text:p>64546932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3</text:p>
          </table:table-cell>
          <table:table-cell office:value-type="float" office:value="6503510418" table:style-name="ce1">
            <text:p>65035104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4</text:p>
          </table:table-cell>
          <table:table-cell office:value-type="float" office:value="5685731587" table:style-name="ce1">
            <text:p>56857315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5</text:p>
          </table:table-cell>
          <table:table-cell office:value-type="float" office:value="8673513731" table:style-name="ce1">
            <text:p>86735137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6</text:p>
          </table:table-cell>
          <table:table-cell office:value-type="float" office:value="2813516043" table:style-name="ce1">
            <text:p>28135160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7</text:p>
          </table:table-cell>
          <table:table-cell office:value-type="float" office:value="4972407164" table:style-name="ce1">
            <text:p>49724071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8</text:p>
          </table:table-cell>
          <table:table-cell office:value-type="float" office:value="7078067180" table:style-name="ce1">
            <text:p>70780671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79</text:p>
          </table:table-cell>
          <table:table-cell office:value-type="float" office:value="4031325717" table:style-name="ce1">
            <text:p>40313257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0</text:p>
          </table:table-cell>
          <table:table-cell office:value-type="float" office:value="7804651391" table:style-name="ce1">
            <text:p>78046513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1</text:p>
          </table:table-cell>
          <table:table-cell office:value-type="float" office:value="3630219162" table:style-name="ce1">
            <text:p>3630219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2</text:p>
          </table:table-cell>
          <table:table-cell office:value-type="float" office:value="6328091348" table:style-name="ce1">
            <text:p>63280913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3</text:p>
          </table:table-cell>
          <table:table-cell office:value-type="float" office:value="9424650210" table:style-name="ce1">
            <text:p>94246502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4</text:p>
          </table:table-cell>
          <table:table-cell office:value-type="float" office:value="2605763564" table:style-name="ce1">
            <text:p>26057635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5</text:p>
          </table:table-cell>
          <table:table-cell office:value-type="float" office:value="6421573817" table:style-name="ce1">
            <text:p>64215738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6</text:p>
          </table:table-cell>
          <table:table-cell office:value-type="float" office:value="9527132780" table:style-name="ce1">
            <text:p>95271327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7</text:p>
          </table:table-cell>
          <table:table-cell office:value-type="float" office:value="5837138306" table:style-name="ce1">
            <text:p>58371383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8</text:p>
          </table:table-cell>
          <table:table-cell office:value-type="float" office:value="1039356179" table:style-name="ce1">
            <text:p>10393561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89</text:p>
          </table:table-cell>
          <table:table-cell office:value-type="float" office:value="7907130510" table:style-name="ce1">
            <text:p>79071305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0</text:p>
          </table:table-cell>
          <table:table-cell office:value-type="float" office:value="7056058148" table:style-name="ce1">
            <text:p>70560581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1</text:p>
          </table:table-cell>
          <table:table-cell office:value-type="float" office:value="4950498187" table:style-name="ce1">
            <text:p>49504981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2</text:p>
          </table:table-cell>
          <table:table-cell office:value-type="float" office:value="9353724713" table:style-name="ce1">
            <text:p>93537247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3</text:p>
          </table:table-cell>
          <table:table-cell office:value-type="float" office:value="3560494751" table:style-name="ce1">
            <text:p>35604947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4</text:p>
          </table:table-cell>
          <table:table-cell office:value-type="float" office:value="8640490364" table:style-name="ce1">
            <text:p>8640490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5</text:p>
          </table:table-cell>
          <table:table-cell office:value-type="float" office:value="2857160375" table:style-name="ce1">
            <text:p>28571603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6</text:p>
          </table:table-cell>
          <table:table-cell office:value-type="float" office:value="5652618146" table:style-name="ce1">
            <text:p>56526181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7</text:p>
          </table:table-cell>
          <table:table-cell office:value-type="float" office:value="5789314160" table:style-name="ce1">
            <text:p>57893141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8</text:p>
          </table:table-cell>
          <table:table-cell office:value-type="float" office:value="8709317432" table:style-name="ce1">
            <text:p>87093174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499</text:p>
          </table:table-cell>
          <table:table-cell office:value-type="float" office:value="2683754153" table:style-name="ce1">
            <text:p>26837541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0</text:p>
          </table:table-cell>
          <table:table-cell office:value-type="float" office:value="4075979626" table:style-name="ce1">
            <text:p>40759796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1</text:p>
          </table:table-cell>
          <table:table-cell office:value-type="float" office:value="7871538547" table:style-name="ce1">
            <text:p>78715385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2</text:p>
          </table:table-cell>
          <table:table-cell office:value-type="float" office:value="1970420703" table:style-name="ce1">
            <text:p>19704207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3</text:p>
          </table:table-cell>
          <table:table-cell office:value-type="float" office:value="7287128758" table:style-name="ce1">
            <text:p>72871287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4</text:p>
          </table:table-cell>
          <table:table-cell office:value-type="float" office:value="1494898723" table:style-name="ce1">
            <text:p>14948987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5</text:p>
          </table:table-cell>
          <table:table-cell office:value-type="float" office:value="6897124304" table:style-name="ce1">
            <text:p>68971243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6</text:p>
          </table:table-cell>
          <table:table-cell office:value-type="float" office:value="9815905468" table:style-name="ce1">
            <text:p>98159054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7</text:p>
          </table:table-cell>
          <table:table-cell office:value-type="float" office:value="8980459813" table:style-name="ce1">
            <text:p>89804598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8</text:p>
          </table:table-cell>
          <table:table-cell office:value-type="float" office:value="2145936030" table:style-name="ce1">
            <text:p>21459360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09</text:p>
          </table:table-cell>
          <table:table-cell office:value-type="float" office:value="8016043787" table:style-name="ce1">
            <text:p>80160437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0</text:p>
          </table:table-cell>
          <table:table-cell office:value-type="float" office:value="1219379318" table:style-name="ce1">
            <text:p>12193793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1</text:p>
          </table:table-cell>
          <table:table-cell office:value-type="float" office:value="3840489314" table:style-name="ce1">
            <text:p>38404893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2</text:p>
          </table:table-cell>
          <table:table-cell office:value-type="float" office:value="9607152635" table:style-name="ce1">
            <text:p>96071526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3</text:p>
          </table:table-cell>
          <table:table-cell office:value-type="float" office:value="9756070217" table:style-name="ce1">
            <text:p>97560702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4</text:p>
          </table:table-cell>
          <table:table-cell office:value-type="float" office:value="3965962492" table:style-name="ce1">
            <text:p>39659624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5</text:p>
          </table:table-cell>
          <table:table-cell office:value-type="float" office:value="6761521367" table:style-name="ce1">
            <text:p>67615213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6</text:p>
          </table:table-cell>
          <table:table-cell office:value-type="float" office:value="2937183560" table:style-name="ce1">
            <text:p>29371835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7</text:p>
          </table:table-cell>
          <table:table-cell office:value-type="float" office:value="5069308085" table:style-name="ce1">
            <text:p>50693080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8</text:p>
          </table:table-cell>
          <table:table-cell office:value-type="float" office:value="1346071371" table:style-name="ce1">
            <text:p>13460713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19</text:p>
          </table:table-cell>
          <table:table-cell office:value-type="float" office:value="4363741376" table:style-name="ce1">
            <text:p>43637413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0</text:p>
          </table:table-cell>
          <table:table-cell office:value-type="float" office:value="5472698941" table:style-name="ce1">
            <text:p>54726989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1</text:p>
          </table:table-cell>
          <table:table-cell office:value-type="float" office:value="7531580186" table:style-name="ce1">
            <text:p>75315801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2</text:p>
          </table:table-cell>
          <table:table-cell office:value-type="float" office:value="1748250197" table:style-name="ce1">
            <text:p>17482501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3</text:p>
          </table:table-cell>
          <table:table-cell office:value-type="float" office:value="5264846450" table:style-name="ce1">
            <text:p>52648464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4</text:p>
          </table:table-cell>
          <table:table-cell office:value-type="float" office:value="8393738653" table:style-name="ce1">
            <text:p>83937386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5</text:p>
          </table:table-cell>
          <table:table-cell office:value-type="float" office:value="2503731959" table:style-name="ce1">
            <text:p>25037319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6</text:p>
          </table:table-cell>
          <table:table-cell office:value-type="float" office:value="4673734208" table:style-name="ce1">
            <text:p>46737342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7</text:p>
          </table:table-cell>
          <table:table-cell office:value-type="float" office:value="1574841905" table:style-name="ce1">
            <text:p>15748419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8</text:p>
          </table:table-cell>
          <table:table-cell office:value-type="float" office:value="1623769505" table:style-name="ce1">
            <text:p>162376950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29</text:p>
          </table:table-cell>
          <table:table-cell office:value-type="float" office:value="4721540604" table:style-name="ce1">
            <text:p>47215406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0</text:p>
          </table:table-cell>
          <table:table-cell office:value-type="float" office:value="7483765195" table:style-name="ce1">
            <text:p>74837651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1</text:p>
          </table:table-cell>
          <table:table-cell office:value-type="float" office:value="3253768460" table:style-name="ce1">
            <text:p>32537684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2</text:p>
          </table:table-cell>
          <table:table-cell office:value-type="float" office:value="6026094051" table:style-name="ce1">
            <text:p>60260940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3</text:p>
          </table:table-cell>
          <table:table-cell office:value-type="float" office:value="9125986202" table:style-name="ce1">
            <text:p>91259862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4</text:p>
          </table:table-cell>
          <table:table-cell office:value-type="float" office:value="2328212823" table:style-name="ce1">
            <text:p>23282128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5</text:p>
          </table:table-cell>
          <table:table-cell office:value-type="float" office:value="5313760649" table:style-name="ce1">
            <text:p>53137606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6</text:p>
          </table:table-cell>
          <table:table-cell office:value-type="float" office:value="8418218471" table:style-name="ce1">
            <text:p>84182184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7</text:p>
          </table:table-cell>
          <table:table-cell office:value-type="float" office:value="6913024080" table:style-name="ce1">
            <text:p>69130240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8</text:p>
          </table:table-cell>
          <table:table-cell office:value-type="float" office:value="2101807356" table:style-name="ce1">
            <text:p>21018073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39</text:p>
          </table:table-cell>
          <table:table-cell office:value-type="float" office:value="8072915192" table:style-name="ce1">
            <text:p>80729151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0</text:p>
          </table:table-cell>
          <table:table-cell office:value-type="float" office:value="1286354040" table:style-name="ce1">
            <text:p>1286354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1</text:p>
          </table:table-cell>
          <table:table-cell office:value-type="float" office:value="4271803919" table:style-name="ce1">
            <text:p>42718039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2</text:p>
          </table:table-cell>
          <table:table-cell office:value-type="float" office:value="7370795123" table:style-name="ce1">
            <text:p>73707951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3</text:p>
          </table:table-cell>
          <table:table-cell office:value-type="float" office:value="7195275602" table:style-name="ce1">
            <text:p>71952756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4</text:p>
          </table:table-cell>
          <table:table-cell office:value-type="float" office:value="4329616798" table:style-name="ce1">
            <text:p>43296167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5</text:p>
          </table:table-cell>
          <table:table-cell office:value-type="float" office:value="9723052385" table:style-name="ce1">
            <text:p>97230523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6</text:p>
          </table:table-cell>
          <table:table-cell office:value-type="float" office:value="2904169049" table:style-name="ce1">
            <text:p>29041690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7</text:p>
          </table:table-cell>
          <table:table-cell office:value-type="float" office:value="5036384591" table:style-name="ce1">
            <text:p>50363845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8</text:p>
          </table:table-cell>
          <table:table-cell office:value-type="float" office:value="5151864257" table:style-name="ce1">
            <text:p>51518642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49</text:p>
          </table:table-cell>
          <table:table-cell office:value-type="float" office:value="4123085325" table:style-name="ce1">
            <text:p>41230853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0</text:p>
          </table:table-cell>
          <table:table-cell office:value-type="float" office:value="7254190835" table:style-name="ce1">
            <text:p>72541908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1</text:p>
          </table:table-cell>
          <table:table-cell office:value-type="float" office:value="9871869792" table:style-name="ce1">
            <text:p>98718697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2</text:p>
          </table:table-cell>
          <table:table-cell office:value-type="float" office:value="3758539753" table:style-name="ce1">
            <text:p>37585397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3</text:p>
          </table:table-cell>
          <table:table-cell office:value-type="float" office:value="4639675267" table:style-name="ce1">
            <text:p>46396752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4</text:p>
          </table:table-cell>
          <table:table-cell office:value-type="float" office:value="1530783015" table:style-name="ce1">
            <text:p>15307830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5</text:p>
          </table:table-cell>
          <table:table-cell office:value-type="float" office:value="6267452921" table:style-name="ce1">
            <text:p>62674529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6</text:p>
          </table:table-cell>
          <table:table-cell office:value-type="float" office:value="9065234130" table:style-name="ce1">
            <text:p>90652341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7</text:p>
          </table:table-cell>
          <table:table-cell office:value-type="float" office:value="5231898530" table:style-name="ce1">
            <text:p>5231898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8</text:p>
          </table:table-cell>
          <table:table-cell office:value-type="float" office:value="8360781895" table:style-name="ce1">
            <text:p>83607818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59</text:p>
          </table:table-cell>
          <table:table-cell office:value-type="float" office:value="2570784191" table:style-name="ce1">
            <text:p>25707841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0</text:p>
          </table:table-cell>
          <table:table-cell office:value-type="float" office:value="2395264987" table:style-name="ce1">
            <text:p>23952649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1</text:p>
          </table:table-cell>
          <table:table-cell office:value-type="float" office:value="5380713890" table:style-name="ce1">
            <text:p>53807138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2</text:p>
          </table:table-cell>
          <table:table-cell office:value-type="float" office:value="8485261687" table:style-name="ce1">
            <text:p>84852616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3</text:p>
          </table:table-cell>
          <table:table-cell office:value-type="float" office:value="1690718372" table:style-name="ce1">
            <text:p>16907183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4</text:p>
          </table:table-cell>
          <table:table-cell office:value-type="float" office:value="3219609464" table:style-name="ce1">
            <text:p>32196094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5</text:p>
          </table:table-cell>
          <table:table-cell office:value-type="float" office:value="6082936181" table:style-name="ce1">
            <text:p>60829361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6</text:p>
          </table:table-cell>
          <table:table-cell office:value-type="float" office:value="3013079280" table:style-name="ce1">
            <text:p>30130792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7</text:p>
          </table:table-cell>
          <table:table-cell office:value-type="float" office:value="8201852576" table:style-name="ce1">
            <text:p>82018525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8</text:p>
          </table:table-cell>
          <table:table-cell office:value-type="float" office:value="2410745858" table:style-name="ce1">
            <text:p>241074585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69</text:p>
          </table:table-cell>
          <table:table-cell office:value-type="float" office:value="5438526976" table:style-name="ce1">
            <text:p>54385269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0</text:p>
          </table:table-cell>
          <table:table-cell office:value-type="float" office:value="7508521457" table:style-name="ce1">
            <text:p>75085214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1</text:p>
          </table:table-cell>
          <table:table-cell office:value-type="float" office:value="1715292539" table:style-name="ce1">
            <text:p>17152925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2</text:p>
          </table:table-cell>
          <table:table-cell office:value-type="float" office:value="4514184791" table:style-name="ce1">
            <text:p>4514184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3</text:p>
          </table:table-cell>
          <table:table-cell office:value-type="float" office:value="8617475791" table:style-name="ce1">
            <text:p>8617475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4</text:p>
          </table:table-cell>
          <table:table-cell office:value-type="float" office:value="2824146818" table:style-name="ce1">
            <text:p>28241468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5</text:p>
          </table:table-cell>
          <table:table-cell office:value-type="float" office:value="5629694680" table:style-name="ce1">
            <text:p>56296946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6</text:p>
          </table:table-cell>
          <table:table-cell office:value-type="float" office:value="7023030214" table:style-name="ce1">
            <text:p>70230302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7</text:p>
          </table:table-cell>
          <table:table-cell office:value-type="float" office:value="1898589198" table:style-name="ce1">
            <text:p>18985891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8</text:p>
          </table:table-cell>
          <table:table-cell office:value-type="float" office:value="4927471325" table:style-name="ce1">
            <text:p>49274713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79</text:p>
          </table:table-cell>
          <table:table-cell office:value-type="float" office:value="9319698082" table:style-name="ce1">
            <text:p>93196980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0</text:p>
          </table:table-cell>
          <table:table-cell office:value-type="float" office:value="3526369109" table:style-name="ce1">
            <text:p>35263691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1</text:p>
          </table:table-cell>
          <table:table-cell office:value-type="float" office:value="6547473595" table:style-name="ce1">
            <text:p>65474735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2</text:p>
          </table:table-cell>
          <table:table-cell office:value-type="float" office:value="6340731081" table:style-name="ce1">
            <text:p>63407310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3</text:p>
          </table:table-cell>
          <table:table-cell office:value-type="float" office:value="9479624356" table:style-name="ce1">
            <text:p>94796243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4</text:p>
          </table:table-cell>
          <table:table-cell office:value-type="float" office:value="3685283261" table:style-name="ce1">
            <text:p>36852832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5</text:p>
          </table:table-cell>
          <table:table-cell office:value-type="float" office:value="5745285431" table:style-name="ce1">
            <text:p>57452854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6</text:p>
          </table:table-cell>
          <table:table-cell office:value-type="float" office:value="8765289820" table:style-name="ce1">
            <text:p>87652898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7</text:p>
          </table:table-cell>
          <table:table-cell office:value-type="float" office:value="2649626540" table:style-name="ce1">
            <text:p>26496265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8</text:p>
          </table:table-cell>
          <table:table-cell office:value-type="float" office:value="4042954385" table:style-name="ce1">
            <text:p>40429543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89</text:p>
          </table:table-cell>
          <table:table-cell office:value-type="float" office:value="7848514378" table:style-name="ce1">
            <text:p>78485143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0</text:p>
          </table:table-cell>
          <table:table-cell office:value-type="float" office:value="1947406526" table:style-name="ce1">
            <text:p>1947406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1</text:p>
          </table:table-cell>
          <table:table-cell office:value-type="float" office:value="4868546012" table:style-name="ce1">
            <text:p>48685460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2</text:p>
          </table:table-cell>
          <table:table-cell office:value-type="float" office:value="7963094845" table:style-name="ce1">
            <text:p>79630948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3</text:p>
          </table:table-cell>
          <table:table-cell office:value-type="float" office:value="3401874809" table:style-name="ce1">
            <text:p>34018748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4</text:p>
          </table:table-cell>
          <table:table-cell office:value-type="float" office:value="6498545932" table:style-name="ce1">
            <text:p>64985459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5</text:p>
          </table:table-cell>
          <table:table-cell office:value-type="float" office:value="9594104878" table:style-name="ce1">
            <text:p>9594104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6</text:p>
          </table:table-cell>
          <table:table-cell office:value-type="float" office:value="8569651546" table:style-name="ce1">
            <text:p>85696515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7</text:p>
          </table:table-cell>
          <table:table-cell office:value-type="float" office:value="3286793764" table:style-name="ce1">
            <text:p>32867937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8</text:p>
          </table:table-cell>
          <table:table-cell office:value-type="float" office:value="6059029391" table:style-name="ce1">
            <text:p>60590293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599</text:p>
          </table:table-cell>
          <table:table-cell office:value-type="float" office:value="2362351524" table:style-name="ce1">
            <text:p>23623515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0</text:p>
          </table:table-cell>
          <table:table-cell office:value-type="float" office:value="5357809304" table:style-name="ce1">
            <text:p>53578093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1</text:p>
          </table:table-cell>
          <table:table-cell office:value-type="float" office:value="8452358216" table:style-name="ce1">
            <text:p>84523582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2</text:p>
          </table:table-cell>
          <table:table-cell office:value-type="float" office:value="1656794809" table:style-name="ce1">
            <text:p>16567948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3</text:p>
          </table:table-cell>
          <table:table-cell office:value-type="float" office:value="7416791569" table:style-name="ce1">
            <text:p>7416791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4</text:p>
          </table:table-cell>
          <table:table-cell office:value-type="float" office:value="7575615793" table:style-name="ce1">
            <text:p>75756157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5</text:p>
          </table:table-cell>
          <table:table-cell office:value-type="float" office:value="1782385721" table:style-name="ce1">
            <text:p>17823857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6</text:p>
          </table:table-cell>
          <table:table-cell office:value-type="float" office:value="4581278063" table:style-name="ce1">
            <text:p>45812780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7</text:p>
          </table:table-cell>
          <table:table-cell office:value-type="float" office:value="9206728028" table:style-name="ce1">
            <text:p>92067280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8</text:p>
          </table:table-cell>
          <table:table-cell office:value-type="float" office:value="3079054691" table:style-name="ce1">
            <text:p>30790546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09</text:p>
          </table:table-cell>
          <table:table-cell office:value-type="float" office:value="6107836879" table:style-name="ce1">
            <text:p>61078368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0</text:p>
          </table:table-cell>
          <table:table-cell office:value-type="float" office:value="8278949107" table:style-name="ce1">
            <text:p>82789491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1</text:p>
          </table:table-cell>
          <table:table-cell office:value-type="float" office:value="2487831353" table:style-name="ce1">
            <text:p>2487831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2</text:p>
          </table:table-cell>
          <table:table-cell office:value-type="float" office:value="5405613513" table:style-name="ce1">
            <text:p>54056135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3</text:p>
          </table:table-cell>
          <table:table-cell office:value-type="float" office:value="5297860972" table:style-name="ce1">
            <text:p>52978609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4</text:p>
          </table:table-cell>
          <table:table-cell office:value-type="float" office:value="8326752137" table:style-name="ce1">
            <text:p>83267521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5</text:p>
          </table:table-cell>
          <table:table-cell office:value-type="float" office:value="2536756541" table:style-name="ce1">
            <text:p>25367565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6</text:p>
          </table:table-cell>
          <table:table-cell office:value-type="float" office:value="1507869865" table:style-name="ce1">
            <text:p>1507869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7</text:p>
          </table:table-cell>
          <table:table-cell office:value-type="float" office:value="6234538789" table:style-name="ce1">
            <text:p>62345387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8</text:p>
          </table:table-cell>
          <table:table-cell office:value-type="float" office:value="9032319809" table:style-name="ce1">
            <text:p>90323198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19</text:p>
          </table:table-cell>
          <table:table-cell office:value-type="float" office:value="3138979843" table:style-name="ce1">
            <text:p>31389798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0</text:p>
          </table:table-cell>
          <table:table-cell office:value-type="float" office:value="4019015364" table:style-name="ce1">
            <text:p>40190153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1</text:p>
          </table:table-cell>
          <table:table-cell office:value-type="float" office:value="7815674278" table:style-name="ce1">
            <text:p>7815674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2</text:p>
          </table:table-cell>
          <table:table-cell office:value-type="float" office:value="6306784235" table:style-name="ce1">
            <text:p>63067842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3</text:p>
          </table:table-cell>
          <table:table-cell office:value-type="float" office:value="9435676438" table:style-name="ce1">
            <text:p>94356764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4</text:p>
          </table:table-cell>
          <table:table-cell office:value-type="float" office:value="3641236431" table:style-name="ce1">
            <text:p>36412364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5</text:p>
          </table:table-cell>
          <table:table-cell office:value-type="float" office:value="5712349760" table:style-name="ce1">
            <text:p>57123497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6</text:p>
          </table:table-cell>
          <table:table-cell office:value-type="float" office:value="2764593964" table:style-name="ce1">
            <text:p>2764593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7</text:p>
          </table:table-cell>
          <table:table-cell office:value-type="float" office:value="8525601791" table:style-name="ce1">
            <text:p>852560179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8</text:p>
          </table:table-cell>
          <table:table-cell office:value-type="float" office:value="4835609504" table:style-name="ce1">
            <text:p>48356095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29</text:p>
          </table:table-cell>
          <table:table-cell office:value-type="float" office:value="7930158416" table:style-name="ce1">
            <text:p>79301584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0</text:p>
          </table:table-cell>
          <table:table-cell office:value-type="float" office:value="3478938481" table:style-name="ce1">
            <text:p>34789384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1</text:p>
          </table:table-cell>
          <table:table-cell office:value-type="float" office:value="9386748910" table:style-name="ce1">
            <text:p>93867489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2</text:p>
          </table:table-cell>
          <table:table-cell office:value-type="float" office:value="6514523495" table:style-name="ce1">
            <text:p>65145234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3</text:p>
          </table:table-cell>
          <table:table-cell office:value-type="float" office:value="2891298934" table:style-name="ce1">
            <text:p>28912989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4</text:p>
          </table:table-cell>
          <table:table-cell office:value-type="float" office:value="5696747895" table:style-name="ce1">
            <text:p>56967478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5</text:p>
          </table:table-cell>
          <table:table-cell office:value-type="float" office:value="7089072353" table:style-name="ce1">
            <text:p>70890723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6</text:p>
          </table:table-cell>
          <table:table-cell office:value-type="float" office:value="1854520134" table:style-name="ce1">
            <text:p>18545201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7</text:p>
          </table:table-cell>
          <table:table-cell office:value-type="float" office:value="4983413480" table:style-name="ce1">
            <text:p>49834134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8</text:p>
          </table:table-cell>
          <table:table-cell office:value-type="float" office:value="8197815853" table:style-name="ce1">
            <text:p>81978158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39</text:p>
          </table:table-cell>
          <table:table-cell office:value-type="float" office:value="5092367010" table:style-name="ce1">
            <text:p>50923670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0</text:p>
          </table:table-cell>
          <table:table-cell office:value-type="float" office:value="4396703615" table:style-name="ce1">
            <text:p>43967036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1</text:p>
          </table:table-cell>
          <table:table-cell office:value-type="float" office:value="6705691406" table:style-name="ce1">
            <text:p>6705691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2</text:p>
          </table:table-cell>
          <table:table-cell office:value-type="float" office:value="6820171892" table:style-name="ce1">
            <text:p>68201718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3</text:p>
          </table:table-cell>
          <table:table-cell office:value-type="float" office:value="9848952948" table:style-name="ce1">
            <text:p>984895294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4</text:p>
          </table:table-cell>
          <table:table-cell office:value-type="float" office:value="5128951897" table:style-name="ce1">
            <text:p>51289518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5</text:p>
          </table:table-cell>
          <table:table-cell office:value-type="float" office:value="8924510708" table:style-name="ce1">
            <text:p>89245107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6</text:p>
          </table:table-cell>
          <table:table-cell office:value-type="float" office:value="2029069628" table:style-name="ce1">
            <text:p>20290696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7</text:p>
          </table:table-cell>
          <table:table-cell office:value-type="float" office:value="7210175271" table:style-name="ce1">
            <text:p>72101752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8</text:p>
          </table:table-cell>
          <table:table-cell office:value-type="float" office:value="1427846363" table:style-name="ce1">
            <text:p>14278463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49</text:p>
          </table:table-cell>
          <table:table-cell office:value-type="float" office:value="1253437215" table:style-name="ce1">
            <text:p>12534372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0</text:p>
          </table:table-cell>
          <table:table-cell office:value-type="float" office:value="4248985069" table:style-name="ce1">
            <text:p>42489850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1</text:p>
          </table:table-cell>
          <table:table-cell office:value-type="float" office:value="7347878326" table:style-name="ce1">
            <text:p>73478783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2</text:p>
          </table:table-cell>
          <table:table-cell office:value-type="float" office:value="3873439421" table:style-name="ce1">
            <text:p>38734394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3</text:p>
          </table:table-cell>
          <table:table-cell office:value-type="float" office:value="6979098340" table:style-name="ce1">
            <text:p>69790983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4</text:p>
          </table:table-cell>
          <table:table-cell office:value-type="float" office:value="9630103868" table:style-name="ce1">
            <text:p>96301038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5</text:p>
          </table:table-cell>
          <table:table-cell office:value-type="float" office:value="2178983827" table:style-name="ce1">
            <text:p>21789838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6</text:p>
          </table:table-cell>
          <table:table-cell office:value-type="float" office:value="5943431636" table:style-name="ce1">
            <text:p>59434316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7</text:p>
          </table:table-cell>
          <table:table-cell office:value-type="float" office:value="8049091652" table:style-name="ce1">
            <text:p>80490916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8</text:p>
          </table:table-cell>
          <table:table-cell office:value-type="float" office:value="3976241921" table:style-name="ce1">
            <text:p>39762419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59</text:p>
          </table:table-cell>
          <table:table-cell office:value-type="float" office:value="6749578695" table:style-name="ce1">
            <text:p>67495786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0</text:p>
          </table:table-cell>
          <table:table-cell office:value-type="float" office:value="9767359785" table:style-name="ce1">
            <text:p>97673597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1</text:p>
          </table:table-cell>
          <table:table-cell office:value-type="float" office:value="2948465303" table:style-name="ce1">
            <text:p>29484653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2</text:p>
          </table:table-cell>
          <table:table-cell office:value-type="float" office:value="5047358624" table:style-name="ce1">
            <text:p>50473586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3</text:p>
          </table:table-cell>
          <table:table-cell office:value-type="float" office:value="4341791915" table:style-name="ce1">
            <text:p>43417919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4</text:p>
          </table:table-cell>
          <table:table-cell office:value-type="float" office:value="7140683103" table:style-name="ce1">
            <text:p>714068310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5</text:p>
          </table:table-cell>
          <table:table-cell office:value-type="float" office:value="1405167315" table:style-name="ce1">
            <text:p>1405167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6</text:p>
          </table:table-cell>
          <table:table-cell office:value-type="float" office:value="4167382879" table:style-name="ce1">
            <text:p>41673828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7</text:p>
          </table:table-cell>
          <table:table-cell office:value-type="float" office:value="9893943984" table:style-name="ce1">
            <text:p>98939439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8</text:p>
          </table:table-cell>
          <table:table-cell office:value-type="float" office:value="6808495186" table:style-name="ce1">
            <text:p>68084951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69</text:p>
          </table:table-cell>
          <table:table-cell office:value-type="float" office:value="2096279531" table:style-name="ce1">
            <text:p>20962795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0</text:p>
          </table:table-cell>
          <table:table-cell office:value-type="float" office:value="5195161763" table:style-name="ce1">
            <text:p>51951617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1</text:p>
          </table:table-cell>
          <table:table-cell office:value-type="float" office:value="5921752319" table:style-name="ce1">
            <text:p>59217523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2</text:p>
          </table:table-cell>
          <table:table-cell office:value-type="float" office:value="2123971242" table:style-name="ce1">
            <text:p>212397124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3</text:p>
          </table:table-cell>
          <table:table-cell office:value-type="float" office:value="4215198950" table:style-name="ce1">
            <text:p>42151989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4</text:p>
          </table:table-cell>
          <table:table-cell office:value-type="float" office:value="7314081261" table:style-name="ce1">
            <text:p>73140812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5</text:p>
          </table:table-cell>
          <table:table-cell office:value-type="float" office:value="6957319078" table:style-name="ce1">
            <text:p>69573190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6</text:p>
          </table:table-cell>
          <table:table-cell office:value-type="float" office:value="9618424579" table:style-name="ce1">
            <text:p>96184245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7</text:p>
          </table:table-cell>
          <table:table-cell office:value-type="float" office:value="7494012539" table:style-name="ce1">
            <text:p>74940125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8</text:p>
          </table:table-cell>
          <table:table-cell office:value-type="float" office:value="1601782530" table:style-name="ce1">
            <text:p>16017825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79</text:p>
          </table:table-cell>
          <table:table-cell office:value-type="float" office:value="3231784727" table:style-name="ce1">
            <text:p>32317847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0</text:p>
          </table:table-cell>
          <table:table-cell office:value-type="float" office:value="5324019207" table:style-name="ce1">
            <text:p>53240192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1</text:p>
          </table:table-cell>
          <table:table-cell office:value-type="float" office:value="8429568184" table:style-name="ce1">
            <text:p>84295681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2</text:p>
          </table:table-cell>
          <table:table-cell office:value-type="float" office:value="2465152928" table:style-name="ce1">
            <text:p>24651529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3</text:p>
          </table:table-cell>
          <table:table-cell office:value-type="float" office:value="5450601831" table:style-name="ce1">
            <text:p>54506018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4</text:p>
          </table:table-cell>
          <table:table-cell office:value-type="float" office:value="1759598589" table:style-name="ce1">
            <text:p>17595985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5</text:p>
          </table:table-cell>
          <table:table-cell office:value-type="float" office:value="4525158518" table:style-name="ce1">
            <text:p>452515851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6</text:p>
          </table:table-cell>
          <table:table-cell office:value-type="float" office:value="7542828512" table:style-name="ce1">
            <text:p>75428285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7</text:p>
          </table:table-cell>
          <table:table-cell office:value-type="float" office:value="3057375239" table:style-name="ce1">
            <text:p>305737523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8</text:p>
          </table:table-cell>
          <table:table-cell office:value-type="float" office:value="9284049676" table:style-name="ce1">
            <text:p>92840496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89</text:p>
          </table:table-cell>
          <table:table-cell office:value-type="float" office:value="6201748302" table:style-name="ce1">
            <text:p>62017483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0</text:p>
          </table:table-cell>
          <table:table-cell office:value-type="float" office:value="8371743821" table:style-name="ce1">
            <text:p>837174382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1</text:p>
          </table:table-cell>
          <table:table-cell office:value-type="float" office:value="2514070536" table:style-name="ce1">
            <text:p>251407053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2</text:p>
          </table:table-cell>
          <table:table-cell office:value-type="float" office:value="5275184959" table:style-name="ce1">
            <text:p>52751849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3</text:p>
          </table:table-cell>
          <table:table-cell office:value-type="float" office:value="1585180592" table:style-name="ce1">
            <text:p>15851805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4</text:p>
          </table:table-cell>
          <table:table-cell office:value-type="float" office:value="4684072706" table:style-name="ce1">
            <text:p>46840727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5</text:p>
          </table:table-cell>
          <table:table-cell office:value-type="float" office:value="8787363706" table:style-name="ce1">
            <text:p>87873637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6</text:p>
          </table:table-cell>
          <table:table-cell office:value-type="float" office:value="2694034871" table:style-name="ce1">
            <text:p>26940348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7</text:p>
          </table:table-cell>
          <table:table-cell office:value-type="float" office:value="7859587141" table:style-name="ce1">
            <text:p>78595871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8</text:p>
          </table:table-cell>
          <table:table-cell office:value-type="float" office:value="1981703735" table:style-name="ce1">
            <text:p>19817037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699</text:p>
          </table:table-cell>
          <table:table-cell office:value-type="float" office:value="4086251585" table:style-name="ce1">
            <text:p>408625158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0</text:p>
          </table:table-cell>
          <table:table-cell office:value-type="float" office:value="3629580425" table:style-name="ce1">
            <text:p>3629580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1</text:p>
          </table:table-cell>
          <table:table-cell office:value-type="float" office:value="6384038273" table:style-name="ce1">
            <text:p>63840382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2</text:p>
          </table:table-cell>
          <table:table-cell office:value-type="float" office:value="6432841376" table:style-name="ce1">
            <text:p>64328413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3</text:p>
          </table:table-cell>
          <table:table-cell office:value-type="float" office:value="9538401383" table:style-name="ce1">
            <text:p>95384013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4</text:p>
          </table:table-cell>
          <table:table-cell office:value-type="float" office:value="3412848012" table:style-name="ce1">
            <text:p>34128480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5</text:p>
          </table:table-cell>
          <table:table-cell office:value-type="float" office:value="8503958015" table:style-name="ce1">
            <text:p>85039580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6</text:p>
          </table:table-cell>
          <table:table-cell office:value-type="float" office:value="2719517968" table:style-name="ce1">
            <text:p>27195179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7</text:p>
          </table:table-cell>
          <table:table-cell office:value-type="float" office:value="7918402454" table:style-name="ce1">
            <text:p>79184024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8</text:p>
          </table:table-cell>
          <table:table-cell office:value-type="float" office:value="1832874362" table:style-name="ce1">
            <text:p>18328743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09</text:p>
          </table:table-cell>
          <table:table-cell office:value-type="float" office:value="7067326526" table:style-name="ce1">
            <text:p>70673265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0</text:p>
          </table:table-cell>
          <table:table-cell office:value-type="float" office:value="3571765406" table:style-name="ce1">
            <text:p>35717654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1</text:p>
          </table:table-cell>
          <table:table-cell office:value-type="float" office:value="9364095496" table:style-name="ce1">
            <text:p>93640954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2</text:p>
          </table:table-cell>
          <table:table-cell office:value-type="float" office:value="8651761019" table:style-name="ce1">
            <text:p>86517610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3</text:p>
          </table:table-cell>
          <table:table-cell office:value-type="float" office:value="3024351031" table:style-name="ce1">
            <text:p>302435103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4</text:p>
          </table:table-cell>
          <table:table-cell office:value-type="float" office:value="9251025479" table:style-name="ce1">
            <text:p>925102547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5</text:p>
          </table:table-cell>
          <table:table-cell office:value-type="float" office:value="5416575407" table:style-name="ce1">
            <text:p>54165754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6</text:p>
          </table:table-cell>
          <table:table-cell office:value-type="float" office:value="8212135425" table:style-name="ce1">
            <text:p>821213542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7</text:p>
          </table:table-cell>
          <table:table-cell office:value-type="float" office:value="1726571040" table:style-name="ce1">
            <text:p>1726571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8</text:p>
          </table:table-cell>
          <table:table-cell office:value-type="float" office:value="4592130974" table:style-name="ce1">
            <text:p>45921309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19</text:p>
          </table:table-cell>
          <table:table-cell office:value-type="float" office:value="7635495943" table:style-name="ce1">
            <text:p>76354959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0</text:p>
          </table:table-cell>
          <table:table-cell office:value-type="float" office:value="1541054832" table:style-name="ce1">
            <text:p>15410548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1</text:p>
          </table:table-cell>
          <table:table-cell office:value-type="float" office:value="4640947172" table:style-name="ce1">
            <text:p>464094717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2</text:p>
          </table:table-cell>
          <table:table-cell office:value-type="float" office:value="9043272683" table:style-name="ce1">
            <text:p>90432726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3</text:p>
          </table:table-cell>
          <table:table-cell office:value-type="float" office:value="3172164810" table:style-name="ce1">
            <text:p>31721648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4</text:p>
          </table:table-cell>
          <table:table-cell office:value-type="float" office:value="6278724865" table:style-name="ce1">
            <text:p>62787248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5</text:p>
          </table:table-cell>
          <table:table-cell office:value-type="float" office:value="2581052678" table:style-name="ce1">
            <text:p>2581052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6</text:p>
          </table:table-cell>
          <table:table-cell office:value-type="float" office:value="4709861315" table:style-name="ce1">
            <text:p>4709861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7</text:p>
          </table:table-cell>
          <table:table-cell office:value-type="float" office:value="9192196837" table:style-name="ce1">
            <text:p>91921968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8</text:p>
          </table:table-cell>
          <table:table-cell office:value-type="float" office:value="3297645793" table:style-name="ce1">
            <text:p>32976457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29</text:p>
          </table:table-cell>
          <table:table-cell office:value-type="float" office:value="4879895646" table:style-name="ce1">
            <text:p>48798956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0</text:p>
          </table:table-cell>
          <table:table-cell office:value-type="float" office:value="7974343459" table:style-name="ce1">
            <text:p>797434345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1</text:p>
          </table:table-cell>
          <table:table-cell office:value-type="float" office:value="1073236704" table:style-name="ce1">
            <text:p>10732367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2</text:p>
          </table:table-cell>
          <table:table-cell office:value-type="float" office:value="6409894528" table:style-name="ce1">
            <text:p>64098945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3</text:p>
          </table:table-cell>
          <table:table-cell office:value-type="float" office:value="9505453463" table:style-name="ce1">
            <text:p>95054534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4</text:p>
          </table:table-cell>
          <table:table-cell office:value-type="float" office:value="3489891256" table:style-name="ce1">
            <text:p>34898912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5</text:p>
          </table:table-cell>
          <table:table-cell office:value-type="float" office:value="8570907847" table:style-name="ce1">
            <text:p>85709078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6</text:p>
          </table:table-cell>
          <table:table-cell office:value-type="float" office:value="2786567824" table:style-name="ce1">
            <text:p>27865678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7</text:p>
          </table:table-cell>
          <table:table-cell office:value-type="float" office:value="2835484253" table:style-name="ce1">
            <text:p>28354842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8</text:p>
          </table:table-cell>
          <table:table-cell office:value-type="float" office:value="8628714215" table:style-name="ce1">
            <text:p>86287142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39</text:p>
          </table:table-cell>
          <table:table-cell office:value-type="float" office:value="1809827569" table:style-name="ce1">
            <text:p>1809827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0</text:p>
          </table:table-cell>
          <table:table-cell office:value-type="float" office:value="3537604212" table:style-name="ce1">
            <text:p>353760421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1</text:p>
          </table:table-cell>
          <table:table-cell office:value-type="float" office:value="6525485389" table:style-name="ce1">
            <text:p>652548538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2</text:p>
          </table:table-cell>
          <table:table-cell office:value-type="float" office:value="9320934201" table:style-name="ce1">
            <text:p>932093420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3</text:p>
          </table:table-cell>
          <table:table-cell office:value-type="float" office:value="9457639516" table:style-name="ce1">
            <text:p>9457639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4</text:p>
          </table:table-cell>
          <table:table-cell office:value-type="float" office:value="3696521741" table:style-name="ce1">
            <text:p>36965217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5</text:p>
          </table:table-cell>
          <table:table-cell office:value-type="float" office:value="6351070623" table:style-name="ce1">
            <text:p>635107062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6</text:p>
          </table:table-cell>
          <table:table-cell office:value-type="float" office:value="8743294034" table:style-name="ce1">
            <text:p>87432940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7</text:p>
          </table:table-cell>
          <table:table-cell office:value-type="float" office:value="2650964093" table:style-name="ce1">
            <text:p>26509640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8</text:p>
          </table:table-cell>
          <table:table-cell office:value-type="float" office:value="1958741720" table:style-name="ce1">
            <text:p>19587417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49</text:p>
          </table:table-cell>
          <table:table-cell office:value-type="float" office:value="4053290696" table:style-name="ce1">
            <text:p>40532906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0</text:p>
          </table:table-cell>
          <table:table-cell office:value-type="float" office:value="2063254949" table:style-name="ce1">
            <text:p>20632549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1</text:p>
          </table:table-cell>
          <table:table-cell office:value-type="float" office:value="5162147241" table:style-name="ce1">
            <text:p>516214724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2</text:p>
          </table:table-cell>
          <table:table-cell office:value-type="float" office:value="4134368357" table:style-name="ce1">
            <text:p>41343683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3</text:p>
          </table:table-cell>
          <table:table-cell office:value-type="float" office:value="6864367202" table:style-name="ce1">
            <text:p>68643672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4</text:p>
          </table:table-cell>
          <table:table-cell office:value-type="float" office:value="6924395890" table:style-name="ce1">
            <text:p>692439589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5</text:p>
          </table:table-cell>
          <table:table-cell office:value-type="float" office:value="9685409293" table:style-name="ce1">
            <text:p>96854092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6</text:p>
          </table:table-cell>
          <table:table-cell office:value-type="float" office:value="3895403606" table:style-name="ce1">
            <text:p>38954036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7</text:p>
          </table:table-cell>
          <table:table-cell office:value-type="float" office:value="5987627056" table:style-name="ce1">
            <text:p>59876270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8</text:p>
          </table:table-cell>
          <table:table-cell office:value-type="float" office:value="8083286965" table:style-name="ce1">
            <text:p>80832869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59</text:p>
          </table:table-cell>
          <table:table-cell office:value-type="float" office:value="4282171496" table:style-name="ce1">
            <text:p>42821714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0</text:p>
          </table:table-cell>
          <table:table-cell office:value-type="float" office:value="4307654130" table:style-name="ce1">
            <text:p>43076541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1</text:p>
          </table:table-cell>
          <table:table-cell office:value-type="float" office:value="7106547437" table:style-name="ce1">
            <text:p>71065474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2</text:p>
          </table:table-cell>
          <table:table-cell office:value-type="float" office:value="6716542904" table:style-name="ce1">
            <text:p>671654290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3</text:p>
          </table:table-cell>
          <table:table-cell office:value-type="float" office:value="9734324183" table:style-name="ce1">
            <text:p>97343241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4</text:p>
          </table:table-cell>
          <table:table-cell office:value-type="float" office:value="2915437427" table:style-name="ce1">
            <text:p>291543742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5</text:p>
          </table:table-cell>
          <table:table-cell office:value-type="float" office:value="8142101826" table:style-name="ce1">
            <text:p>814210182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6</text:p>
          </table:table-cell>
          <table:table-cell office:value-type="float" office:value="6592572964" table:style-name="ce1">
            <text:p>65925729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7</text:p>
          </table:table-cell>
          <table:table-cell office:value-type="float" office:value="9397020734" table:style-name="ce1">
            <text:p>93970207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8</text:p>
          </table:table-cell>
          <table:table-cell office:value-type="float" office:value="2802578516" table:style-name="ce1">
            <text:p>28025785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69</text:p>
          </table:table-cell>
          <table:table-cell office:value-type="float" office:value="5674793095" table:style-name="ce1">
            <text:p>56747930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0</text:p>
          </table:table-cell>
          <table:table-cell office:value-type="float" office:value="8695807408" table:style-name="ce1">
            <text:p>86958074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1</text:p>
          </table:table-cell>
          <table:table-cell office:value-type="float" office:value="1865803020" table:style-name="ce1">
            <text:p>18658030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2</text:p>
          </table:table-cell>
          <table:table-cell office:value-type="float" office:value="4961462986" table:style-name="ce1">
            <text:p>49614629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3</text:p>
          </table:table-cell>
          <table:table-cell office:value-type="float" office:value="7090354178" table:style-name="ce1">
            <text:p>70903541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4</text:p>
          </table:table-cell>
          <table:table-cell office:value-type="float" office:value="4020386181" table:style-name="ce1">
            <text:p>40203861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5</text:p>
          </table:table-cell>
          <table:table-cell office:value-type="float" office:value="9413612738" table:style-name="ce1">
            <text:p>94136127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6</text:p>
          </table:table-cell>
          <table:table-cell office:value-type="float" office:value="8710381646" table:style-name="ce1">
            <text:p>87103816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7</text:p>
          </table:table-cell>
          <table:table-cell office:value-type="float" office:value="2627051696" table:style-name="ce1">
            <text:p>262705169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8</text:p>
          </table:table-cell>
          <table:table-cell office:value-type="float" office:value="5723610569" table:style-name="ce1">
            <text:p>5723610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79</text:p>
          </table:table-cell>
          <table:table-cell office:value-type="float" office:value="8536972537" table:style-name="ce1">
            <text:p>85369725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0</text:p>
          </table:table-cell>
          <table:table-cell office:value-type="float" office:value="2742531497" table:style-name="ce1">
            <text:p>27425314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1</text:p>
          </table:table-cell>
          <table:table-cell office:value-type="float" office:value="4846978162" table:style-name="ce1">
            <text:p>48469781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2</text:p>
          </table:table-cell>
          <table:table-cell office:value-type="float" office:value="1040318187" table:style-name="ce1">
            <text:p>10403181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3</text:p>
          </table:table-cell>
          <table:table-cell office:value-type="float" office:value="6476970367" table:style-name="ce1">
            <text:p>64769703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4</text:p>
          </table:table-cell>
          <table:table-cell office:value-type="float" office:value="9572539294" table:style-name="ce1">
            <text:p>957253929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5</text:p>
          </table:table-cell>
          <table:table-cell office:value-type="float" office:value="3456976924" table:style-name="ce1">
            <text:p>34569769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6</text:p>
          </table:table-cell>
          <table:table-cell office:value-type="float" office:value="4259235743" table:style-name="ce1">
            <text:p>42592357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7</text:p>
          </table:table-cell>
          <table:table-cell office:value-type="float" office:value="7358127967" table:style-name="ce1">
            <text:p>73581279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8</text:p>
          </table:table-cell>
          <table:table-cell office:value-type="float" office:value="1231453581" table:style-name="ce1">
            <text:p>12314535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89</text:p>
          </table:table-cell>
          <table:table-cell office:value-type="float" office:value="3851452457" table:style-name="ce1">
            <text:p>385145245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0</text:p>
          </table:table-cell>
          <table:table-cell office:value-type="float" office:value="5954781349" table:style-name="ce1">
            <text:p>59547813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1</text:p>
          </table:table-cell>
          <table:table-cell office:value-type="float" office:value="8050340238" table:style-name="ce1">
            <text:p>80503402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2</text:p>
          </table:table-cell>
          <table:table-cell office:value-type="float" office:value="2156909165" table:style-name="ce1">
            <text:p>215690916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3</text:p>
          </table:table-cell>
          <table:table-cell office:value-type="float" office:value="2971480940" table:style-name="ce1">
            <text:p>29714809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4</text:p>
          </table:table-cell>
          <table:table-cell office:value-type="float" office:value="5070372153" table:style-name="ce1">
            <text:p>507037215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5</text:p>
          </table:table-cell>
          <table:table-cell office:value-type="float" office:value="1380378743" table:style-name="ce1">
            <text:p>13803787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6</text:p>
          </table:table-cell>
          <table:table-cell office:value-type="float" office:value="4374715409" table:style-name="ce1">
            <text:p>43747154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7</text:p>
          </table:table-cell>
          <table:table-cell office:value-type="float" office:value="3910370910" table:style-name="ce1">
            <text:p>39103709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8</text:p>
          </table:table-cell>
          <table:table-cell office:value-type="float" office:value="9701487620" table:style-name="ce1">
            <text:p>97014876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799</text:p>
          </table:table-cell>
          <table:table-cell office:value-type="float" office:value="9826968297" table:style-name="ce1">
            <text:p>98269682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0</text:p>
          </table:table-cell>
          <table:table-cell office:value-type="float" office:value="8902523780" table:style-name="ce1">
            <text:p>89025237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1</text:p>
          </table:table-cell>
          <table:table-cell office:value-type="float" office:value="2030304849" table:style-name="ce1">
            <text:p>203030484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2</text:p>
          </table:table-cell>
          <table:table-cell office:value-type="float" office:value="5139296081" table:style-name="ce1">
            <text:p>51392960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3</text:p>
          </table:table-cell>
          <table:table-cell office:value-type="float" office:value="7298181595" table:style-name="ce1">
            <text:p>729818159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4</text:p>
          </table:table-cell>
          <table:table-cell office:value-type="float" office:value="1438184861" table:style-name="ce1">
            <text:p>14381848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5</text:p>
          </table:table-cell>
          <table:table-cell office:value-type="float" office:value="4190309369" table:style-name="ce1">
            <text:p>41903093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6</text:p>
          </table:table-cell>
          <table:table-cell office:value-type="float" office:value="2547038492" table:style-name="ce1">
            <text:p>25470384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7</text:p>
          </table:table-cell>
          <table:table-cell office:value-type="float" office:value="1518148475" table:style-name="ce1">
            <text:p>15181484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8</text:p>
          </table:table-cell>
          <table:table-cell office:value-type="float" office:value="9010369529" table:style-name="ce1">
            <text:p>901036952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09</text:p>
          </table:table-cell>
          <table:table-cell office:value-type="float" office:value="6245810675" table:style-name="ce1">
            <text:p>624581067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0</text:p>
          </table:table-cell>
          <table:table-cell office:value-type="float" office:value="6060391260" table:style-name="ce1">
            <text:p>60603912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1</text:p>
          </table:table-cell>
          <table:table-cell office:value-type="float" office:value="9169283402" table:style-name="ce1">
            <text:p>916928340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2</text:p>
          </table:table-cell>
          <table:table-cell office:value-type="float" office:value="3264731297" table:style-name="ce1">
            <text:p>326473129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3</text:p>
          </table:table-cell>
          <table:table-cell office:value-type="float" office:value="2340396728" table:style-name="ce1">
            <text:p>234039672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4</text:p>
          </table:table-cell>
          <table:table-cell office:value-type="float" office:value="3080323120" table:style-name="ce1">
            <text:p>308032312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5</text:p>
          </table:table-cell>
          <table:table-cell office:value-type="float" office:value="6185871919" table:style-name="ce1">
            <text:p>618587191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6</text:p>
          </table:table-cell>
          <table:table-cell office:value-type="float" office:value="9217096424" table:style-name="ce1">
            <text:p>921709642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7</text:p>
          </table:table-cell>
          <table:table-cell office:value-type="float" office:value="3184947838" table:style-name="ce1">
            <text:p>318494783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8</text:p>
          </table:table-cell>
          <table:table-cell office:value-type="float" office:value="2590502307" table:style-name="ce1">
            <text:p>25905023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19</text:p>
          </table:table-cell>
          <table:table-cell office:value-type="float" office:value="5287272308" table:style-name="ce1">
            <text:p>528727230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0</text:p>
          </table:table-cell>
          <table:table-cell office:value-type="float" office:value="8383831280" table:style-name="ce1">
            <text:p>83838312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1</text:p>
          </table:table-cell>
          <table:table-cell office:value-type="float" office:value="1564945678" table:style-name="ce1">
            <text:p>15649456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2</text:p>
          </table:table-cell>
          <table:table-cell office:value-type="float" office:value="4693837870" table:style-name="ce1">
            <text:p>46938378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3</text:p>
          </table:table-cell>
          <table:table-cell office:value-type="float" office:value="7681618981" table:style-name="ce1">
            <text:p>768161898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4</text:p>
          </table:table-cell>
          <table:table-cell office:value-type="float" office:value="7406192087" table:style-name="ce1">
            <text:p>74061920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5</text:p>
          </table:table-cell>
          <table:table-cell office:value-type="float" office:value="9145080854" table:style-name="ce1">
            <text:p>91450808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6</text:p>
          </table:table-cell>
          <table:table-cell office:value-type="float" office:value="3243861917" table:style-name="ce1">
            <text:p>32438619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7</text:p>
          </table:table-cell>
          <table:table-cell office:value-type="float" office:value="8431645346" table:style-name="ce1">
            <text:p>84316453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8</text:p>
          </table:table-cell>
          <table:table-cell office:value-type="float" office:value="2315082084" table:style-name="ce1">
            <text:p>231508208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29</text:p>
          </table:table-cell>
          <table:table-cell office:value-type="float" office:value="5462792893" table:style-name="ce1">
            <text:p>546279289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0</text:p>
          </table:table-cell>
          <table:table-cell office:value-type="float" office:value="8235028410" table:style-name="ce1">
            <text:p>823502841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1</text:p>
          </table:table-cell>
          <table:table-cell office:value-type="float" office:value="2474910683" table:style-name="ce1">
            <text:p>247491068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2</text:p>
          </table:table-cell>
          <table:table-cell office:value-type="float" office:value="7521683930" table:style-name="ce1">
            <text:p>75216839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3</text:p>
          </table:table-cell>
          <table:table-cell office:value-type="float" office:value="1761686216" table:style-name="ce1">
            <text:p>17616862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4</text:p>
          </table:table-cell>
          <table:table-cell office:value-type="float" office:value="6164912852" table:style-name="ce1">
            <text:p>616491285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5</text:p>
          </table:table-cell>
          <table:table-cell office:value-type="float" office:value="9260571743" table:style-name="ce1">
            <text:p>926057174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6</text:p>
          </table:table-cell>
          <table:table-cell office:value-type="float" office:value="3069463969" table:style-name="ce1">
            <text:p>30694639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7</text:p>
          </table:table-cell>
          <table:table-cell office:value-type="float" office:value="4940592787" table:style-name="ce1">
            <text:p>49405927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8</text:p>
          </table:table-cell>
          <table:table-cell office:value-type="float" office:value="1841609456" table:style-name="ce1">
            <text:p>184160945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39</text:p>
          </table:table-cell>
          <table:table-cell office:value-type="float" office:value="5642712746" table:style-name="ce1">
            <text:p>564271274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0</text:p>
          </table:table-cell>
          <table:table-cell office:value-type="float" office:value="2870596198" table:style-name="ce1">
            <text:p>28705961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1</text:p>
          </table:table-cell>
          <table:table-cell office:value-type="float" office:value="4098305834" table:style-name="ce1">
            <text:p>409830583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2</text:p>
          </table:table-cell>
          <table:table-cell office:value-type="float" office:value="7861631480" table:style-name="ce1">
            <text:p>786163148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3</text:p>
          </table:table-cell>
          <table:table-cell office:value-type="float" office:value="3608301417" table:style-name="ce1">
            <text:p>360830141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4</text:p>
          </table:table-cell>
          <table:table-cell office:value-type="float" office:value="6393859237" table:style-name="ce1">
            <text:p>63938592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5</text:p>
          </table:table-cell>
          <table:table-cell office:value-type="float" office:value="9492741469" table:style-name="ce1">
            <text:p>94927414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6</text:p>
          </table:table-cell>
          <table:table-cell office:value-type="float" office:value="9540569647" table:style-name="ce1">
            <text:p>954056964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7</text:p>
          </table:table-cell>
          <table:table-cell office:value-type="float" office:value="3424906367" table:style-name="ce1">
            <text:p>342490636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8</text:p>
          </table:table-cell>
          <table:table-cell office:value-type="float" office:value="6418343040" table:style-name="ce1">
            <text:p>64183430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49</text:p>
          </table:table-cell>
          <table:table-cell office:value-type="float" office:value="8512780760" table:style-name="ce1">
            <text:p>851278076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0</text:p>
          </table:table-cell>
          <table:table-cell office:value-type="float" office:value="5827231862" table:style-name="ce1">
            <text:p>582723186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1</text:p>
          </table:table-cell>
          <table:table-cell office:value-type="float" office:value="7920567487" table:style-name="ce1">
            <text:p>792056748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2</text:p>
          </table:table-cell>
          <table:table-cell office:value-type="float" office:value="4892785237" table:style-name="ce1">
            <text:p>48927852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3</text:p>
          </table:table-cell>
          <table:table-cell office:value-type="float" office:value="8039403240" table:style-name="ce1">
            <text:p>803940324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4</text:p>
          </table:table-cell>
          <table:table-cell office:value-type="float" office:value="2135062176" table:style-name="ce1">
            <text:p>213506217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5</text:p>
          </table:table-cell>
          <table:table-cell office:value-type="float" office:value="5907287674" table:style-name="ce1">
            <text:p>590728767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6</text:p>
          </table:table-cell>
          <table:table-cell office:value-type="float" office:value="1209405435" table:style-name="ce1">
            <text:p>120940543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7</text:p>
          </table:table-cell>
          <table:table-cell office:value-type="float" office:value="9620512170" table:style-name="ce1">
            <text:p>962051217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8</text:p>
          </table:table-cell>
          <table:table-cell office:value-type="float" office:value="3837282137" table:style-name="ce1">
            <text:p>383728213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59</text:p>
          </table:table-cell>
          <table:table-cell office:value-type="float" office:value="6936174350" table:style-name="ce1">
            <text:p>693617435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0</text:p>
          </table:table-cell>
          <table:table-cell office:value-type="float" office:value="6751658269" table:style-name="ce1">
            <text:p>67516582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1</text:p>
          </table:table-cell>
          <table:table-cell office:value-type="float" office:value="3985098292" table:style-name="ce1">
            <text:p>398509829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2</text:p>
          </table:table-cell>
          <table:table-cell office:value-type="float" office:value="5056102671" table:style-name="ce1">
            <text:p>50561026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3</text:p>
          </table:table-cell>
          <table:table-cell office:value-type="float" office:value="4353878278" table:style-name="ce1">
            <text:p>43538782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4</text:p>
          </table:table-cell>
          <table:table-cell office:value-type="float" office:value="7126104878" table:style-name="ce1">
            <text:p>712610487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5</text:p>
          </table:table-cell>
          <table:table-cell office:value-type="float" office:value="1484925713" table:style-name="ce1">
            <text:p>148492571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6</text:p>
          </table:table-cell>
          <table:table-cell office:value-type="float" office:value="4179473569" table:style-name="ce1">
            <text:p>417947356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7</text:p>
          </table:table-cell>
          <table:table-cell office:value-type="float" office:value="7274921309" table:style-name="ce1">
            <text:p>7274921309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8</text:p>
          </table:table-cell>
          <table:table-cell office:value-type="float" office:value="3789479107" table:style-name="ce1">
            <text:p>3789479107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69</text:p>
          </table:table-cell>
          <table:table-cell office:value-type="float" office:value="6810583571" table:style-name="ce1">
            <text:p>681058357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0</text:p>
          </table:table-cell>
          <table:table-cell office:value-type="float" office:value="2075034698" table:style-name="ce1">
            <text:p>20750346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1</text:p>
          </table:table-cell>
          <table:table-cell office:value-type="float" office:value="5104926854" table:style-name="ce1">
            <text:p>510492685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2</text:p>
          </table:table-cell>
          <table:table-cell office:value-type="float" office:value="8970585715" table:style-name="ce1">
            <text:p>89705857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3</text:p>
          </table:table-cell>
          <table:table-cell office:value-type="float" office:value="3675386845" table:style-name="ce1">
            <text:p>367538684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4</text:p>
          </table:table-cell>
          <table:table-cell office:value-type="float" office:value="6360835798" table:style-name="ce1">
            <text:p>636083579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5</text:p>
          </table:table-cell>
          <table:table-cell office:value-type="float" office:value="5768612414" table:style-name="ce1">
            <text:p>576861241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6</text:p>
          </table:table-cell>
          <table:table-cell office:value-type="float" office:value="8752059161" table:style-name="ce1">
            <text:p>875205916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7</text:p>
          </table:table-cell>
          <table:table-cell office:value-type="float" office:value="4065381386" table:style-name="ce1">
            <text:p>406538138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8</text:p>
          </table:table-cell>
          <table:table-cell office:value-type="float" office:value="7838617951" table:style-name="ce1">
            <text:p>7838617951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79</text:p>
          </table:table-cell>
          <table:table-cell office:value-type="float" office:value="3491978716" table:style-name="ce1">
            <text:p>349197871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0</text:p>
          </table:table-cell>
          <table:table-cell office:value-type="float" office:value="8589754315" table:style-name="ce1">
            <text:p>8589754315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1</text:p>
          </table:table-cell>
          <table:table-cell office:value-type="float" office:value="5894206532" table:style-name="ce1">
            <text:p>589420653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2</text:p>
          </table:table-cell>
          <table:table-cell office:value-type="float" office:value="5619797164" table:style-name="ce1">
            <text:p>5619797164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3</text:p>
          </table:table-cell>
          <table:table-cell office:value-type="float" office:value="8604246030" table:style-name="ce1">
            <text:p>8604246030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4</text:p>
          </table:table-cell>
          <table:table-cell office:value-type="float" office:value="4917574873" table:style-name="ce1">
            <text:p>491757487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5</text:p>
          </table:table-cell>
          <table:table-cell office:value-type="float" office:value="7013134806" table:style-name="ce1">
            <text:p>7013134806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6</text:p>
          </table:table-cell>
          <table:table-cell office:value-type="float" office:value="9309792682" table:style-name="ce1">
            <text:p>9309792682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7</text:p>
          </table:table-cell>
          <table:table-cell office:value-type="float" office:value="7182046268" table:style-name="ce1">
            <text:p>7182046268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est-A-nr 1888</text:p>
          </table:table-cell>
          <table:table-cell office:value-type="float" office:value="1325372820" table:style-name="ce1">
            <text:p>1325372820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89</text:p>
          </table:table-cell>
          <table:table-cell office:value-type="float" office:value="6728607397" table:style-name="ce1">
            <text:p>6728607397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90</text:p>
          </table:table-cell>
          <table:table-cell office:value-type="float" office:value="9713156219" table:style-name="ce1">
            <text:p>9713156219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91</text:p>
          </table:table-cell>
          <table:table-cell office:value-type="float" office:value="3952048436" table:style-name="ce1">
            <text:p>3952048436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92</text:p>
          </table:table-cell>
          <table:table-cell office:value-type="float" office:value="8121936275" table:style-name="ce1">
            <text:p>8121936275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">
            <text:p>Test-A-nr 1893</text:p>
          </table:table-cell>
          <table:table-cell office:value-type="float" office:value="2927595104" table:style-name="ce1">
            <text:p>292759510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4</text:p>
          </table:table-cell>
          <table:table-cell office:value-type="float" office:value="5171968963" table:style-name="ce1">
            <text:p>517196896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5</text:p>
          </table:table-cell>
          <table:table-cell office:value-type="float" office:value="8947527823" table:style-name="ce1">
            <text:p>894752782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6</text:p>
          </table:table-cell>
          <table:table-cell office:value-type="float" office:value="1451963474" table:style-name="ce1">
            <text:p>145196347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7</text:p>
          </table:table-cell>
          <table:table-cell office:value-type="float" office:value="4146412308" table:style-name="ce1">
            <text:p>414641230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8</text:p>
          </table:table-cell>
          <table:table-cell office:value-type="float" office:value="7241960103" table:style-name="ce1">
            <text:p>724196010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899</text:p>
          </table:table-cell>
          <table:table-cell office:value-type="float" office:value="3745309094" table:style-name="ce1">
            <text:p>374530909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0</text:p>
          </table:table-cell>
          <table:table-cell office:value-type="float" office:value="9697564252" table:style-name="ce1">
            <text:p>969756425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1</text:p>
          </table:table-cell>
          <table:table-cell office:value-type="float" office:value="3804235305" table:style-name="ce1">
            <text:p>380423530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2</text:p>
          </table:table-cell>
          <table:table-cell office:value-type="float" office:value="6903127529" table:style-name="ce1">
            <text:p>690312752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3</text:p>
          </table:table-cell>
          <table:table-cell office:value-type="float" office:value="8095341979" table:style-name="ce1">
            <text:p>809534197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4</text:p>
          </table:table-cell>
          <table:table-cell office:value-type="float" office:value="5963126426" table:style-name="ce1">
            <text:p>596312642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5</text:p>
          </table:table-cell>
          <table:table-cell office:value-type="float" office:value="7390898650" table:style-name="ce1">
            <text:p>739089865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6</text:p>
          </table:table-cell>
          <table:table-cell office:value-type="float" office:value="1276458632" table:style-name="ce1">
            <text:p>127645863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7</text:p>
          </table:table-cell>
          <table:table-cell office:value-type="float" office:value="8408620781" table:style-name="ce1">
            <text:p>840862078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8</text:p>
          </table:table-cell>
          <table:table-cell office:value-type="float" office:value="5370849649" table:style-name="ce1">
            <text:p>537084964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09</text:p>
          </table:table-cell>
          <table:table-cell office:value-type="float" office:value="1680845282" table:style-name="ce1">
            <text:p>168084528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0</text:p>
          </table:table-cell>
          <table:table-cell office:value-type="float" office:value="4785393079" table:style-name="ce1">
            <text:p>478539307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1</text:p>
          </table:table-cell>
          <table:table-cell office:value-type="float" office:value="3209736374" table:style-name="ce1">
            <text:p>320973637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2</text:p>
          </table:table-cell>
          <table:table-cell office:value-type="float" office:value="6072062975" table:style-name="ce1">
            <text:p>607206297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3</text:p>
          </table:table-cell>
          <table:table-cell office:value-type="float" office:value="6131986154" table:style-name="ce1">
            <text:p>613198615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4</text:p>
          </table:table-cell>
          <table:table-cell office:value-type="float" office:value="9237546161" table:style-name="ce1">
            <text:p>923754616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5</text:p>
          </table:table-cell>
          <table:table-cell office:value-type="float" office:value="3036438359" table:style-name="ce1">
            <text:p>303643835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6</text:p>
          </table:table-cell>
          <table:table-cell office:value-type="float" office:value="5428652732" table:style-name="ce1">
            <text:p>542865273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7</text:p>
          </table:table-cell>
          <table:table-cell office:value-type="float" office:value="1738651607" table:style-name="ce1">
            <text:p>173865160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8</text:p>
          </table:table-cell>
          <table:table-cell office:value-type="float" office:value="4659702542" table:style-name="ce1">
            <text:p>465970254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19</text:p>
          </table:table-cell>
          <table:table-cell office:value-type="float" office:value="7647583609" table:style-name="ce1">
            <text:p>764758360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0</text:p>
          </table:table-cell>
          <table:table-cell office:value-type="float" office:value="3151929248" table:style-name="ce1">
            <text:p>315192924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1</text:p>
          </table:table-cell>
          <table:table-cell office:value-type="float" office:value="9052037052" table:style-name="ce1">
            <text:p>905203705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2</text:p>
          </table:table-cell>
          <table:table-cell office:value-type="float" office:value="2567587031" table:style-name="ce1">
            <text:p>256758703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3</text:p>
          </table:table-cell>
          <table:table-cell office:value-type="float" office:value="8350817075" table:style-name="ce1">
            <text:p>835081707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4</text:p>
          </table:table-cell>
          <table:table-cell office:value-type="float" office:value="3712493627" table:style-name="ce1">
            <text:p>371249362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5</text:p>
          </table:table-cell>
          <table:table-cell office:value-type="float" office:value="6843507065" table:style-name="ce1">
            <text:p>684350706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6</text:p>
          </table:table-cell>
          <table:table-cell office:value-type="float" office:value="2019162561" table:style-name="ce1">
            <text:p>201916256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7</text:p>
          </table:table-cell>
          <table:table-cell office:value-type="float" office:value="5148054764" table:style-name="ce1">
            <text:p>514805476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8</text:p>
          </table:table-cell>
          <table:table-cell office:value-type="float" office:value="8914614787" table:style-name="ce1">
            <text:p>891461478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29</text:p>
          </table:table-cell>
          <table:table-cell office:value-type="float" office:value="7367971861" table:style-name="ce1">
            <text:p>736797186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0</text:p>
          </table:table-cell>
          <table:table-cell office:value-type="float" office:value="4238089613" table:style-name="ce1">
            <text:p>423808961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1</text:p>
          </table:table-cell>
          <table:table-cell office:value-type="float" office:value="9653539609" table:style-name="ce1">
            <text:p>965353960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2</text:p>
          </table:table-cell>
          <table:table-cell office:value-type="float" office:value="3860209691" table:style-name="ce1">
            <text:p>386020969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3</text:p>
          </table:table-cell>
          <table:table-cell office:value-type="float" office:value="6969192940" table:style-name="ce1">
            <text:p>696919294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4</text:p>
          </table:table-cell>
          <table:table-cell office:value-type="float" office:value="2168086373" table:style-name="ce1">
            <text:p>216808637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5</text:p>
          </table:table-cell>
          <table:table-cell office:value-type="float" office:value="5089137209" table:style-name="ce1">
            <text:p>508913720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6</text:p>
          </table:table-cell>
          <table:table-cell office:value-type="float" office:value="2983578391" table:style-name="ce1">
            <text:p>298357839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7</text:p>
          </table:table-cell>
          <table:table-cell office:value-type="float" office:value="7159132754" table:style-name="ce1">
            <text:p>715913275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8</text:p>
          </table:table-cell>
          <table:table-cell office:value-type="float" office:value="6795794928" table:style-name="ce1">
            <text:p>679579492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39</text:p>
          </table:table-cell>
          <table:table-cell office:value-type="float" office:value="9780242750" table:style-name="ce1">
            <text:p>978024275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0</text:p>
          </table:table-cell>
          <table:table-cell office:value-type="float" office:value="4578048251" table:style-name="ce1">
            <text:p>457804825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1</text:p>
          </table:table-cell>
          <table:table-cell office:value-type="float" office:value="6197939326" table:style-name="ce1">
            <text:p>619793932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2</text:p>
          </table:table-cell>
          <table:table-cell office:value-type="float" office:value="9293598217" table:style-name="ce1">
            <text:p>929359821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3</text:p>
          </table:table-cell>
          <table:table-cell office:value-type="float" office:value="5495716070" table:style-name="ce1">
            <text:p>549571607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4</text:p>
          </table:table-cell>
          <table:table-cell office:value-type="float" office:value="8268042626" table:style-name="ce1">
            <text:p>826804262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5</text:p>
          </table:table-cell>
          <table:table-cell office:value-type="float" office:value="2407935950" table:style-name="ce1">
            <text:p>240793595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6</text:p>
          </table:table-cell>
          <table:table-cell office:value-type="float" office:value="2523526847" table:style-name="ce1">
            <text:p>252352684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7</text:p>
          </table:table-cell>
          <table:table-cell office:value-type="float" office:value="8316856864" table:style-name="ce1">
            <text:p>831685686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8</text:p>
          </table:table-cell>
          <table:table-cell office:value-type="float" office:value="4626854695" table:style-name="ce1">
            <text:p>462685469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49</text:p>
          </table:table-cell>
          <table:table-cell office:value-type="float" office:value="6257964673" table:style-name="ce1">
            <text:p>625796467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0</text:p>
          </table:table-cell>
          <table:table-cell office:value-type="float" office:value="9029180285" table:style-name="ce1">
            <text:p>902918028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1</text:p>
          </table:table-cell>
          <table:table-cell office:value-type="float" office:value="9178015436" table:style-name="ce1">
            <text:p>917801543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2</text:p>
          </table:table-cell>
          <table:table-cell office:value-type="float" office:value="8475784381" table:style-name="ce1">
            <text:p>847578438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3</text:p>
          </table:table-cell>
          <table:table-cell office:value-type="float" office:value="2359121064" table:style-name="ce1">
            <text:p>235912106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4</text:p>
          </table:table-cell>
          <table:table-cell office:value-type="float" office:value="5347903256" table:style-name="ce1">
            <text:p>534790325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5</text:p>
          </table:table-cell>
          <table:table-cell office:value-type="float" office:value="7439127623" table:style-name="ce1">
            <text:p>743912762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6</text:p>
          </table:table-cell>
          <table:table-cell office:value-type="float" office:value="8545737529" table:style-name="ce1">
            <text:p>854573752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7</text:p>
          </table:table-cell>
          <table:table-cell office:value-type="float" office:value="2754629767" table:style-name="ce1">
            <text:p>275462976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8</text:p>
          </table:table-cell>
          <table:table-cell office:value-type="float" office:value="7953517594" table:style-name="ce1">
            <text:p>795351759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59</text:p>
          </table:table-cell>
          <table:table-cell office:value-type="float" office:value="4825736414" table:style-name="ce1">
            <text:p>482573641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0</text:p>
          </table:table-cell>
          <table:table-cell office:value-type="float" office:value="9584627572" table:style-name="ce1">
            <text:p>958462757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1</text:p>
          </table:table-cell>
          <table:table-cell office:value-type="float" office:value="6452402091" table:style-name="ce1">
            <text:p>645240209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2</text:p>
          </table:table-cell>
          <table:table-cell office:value-type="float" office:value="6501326271" table:style-name="ce1">
            <text:p>650132627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3</text:p>
          </table:table-cell>
          <table:table-cell office:value-type="float" office:value="9376874029" table:style-name="ce1">
            <text:p>937687402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4</text:p>
          </table:table-cell>
          <table:table-cell office:value-type="float" office:value="5686873968" table:style-name="ce1">
            <text:p>568687396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5</text:p>
          </table:table-cell>
          <table:table-cell office:value-type="float" office:value="8671321790" table:style-name="ce1">
            <text:p>867132179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6</text:p>
          </table:table-cell>
          <table:table-cell office:value-type="float" office:value="2814658424" table:style-name="ce1">
            <text:p>281465842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7</text:p>
          </table:table-cell>
          <table:table-cell office:value-type="float" office:value="4973549545" table:style-name="ce1">
            <text:p>497354954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8</text:p>
          </table:table-cell>
          <table:table-cell office:value-type="float" office:value="7079108462" table:style-name="ce1">
            <text:p>707910846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69</text:p>
          </table:table-cell>
          <table:table-cell office:value-type="float" office:value="1874657321" table:style-name="ce1">
            <text:p>187465732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0</text:p>
          </table:table-cell>
          <table:table-cell office:value-type="float" office:value="1901360193" table:style-name="ce1">
            <text:p>190136019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1</text:p>
          </table:table-cell>
          <table:table-cell office:value-type="float" office:value="7805701268" table:style-name="ce1">
            <text:p>780570126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2</text:p>
          </table:table-cell>
          <table:table-cell office:value-type="float" office:value="6326810160" table:style-name="ce1">
            <text:p>632681016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3</text:p>
          </table:table-cell>
          <table:table-cell office:value-type="float" office:value="9425703428" table:style-name="ce1">
            <text:p>9425703428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4</text:p>
          </table:table-cell>
          <table:table-cell office:value-type="float" office:value="5735708974" table:style-name="ce1">
            <text:p>573570897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5</text:p>
          </table:table-cell>
          <table:table-cell office:value-type="float" office:value="3435941573" table:style-name="ce1">
            <text:p>3435941573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6</text:p>
          </table:table-cell>
          <table:table-cell office:value-type="float" office:value="6429389392" table:style-name="ce1">
            <text:p>642938939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7</text:p>
          </table:table-cell>
          <table:table-cell office:value-type="float" office:value="9528271514" table:style-name="ce1">
            <text:p>952827151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8</text:p>
          </table:table-cell>
          <table:table-cell office:value-type="float" office:value="2732610426" table:style-name="ce1">
            <text:p>273261042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79</text:p>
          </table:table-cell>
          <table:table-cell office:value-type="float" office:value="8590495906" table:style-name="ce1">
            <text:p>859049590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0</text:p>
          </table:table-cell>
          <table:table-cell office:value-type="float" office:value="7908272695" table:style-name="ce1">
            <text:p>7908272695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1</text:p>
          </table:table-cell>
          <table:table-cell office:value-type="float" office:value="3561536870" table:style-name="ce1">
            <text:p>356153687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2</text:p>
          </table:table-cell>
          <table:table-cell office:value-type="float" office:value="8648208071" table:style-name="ce1">
            <text:p>864820807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3</text:p>
          </table:table-cell>
          <table:table-cell office:value-type="float" office:value="2858202494" table:style-name="ce1">
            <text:p>285820249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4</text:p>
          </table:table-cell>
          <table:table-cell office:value-type="float" office:value="8707134392" table:style-name="ce1">
            <text:p>8707134392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5</text:p>
          </table:table-cell>
          <table:table-cell office:value-type="float" office:value="9403791074" table:style-name="ce1">
            <text:p>9403791074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6</text:p>
          </table:table-cell>
          <table:table-cell office:value-type="float" office:value="3619350917" table:style-name="ce1">
            <text:p>361935091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7</text:p>
          </table:table-cell>
          <table:table-cell office:value-type="float" office:value="7285934240" table:style-name="ce1">
            <text:p>7285934240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8</text:p>
          </table:table-cell>
          <table:table-cell office:value-type="float" office:value="1495937501" table:style-name="ce1">
            <text:p>1495937501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89</text:p>
          </table:table-cell>
          <table:table-cell office:value-type="float" office:value="3790484216" table:style-name="ce1">
            <text:p>3790484216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0</text:p>
          </table:table-cell>
          <table:table-cell office:value-type="float" office:value="2086049717" table:style-name="ce1">
            <text:p>208604971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1</text:p>
          </table:table-cell>
          <table:table-cell office:value-type="float" office:value="8017182827" table:style-name="ce1">
            <text:p>8017182827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2</text:p>
          </table:table-cell>
          <table:table-cell office:value-type="float" office:value="4205969569" table:style-name="ce1">
            <text:p>4205969569</text:p>
          </table:table-cell>
          <table:table-cell table:style-name="ce1"/>
          <table:table-cell office:value-type="string" table:style-name="ce1">
            <text:p>Gereserveerd voor RNI Proefomgevi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3</text:p>
          </table:table-cell>
          <table:table-cell office:value-type="float" office:value="9608294051" table:style-name="ce1">
            <text:p>9608294051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4</text:p>
          </table:table-cell>
          <table:table-cell office:value-type="float" office:value="9757129031" table:style-name="ce1">
            <text:p>9757129031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5</text:p>
          </table:table-cell>
          <table:table-cell office:value-type="float" office:value="3963789028" table:style-name="ce1">
            <text:p>3963789028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6</text:p>
          </table:table-cell>
          <table:table-cell office:value-type="float" office:value="8165909098" table:style-name="ce1">
            <text:p>8165909098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7</text:p>
          </table:table-cell>
          <table:table-cell office:value-type="float" office:value="5067128924" table:style-name="ce1">
            <text:p>5067128924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8</text:p>
          </table:table-cell>
          <table:table-cell office:value-type="float" office:value="7137120174" table:style-name="ce1">
            <text:p>7137120174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1999</text:p>
          </table:table-cell>
          <table:table-cell office:value-type="float" office:value="1347124589" table:style-name="ce1">
            <text:p>1347124589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Test-A-nr 2000</text:p>
          </table:table-cell>
          <table:table-cell office:value-type="float" office:value="4364894539" table:style-name="ce1">
            <text:p>4364894539</text:p>
          </table:table-cell>
          <table:table-cell table:style-name="ce1"/>
          <table:table-cell office:value-type="string" table:style-name="ce1">
            <text:p>PIVA</text:p>
          </table:table-cell>
          <table:table-cell table:number-columns-repeated="16380"/>
        </table:table-row>
        <table:table-row table:number-rows-repeated="1046575" table:style-name="ro2">
          <table:table-cell table:number-columns-repeated="16384"/>
        </table:table-row>
      </table:table>
      <table:database-ranges>
        <table:database-range table:target-range-address="'Test-BSN''s'.B2:'Test-BSN''s'.C1816" table:contains-header="false">
          <table:sort>
            <table:sort-by table:field-number="0"/>
          </table:sort>
        </table:database-range>
        <table:database-range table:target-range-address="'Test-BSN''s'.A1:'Test-BSN''s'.F1" table:display-filter-buttons="true"/>
        <table:database-range table:target-range-address="Test-A-nummers.A1:Test-A-nummers.D200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">
      <number:number number:decimal-places="0" number:min-integer-digits="9"/>
    </number:number-style>
    <number:date-style style:name="N37">
      <number:day/>
      <number:text>-</number:text>
      <number:month/>
      <number:text>-</number:text>
      <number:year number:style="long"/>
    </number:date-style>
    <style:style style:name="Ongeldig" style:family="table-cell" style:data-style-name="N0">
      <style:table-cell-properties fo:background-color="#FFC7CE"/>
      <style:text-properties fo:color="#9C000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Standaard_32_4" style:display-name="Standaard 4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Testdata RvIG</dc:title>
    <dc:subject>Testdata RvIG</dc:subject>
    <meta:initial-creator>Frans Rijkers</meta:initial-creator>
    <dc:creator>Honcoop, Lex</dc:creator>
    <meta:creation-date>2018-02-09T11:43:05Z</meta:creation-date>
    <dc:date>2020-06-17T08:46:49Z</dc:date>
    <meta:editing-duration>PT0S</meta:editing-duration>
  </office:meta>
</office:document-meta>
</file>